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1A2000001EF1AB3C64E41FD09A2.jpg" manifest:media-type="image/jpeg"/>
  <manifest:file-entry manifest:full-path="Pictures/100000010000017300000140116ADA2936EB91AE.png" manifest:media-type="image/png"/>
  <manifest:file-entry manifest:full-path="Pictures/10000000000000BD0000009BFD49C11C6102F51E.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00000014B000000D0C9520A4DDA4E45A8.jpg" manifest:media-type="image/jpeg"/>
  <manifest:file-entry manifest:full-path="Pictures/1000000100000234000000F4896642DB8525959F.png" manifest:media-type="image/png"/>
  <manifest:file-entry manifest:full-path="Pictures/1000000100000421000001D3EFC720AC835FA202.png" manifest:media-type="image/pn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1000001F2000001632EE9FA598794D680.png" manifest:media-type="image/png"/>
  <manifest:file-entry manifest:full-path="Pictures/100000010000018A000000E10375112F7268F110.png" manifest:media-type="image/png"/>
  <manifest:file-entry manifest:full-path="Pictures/10000001000002E600000300552F1FA29052AA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lanco" svg:font-family="Blanco, system-ui, apple-system, BlinkMacSystemFont, 'Segoe UI', Roboto, Helvetica, Arial, sans-serif, 'Apple Color Emoji', 'Segoe UI Emoji', 'Segoe UI Symbol'"/>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9" style:family="paragraph" style:parent-style-name="Standard">
      <style:paragraph-properties fo:text-align="start" style:justify-single-word="false"/>
      <style:text-properties fo:language="pt" fo:country="BR" officeooo:paragraph-rsid="0011dbb3"/>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11" style:family="paragraph" style:parent-style-name="Standard">
      <style:paragraph-properties fo:text-align="start" style:justify-single-word="false"/>
      <style:text-properties fo:language="pt" fo:country="BR" officeooo:paragraph-rsid="022b00ab"/>
    </style:style>
    <style:style style:name="P12" style:family="paragraph" style:parent-style-name="Standard">
      <style:paragraph-properties fo:text-align="start" style:justify-single-word="false"/>
      <style:text-properties fo:language="pt" fo:country="BR" officeooo:paragraph-rsid="0241530b"/>
    </style:style>
    <style:style style:name="P13" style:family="paragraph" style:parent-style-name="Standard">
      <style:paragraph-properties fo:text-align="start" style:justify-single-word="false"/>
      <style:text-properties fo:language="pt" fo:country="BR" officeooo:paragraph-rsid="01f9feb0"/>
    </style:style>
    <style:style style:name="P14" style:family="paragraph" style:parent-style-name="Standard">
      <style:paragraph-properties fo:text-align="start" style:justify-single-word="false"/>
      <style:text-properties fo:language="pt" fo:country="BR" officeooo:paragraph-rsid="01d42410"/>
    </style:style>
    <style:style style:name="P15" style:family="paragraph" style:parent-style-name="Standard">
      <style:paragraph-properties fo:text-align="start" style:justify-single-word="false"/>
      <style:text-properties fo:language="pt" fo:country="BR" officeooo:paragraph-rsid="01e01678"/>
    </style:style>
    <style:style style:name="P16" style:family="paragraph" style:parent-style-name="Standard">
      <style:paragraph-properties fo:text-align="start" style:justify-single-word="false"/>
      <style:text-properties fo:language="pt" fo:country="BR" officeooo:paragraph-rsid="02277f72"/>
    </style:style>
    <style:style style:name="P17" style:family="paragraph" style:parent-style-name="Standard">
      <style:paragraph-properties fo:text-align="start" style:justify-single-word="false"/>
      <style:text-properties fo:language="pt" fo:country="BR" officeooo:paragraph-rsid="024198f0"/>
    </style:style>
    <style:style style:name="P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9" style:family="paragraph" style:parent-style-name="Standard">
      <style:paragraph-properties fo:text-align="start" style:justify-single-word="false"/>
      <style:text-properties fo:language="pt" fo:country="BR" officeooo:paragraph-rsid="01ef50ab"/>
    </style:style>
    <style:style style:name="P20" style:family="paragraph" style:parent-style-name="Standard">
      <style:paragraph-properties fo:text-align="start" style:justify-single-word="false"/>
      <style:text-properties fo:language="pt" fo:country="BR" officeooo:paragraph-rsid="0211e3ab"/>
    </style:style>
    <style:style style:name="P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2443cc2"/>
    </style:style>
    <style:style style:name="P29"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3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3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32" style:family="paragraph" style:parent-style-name="Standard">
      <style:paragraph-properties fo:text-align="start" style:justify-single-word="false"/>
      <style:text-properties fo:language="pt" fo:country="BR" officeooo:paragraph-rsid="0229565f"/>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4" style:family="paragraph" style:parent-style-name="Standard">
      <style:paragraph-properties fo:text-align="start" style:justify-single-word="false"/>
      <style:text-properties fo:language="pt" fo:country="BR" officeooo:rsid="001f959f" officeooo:paragraph-rsid="003aecb0"/>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4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4" style:family="paragraph" style:parent-style-name="Text_20_body">
      <style:paragraph-properties style:line-height-at-least="0cm" fo:text-align="start" style:justify-single-word="false"/>
      <style:text-properties fo:language="pt" fo:country="BR" officeooo:paragraph-rsid="02294769"/>
    </style:style>
    <style:style style:name="P4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3af23d"/>
    </style:style>
    <style:style style:name="P4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7" style:family="paragraph" style:parent-style-name="Standard">
      <style:paragraph-properties style:line-height-at-least="0cm" fo:text-align="start" style:justify-single-word="false"/>
      <style:text-properties fo:language="pt" fo:country="BR" officeooo:paragraph-rsid="0262fca5"/>
    </style:style>
    <style:style style:name="P4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50" style:family="paragraph" style:parent-style-name="Standard">
      <style:paragraph-properties style:line-height-at-least="0cm" fo:text-align="center" style:justify-single-word="false"/>
      <style:text-properties fo:language="pt" fo:country="BR" officeooo:paragraph-rsid="027f6486"/>
    </style:style>
    <style:style style:name="P51" style:family="paragraph" style:parent-style-name="Standard">
      <style:paragraph-properties style:line-height-at-least="0cm" fo:text-align="center" style:justify-single-word="false"/>
      <style:text-properties fo:language="pt" fo:country="BR" officeooo:paragraph-rsid="02823b2c"/>
    </style:style>
    <style:style style:name="P52" style:family="paragraph" style:parent-style-name="Standard">
      <style:paragraph-properties style:line-height-at-least="0cm" fo:text-align="center" style:justify-single-word="false"/>
      <style:text-properties fo:language="pt" fo:country="BR" officeooo:paragraph-rsid="019863b6"/>
    </style:style>
    <style:style style:name="P53" style:family="paragraph" style:parent-style-name="Standard">
      <style:paragraph-properties style:line-height-at-least="0cm"/>
      <style:text-properties fo:language="pt" fo:country="BR" officeooo:paragraph-rsid="022ccd20"/>
    </style:style>
    <style:style style:name="P54" style:family="paragraph" style:parent-style-name="Text_20_body">
      <style:paragraph-properties style:line-height-at-least="0cm" fo:orphans="2" fo:widows="2"/>
      <style:text-properties fo:language="pt" fo:country="BR" officeooo:paragraph-rsid="01214ef5"/>
    </style:style>
    <style:style style:name="P55"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6" style:family="paragraph" style:parent-style-name="Text_20_body">
      <style:paragraph-properties style:line-height-at-least="0cm" fo:orphans="2" fo:widows="2"/>
      <style:text-properties fo:language="pt" fo:country="BR" officeooo:paragraph-rsid="026e3778"/>
    </style:style>
    <style:style style:name="P57" style:family="paragraph" style:parent-style-name="Text_20_body">
      <style:paragraph-properties fo:margin-top="0cm" fo:margin-bottom="0cm" style:contextual-spacing="false" style:line-height-at-least="0cm" fo:orphans="2" fo:widows="2"/>
      <style:text-properties fo:language="pt" fo:country="BR" officeooo:paragraph-rsid="026e3778"/>
    </style:style>
    <style:style style:name="P58" style:family="paragraph" style:parent-style-name="Standard">
      <style:paragraph-properties style:line-height-at-least="0cm"/>
      <style:text-properties fo:language="pt" fo:country="BR" officeooo:paragraph-rsid="02823b2c"/>
    </style:style>
    <style:style style:name="P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6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61"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3"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6"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7"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7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7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7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5"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6"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80"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8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2" style:family="paragraph" style:parent-style-name="Standard">
      <style:paragraph-properties style:line-height-at-least="0.582cm" fo:text-align="start" style:justify-single-word="false"/>
      <style:text-properties fo:language="pt" fo:country="BR" officeooo:paragraph-rsid="027f6486"/>
    </style:style>
    <style:style style:name="P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6"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89"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9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9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5"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6"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8"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99"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100" style:family="paragraph" style:parent-style-name="Standard">
      <style:paragraph-properties fo:line-height="100%" fo:orphans="2" fo:widows="2"/>
      <style:text-properties fo:language="pt" fo:country="BR" officeooo:paragraph-rsid="011fe7ff"/>
    </style:style>
    <style:style style:name="P101"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102"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3"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4" style:family="paragraph" style:parent-style-name="Text_20_body">
      <style:paragraph-properties fo:line-height="100%" fo:orphans="2" fo:widows="2"/>
      <style:text-properties fo:language="pt" fo:country="BR" officeooo:paragraph-rsid="017501d9"/>
    </style:style>
    <style:style style:name="P105"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106"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107" style:family="paragraph" style:parent-style-name="Standard">
      <style:paragraph-properties fo:line-height="100%" fo:orphans="2" fo:widows="2"/>
      <style:text-properties fo:language="pt" fo:country="BR" officeooo:paragraph-rsid="02c48aae"/>
    </style:style>
    <style:style style:name="P10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0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10"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2" style:family="paragraph" style:parent-style-name="Standard">
      <style:paragraph-properties fo:text-align="start" style:justify-single-word="false"/>
      <style:text-properties fo:language="pt" fo:country="BR" style:text-underline-style="none" officeooo:paragraph-rsid="024198f0"/>
    </style:style>
    <style:style style:name="P1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5" style:family="paragraph" style:parent-style-name="Standard">
      <style:paragraph-properties fo:text-align="center" style:justify-single-word="false"/>
      <style:text-properties fo:language="pt" fo:country="BR" officeooo:paragraph-rsid="024198f0"/>
    </style:style>
    <style:style style:name="P116" style:family="paragraph" style:parent-style-name="Standard">
      <style:paragraph-properties fo:text-align="center" style:justify-single-word="false" fo:break-before="page"/>
      <style:text-properties fo:language="pt" fo:country="BR" officeooo:paragraph-rsid="0241530b"/>
    </style:style>
    <style:style style:name="P117" style:family="paragraph" style:parent-style-name="Standard">
      <style:paragraph-properties fo:text-align="center" style:justify-single-word="false"/>
      <style:text-properties fo:language="pt" fo:country="BR" officeooo:paragraph-rsid="0241530b"/>
    </style:style>
    <style:style style:name="P118" style:family="paragraph" style:parent-style-name="Standard">
      <style:paragraph-properties fo:text-align="center" style:justify-single-word="false"/>
      <style:text-properties fo:language="pt" fo:country="BR" officeooo:paragraph-rsid="01d42410"/>
    </style:style>
    <style:style style:name="P11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2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1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22ccd20"/>
    </style:style>
    <style:style style:name="P1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22ccd20"/>
    </style:style>
    <style:style style:name="P1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22ccd20"/>
    </style:style>
    <style:style style:name="P1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30"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31" style:family="paragraph" style:parent-style-name="Standard">
      <style:text-properties fo:language="pt" fo:country="BR" officeooo:paragraph-rsid="024198f0"/>
    </style:style>
    <style:style style:name="P132" style:family="paragraph" style:parent-style-name="Standard">
      <style:text-properties fo:language="pt" fo:country="BR"/>
    </style:style>
    <style:style style:name="P133"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4" style:family="paragraph" style:parent-style-name="Standard">
      <style:text-properties fo:language="pt" fo:country="BR" officeooo:paragraph-rsid="0249ae61"/>
    </style:style>
    <style:style style:name="P135" style:family="paragraph" style:parent-style-name="Standard">
      <style:paragraph-properties fo:text-align="start" style:justify-single-word="false"/>
      <style:text-properties officeooo:paragraph-rsid="01d42410"/>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37" style:family="paragraph" style:parent-style-name="Standard">
      <style:paragraph-properties fo:margin-left="0cm" fo:margin-right="0cm" fo:text-align="start" style:justify-single-word="false" fo:orphans="2" fo:widows="2" fo:text-indent="0cm" style:auto-text-indent="false"/>
    </style:style>
    <style:style style:name="P1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40"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141" style:family="paragraph" style:parent-style-name="Standard">
      <style:paragraph-properties fo:text-align="start" style:justify-single-word="false"/>
      <style:text-properties officeooo:paragraph-rsid="023fa018"/>
    </style:style>
    <style:style style:name="P142"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49"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0"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5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5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5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62"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63"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16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165"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166"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68"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69"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7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71"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17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7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7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75"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7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78"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8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189"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91"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9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94"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195"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c5f09"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1"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1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1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6"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1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1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0"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2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5"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22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2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2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2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3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3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32"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3"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4"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35"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3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3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9"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40"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4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22ccd20" fo:background-color="transparent" style:font-size-asian="14pt" style:font-weight-asian="normal" style:font-size-complex="14pt" style:font-weight-complex="normal"/>
    </style:style>
    <style:style style:name="P285"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87"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8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90"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9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92"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9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9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9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96"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9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9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299"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30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301" style:family="paragraph" style:parent-style-name="Subtitle">
      <style:paragraph-properties fo:margin-top="0cm" fo:margin-bottom="0cm" style:contextual-spacing="fals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30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0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0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9"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0"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1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13"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1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1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1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1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1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2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21"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22"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23"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2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25"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3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7"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2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3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31"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2"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3"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4"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5"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6"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7"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8"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9"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0"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1"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2"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3"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4"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5"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6"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48"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4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51"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53"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5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55"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56"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57"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8"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9"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6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6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6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6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64"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6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6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6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7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7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72"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73"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74"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76"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77"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3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7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80"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81"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82"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83"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84"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85"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86"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87"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88"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89"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390"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91"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92"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93"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394"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395"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396" style:family="paragraph" style:parent-style-name="Standard">
      <style:paragraph-properties style:line-height-at-least="0cm"/>
      <style:text-properties fo:color="#d4d4d4" loext:opacity="100%" fo:language="pt" fo:country="BR" officeooo:paragraph-rsid="022ccd20" fo:background-color="#1e1e1e"/>
    </style:style>
    <style:style style:name="P397" style:family="paragraph" style:parent-style-name="Standard">
      <style:paragraph-properties style:line-height-at-least="0cm"/>
      <style:text-properties fo:color="#d4d4d4" loext:opacity="100%" fo:language="pt" fo:country="BR" officeooo:paragraph-rsid="026b8c27" fo:background-color="#1e1e1e"/>
    </style:style>
    <style:style style:name="P39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9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0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40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402"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03"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05"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06"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07"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408"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409"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10"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11"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12"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13"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14"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15"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16"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17"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41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2ccd20"/>
    </style:style>
    <style:style style:name="P42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21"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2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25"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officeooo:paragraph-rsid="02b43fed"/>
    </style:style>
    <style:style style:name="P4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bad22f"/>
    </style:style>
    <style:style style:name="P4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28"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29"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30"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31" style:family="paragraph" style:parent-style-name="Standard">
      <style:paragraph-properties style:line-height-at-least="0cm" fo:text-align="start" style:justify-single-word="false"/>
      <style:text-properties officeooo:paragraph-rsid="02149c3f"/>
    </style:style>
    <style:style style:name="P432"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33" style:family="paragraph" style:parent-style-name="Standard">
      <loext:graphic-properties draw:fill="none"/>
      <style:paragraph-properties style:line-height-at-least="0cm" fo:text-align="start" style:justify-single-word="false" fo:break-before="page" fo:background-color="transparent"/>
      <style:text-properties officeooo:paragraph-rsid="02d21299"/>
    </style:style>
    <style:style style:name="P434" style:family="paragraph" style:parent-style-name="Standard">
      <loext:graphic-properties draw:fill="none"/>
      <style:paragraph-properties style:line-height-at-least="0cm" fo:text-align="start" style:justify-single-word="false" fo:background-color="transparent"/>
      <style:text-properties officeooo:paragraph-rsid="02d21299"/>
    </style:style>
    <style:style style:name="P435" style:family="paragraph" style:parent-style-name="Text_20_body">
      <style:paragraph-properties fo:margin-top="0cm" fo:margin-bottom="0cm" style:contextual-spacing="false" style:line-height-at-least="0cm"/>
      <style:text-properties officeooo:paragraph-rsid="02294769"/>
    </style:style>
    <style:style style:name="P436" style:family="paragraph" style:parent-style-name="Text_20_body">
      <style:paragraph-properties style:line-height-at-least="0cm"/>
      <style:text-properties officeooo:paragraph-rsid="02294769"/>
    </style:style>
    <style:style style:name="P437"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38" style:family="paragraph" style:parent-style-name="Standard">
      <loext:graphic-properties draw:fill="none"/>
      <style:paragraph-properties style:line-height-at-least="0cm" fo:text-align="center" style:justify-single-word="false" fo:background-color="transparent"/>
      <style:text-properties officeooo:paragraph-rsid="02d21299"/>
    </style:style>
    <style:style style:name="P439"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440" style:family="paragraph" style:parent-style-name="Standard">
      <style:paragraph-properties style:line-height-at-least="0cm"/>
      <style:text-properties officeooo:paragraph-rsid="02823b2c"/>
    </style:style>
    <style:style style:name="P441"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4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43" style:family="paragraph" style:parent-style-name="Standard">
      <style:paragraph-properties style:line-height-at-least="0.503cm"/>
      <style:text-properties fo:font-size="14pt" fo:language="pt" fo:country="BR" style:font-size-asian="14pt" style:font-size-complex="14pt"/>
    </style:style>
    <style:style style:name="P44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45" style:family="paragraph" style:parent-style-name="Standard">
      <style:text-properties fo:font-size="14pt" officeooo:paragraph-rsid="02effb30" style:font-size-asian="14pt" style:font-size-complex="14pt"/>
    </style:style>
    <style:style style:name="P446"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47"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48"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49"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50"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51"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52"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5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54"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6"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57"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color="#cccccc" loext:opacity="100%" fo:font-size="12pt" fo:language="pt" fo:country="BR" officeooo:paragraph-rsid="024eacc6" fo:background-color="#1f1f1f" style:font-size-asian="12pt" style:font-size-complex="12pt"/>
    </style:style>
    <style:style style:name="P458"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459"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60"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61"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62"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463"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22ccd20"/>
    </style:style>
    <style:style style:name="P465"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466"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67"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68"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69"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70"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71" style:family="paragraph" style:parent-style-name="Text_20_body">
      <style:paragraph-properties fo:margin-top="0cm" fo:margin-bottom="0cm" style:contextual-spacing="false"/>
      <style:text-properties officeooo:paragraph-rsid="0244731f"/>
    </style:style>
    <style:style style:name="P472"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7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74"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75"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476" style:family="paragraph" style:parent-style-name="Text_20_body">
      <style:paragraph-properties fo:margin-top="0.101cm" fo:margin-bottom="0.101cm" style:contextual-spacing="false"/>
    </style:style>
    <style:style style:name="P477" style:family="paragraph" style:parent-style-name="Subtitle">
      <style:paragraph-properties fo:break-before="page"/>
      <style:text-properties fo:color="#c9211e" loext:opacity="100%" fo:language="pt" fo:country="BR" fo:font-weight="bold" style:font-weight-asian="bold" style:font-weight-complex="bold"/>
    </style:style>
    <style:style style:name="P478"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479"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480"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481"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482"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3"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4"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5" style:family="paragraph" style:parent-style-name="Standard">
      <style:paragraph-properties fo:text-align="center" style:justify-single-word="false"/>
      <style:text-properties officeooo:paragraph-rsid="01d42410"/>
    </style:style>
    <style:style style:name="P486" style:family="paragraph" style:parent-style-name="Text_20_body">
      <style:paragraph-properties fo:text-align="center" style:justify-single-word="false" fo:orphans="2" fo:widows="2"/>
      <style:text-properties officeooo:paragraph-rsid="02ab13d2"/>
    </style:style>
    <style:style style:name="P487"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488" style:family="paragraph" style:parent-style-name="Text_20_body">
      <style:paragraph-properties fo:margin-top="0.101cm" fo:margin-bottom="0.347cm" style:contextual-spacing="false" fo:line-height="100%" fo:orphans="2" fo:widows="2"/>
      <style:text-properties officeooo:paragraph-rsid="02bad22f"/>
    </style:style>
    <style:style style:name="P489" style:family="paragraph" style:parent-style-name="Text_20_body">
      <style:paragraph-properties fo:margin-top="0cm" fo:margin-bottom="0.247cm" style:contextual-spacing="false" fo:line-height="100%" fo:orphans="2" fo:widows="2"/>
      <style:text-properties officeooo:paragraph-rsid="02bad22f"/>
    </style:style>
    <style:style style:name="P490"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491"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492" style:family="paragraph" style:parent-style-name="Standard">
      <style:paragraph-properties fo:line-height="100%" fo:text-align="center" style:justify-single-word="false"/>
      <style:text-properties officeooo:paragraph-rsid="02e91537"/>
    </style:style>
    <style:style style:name="P493" style:family="paragraph" style:parent-style-name="Text_20_body">
      <style:paragraph-properties fo:line-height="100%"/>
      <style:text-properties officeooo:paragraph-rsid="02e91537"/>
    </style:style>
    <style:style style:name="P494" style:family="paragraph" style:parent-style-name="Text_20_body">
      <style:paragraph-properties fo:margin-top="0cm" fo:margin-bottom="0cm" style:contextual-spacing="false" fo:line-height="100%"/>
      <style:text-properties officeooo:paragraph-rsid="02e104dd"/>
    </style:style>
    <style:style style:name="P495" style:family="paragraph" style:parent-style-name="Text_20_body">
      <style:paragraph-properties fo:margin-top="0cm" fo:margin-bottom="0cm" style:contextual-spacing="false" fo:line-height="100%"/>
      <style:text-properties officeooo:paragraph-rsid="02dad38b"/>
    </style:style>
    <style:style style:name="P496" style:family="paragraph" style:parent-style-name="Text_20_body">
      <style:paragraph-properties fo:margin-top="0cm" fo:margin-bottom="0cm" style:contextual-spacing="false" fo:line-height="100%"/>
      <style:text-properties officeooo:paragraph-rsid="02de98dc"/>
    </style:style>
    <style:style style:name="P497" style:family="paragraph" style:parent-style-name="Text_20_body">
      <style:paragraph-properties fo:margin-top="0cm" fo:margin-bottom="0cm" style:contextual-spacing="false" fo:line-height="100%"/>
      <style:text-properties officeooo:paragraph-rsid="027db3e5"/>
    </style:style>
    <style:style style:name="P498" style:family="paragraph" style:parent-style-name="Text_20_body">
      <style:text-properties officeooo:paragraph-rsid="027b6acd"/>
    </style:style>
    <style:style style:name="P499" style:family="paragraph" style:parent-style-name="Text_20_body">
      <style:paragraph-properties fo:text-align="center" style:justify-single-word="false"/>
      <style:text-properties officeooo:rsid="0176b217"/>
    </style:style>
    <style:style style:name="P500" style:family="paragraph" style:parent-style-name="Preformatted_20_Text">
      <style:text-properties officeooo:paragraph-rsid="02ce9872"/>
    </style:style>
    <style:style style:name="P501" style:family="paragraph" style:parent-style-name="Preformatted_20_Text">
      <style:text-properties officeooo:rsid="02d04d35" officeooo:paragraph-rsid="02d04d35"/>
    </style:style>
    <style:style style:name="P502" style:family="paragraph" style:parent-style-name="Standard">
      <loext:graphic-properties draw:fill="none"/>
      <style:paragraph-properties style:line-height-at-least="0cm" fo:text-align="center" style:justify-single-word="false" fo:background-color="transparent"/>
      <style:text-properties officeooo:rsid="02d23a16" officeooo:paragraph-rsid="02d23a16"/>
    </style:style>
    <style:style style:name="P503" style:family="paragraph" style:parent-style-name="Standard">
      <style:text-properties officeooo:paragraph-rsid="02d4a24c"/>
    </style:style>
    <style:style style:name="P504" style:family="paragraph" style:parent-style-name="Standard">
      <style:paragraph-properties fo:break-before="page"/>
      <style:text-properties officeooo:paragraph-rsid="02ee98ba"/>
    </style:style>
    <style:style style:name="P505" style:family="paragraph" style:parent-style-name="Standard">
      <style:text-properties officeooo:paragraph-rsid="02ee98ba"/>
    </style:style>
    <style:style style:name="P506" style:family="paragraph" style:parent-style-name="Standard">
      <style:text-properties officeooo:paragraph-rsid="02effb30"/>
    </style:style>
    <style:style style:name="P507" style:family="paragraph" style:parent-style-name="Text_20_body">
      <style:paragraph-properties fo:margin-top="0cm" fo:margin-bottom="0cm" style:contextual-spacing="false"/>
      <style:text-properties officeooo:paragraph-rsid="02e104dd"/>
    </style:style>
    <style:style style:name="P508" style:family="paragraph" style:parent-style-name="Text_20_body">
      <style:paragraph-properties fo:margin-top="0cm" fo:margin-bottom="0cm" style:contextual-spacing="false"/>
      <style:text-properties officeooo:paragraph-rsid="03062e7a"/>
    </style:style>
    <style:style style:name="P509" style:family="paragraph" style:parent-style-name="Text_20_body">
      <style:paragraph-properties fo:margin-top="0cm" fo:margin-bottom="0cm" style:contextual-spacing="false"/>
      <style:text-properties officeooo:paragraph-rsid="03117e5d"/>
    </style:style>
    <style:style style:name="P510" style:family="paragraph" style:parent-style-name="Text_20_body">
      <style:text-properties officeooo:paragraph-rsid="03117e5d"/>
    </style:style>
    <style:style style:name="P511" style:family="paragraph" style:parent-style-name="Text_20_body">
      <style:paragraph-properties fo:margin-top="0cm" fo:margin-bottom="0cm" style:contextual-spacing="false"/>
      <style:text-properties officeooo:paragraph-rsid="030398ca"/>
    </style:style>
    <style:style style:name="P512" style:family="paragraph" style:parent-style-name="Text_20_body">
      <style:paragraph-properties fo:margin-top="0cm" fo:margin-bottom="0cm" style:contextual-spacing="false"/>
      <style:text-properties officeooo:paragraph-rsid="02995347"/>
    </style:style>
    <style:style style:name="P513" style:family="paragraph" style:parent-style-name="Text_20_body">
      <style:text-properties officeooo:paragraph-rsid="0298d864"/>
    </style:style>
    <style:style style:name="P514" style:family="paragraph" style:parent-style-name="Text_20_body">
      <style:paragraph-properties fo:margin-top="0cm" fo:margin-bottom="0cm" style:contextual-spacing="false" fo:text-align="end" style:justify-single-word="false"/>
      <style:text-properties officeooo:paragraph-rsid="03117e5d"/>
    </style:style>
    <style:style style:name="P515" style:family="paragraph" style:parent-style-name="Text_20_body">
      <style:paragraph-properties fo:margin-top="0cm" fo:margin-bottom="0cm" style:contextual-spacing="false"/>
      <style:text-properties officeooo:rsid="03117e5d" officeooo:paragraph-rsid="03117e5d"/>
    </style:style>
    <style:style style:name="P516" style:family="paragraph" style:parent-style-name="Heading_20_1">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17"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518"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19"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520"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521"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522" style:family="paragraph" style:parent-style-name="Heading_20_1">
      <style:paragraph-properties fo:text-align="center" style:justify-single-word="false" fo:break-before="pag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23" style:family="paragraph" style:parent-style-name="Heading_20_1">
      <style:paragraph-properties style:line-height-at-least="0cm"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24" style:family="paragraph" style:parent-style-name="Heading_20_1">
      <style:paragraph-properties fo:text-align="center" style:justify-single-word="false" fo:break-before="page"/>
      <style:text-properties fo:color="#ff0000" loext:opacity="100%"/>
    </style:style>
    <style:style style:name="P525" style:family="paragraph" style:parent-style-name="Heading_20_1">
      <style:paragraph-properties fo:text-align="center" style:justify-single-word="false"/>
      <style:text-properties fo:language="pt" fo:country="BR" officeooo:paragraph-rsid="0231e71c"/>
    </style:style>
    <style:style style:name="P526" style:family="paragraph" style:parent-style-name="Heading_20_1">
      <style:paragraph-properties fo:text-align="start" style:justify-single-word="false"/>
      <style:text-properties fo:language="pt" fo:country="BR" officeooo:paragraph-rsid="0231e71c"/>
    </style:style>
    <style:style style:name="P527" style:family="paragraph" style:parent-style-name="Heading_20_1" style:list-style-name=""/>
    <style:style style:name="P528" style:family="paragraph" style:parent-style-name="Heading_20_1">
      <style:paragraph-properties fo:break-before="page"/>
    </style:style>
    <style:style style:name="P529" style:family="paragraph" style:parent-style-name="Heading_20_1">
      <style:paragraph-properties fo:break-before="page"/>
      <style:text-properties officeooo:paragraph-rsid="0336964c"/>
    </style:style>
    <style:style style:name="P530" style:family="paragraph" style:parent-style-name="Heading_20_2" style:list-style-name="L34">
      <style:text-properties fo:color="#2a6099" loext:opacity="100%" officeooo:paragraph-rsid="03117e5d"/>
    </style:style>
    <style:style style:name="P531" style:family="paragraph" style:parent-style-name="Heading_20_2" style:list-style-name="L37">
      <style:paragraph-properties fo:break-before="page"/>
      <style:text-properties fo:color="#2a6099" loext:opacity="100%"/>
    </style:style>
    <style:style style:name="P532" style:family="paragraph" style:parent-style-name="Heading_20_3" style:list-style-name="L63">
      <style:paragraph-properties fo:margin-top="0cm" fo:margin-bottom="0cm" style:contextual-spacing="false" style:line-height-at-least="0cm"/>
      <style:text-properties officeooo:paragraph-rsid="02294769"/>
    </style:style>
    <style:style style:name="P533" style:family="paragraph" style:parent-style-name="Preformatted_20_Text" style:list-style-name="L52">
      <style:paragraph-properties fo:line-height="100%"/>
      <style:text-properties officeooo:paragraph-rsid="02ce9872"/>
    </style:style>
    <style:style style:name="P534" style:family="paragraph" style:parent-style-name="Preformatted_20_Text" style:list-style-name="L53">
      <style:text-properties officeooo:paragraph-rsid="02d04d35"/>
    </style:style>
    <style:style style:name="P535" style:family="paragraph" style:parent-style-name="Preformatted_20_Text" style:list-style-name="L53">
      <style:text-properties officeooo:rsid="02d04d35" officeooo:paragraph-rsid="02d04d35"/>
    </style:style>
    <style:style style:name="P536" style:family="paragraph" style:parent-style-name="Standard" style:list-style-name="L1">
      <style:paragraph-properties fo:text-align="start" style:justify-single-word="false"/>
      <style:text-properties officeooo:paragraph-rsid="002233c6"/>
    </style:style>
    <style:style style:name="P537" style:family="paragraph" style:parent-style-name="Standard" style:list-style-name="L3">
      <style:paragraph-properties fo:text-align="start" style:justify-single-word="false"/>
      <style:text-properties officeooo:paragraph-rsid="01dd5c95"/>
    </style:style>
    <style:style style:name="P538"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539"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40" style:family="paragraph" style:parent-style-name="Standard" style:list-style-name="L2">
      <style:paragraph-properties fo:text-align="start" style:justify-single-word="false"/>
      <style:text-properties fo:language="pt" fo:country="BR" officeooo:paragraph-rsid="01d42410"/>
    </style:style>
    <style:style style:name="P541" style:family="paragraph" style:parent-style-name="Standard" style:list-style-name="L2">
      <style:paragraph-properties fo:text-align="start" style:justify-single-word="false"/>
      <style:text-properties fo:language="pt" fo:country="BR" officeooo:paragraph-rsid="01d58264"/>
    </style:style>
    <style:style style:name="P542" style:family="paragraph" style:parent-style-name="Standard" style:list-style-name="L3">
      <style:paragraph-properties fo:text-align="start" style:justify-single-word="false"/>
      <style:text-properties fo:language="pt" fo:country="BR" officeooo:paragraph-rsid="01d880af"/>
    </style:style>
    <style:style style:name="P543" style:family="paragraph" style:parent-style-name="Standard" style:list-style-name="L3">
      <style:paragraph-properties fo:text-align="start" style:justify-single-word="false"/>
      <style:text-properties fo:language="pt" fo:country="BR" officeooo:paragraph-rsid="01d5d0f1"/>
    </style:style>
    <style:style style:name="P544" style:family="paragraph" style:parent-style-name="Standard" style:list-style-name="L3">
      <style:paragraph-properties fo:text-align="start" style:justify-single-word="false"/>
      <style:text-properties fo:language="pt" fo:country="BR" officeooo:paragraph-rsid="01d71c5c"/>
    </style:style>
    <style:style style:name="P545" style:family="paragraph" style:parent-style-name="Standard" style:list-style-name="L3">
      <style:paragraph-properties fo:text-align="start" style:justify-single-word="false"/>
      <style:text-properties fo:language="pt" fo:country="BR" officeooo:paragraph-rsid="01d42410"/>
    </style:style>
    <style:style style:name="P546" style:family="paragraph" style:parent-style-name="Standard" style:list-style-name="L3">
      <style:paragraph-properties fo:text-align="start" style:justify-single-word="false"/>
      <style:text-properties fo:language="pt" fo:country="BR" officeooo:paragraph-rsid="01dd5c95"/>
    </style:style>
    <style:style style:name="P547" style:family="paragraph" style:parent-style-name="Standard" style:list-style-name="L3">
      <style:paragraph-properties fo:text-align="start" style:justify-single-word="false"/>
      <style:text-properties fo:language="pt" fo:country="BR" officeooo:paragraph-rsid="01de631c"/>
    </style:style>
    <style:style style:name="P548" style:family="paragraph" style:parent-style-name="Standard" style:list-style-name="L3">
      <style:paragraph-properties fo:text-align="start" style:justify-single-word="false"/>
      <style:text-properties fo:language="pt" fo:country="BR" officeooo:paragraph-rsid="01dbb72f"/>
    </style:style>
    <style:style style:name="P549" style:family="paragraph" style:parent-style-name="Standard" style:list-style-name="L3">
      <style:paragraph-properties fo:text-align="start" style:justify-single-word="false"/>
      <style:text-properties fo:language="pt" fo:country="BR" officeooo:paragraph-rsid="01d58264"/>
    </style:style>
    <style:style style:name="P550" style:family="paragraph" style:parent-style-name="Standard" style:list-style-name="L3">
      <style:paragraph-properties fo:text-align="start" style:justify-single-word="false"/>
      <style:text-properties fo:language="pt" fo:country="BR" officeooo:paragraph-rsid="01da7a3d"/>
    </style:style>
    <style:style style:name="P551" style:family="paragraph" style:parent-style-name="Standard" style:list-style-name="L4">
      <style:paragraph-properties fo:text-align="start" style:justify-single-word="false"/>
      <style:text-properties fo:language="pt" fo:country="BR" officeooo:paragraph-rsid="01ef50ab"/>
    </style:style>
    <style:style style:name="P552" style:family="paragraph" style:parent-style-name="Standard" style:list-style-name="L7">
      <style:paragraph-properties fo:text-align="start" style:justify-single-word="false"/>
      <style:text-properties fo:language="pt" fo:country="BR" officeooo:paragraph-rsid="003c342f"/>
    </style:style>
    <style:style style:name="P553" style:family="paragraph" style:parent-style-name="Standard" style:list-style-name="L15">
      <loext:graphic-properties draw:fill="none"/>
      <style:paragraph-properties fo:text-align="start" style:justify-single-word="false" fo:background-color="transparent"/>
      <style:text-properties fo:language="pt" fo:country="BR" officeooo:paragraph-rsid="01927275"/>
    </style:style>
    <style:style style:name="P554" style:family="paragraph" style:parent-style-name="Standard" style:list-style-name="L15">
      <loext:graphic-properties draw:fill="none"/>
      <style:paragraph-properties fo:text-align="start" style:justify-single-word="false" fo:background-color="transparent"/>
      <style:text-properties fo:language="pt" fo:country="BR" officeooo:paragraph-rsid="01f15fdb"/>
    </style:style>
    <style:style style:name="P555" style:family="paragraph" style:parent-style-name="Standard" style:list-style-name="L16">
      <loext:graphic-properties draw:fill="none"/>
      <style:paragraph-properties fo:text-align="start" style:justify-single-word="false" fo:background-color="transparent"/>
      <style:text-properties fo:language="pt" fo:country="BR" officeooo:paragraph-rsid="01927275"/>
    </style:style>
    <style:style style:name="P556" style:family="paragraph" style:parent-style-name="Standard" style:list-style-name="L17">
      <loext:graphic-properties draw:fill="none"/>
      <style:paragraph-properties fo:text-align="start" style:justify-single-word="false" fo:background-color="transparent"/>
      <style:text-properties fo:language="pt" fo:country="BR" officeooo:paragraph-rsid="0067528a"/>
    </style:style>
    <style:style style:name="P557" style:family="paragraph" style:parent-style-name="Standard" style:list-style-name="L3">
      <style:paragraph-properties fo:text-align="start" style:justify-single-word="false"/>
      <style:text-properties fo:language="pt" fo:country="BR" officeooo:rsid="01d5d0f1" officeooo:paragraph-rsid="01d880af"/>
    </style:style>
    <style:style style:name="P558" style:family="paragraph" style:parent-style-name="Standard" style:list-style-name="L3">
      <style:paragraph-properties fo:text-align="start" style:justify-single-word="false"/>
      <style:text-properties fo:language="pt" fo:country="BR" officeooo:rsid="01de631c" officeooo:paragraph-rsid="01dbb72f"/>
    </style:style>
    <style:style style:name="P559" style:family="paragraph" style:parent-style-name="Standard" style:list-style-name="L3">
      <style:paragraph-properties fo:text-align="start" style:justify-single-word="false"/>
      <style:text-properties fo:language="pt" fo:country="BR" officeooo:rsid="01de631c" officeooo:paragraph-rsid="01de631c"/>
    </style:style>
    <style:style style:name="P560"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561"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562" style:family="paragraph" style:parent-style-name="Standard" style:list-style-name="L10">
      <loext:graphic-properties draw:fill="none"/>
      <style:paragraph-properties fo:margin-left="0.9cm" fo:margin-right="-0.9cm" style:line-height-at-least="0.582cm" fo:text-align="start" style:justify-single-word="false" fo:orphans="2" fo:widows="2" fo:text-indent="-0.3cm" style:auto-text-indent="false" fo:background-color="transparent"/>
      <style:text-properties fo:language="pt" fo:country="BR" officeooo:paragraph-rsid="022f53c2"/>
    </style:style>
    <style:style style:name="P563"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22ccd20"/>
    </style:style>
    <style:style style:name="P564"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565"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566"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25334ab"/>
    </style:style>
    <style:style style:name="P567"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25334ab"/>
    </style:style>
    <style:style style:name="P568"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97235e"/>
    </style:style>
    <style:style style:name="P56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fbc45d"/>
    </style:style>
    <style:style style:name="P57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57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b78a7"/>
    </style:style>
    <style:style style:name="P572"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14d64"/>
    </style:style>
    <style:style style:name="P573"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3a79"/>
    </style:style>
    <style:style style:name="P574"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49dea6"/>
    </style:style>
    <style:style style:name="P575"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5e733"/>
    </style:style>
    <style:style style:name="P576"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564b4a"/>
    </style:style>
    <style:style style:name="P577"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4eacc6"/>
    </style:style>
    <style:style style:name="P57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043b6"/>
    </style:style>
    <style:style style:name="P579"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bfeef9"/>
    </style:style>
    <style:style style:name="P580"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27f6486"/>
    </style:style>
    <style:style style:name="P581" style:family="paragraph" style:parent-style-name="Standard" style:list-style-name="L29">
      <loext:graphic-properties draw:fill="none"/>
      <style:paragraph-properties style:line-height-at-least="0.582cm" fo:text-align="start" style:justify-single-word="false" fo:background-color="transparent"/>
      <style:text-properties fo:language="pt" fo:country="BR" officeooo:paragraph-rsid="026400a6"/>
    </style:style>
    <style:style style:name="P582"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70073"/>
    </style:style>
    <style:style style:name="P583"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9b2fb"/>
    </style:style>
    <style:style style:name="P58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585" style:family="paragraph" style:parent-style-name="Standard" style:list-style-name="L40">
      <loext:graphic-properties draw:fill="none"/>
      <style:paragraph-properties style:line-height-at-least="0.582cm" fo:text-align="start" style:justify-single-word="false" fo:background-color="transparent"/>
      <style:text-properties fo:language="pt" fo:country="BR" officeooo:paragraph-rsid="029fbe5e"/>
    </style:style>
    <style:style style:name="P586"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2823b2c"/>
    </style:style>
    <style:style style:name="P587"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2823b2c"/>
    </style:style>
    <style:style style:name="P588" style:family="paragraph" style:parent-style-name="Standard" style:list-style-name="L10">
      <loext:graphic-properties draw:fill="none"/>
      <style:paragraph-properties fo:background-color="transparent"/>
      <style:text-properties fo:language="pt" fo:country="BR" officeooo:paragraph-rsid="022f53c2"/>
    </style:style>
    <style:style style:name="P589"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22ccd20"/>
    </style:style>
    <style:style style:name="P590" style:family="paragraph" style:parent-style-name="Standard" style:list-style-name="L14">
      <loext:graphic-properties draw:fill="none"/>
      <style:paragraph-properties style:line-height-at-least="0cm" fo:text-align="start" style:justify-single-word="false" fo:background-color="transparent"/>
      <style:text-properties fo:language="pt" fo:country="BR" officeooo:paragraph-rsid="0235ba7a"/>
    </style:style>
    <style:style style:name="P591" style:family="paragraph" style:parent-style-name="Standard" style:list-style-name="L57">
      <loext:graphic-properties draw:fill="none"/>
      <style:paragraph-properties style:line-height-at-least="0cm" fo:text-align="start" style:justify-single-word="false" fo:background-color="transparent"/>
      <style:text-properties fo:language="pt" fo:country="BR" officeooo:paragraph-rsid="01a277cf"/>
    </style:style>
    <style:style style:name="P592" style:family="paragraph" style:parent-style-name="Standard" style:list-style-name="L58">
      <loext:graphic-properties draw:fill="none"/>
      <style:paragraph-properties style:line-height-at-least="0cm" fo:text-align="start" style:justify-single-word="false" fo:background-color="transparent"/>
      <style:text-properties fo:language="pt" fo:country="BR" officeooo:paragraph-rsid="01c6b46d"/>
    </style:style>
    <style:style style:name="P593" style:family="paragraph" style:parent-style-name="Standard" style:list-style-name="L64">
      <loext:graphic-properties draw:fill="none"/>
      <style:paragraph-properties style:line-height-at-least="0cm" fo:text-align="start" style:justify-single-word="false" fo:background-color="transparent"/>
      <style:text-properties fo:language="pt" fo:country="BR" officeooo:paragraph-rsid="02294769"/>
    </style:style>
    <style:style style:name="P594"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595"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596"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597" style:family="paragraph" style:parent-style-name="Standard" style:list-style-name="L51">
      <style:paragraph-properties fo:line-height="100%" fo:orphans="2" fo:widows="2"/>
      <style:text-properties fo:language="pt" fo:country="BR" officeooo:paragraph-rsid="02ab13d2"/>
    </style:style>
    <style:style style:name="P598" style:family="paragraph" style:parent-style-name="Standard" style:list-style-name="L59">
      <style:text-properties fo:language="pt" fo:country="BR"/>
    </style:style>
    <style:style style:name="P599" style:family="paragraph" style:parent-style-name="Standard" style:list-style-name="L59">
      <style:paragraph-properties fo:margin-top="0.201cm" fo:margin-bottom="0.201cm" style:contextual-spacing="false"/>
      <style:text-properties fo:language="pt" fo:country="BR" officeooo:paragraph-rsid="02a05ebf"/>
    </style:style>
    <style:style style:name="P600" style:family="paragraph" style:parent-style-name="Standard" style:list-style-name="L59">
      <style:paragraph-properties fo:margin-top="0.201cm" fo:margin-bottom="0.201cm" style:contextual-spacing="false"/>
      <style:text-properties fo:language="pt" fo:country="BR" officeooo:paragraph-rsid="02a14429"/>
    </style:style>
    <style:style style:name="P601"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602"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603"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604" style:family="paragraph" style:parent-style-name="Standard" style:list-style-name="L59">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05" style:family="paragraph" style:parent-style-name="Standard" style:list-style-name="L60">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606" style:family="paragraph" style:parent-style-name="Standard" style:list-style-name="L61">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607" style:family="paragraph" style:parent-style-name="Standard" style:list-style-name="L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608" style:family="paragraph" style:parent-style-name="Standard" style:list-style-name="L41">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09" style:family="paragraph" style:parent-style-name="Standard" style:list-style-name="L41"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10" style:family="paragraph" style:parent-style-name="Standard" style:list-style-name="L2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611" style:family="paragraph" style:parent-style-name="Standard" style:list-style-name="L4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612" style:family="paragraph" style:parent-style-name="Standard" style:list-style-name="L39">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613" style:family="paragraph" style:parent-style-name="Standard" style:list-style-name="L39">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614" style:family="paragraph" style:parent-style-name="Standard" style:list-style-name="L14">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615" style:family="paragraph" style:parent-style-name="Standard" style:list-style-name="L4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616" style:family="paragraph" style:parent-style-name="Standard" style:list-style-name="L1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617" style:family="paragraph" style:parent-style-name="Standard" style:list-style-name="L50">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18" style:family="paragraph" style:parent-style-name="Standard" style:list-style-name="L50">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19" style:family="paragraph" style:parent-style-name="Standard" style:list-style-name="L3">
      <style:paragraph-properties fo:text-align="start" style:justify-single-word="false"/>
      <style:text-properties officeooo:rsid="01d880af" officeooo:paragraph-rsid="01d880af"/>
    </style:style>
    <style:style style:name="P620" style:family="paragraph" style:parent-style-name="Standard" style:list-style-name="L3">
      <style:paragraph-properties fo:text-align="start" style:justify-single-word="false"/>
      <style:text-properties officeooo:rsid="01da7a3d" officeooo:paragraph-rsid="01da7a3d"/>
    </style:style>
    <style:style style:name="P621"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25334ab"/>
    </style:style>
    <style:style style:name="P622"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958c2"/>
    </style:style>
    <style:style style:name="P623"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d88744"/>
    </style:style>
    <style:style style:name="P624"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70073"/>
    </style:style>
    <style:style style:name="P625"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8b2906"/>
    </style:style>
    <style:style style:name="P626"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70073"/>
    </style:style>
    <style:style style:name="P627"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9b2fb"/>
    </style:style>
    <style:style style:name="P628"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29fbe5e"/>
    </style:style>
    <style:style style:name="P629" style:family="paragraph" style:parent-style-name="Standard" style:list-style-name="L41">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630" style:family="paragraph" style:parent-style-name="Standard" style:list-style-name="L42">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631" style:family="paragraph" style:parent-style-name="Standard" style:list-style-name="L50"/>
    <style:style style:name="P632" style:family="paragraph" style:parent-style-name="Standard" style:list-style-name="L50" style:master-page-name="">
      <loext:graphic-properties draw:fill="none"/>
      <style:paragraph-properties fo:margin-left="1.3cm" fo:margin-right="-0.7cm" fo:line-height="100%" fo:orphans="2" fo:widows="2" fo:text-indent="-0.6cm" style:auto-text-indent="false" style:page-number="auto" fo:background-color="transparent"/>
      <style:text-properties officeooo:paragraph-rsid="02c48aae"/>
    </style:style>
    <style:style style:name="P633" style:family="paragraph" style:parent-style-name="Standard" style:list-style-name="L50">
      <style:paragraph-properties fo:line-height="100%" fo:orphans="2" fo:widows="2"/>
      <style:text-properties officeooo:paragraph-rsid="02c89ccd"/>
    </style:style>
    <style:style style:name="P634" style:family="paragraph" style:parent-style-name="Standard" style:list-style-name="L59">
      <style:text-properties officeooo:paragraph-rsid="02a14429"/>
    </style:style>
    <style:style style:name="P635" style:family="paragraph" style:parent-style-name="Standard" style:list-style-name="L59">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36" style:family="paragraph" style:parent-style-name="Standard" style:list-style-name="L59">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37" style:family="paragraph" style:parent-style-name="Standard" style:list-style-name="L59"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38" style:family="paragraph" style:parent-style-name="Standard" style:list-style-name="L62">
      <style:paragraph-properties fo:margin-top="0cm" fo:margin-bottom="0cm" style:contextual-spacing="false" fo:line-height="115%"/>
      <style:text-properties officeooo:paragraph-rsid="02a26a78"/>
    </style:style>
    <style:style style:name="P639" style:family="paragraph" style:parent-style-name="Standard" style:list-style-name="L62">
      <style:paragraph-properties fo:line-height="115%"/>
    </style:style>
    <style:style style:name="P640" style:family="paragraph" style:parent-style-name="Standard" style:list-style-name="L62">
      <style:paragraph-properties fo:line-height="115%"/>
      <style:text-properties fo:font-size="14pt" fo:language="pt" fo:country="BR" style:font-size-asian="14pt" style:font-size-complex="14pt"/>
    </style:style>
    <style:style style:name="P641"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42"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43"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44"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45"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46" style:family="paragraph" style:parent-style-name="Text_20_body" style:list-style-name="L47">
      <style:paragraph-properties fo:margin-top="0cm" fo:margin-bottom="0cm" style:contextual-spacing="false" style:line-height-at-least="0cm" fo:orphans="2" fo:widows="2"/>
      <style:text-properties fo:language="pt" fo:country="BR" officeooo:paragraph-rsid="01214ef5"/>
    </style:style>
    <style:style style:name="P647" style:family="paragraph" style:parent-style-name="Text_20_body" style:list-style-name="L47">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48" style:family="paragraph" style:parent-style-name="Text_20_body" style:list-style-name="L48">
      <style:paragraph-properties fo:margin-top="0cm" fo:margin-bottom="0cm" style:contextual-spacing="false" fo:line-height="100%" fo:orphans="2" fo:widows="2"/>
      <style:text-properties fo:language="pt" fo:country="BR" officeooo:paragraph-rsid="0123f5fe"/>
    </style:style>
    <style:style style:name="P649" style:family="paragraph" style:parent-style-name="Text_20_body" style:list-style-name="L48">
      <style:paragraph-properties fo:margin-top="0cm" fo:margin-bottom="0cm" style:contextual-spacing="false" fo:line-height="100%" fo:orphans="2" fo:widows="2"/>
      <style:text-properties fo:language="pt" fo:country="BR" officeooo:rsid="0123f5fe" officeooo:paragraph-rsid="0123f5fe"/>
    </style:style>
    <style:style style:name="P650" style:family="paragraph" style:parent-style-name="Text_20_body" style:list-style-name="L26">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51"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52"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653"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654" style:family="paragraph" style:parent-style-name="Text_20_body" style:list-style-name="L49">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655" style:family="paragraph" style:parent-style-name="Text_20_body" style:list-style-name="L49">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56" style:family="paragraph" style:parent-style-name="Text_20_body" style:list-style-name="L49">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57" style:family="paragraph" style:parent-style-name="Text_20_body" style:list-style-name="L49">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658" style:family="paragraph" style:parent-style-name="Text_20_body" style:list-style-name="L46">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659" style:family="paragraph" style:parent-style-name="Text_20_body" style:list-style-name="L46">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60" style:family="paragraph" style:parent-style-name="Text_20_body" style:list-style-name="L46"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61" style:family="paragraph" style:parent-style-name="Text_20_body" style:list-style-name="L46">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62" style:family="paragraph" style:parent-style-name="Text_20_body" style:list-style-name="L30">
      <style:paragraph-properties fo:break-before="page"/>
    </style:style>
    <style:style style:name="P663" style:family="paragraph" style:parent-style-name="Text_20_body" style:list-style-name="L33"/>
    <style:style style:name="P664" style:family="paragraph" style:parent-style-name="Text_20_body" style:list-style-name="L33">
      <style:text-properties officeooo:paragraph-rsid="02917ec6"/>
    </style:style>
    <style:style style:name="P665" style:family="paragraph" style:parent-style-name="Text_20_body" style:list-style-name="L33">
      <style:text-properties officeooo:paragraph-rsid="03048d4b"/>
    </style:style>
    <style:style style:name="P666" style:family="paragraph" style:parent-style-name="Text_20_body" style:list-style-name="L33">
      <style:text-properties officeooo:paragraph-rsid="03062e7a"/>
    </style:style>
    <style:style style:name="P667" style:family="paragraph" style:parent-style-name="Text_20_body" style:list-style-name="L33">
      <style:paragraph-properties fo:margin-top="0cm" fo:margin-bottom="0cm" style:contextual-spacing="false"/>
      <style:text-properties officeooo:paragraph-rsid="03117e5d"/>
    </style:style>
    <style:style style:name="P668" style:family="paragraph" style:parent-style-name="Text_20_body" style:list-style-name="L33">
      <style:paragraph-properties fo:margin-top="0cm" fo:margin-bottom="0.046cm" style:contextual-spacing="false"/>
      <style:text-properties officeooo:paragraph-rsid="03117e5d"/>
    </style:style>
    <style:style style:name="P669" style:family="paragraph" style:parent-style-name="Text_20_body" style:list-style-name="L33">
      <style:text-properties officeooo:paragraph-rsid="032ab70b"/>
    </style:style>
    <style:style style:name="P670" style:family="paragraph" style:parent-style-name="Text_20_body" style:list-style-name="L33">
      <style:text-properties officeooo:paragraph-rsid="03300e75"/>
    </style:style>
    <style:style style:name="P671" style:family="paragraph" style:parent-style-name="Text_20_body" style:list-style-name="L33">
      <style:paragraph-properties fo:margin-top="0cm" fo:margin-bottom="0cm" style:contextual-spacing="false"/>
      <style:text-properties officeooo:paragraph-rsid="03397688"/>
    </style:style>
    <style:style style:name="P672" style:family="paragraph" style:parent-style-name="Text_20_body" style:list-style-name="L33">
      <style:paragraph-properties fo:margin-top="0cm" fo:margin-bottom="0cm" style:contextual-spacing="false"/>
      <style:text-properties officeooo:paragraph-rsid="033bb0c3"/>
    </style:style>
    <style:style style:name="P673" style:family="paragraph" style:parent-style-name="Text_20_body">
      <style:paragraph-properties fo:margin-top="0cm" fo:margin-bottom="0cm" style:contextual-spacing="false"/>
      <style:text-properties officeooo:paragraph-rsid="030398ca"/>
    </style:style>
    <style:style style:name="P674" style:family="paragraph" style:parent-style-name="Text_20_body">
      <style:paragraph-properties fo:margin-top="0cm" fo:margin-bottom="0cm" style:contextual-spacing="false"/>
      <style:text-properties officeooo:rsid="03117e5d" officeooo:paragraph-rsid="03117e5d"/>
    </style:style>
    <style:style style:name="P675" style:family="paragraph" style:parent-style-name="Text_20_body">
      <style:paragraph-properties fo:margin-top="0cm" fo:margin-bottom="0cm" style:contextual-spacing="false"/>
      <style:text-properties officeooo:paragraph-rsid="03117e5d"/>
    </style:style>
    <style:style style:name="P676" style:family="paragraph" style:parent-style-name="Text_20_body">
      <style:paragraph-properties fo:margin-top="0cm" fo:margin-bottom="0.046cm" style:contextual-spacing="false"/>
      <style:text-properties officeooo:paragraph-rsid="03117e5d"/>
    </style:style>
    <style:style style:name="P677" style:family="paragraph" style:parent-style-name="Text_20_body">
      <style:paragraph-properties fo:margin-top="0cm" fo:margin-bottom="0cm" style:contextual-spacing="false" fo:text-align="end" style:justify-single-word="false"/>
      <style:text-properties officeooo:paragraph-rsid="03117e5d"/>
    </style:style>
    <style:style style:name="P678" style:family="paragraph" style:parent-style-name="Text_20_body" style:list-style-name="L35">
      <style:paragraph-properties fo:margin-top="0cm" fo:margin-bottom="0.046cm" style:contextual-spacing="false"/>
      <style:text-properties officeooo:paragraph-rsid="03117e5d"/>
    </style:style>
    <style:style style:name="P679" style:family="paragraph" style:parent-style-name="Text_20_body" style:list-style-name="L35">
      <style:paragraph-properties fo:margin-top="0cm" fo:margin-bottom="0.046cm" style:contextual-spacing="false"/>
      <style:text-properties officeooo:paragraph-rsid="031ad590"/>
    </style:style>
    <style:style style:name="P680" style:family="paragraph" style:parent-style-name="Text_20_body" style:list-style-name="L35">
      <style:paragraph-properties fo:margin-top="0cm" fo:margin-bottom="0.046cm" style:contextual-spacing="false"/>
      <style:text-properties officeooo:paragraph-rsid="03217def"/>
    </style:style>
    <style:style style:name="P681" style:family="paragraph" style:parent-style-name="Text_20_body">
      <style:paragraph-properties fo:margin-top="0cm" fo:margin-bottom="0cm" style:contextual-spacing="false"/>
      <style:text-properties officeooo:paragraph-rsid="031274ab"/>
    </style:style>
    <style:style style:name="P682" style:family="paragraph" style:parent-style-name="Text_20_body">
      <style:text-properties officeooo:paragraph-rsid="0298d864"/>
    </style:style>
    <style:style style:name="P683" style:family="paragraph" style:parent-style-name="Text_20_body" style:list-style-name="L38">
      <style:text-properties officeooo:paragraph-rsid="026f77c4"/>
    </style:style>
    <style:style style:name="P684" style:family="paragraph" style:parent-style-name="Text_20_body" style:list-style-name="L46">
      <style:paragraph-properties fo:margin-top="0cm" fo:margin-bottom="0cm" style:contextual-spacing="false" style:line-height-at-least="0.499cm" fo:orphans="2" fo:widows="2"/>
      <style:text-properties officeooo:paragraph-rsid="01c8846c"/>
    </style:style>
    <style:style style:name="P685" style:family="paragraph" style:parent-style-name="Text_20_body" style:list-style-name="L48">
      <style:paragraph-properties fo:margin-top="0cm" fo:margin-bottom="0cm" style:contextual-spacing="false" fo:line-height="100%" fo:orphans="2" fo:widows="2"/>
      <style:text-properties officeooo:paragraph-rsid="0123f5fe"/>
    </style:style>
    <style:style style:name="P686" style:family="paragraph" style:parent-style-name="Text_20_body" style:list-style-name="L48">
      <style:paragraph-properties fo:margin-top="0cm" fo:margin-bottom="0cm" style:contextual-spacing="false" fo:line-height="100%" fo:orphans="2" fo:widows="2"/>
      <style:text-properties officeooo:paragraph-rsid="02bd2ff1"/>
    </style:style>
    <style:style style:name="P687" style:family="paragraph" style:parent-style-name="Text_20_body" style:list-style-name="L48">
      <style:paragraph-properties fo:margin-top="0cm" fo:margin-bottom="0cm" style:contextual-spacing="false" fo:line-height="100%" fo:orphans="2" fo:widows="2"/>
      <style:text-properties officeooo:paragraph-rsid="02b73055"/>
    </style:style>
    <style:style style:name="P688" style:family="paragraph" style:parent-style-name="Text_20_body" style:list-style-name="L52">
      <style:paragraph-properties fo:line-height="100%"/>
    </style:style>
    <style:style style:name="P689" style:family="paragraph" style:parent-style-name="Text_20_body" style:list-style-name="L54">
      <style:paragraph-properties fo:margin-top="0cm" fo:margin-bottom="0cm" style:contextual-spacing="false" fo:line-height="100%"/>
      <style:text-properties officeooo:paragraph-rsid="02dad38b"/>
    </style:style>
    <style:style style:name="P690" style:family="paragraph" style:parent-style-name="Text_20_body" style:list-style-name="L54">
      <style:paragraph-properties fo:margin-top="0cm" fo:margin-bottom="0cm" style:contextual-spacing="false" fo:line-height="100%"/>
      <style:text-properties officeooo:paragraph-rsid="02e4a689"/>
    </style:style>
    <style:style style:name="P691" style:family="paragraph" style:parent-style-name="Text_20_body" style:list-style-name="L55">
      <style:paragraph-properties fo:margin-top="0cm" fo:margin-bottom="0cm" style:contextual-spacing="false" fo:line-height="100%"/>
      <style:text-properties officeooo:paragraph-rsid="02e104dd"/>
    </style:style>
    <style:style style:name="P692" style:family="paragraph" style:parent-style-name="Text_20_body" style:list-style-name="L55">
      <style:paragraph-properties fo:margin-top="0cm" fo:margin-bottom="0cm" style:contextual-spacing="false" fo:line-height="100%"/>
      <style:text-properties officeooo:paragraph-rsid="02e18e86"/>
    </style:style>
    <style:style style:name="P693" style:family="paragraph" style:parent-style-name="Text_20_body" style:list-style-name="L55">
      <style:paragraph-properties fo:margin-top="0cm" fo:margin-bottom="0cm" style:contextual-spacing="false" fo:line-height="100%"/>
      <style:text-properties officeooo:paragraph-rsid="02e3798c"/>
    </style:style>
    <style:style style:name="P694" style:family="paragraph" style:parent-style-name="Text_20_body" style:list-style-name="L49">
      <style:paragraph-properties fo:orphans="2" fo:widows="2"/>
      <style:text-properties officeooo:paragraph-rsid="02ab13d2"/>
    </style:style>
    <style:style style:name="P695" style:family="paragraph" style:parent-style-name="Text_20_body" style:list-style-name="L49">
      <style:paragraph-properties fo:orphans="2" fo:widows="2"/>
      <style:text-properties officeooo:paragraph-rsid="02c9dcec"/>
    </style:style>
    <style:style style:name="P696" style:family="paragraph" style:parent-style-name="Text_20_body" style:list-style-name="L49">
      <style:paragraph-properties fo:orphans="2" fo:widows="2"/>
      <style:text-properties officeooo:rsid="02a7a468" officeooo:paragraph-rsid="02ab13d2"/>
    </style:style>
    <style:style style:name="P697" style:family="paragraph" style:parent-style-name="Text_20_body" style:list-style-name="L56">
      <loext:graphic-properties draw:fill="none"/>
      <style:paragraph-properties style:line-height-at-least="0cm" fo:text-align="start" style:justify-single-word="false" fo:background-color="transparent"/>
      <style:text-properties officeooo:paragraph-rsid="019ccb46"/>
    </style:style>
    <style:style style:name="P698" style:family="paragraph" style:parent-style-name="Text_20_body" style:list-style-name="L63">
      <style:paragraph-properties fo:margin-top="0cm" fo:margin-bottom="0cm" style:contextual-spacing="false" style:line-height-at-least="0cm"/>
      <style:text-properties officeooo:paragraph-rsid="02294769"/>
    </style:style>
    <style:style style:name="P699" style:family="paragraph" style:parent-style-name="Text_20_body" style:list-style-name="L66">
      <style:paragraph-properties style:line-height-at-least="0cm"/>
    </style:style>
    <style:style style:name="P700" style:family="paragraph" style:parent-style-name="Text_20_body" style:list-style-name="L67">
      <style:paragraph-properties style:line-height-at-least="0cm"/>
    </style:style>
    <style:style style:name="P701" style:family="paragraph" style:parent-style-name="Text_20_body" style:list-style-name="L68">
      <style:paragraph-properties style:line-height-at-least="0cm"/>
    </style:style>
    <style:style style:name="P702" style:family="paragraph" style:parent-style-name="Text_20_body" style:list-style-name="L65">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703" style:family="paragraph" style:parent-style-name="Text_20_body" style:list-style-name="L65">
      <loext:graphic-properties draw:fill="none"/>
      <style:paragraph-properties fo:text-align="start" style:justify-single-word="false" fo:background-color="transparent"/>
      <style:text-properties officeooo:paragraph-rsid="022b00ab"/>
    </style:style>
    <style:style style:name="P704" style:family="paragraph" style:parent-style-name="Text_20_body" style:list-style-name="L69">
      <style:text-properties officeooo:paragraph-rsid="022ccd20"/>
    </style:style>
    <style:style style:name="P705" style:family="paragraph" style:parent-style-name="Text_20_body">
      <style:paragraph-properties fo:margin-top="0cm" fo:margin-bottom="0cm" style:contextual-spacing="false"/>
      <style:text-properties officeooo:paragraph-rsid="03217def"/>
    </style:style>
    <style:style style:name="P706" style:family="paragraph" style:parent-style-name="Text_20_body">
      <style:paragraph-properties fo:margin-top="0cm" fo:margin-bottom="0.046cm" style:contextual-spacing="false"/>
      <style:text-properties officeooo:paragraph-rsid="03217def"/>
    </style:style>
    <style:style style:name="P707" style:family="paragraph" style:parent-style-name="Text_20_body">
      <style:paragraph-properties fo:margin-top="0cm" fo:margin-bottom="0.046cm" style:contextual-spacing="false" fo:break-before="page"/>
      <style:text-properties officeooo:paragraph-rsid="03217def"/>
    </style:style>
    <style:style style:name="P708" style:family="paragraph" style:parent-style-name="Text_20_body">
      <style:paragraph-properties fo:margin-top="0cm" fo:margin-bottom="0cm" style:contextual-spacing="false"/>
      <style:text-properties officeooo:paragraph-rsid="0329c1c1"/>
    </style:style>
    <style:style style:name="P709" style:family="paragraph" style:parent-style-name="Text_20_body">
      <style:paragraph-properties fo:margin-top="0cm" fo:margin-bottom="0cm" style:contextual-spacing="false"/>
      <style:text-properties officeooo:paragraph-rsid="032a72e7"/>
    </style:style>
    <style:style style:name="P710" style:family="paragraph" style:parent-style-name="Text_20_body">
      <style:paragraph-properties fo:margin-left="0cm" fo:margin-right="0cm" fo:text-indent="0cm" style:auto-text-indent="false"/>
    </style:style>
    <style:style style:name="P711" style:family="paragraph" style:parent-style-name="Text_20_body">
      <style:paragraph-properties fo:margin-top="0cm" fo:margin-bottom="0cm" style:contextual-spacing="false"/>
      <style:text-properties officeooo:paragraph-rsid="02f3dffd"/>
    </style:style>
    <style:style style:name="P712" style:family="paragraph" style:parent-style-name="Text_20_body" style:list-style-name="L71">
      <style:paragraph-properties fo:line-height="120%"/>
      <style:text-properties officeooo:paragraph-rsid="032a72e7"/>
    </style:style>
    <style:style style:name="P713" style:family="paragraph" style:parent-style-name="Text_20_body">
      <style:paragraph-properties fo:line-height="120%"/>
      <style:text-properties officeooo:paragraph-rsid="032a72e7"/>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2a14429"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2d4a24c"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2a14429"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d4a24c"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46"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47"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48"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49"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50"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51"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52"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53"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54"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55"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56"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57"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58"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59"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60"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61"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62"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63"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6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55"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56"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57"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5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259"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76bd0"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4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4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4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4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4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4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4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4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4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4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4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4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4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4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4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4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4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4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4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4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4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4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4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4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4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4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4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4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482"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483"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5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5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5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5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5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6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6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6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6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6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6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6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6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6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6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6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6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6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6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6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6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6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6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6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6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6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6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6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683"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68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68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68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68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68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68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9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9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692"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693"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694"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695"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96"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697"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698"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699"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70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701"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70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0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0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0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70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0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70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70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71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71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71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1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71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1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71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71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718" style:family="text">
      <style:text-properties fo:font-variant="normal" fo:text-transform="none" fo:color="#000000" loext:opacity="100%" style:text-line-through-style="none" style:text-line-through-type="none" style:font-name="Mono"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719"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720"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721"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722"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723"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724"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725"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726"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727"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728"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729"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730"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31"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32"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733"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734"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735"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736"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73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73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3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4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4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4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4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4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74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74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74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48"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749"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750"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751"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752"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753"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754"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55"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56"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57"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58" style:family="text">
      <style:text-properties fo:font-variant="normal" fo:text-transform="none" fo:color="#000000" loext:opacity="100%" style:text-line-through-style="none" style:text-line-through-type="none"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759" style:family="text">
      <style:text-properties fo:font-variant="normal" fo:text-transform="none" fo:color="#000000" loext:opacity="100%" style:text-line-through-style="none" style:text-line-through-type="none"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760"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761"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762" style:family="text">
      <style:text-properties fo:font-variant="normal" fo:text-transform="none" fo:color="#000000" loext:opacity="100%" style:text-line-through-style="none" style:text-line-through-type="none"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76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76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76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76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76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76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76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77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77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772"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773"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774"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775"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776"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777"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778"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779"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780"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81"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82"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783"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784"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785"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786"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787"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788"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789"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90"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91"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92"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793"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794"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795"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796"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797"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798"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799"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800"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801"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802"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03"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804"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805"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806"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807"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08"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09"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810"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811"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812"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813"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814"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815"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816"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817"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818" style:family="text">
      <style:text-properties fo:font-variant="normal" fo:text-transform="none" fo:color="#800080" loext:opacity="100%" fo:letter-spacing="normal" fo:font-style="normal" fo:font-weight="bold" style:font-weight-asian="bold" style:font-weight-complex="bold"/>
    </style:style>
    <style:style style:name="T819"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820"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821"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822"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823"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2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82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2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82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828"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29"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830"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831"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832"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833"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834"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835"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836"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837"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838"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839"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840"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841"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842"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843"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844"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845"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46"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847" style:family="text">
      <style:text-properties fo:font-variant="normal" fo:text-transform="none" fo:color="#800080" loext:opacity="100%" style:font-name="Mono" fo:letter-spacing="normal" fo:font-style="normal" fo:font-weight="bold" style:font-weight-asian="bold" style:font-weight-complex="bold"/>
    </style:style>
    <style:style style:name="T848"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849"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850"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851"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852"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853"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854"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855"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856"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857"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58"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85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86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86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86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86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73055" fo:background-color="transparent" loext:char-shading-value="0" style:font-size-asian="14pt" style:font-style-asian="normal" style:font-weight-asian="bold" style:font-size-complex="14pt" style:font-style-complex="normal" style:font-weight-complex="bold"/>
    </style:style>
    <style:style style:name="T86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86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86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86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86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86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87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87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87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87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87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87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7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877"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78"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7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8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88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8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8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88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88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887"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88"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889"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890"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891"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892"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93"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894"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9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9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89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89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89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90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901"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02"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0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04"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905"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906"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907"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08"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09"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10"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11"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912"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13"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914"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915"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916"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917"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918"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19"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920"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2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2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92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92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92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26"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927"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928"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929"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930"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931"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32"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933"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934"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935"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936"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937"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938"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939"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940"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941"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942"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943"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944"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945"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946" style:family="text">
      <style:text-properties fo:font-variant="normal" fo:text-transform="none" fo:letter-spacing="normal" fo:font-style="normal"/>
    </style:style>
    <style:style style:name="T947" style:family="text">
      <style:text-properties fo:font-variant="normal" fo:text-transform="none" fo:letter-spacing="normal" fo:font-style="normal" fo:font-weight="bold" style:font-weight-asian="bold" style:font-weight-complex="bold"/>
    </style:style>
    <style:style style:name="T948" style:family="text">
      <style:text-properties fo:font-variant="normal" fo:text-transform="none" fo:letter-spacing="normal" fo:font-style="normal" fo:font-weight="bold" officeooo:rsid="00401201" style:font-weight-asian="bold" style:font-weight-complex="bold"/>
    </style:style>
    <style:style style:name="T949" style:family="text">
      <style:text-properties fo:font-variant="normal" fo:text-transform="none" fo:letter-spacing="normal" fo:font-style="normal" officeooo:rsid="00401201"/>
    </style:style>
    <style:style style:name="T950" style:family="text">
      <style:text-properties fo:font-variant="normal" fo:text-transform="none" fo:letter-spacing="normal" fo:font-style="normal" officeooo:rsid="009d35f9"/>
    </style:style>
    <style:style style:name="T951" style:family="text">
      <style:text-properties fo:font-variant="normal" fo:text-transform="none" fo:letter-spacing="normal" fo:font-style="normal" officeooo:rsid="00a52b8b"/>
    </style:style>
    <style:style style:name="T952" style:family="text">
      <style:text-properties fo:font-variant="normal" fo:text-transform="none" fo:letter-spacing="normal" fo:font-style="normal" officeooo:rsid="00da1861"/>
    </style:style>
    <style:style style:name="T953"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954"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955"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956"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957"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958"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959"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960"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961"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96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6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6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6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6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67"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68"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69"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70"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971"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972"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973" style:family="text">
      <style:text-properties fo:font-variant="normal" fo:text-transform="none" fo:color="#569cd6" loext:opacity="100%" style:text-line-through-style="none" style:text-line-through-type="none" style:font-name="Consolas" fo:letter-spacing="normal" fo:font-style="normal" fo:font-weight="normal" officeooo:rsid="004e6dfe" style:font-weight-asian="normal" style:font-weight-complex="normal"/>
    </style:style>
    <style:style style:name="T974"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75"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976"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77"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978"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79"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980"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81"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82"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83"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984"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85"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86"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987"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988"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989"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990"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991"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992"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993"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994"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995"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996"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997"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998" style:family="text">
      <style:text-properties fo:font-variant="normal" fo:text-transform="none" style:text-line-through-style="none" style:text-line-through-type="none" fo:letter-spacing="normal" fo:font-style="normal" fo:font-weight="bold" officeooo:rsid="0143b24e" style:font-size-asian="14pt" style:font-weight-asian="bold" style:font-size-complex="14pt" style:font-weight-complex="bold"/>
    </style:style>
    <style:style style:name="T999"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000"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1001"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1002"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1003"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1004"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1005"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1006"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1007"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08"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1009"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1010"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11"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012"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1013"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1014" style:family="text">
      <style:text-properties fo:font-variant="normal" fo:text-transform="none" style:text-line-through-style="none" style:text-line-through-type="none" style:font-name="Consolas" fo:letter-spacing="normal" fo:font-style="normal" fo:font-weight="normal" officeooo:rsid="004e6dfe" style:font-weight-asian="normal" style:font-weight-complex="normal"/>
    </style:style>
    <style:style style:name="T1015"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16"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17"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18"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1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2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102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2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2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02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2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2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02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28"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29"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30"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031"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032"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3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034"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03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36"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37"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38"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103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1040"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41"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042"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43"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44"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1045"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46"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47"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48"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49" style:family="text">
      <style:text-properties fo:font-variant="normal" fo:text-transform="none" fo:color="#ce9178" loext:opacity="100%" style:text-line-through-style="none" style:text-line-through-type="none" style:font-name="Consolas" fo:letter-spacing="normal" fo:font-style="normal" fo:font-weight="normal" officeooo:rsid="004e6dfe" style:font-weight-asian="normal" style:font-weight-complex="normal"/>
    </style:style>
    <style:style style:name="T1050"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51"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1052"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53"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54"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55"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5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5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5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5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6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61"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62"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6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6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65"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66"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67"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68"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69"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70"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71"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72"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73"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74"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75"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076"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77"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078"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1079"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080"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1081"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2"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083"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084"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5"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8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08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08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09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09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09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9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09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09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09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09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09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9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00"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01"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1102"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103"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04"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1105"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1106"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1107"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108"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1109"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1110"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111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11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11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11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111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117"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8"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119"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120"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121"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1122"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1123"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1124"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1125"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26"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27"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128" style:family="text">
      <style:text-properties fo:font-variant="normal" fo:text-transform="none" style:font-name="Monospace" fo:letter-spacing="normal" fo:font-style="normal" officeooo:rsid="00401201"/>
    </style:style>
    <style:style style:name="T1129" style:family="text">
      <style:text-properties fo:font-variant="normal" fo:text-transform="none" style:font-name="Monospace" fo:letter-spacing="normal" fo:font-style="normal" fo:font-weight="bold" officeooo:rsid="00401201" style:font-weight-asian="bold" style:font-weight-complex="bold"/>
    </style:style>
    <style:style style:name="T1130"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13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32"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3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3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35"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36"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37"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38"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139"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140"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141" style:family="text">
      <style:text-properties fo:font-variant="normal" fo:text-transform="none" fo:color="#808080" loext:opacity="100%" style:text-line-through-style="none" style:text-line-through-type="none" style:font-name="Consolas" fo:letter-spacing="normal" fo:font-style="normal" fo:font-weight="normal" officeooo:rsid="004e6dfe" style:font-weight-asian="normal" style:font-weight-complex="normal"/>
    </style:style>
    <style:style style:name="T1142"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143"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44"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145"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46"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47"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48"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49"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150"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5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5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5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5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15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5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5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58"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159"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160"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161"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6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63"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64"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65"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66"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67"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68"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169"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170"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71"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172" style:family="text">
      <style:text-properties fo:font-variant="normal" fo:text-transform="none" fo:color="#9cdcfe" loext:opacity="100%" style:text-line-through-style="none" style:text-line-through-type="none" style:font-name="Consolas" fo:letter-spacing="normal" fo:font-style="normal" fo:font-weight="normal" officeooo:rsid="004e6dfe" style:font-weight-asian="normal" style:font-weight-complex="normal"/>
    </style:style>
    <style:style style:name="T1173"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174"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75"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176"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77"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78"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79"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80"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181"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82"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83"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4"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85"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86"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87"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88"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189"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90"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91"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92"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193"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94"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195"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196"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197"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198"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199"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00"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01"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202"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03"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04"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1705cf" fo:background-color="transparent" loext:char-shading-value="0" style:font-size-asian="14pt" style:font-style-asian="normal" style:font-weight-asian="bold" style:font-size-complex="14pt" style:font-style-complex="normal" style:font-weight-complex="bold"/>
    </style:style>
    <style:style style:name="T1205"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206"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207"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08"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09"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10"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11"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12"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13"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214"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21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21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21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21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21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22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22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22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22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22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25"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226"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27"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228"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229"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230"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31"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232"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233"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234"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235"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36"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237"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238"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239"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240" style:family="text">
      <style:text-properties fo:font-variant="normal" fo:text-transform="none" fo:color="#c9211e" loext:opacity="100%" style:font-name="Microsoft Sans Serif1" fo:font-size="14pt" fo:letter-spacing="normal" fo:language="pt" fo:country="BR" fo:font-style="normal" fo:font-weight="bold" officeooo:rsid="02d21299" style:font-size-asian="14pt" style:font-weight-asian="bold" style:font-size-complex="14pt" style:font-weight-complex="bold"/>
    </style:style>
    <style:style style:name="T1241"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42"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43"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44"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45"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46"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247"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248"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249"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250"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51"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252"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53"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254"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255"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256"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257"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258"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259" style:family="text">
      <style:text-properties fo:font-variant="normal" fo:text-transform="none" style:font-name="Microsoft Sans Serif1" fo:letter-spacing="normal" fo:font-style="normal" officeooo:rsid="004f4071" style:font-weight-asian="normal" style:font-weight-complex="normal"/>
    </style:style>
    <style:style style:name="T1260" style:family="text">
      <style:text-properties fo:font-variant="normal" fo:text-transform="none" style:font-name="Microsoft Sans Serif1" fo:letter-spacing="normal" fo:font-style="normal" officeooo:rsid="02603153" style:font-weight-asian="normal" style:font-weight-complex="normal"/>
    </style:style>
    <style:style style:name="T1261" style:family="text">
      <style:text-properties fo:font-variant="normal" fo:text-transform="none" style:font-name="Microsoft Sans Serif1" fo:letter-spacing="normal" fo:font-style="normal" fo:font-weight="bold" officeooo:rsid="022ccd20" style:font-weight-asian="bold" style:font-weight-complex="bold"/>
    </style:style>
    <style:style style:name="T1262" style:family="text">
      <style:text-properties fo:font-variant="normal" fo:text-transform="none" style:font-name="Microsoft Sans Serif1" fo:letter-spacing="normal" fo:font-style="normal" fo:font-weight="bold" officeooo:rsid="01efc251" style:font-weight-asian="bold" style:font-weight-complex="bold"/>
    </style:style>
    <style:style style:name="T1263"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264"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265"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66"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267"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68"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269"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270"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71" style:family="text">
      <style:text-properties fo:font-weight="bold" style:font-weight-asian="bold" style:font-weight-complex="bold"/>
    </style:style>
    <style:style style:name="T1272" style:family="text">
      <style:text-properties fo:font-weight="bold" officeooo:rsid="00067250" style:font-weight-asian="bold" style:font-weight-complex="bold"/>
    </style:style>
    <style:style style:name="T1273" style:family="text">
      <style:text-properties fo:font-weight="bold" officeooo:rsid="00344f32" style:font-weight-asian="bold" style:font-weight-complex="bold"/>
    </style:style>
    <style:style style:name="T1274" style:family="text">
      <style:text-properties fo:font-weight="bold" officeooo:rsid="009fa7c7" style:font-weight-asian="bold" style:font-weight-complex="bold"/>
    </style:style>
    <style:style style:name="T1275" style:family="text">
      <style:text-properties fo:font-weight="bold" officeooo:rsid="00b57eee" style:font-weight-asian="bold" style:font-weight-complex="bold"/>
    </style:style>
    <style:style style:name="T1276" style:family="text">
      <style:text-properties fo:font-weight="bold" officeooo:rsid="00d1ac93" style:font-weight-asian="bold" style:font-weight-complex="bold"/>
    </style:style>
    <style:style style:name="T1277" style:family="text">
      <style:text-properties fo:font-weight="bold" officeooo:rsid="00edb1e8" style:font-weight-asian="bold" style:font-weight-complex="bold"/>
    </style:style>
    <style:style style:name="T1278" style:family="text">
      <style:text-properties fo:font-weight="bold" officeooo:rsid="01a8da29" style:font-weight-asian="bold" style:font-weight-complex="bold"/>
    </style:style>
    <style:style style:name="T1279" style:family="text">
      <style:text-properties fo:font-weight="bold" officeooo:rsid="02179b1c" style:font-weight-asian="bold" style:font-weight-complex="bold"/>
    </style:style>
    <style:style style:name="T1280" style:family="text">
      <style:text-properties fo:font-weight="bold" officeooo:rsid="00cc5c65" style:font-weight-asian="bold" style:font-weight-complex="bold"/>
    </style:style>
    <style:style style:name="T1281" style:family="text">
      <style:text-properties fo:font-weight="bold" officeooo:rsid="0231e71c" style:font-weight-asian="bold" style:font-weight-complex="bold"/>
    </style:style>
    <style:style style:name="T1282" style:family="text">
      <style:text-properties fo:font-weight="bold" officeooo:rsid="02c38fbb" style:font-weight-asian="bold" style:font-weight-complex="bold"/>
    </style:style>
    <style:style style:name="T1283" style:family="text">
      <style:text-properties fo:font-weight="bold" style:font-style-asian="normal" style:font-weight-asian="bold" style:font-style-complex="normal" style:font-weight-complex="bold"/>
    </style:style>
    <style:style style:name="T1284" style:family="text">
      <style:text-properties fo:font-weight="bold" fo:background-color="transparent" loext:char-shading-value="0" style:font-weight-asian="bold" style:font-weight-complex="bold"/>
    </style:style>
    <style:style style:name="T1285" style:family="text">
      <style:text-properties style:font-name="Microsoft Sans Serif1" fo:font-size="14pt" fo:language="pt" fo:country="BR" style:font-size-asian="14pt" style:font-size-complex="14pt"/>
    </style:style>
    <style:style style:name="T1286" style:family="text">
      <style:text-properties style:font-name="Microsoft Sans Serif1" fo:font-size="14pt" fo:language="pt" fo:country="BR" officeooo:rsid="00067250" style:font-size-asian="14pt" style:font-size-complex="14pt"/>
    </style:style>
    <style:style style:name="T1287" style:family="text">
      <style:text-properties style:font-name="Microsoft Sans Serif1" fo:font-size="14pt" fo:language="pt" fo:country="BR" officeooo:rsid="00084753" style:font-size-asian="14pt" style:font-size-complex="14pt"/>
    </style:style>
    <style:style style:name="T1288"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289" style:family="text">
      <style:text-properties style:font-name="Microsoft Sans Serif1" fo:font-size="14pt" officeooo:rsid="00067250" style:font-size-asian="14pt" style:font-size-complex="14pt"/>
    </style:style>
    <style:style style:name="T1290" style:family="text">
      <style:text-properties style:font-name="Microsoft Sans Serif1" fo:font-size="14pt" officeooo:rsid="01f9feb0" style:font-size-asian="14pt" style:font-size-complex="14pt"/>
    </style:style>
    <style:style style:name="T1291" style:family="text">
      <style:text-properties style:font-name="Microsoft Sans Serif1" fo:font-size="14pt" officeooo:rsid="009d35f9" style:font-size-asian="14pt" style:font-size-complex="14pt"/>
    </style:style>
    <style:style style:name="T1292" style:family="text">
      <style:text-properties style:font-name="Microsoft Sans Serif1" fo:font-size="14pt" officeooo:rsid="00b57eee" style:font-size-asian="14pt" style:font-size-complex="14pt"/>
    </style:style>
    <style:style style:name="T1293" style:family="text">
      <style:text-properties style:font-name="Microsoft Sans Serif1" fo:font-size="14pt" officeooo:rsid="000460f8" style:font-size-asian="14pt" style:font-size-complex="14pt"/>
    </style:style>
    <style:style style:name="T1294" style:family="text">
      <style:text-properties style:font-name="Microsoft Sans Serif1" fo:font-size="14pt" fo:font-weight="bold" officeooo:rsid="00067250" style:font-size-asian="14pt" style:font-weight-asian="bold" style:font-size-complex="14pt" style:font-weight-complex="bold"/>
    </style:style>
    <style:style style:name="T1295" style:family="text">
      <style:text-properties style:font-name="Microsoft Sans Serif1" fo:font-size="14pt" fo:font-weight="bold" officeooo:rsid="01f9feb0" style:font-size-asian="14pt" style:font-weight-asian="bold" style:font-size-complex="14pt" style:font-weight-complex="bold"/>
    </style:style>
    <style:style style:name="T1296" style:family="text">
      <style:text-properties style:font-name="Microsoft Sans Serif1" fo:font-size="14pt" fo:font-weight="bold" officeooo:rsid="000460f8" style:font-size-asian="14pt" style:font-weight-asian="bold" style:font-size-complex="14pt" style:font-weight-complex="bold"/>
    </style:style>
    <style:style style:name="T1297" style:family="text">
      <style:text-properties style:font-name="Microsoft Sans Serif1" fo:font-size="14pt" fo:font-weight="bold" officeooo:rsid="009d35f9" style:font-size-asian="14pt" style:font-weight-asian="bold" style:font-size-complex="14pt" style:font-weight-complex="bold"/>
    </style:style>
    <style:style style:name="T1298" style:family="text">
      <style:text-properties style:font-name="Microsoft Sans Serif1" fo:font-size="14pt" fo:font-weight="normal" officeooo:rsid="00067250" style:font-size-asian="14pt" style:font-weight-asian="normal" style:font-size-complex="14pt" style:font-weight-complex="normal"/>
    </style:style>
    <style:style style:name="T1299" style:family="text">
      <style:text-properties style:font-name="Microsoft Sans Serif1" fo:font-size="14pt" fo:font-weight="normal" officeooo:rsid="02277f72" style:font-size-asian="14pt" style:font-weight-asian="normal" style:font-size-complex="14pt" style:font-weight-complex="normal"/>
    </style:style>
    <style:style style:name="T1300" style:family="text">
      <style:text-properties style:font-name="Microsoft Sans Serif1" fo:font-size="14pt" fo:font-weight="normal" officeooo:rsid="01f9feb0" style:font-size-asian="14pt" style:font-weight-asian="normal" style:font-size-complex="14pt" style:font-weight-complex="normal"/>
    </style:style>
    <style:style style:name="T1301"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302" style:family="text">
      <style:text-properties style:font-name="Microsoft Sans Serif1" officeooo:rsid="009fa7c7" fo:background-color="transparent" loext:char-shading-value="0"/>
    </style:style>
    <style:style style:name="T1303" style:family="text">
      <style:text-properties style:font-name="Microsoft Sans Serif1" officeooo:rsid="00a6ece1" fo:background-color="transparent" loext:char-shading-value="0"/>
    </style:style>
    <style:style style:name="T1304" style:family="text">
      <style:text-properties style:font-name="Microsoft Sans Serif1" officeooo:rsid="02277f72"/>
    </style:style>
    <style:style style:name="T1305"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306"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307"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308"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309"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310"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311"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312" style:family="text">
      <style:text-properties fo:color="#000000" loext:opacity="100%" style:font-name="Microsoft Sans Serif1" fo:font-size="14pt" fo:font-weight="normal" style:font-size-asian="14pt" style:font-weight-asian="normal" style:font-size-complex="14pt" style:font-weight-complex="normal"/>
    </style:style>
    <style:style style:name="T1313"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314"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315"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316"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317"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318"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319"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320"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321"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322"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323"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324"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325"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326"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327"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328"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329"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330"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331"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332"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333" style:family="text">
      <style:text-properties fo:color="#000000" loext:opacity="100%" style:font-name="Microsoft Sans Serif1" fo:font-size="14pt" officeooo:rsid="002233c6" style:font-size-asian="14pt" style:font-size-complex="14pt"/>
    </style:style>
    <style:style style:name="T1334" style:family="text">
      <style:text-properties fo:color="#000000" loext:opacity="100%" style:font-name="Microsoft Sans Serif1" fo:font-size="14pt" officeooo:rsid="00c5cce9" style:font-size-asian="14pt" style:font-size-complex="14pt"/>
    </style:style>
    <style:style style:name="T1335" style:family="text">
      <style:text-properties fo:color="#000000" loext:opacity="100%" style:font-name="Microsoft Sans Serif1" fo:font-size="14pt" officeooo:rsid="009d35f9" style:font-size-asian="14pt" style:font-size-complex="14pt"/>
    </style:style>
    <style:style style:name="T1336" style:family="text">
      <style:text-properties fo:color="#000000" loext:opacity="100%" style:font-name="Microsoft Sans Serif1" fo:font-size="14pt" officeooo:rsid="0023ce6e" style:font-size-asian="14pt" style:font-size-complex="14pt"/>
    </style:style>
    <style:style style:name="T1337"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338"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339"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340"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341"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342"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343"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344"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345"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346"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347"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348"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349" style:family="text">
      <style:text-properties fo:color="#000000" loext:opacity="100%" fo:font-weight="normal" style:font-weight-asian="normal" style:font-weight-complex="normal"/>
    </style:style>
    <style:style style:name="T1350" style:family="text">
      <style:text-properties fo:color="#000000" loext:opacity="100%" style:font-name="Arial" fo:font-weight="normal" officeooo:rsid="011671c3" style:font-weight-asian="normal" style:font-weight-complex="normal"/>
    </style:style>
    <style:style style:name="T1351" style:family="text">
      <style:text-properties fo:color="#000000" loext:opacity="100%" style:font-name="Verdana Sans Serif" fo:font-weight="normal" officeooo:rsid="011671c3" style:font-weight-asian="normal" style:font-weight-complex="normal"/>
    </style:style>
    <style:style style:name="T1352" style:family="text">
      <style:text-properties fo:color="#000000" loext:opacity="100%" style:font-name="tahoma Sans Serif" fo:font-weight="normal" officeooo:rsid="011671c3" style:font-weight-asian="normal" style:font-weight-complex="normal"/>
    </style:style>
    <style:style style:name="T1353" style:family="text">
      <style:text-properties fo:color="#000000" loext:opacity="100%" style:font-name="Trebuchet MS" fo:font-weight="normal" style:font-weight-asian="normal" style:font-weight-complex="normal"/>
    </style:style>
    <style:style style:name="T1354" style:family="text">
      <style:text-properties fo:color="#000000" loext:opacity="100%" style:font-name="Times new roman Serif" fo:font-weight="normal" style:font-weight-asian="normal" style:font-weight-complex="normal"/>
    </style:style>
    <style:style style:name="T1355" style:family="text">
      <style:text-properties fo:color="#000000" loext:opacity="100%" style:font-name="Times new roman Serif" fo:font-weight="normal" officeooo:rsid="01214ef5" style:font-weight-asian="normal" style:font-weight-complex="normal"/>
    </style:style>
    <style:style style:name="T1356" style:family="text">
      <style:text-properties fo:color="#000000" loext:opacity="100%" style:font-name="Garamond1" fo:font-weight="normal" style:font-weight-asian="normal" style:font-weight-complex="normal"/>
    </style:style>
    <style:style style:name="T1357" style:family="text">
      <style:text-properties fo:color="#000000" loext:opacity="100%" style:font-name="Courier New" fo:font-weight="normal" style:font-weight-asian="normal" style:font-weight-complex="normal"/>
    </style:style>
    <style:style style:name="T1358" style:family="text">
      <style:text-properties fo:color="#000000" loext:opacity="100%" style:font-name="Brush Script MT" fo:font-weight="normal" style:font-weight-asian="normal" style:font-weight-complex="normal"/>
    </style:style>
    <style:style style:name="T1359" style:family="text">
      <style:text-properties fo:color="#000000" loext:opacity="100%" style:font-name="Inter" fo:font-size="12pt" fo:font-style="italic" style:text-underline-style="none" fo:font-weight="normal" fo:background-color="#81d41a" loext:char-shading-value="0"/>
    </style:style>
    <style:style style:name="T1360" style:family="text">
      <style:text-properties fo:color="#000000" loext:opacity="100%" style:font-name="Inter" fo:font-size="12pt" fo:font-style="italic" style:text-underline-style="none" fo:font-weight="normal" fo:background-color="#81d41a" loext:char-shading-value="0" loext:padding="0cm" loext:border="none"/>
    </style:style>
    <style:style style:name="T1361" style:family="text">
      <style:text-properties fo:color="#000000" loext:opacity="100%" style:font-name="Inter" fo:font-size="12pt" fo:font-style="italic" style:text-underline-style="none" fo:font-weight="normal" officeooo:rsid="01d42410" fo:background-color="#81d41a" loext:char-shading-value="0"/>
    </style:style>
    <style:style style:name="T1362" style:family="text">
      <style:text-properties fo:color="#000000" loext:opacity="100%" style:font-name="Inter" fo:font-size="12pt" fo:font-style="italic" style:text-underline-style="none" fo:font-weight="normal" fo:background-color="#ff8000" loext:char-shading-value="0"/>
    </style:style>
    <style:style style:name="T1363"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364" style:family="text">
      <style:text-properties fo:color="#000000" loext:opacity="100%" style:font-name="Inter" fo:font-size="12pt" fo:font-style="italic" style:text-underline-style="none" fo:font-weight="normal" fo:background-color="#729fcf" loext:char-shading-value="0"/>
    </style:style>
    <style:style style:name="T1365" style:family="text">
      <style:text-properties fo:color="#000000" loext:opacity="100%" style:font-name="Inter" fo:font-size="12pt" fo:font-style="italic" style:text-underline-style="none" fo:font-weight="normal" fo:background-color="#729fcf" loext:char-shading-value="0" loext:padding="0cm" loext:border="none"/>
    </style:style>
    <style:style style:name="T1366" style:family="text">
      <style:text-properties fo:color="#000000" loext:opacity="100%" style:font-name="Inter" fo:font-size="12pt" fo:font-style="italic" style:text-underline-style="none" fo:font-weight="normal" fo:background-color="#ff3838" loext:char-shading-value="0"/>
    </style:style>
    <style:style style:name="T1367" style:family="text">
      <style:text-properties fo:color="#000000" loext:opacity="100%" style:font-name="Inter" fo:font-size="12pt" fo:font-style="italic" style:text-underline-style="none" fo:font-weight="normal" fo:background-color="#ff3838" loext:char-shading-value="0" loext:padding="0cm" loext:border="none"/>
    </style:style>
    <style:style style:name="T1368" style:family="text">
      <style:text-properties fo:color="#000000" loext:opacity="100%" style:font-name="Inter" fo:font-size="12pt" fo:font-style="italic" style:text-underline-style="none" fo:font-weight="normal" fo:background-color="#8e86ae" loext:char-shading-value="0"/>
    </style:style>
    <style:style style:name="T1369" style:family="text">
      <style:text-properties fo:color="#000000" loext:opacity="100%" style:font-name="Inter" fo:font-size="12pt" fo:font-style="italic" style:text-underline-style="none" fo:font-weight="normal" fo:background-color="#8e86ae" loext:char-shading-value="0" loext:padding="0cm" loext:border="none"/>
    </style:style>
    <style:style style:name="T1370" style:family="text">
      <style:text-properties fo:color="#000000" loext:opacity="100%" style:font-name="Inter" fo:font-size="12pt" fo:font-style="italic" style:text-underline-style="none" fo:font-weight="normal" fo:background-color="#e8a202" loext:char-shading-value="0"/>
    </style:style>
    <style:style style:name="T1371" style:family="text">
      <style:text-properties fo:color="#000000" loext:opacity="100%" style:font-name="Inter" fo:font-size="12pt" fo:font-style="italic" style:text-underline-style="none" fo:font-weight="normal" fo:background-color="#e8a202" loext:char-shading-value="0" loext:padding="0cm" loext:border="none"/>
    </style:style>
    <style:style style:name="T1372" style:family="text">
      <style:text-properties fo:color="#000000" loext:opacity="100%" style:font-name="Microsoft Sans Serif" fo:font-weight="normal" officeooo:rsid="00882a9b" style:font-weight-asian="normal" style:font-weight-complex="normal"/>
    </style:style>
    <style:style style:name="T1373" style:family="text">
      <style:text-properties fo:color="#000000" loext:opacity="100%" style:font-name="Microsoft Sans Serif" fo:font-weight="normal" officeooo:rsid="010b0f5a" style:font-weight-asian="normal" style:font-weight-complex="normal"/>
    </style:style>
    <style:style style:name="T1374" style:family="text">
      <style:text-properties fo:color="#000000" loext:opacity="100%" style:font-name="Microsoft Sans Serif" fo:font-weight="normal" officeooo:rsid="02580d12" style:font-weight-asian="normal" style:font-weight-complex="normal"/>
    </style:style>
    <style:style style:name="T1375" style:family="text">
      <style:text-properties fo:color="#000000" loext:opacity="100%" style:font-name="Microsoft Sans Serif" style:text-underline-style="none" officeooo:rsid="00882a9b"/>
    </style:style>
    <style:style style:name="T1376" style:family="text">
      <style:text-properties fo:color="#000000" loext:opacity="100%" style:font-name="Mono" fo:font-size="14pt" fo:font-weight="normal" officeooo:rsid="0249ae61" style:font-size-asian="14pt" style:font-weight-asian="normal" style:font-size-complex="14pt" style:font-weight-complex="normal"/>
    </style:style>
    <style:style style:name="T1377" style:family="text">
      <style:text-properties fo:color="#ce181e" loext:opacity="100%" fo:font-weight="bold" officeooo:rsid="00008cc1" style:font-weight-asian="bold" style:font-weight-complex="bold"/>
    </style:style>
    <style:style style:name="T1378" style:family="text">
      <style:text-properties fo:color="#ce181e" loext:opacity="100%" style:font-name="Mono" fo:font-size="14pt" fo:font-weight="bold" officeooo:rsid="01af71f3" style:font-size-asian="14pt" style:font-weight-asian="bold" style:font-size-complex="14pt" style:font-weight-complex="bold"/>
    </style:style>
    <style:style style:name="T1379" style:family="text">
      <style:text-properties fo:color="#ce181e" loext:opacity="100%" style:font-name="MonOSPACE" fo:font-weight="bold" officeooo:rsid="00d40522" style:font-weight-asian="bold" style:font-weight-complex="bold"/>
    </style:style>
    <style:style style:name="T1380" style:family="text">
      <style:text-properties fo:color="#ce181e" loext:opacity="100%" fo:background-color="transparent" loext:char-shading-value="0"/>
    </style:style>
    <style:style style:name="T1381"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382"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383"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384"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385" style:family="text">
      <style:text-properties fo:color="#800080" loext:opacity="100%" fo:font-weight="bold" style:font-weight-asian="bold" style:font-weight-complex="bold"/>
    </style:style>
    <style:style style:name="T1386"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387"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388"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389"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390" style:family="text">
      <style:text-properties fo:color="#800080" loext:opacity="100%" style:font-name="Mono" fo:font-weight="bold" style:font-weight-asian="bold" style:font-weight-complex="bold"/>
    </style:style>
    <style:style style:name="T1391" style:family="text">
      <style:text-properties fo:color="#800080" loext:opacity="100%" style:font-name="Mono" fo:font-weight="bold" officeooo:rsid="006d71e2" style:font-weight-asian="bold" style:font-weight-complex="bold"/>
    </style:style>
    <style:style style:name="T1392" style:family="text">
      <style:text-properties fo:color="#800080" loext:opacity="100%" style:font-name="Mono" fo:font-weight="bold" officeooo:rsid="0073708d" style:font-weight-asian="bold" style:font-weight-complex="bold"/>
    </style:style>
    <style:style style:name="T1393" style:family="text">
      <style:text-properties fo:color="#800080" loext:opacity="100%" style:font-name="Mono" fo:font-weight="bold" officeooo:rsid="007d35a0" style:font-weight-asian="bold" style:font-weight-complex="bold"/>
    </style:style>
    <style:style style:name="T1394" style:family="text">
      <style:text-properties fo:color="#800080" loext:opacity="100%" style:font-name="Mono" fo:font-weight="bold" officeooo:rsid="007b45ff" style:font-weight-asian="bold" style:font-weight-complex="bold"/>
    </style:style>
    <style:style style:name="T1395" style:family="text">
      <style:text-properties fo:color="#800080" loext:opacity="100%" style:font-name="Mono" fo:font-weight="bold" officeooo:rsid="0037ee9c" style:font-weight-asian="bold" style:font-weight-complex="bold"/>
    </style:style>
    <style:style style:name="T1396" style:family="text">
      <style:text-properties fo:color="#800080" loext:opacity="100%" style:font-name="Mono" fo:font-weight="bold" style:font-style-asian="italic" style:font-weight-asian="bold" style:font-style-complex="italic" style:font-weight-complex="bold"/>
    </style:style>
    <style:style style:name="T1397" style:family="text">
      <style:text-properties fo:color="#800080" loext:opacity="100%" style:font-name="Mono" fo:font-weight="bold" officeooo:rsid="01b3b703" style:font-style-asian="normal" style:font-weight-asian="bold" style:font-style-complex="normal" style:font-weight-complex="bold"/>
    </style:style>
    <style:style style:name="T1398" style:family="text">
      <style:text-properties fo:color="#800080" loext:opacity="100%" style:font-name="Mono" fo:font-size="14pt" fo:font-weight="bold" officeooo:rsid="00260a6a" style:font-size-asian="14pt" style:font-weight-asian="bold" style:font-size-complex="14pt" style:font-weight-complex="bold"/>
    </style:style>
    <style:style style:name="T1399" style:family="text">
      <style:text-properties fo:color="#800080" loext:opacity="100%" style:font-name="Mono" fo:font-size="14pt" fo:font-weight="bold" officeooo:rsid="0241530b" style:font-size-asian="14pt" style:font-weight-asian="bold" style:font-size-complex="14pt" style:font-weight-complex="bold"/>
    </style:style>
    <style:style style:name="T1400" style:family="text">
      <style:text-properties fo:color="#800080" loext:opacity="100%" style:font-name="Mono" fo:font-size="14pt" fo:font-weight="bold" officeooo:rsid="002228cb" style:font-size-asian="14pt" style:font-weight-asian="bold" style:font-size-complex="14pt" style:font-weight-complex="bold"/>
    </style:style>
    <style:style style:name="T1401" style:family="text">
      <style:text-properties fo:color="#800080" loext:opacity="100%" style:font-name="Mono" fo:font-size="14pt" fo:font-weight="bold" officeooo:rsid="01cb5f51" style:font-size-asian="14pt" style:font-weight-asian="bold" style:font-size-complex="14pt" style:font-weight-complex="bold"/>
    </style:style>
    <style:style style:name="T1402" style:family="text">
      <style:text-properties fo:color="#800080" loext:opacity="100%" style:font-name="Mono" fo:font-size="14pt" fo:font-weight="bold" officeooo:rsid="024198f0" style:font-size-asian="14pt" style:font-weight-asian="bold" style:font-size-complex="14pt" style:font-weight-complex="bold"/>
    </style:style>
    <style:style style:name="T1403" style:family="text">
      <style:text-properties fo:color="#800080" loext:opacity="100%" style:font-name="Mono" fo:font-size="14pt" fo:font-weight="bold" officeooo:rsid="00298b67" style:font-size-asian="14pt" style:font-weight-asian="bold" style:font-size-complex="14pt" style:font-weight-complex="bold"/>
    </style:style>
    <style:style style:name="T1404" style:family="text">
      <style:text-properties fo:color="#800080" loext:opacity="100%" officeooo:rsid="0087d59c"/>
    </style:style>
    <style:style style:name="T1405" style:family="text">
      <style:text-properties officeooo:rsid="00334811"/>
    </style:style>
    <style:style style:name="T1406" style:family="text">
      <style:text-properties style:text-underline-style="solid" style:text-underline-width="auto" style:text-underline-color="font-color"/>
    </style:style>
    <style:style style:name="T1407" style:family="text">
      <style:text-properties style:text-underline-style="solid" style:text-underline-width="auto" style:text-underline-color="font-color" style:font-style-asian="normal" style:font-style-complex="normal"/>
    </style:style>
    <style:style style:name="T1408" style:family="text">
      <style:text-properties style:text-underline-style="solid" style:text-underline-width="auto" style:text-underline-color="font-color" officeooo:rsid="0178a33f" style:font-style-asian="normal" style:font-style-complex="normal"/>
    </style:style>
    <style:style style:name="T1409" style:family="text">
      <style:text-properties style:text-underline-style="solid" style:text-underline-width="auto" style:text-underline-color="font-color" officeooo:rsid="01b3b703" style:font-style-asian="normal" style:font-style-complex="normal"/>
    </style:style>
    <style:style style:name="T1410" style:family="text">
      <style:text-properties style:text-underline-style="solid" style:text-underline-width="auto" style:text-underline-color="font-color" fo:font-weight="bold" style:font-weight-asian="bold" style:font-weight-complex="bold"/>
    </style:style>
    <style:style style:name="T1411" style:family="text">
      <style:text-properties style:text-underline-style="solid" style:text-underline-width="auto" style:text-underline-color="font-color" fo:font-weight="bold" officeooo:rsid="0050823d" style:font-weight-asian="bold" style:font-weight-complex="bold"/>
    </style:style>
    <style:style style:name="T1412" style:family="text">
      <style:text-properties style:text-underline-style="solid" style:text-underline-width="auto" style:text-underline-color="font-color" fo:font-weight="bold" officeooo:rsid="02c38fbb" style:font-weight-asian="bold" style:font-weight-complex="bold"/>
    </style:style>
    <style:style style:name="T1413" style:family="text">
      <style:text-properties style:text-underline-style="solid" style:text-underline-width="auto" style:text-underline-color="font-color" officeooo:rsid="009d35f9"/>
    </style:style>
    <style:style style:name="T1414" style:family="text">
      <style:text-properties style:text-underline-style="solid" style:text-underline-width="auto" style:text-underline-color="font-color" officeooo:rsid="0073708d"/>
    </style:style>
    <style:style style:name="T1415" style:family="text">
      <style:text-properties style:text-underline-style="solid" style:text-underline-width="auto" style:text-underline-color="font-color" officeooo:rsid="00cf7b4f"/>
    </style:style>
    <style:style style:name="T1416" style:family="text">
      <style:text-properties style:text-underline-style="solid" style:text-underline-width="auto" style:text-underline-color="font-color" officeooo:rsid="00f0086b"/>
    </style:style>
    <style:style style:name="T1417" style:family="text">
      <style:text-properties style:text-underline-style="solid" style:text-underline-width="auto" style:text-underline-color="font-color" officeooo:rsid="00ed1d82"/>
    </style:style>
    <style:style style:name="T1418" style:family="text">
      <style:text-properties style:text-underline-style="solid" style:text-underline-width="auto" style:text-underline-color="font-color" officeooo:rsid="00008cc1"/>
    </style:style>
    <style:style style:name="T1419" style:family="text">
      <style:text-properties style:text-underline-style="solid" style:text-underline-width="auto" style:text-underline-color="font-color" officeooo:rsid="01eccea5"/>
    </style:style>
    <style:style style:name="T1420" style:family="text">
      <style:text-properties style:text-underline-style="solid" style:text-underline-width="auto" style:text-underline-color="font-color" officeooo:rsid="02a9fba7"/>
    </style:style>
    <style:style style:name="T1421" style:family="text">
      <style:text-properties style:text-underline-style="solid" style:text-underline-width="auto" style:text-underline-color="font-color" officeooo:rsid="02c28ff7"/>
    </style:style>
    <style:style style:name="T1422" style:family="text">
      <style:text-properties officeooo:rsid="0038fc69"/>
    </style:style>
    <style:style style:name="T1423" style:family="text">
      <style:text-properties officeooo:rsid="0042d5c2"/>
    </style:style>
    <style:style style:name="T1424" style:family="text">
      <style:text-properties style:text-line-through-style="solid" style:text-line-through-type="single" officeooo:rsid="01ead9fb"/>
    </style:style>
    <style:style style:name="T1425" style:family="text">
      <style:text-properties fo:font-style="italic" style:font-style-asian="italic" style:font-style-complex="italic"/>
    </style:style>
    <style:style style:name="T1426" style:family="text">
      <style:text-properties fo:font-style="italic" officeooo:rsid="009fa7c7" style:font-style-asian="italic" style:font-style-complex="italic"/>
    </style:style>
    <style:style style:name="T1427" style:family="text">
      <style:text-properties fo:font-style="italic" officeooo:rsid="00ed39e7" style:font-style-asian="italic" style:font-style-complex="italic"/>
    </style:style>
    <style:style style:name="T1428" style:family="text">
      <style:text-properties fo:font-style="italic" style:text-underline-style="solid" style:text-underline-width="auto" style:text-underline-color="font-color" style:font-style-asian="italic" style:font-style-complex="italic"/>
    </style:style>
    <style:style style:name="T1429" style:family="text">
      <style:text-properties fo:font-style="italic" style:text-underline-style="none" style:font-style-asian="italic" style:font-style-complex="italic"/>
    </style:style>
    <style:style style:name="T1430" style:family="text">
      <style:text-properties fo:background-color="#fff200" loext:char-shading-value="0"/>
    </style:style>
    <style:style style:name="T1431" style:family="text">
      <style:text-properties style:font-name="Microsoft Sans Serif"/>
    </style:style>
    <style:style style:name="T1432" style:family="text">
      <style:text-properties style:font-name="Microsoft Sans Serif" fo:font-weight="bold" style:font-weight-asian="bold" style:font-weight-complex="bold"/>
    </style:style>
    <style:style style:name="T1433" style:family="text">
      <style:text-properties style:font-style-asian="italic" style:font-style-complex="italic"/>
    </style:style>
    <style:style style:name="T1434" style:family="text">
      <style:text-properties officeooo:rsid="00505dcb" style:font-style-asian="italic" style:font-style-complex="italic"/>
    </style:style>
    <style:style style:name="T1435" style:family="text">
      <style:text-properties style:font-style-asian="normal" style:font-style-complex="normal"/>
    </style:style>
    <style:style style:name="T1436" style:family="text">
      <style:text-properties officeooo:rsid="0149c32c" style:font-style-asian="normal" style:font-style-complex="normal"/>
    </style:style>
    <style:style style:name="T1437" style:family="text">
      <style:text-properties officeooo:rsid="01b3b703" style:font-style-asian="normal" style:font-style-complex="normal"/>
    </style:style>
    <style:style style:name="T1438" style:family="text">
      <style:text-properties officeooo:rsid="009d35f9" style:font-style-asian="normal" style:font-style-complex="normal"/>
    </style:style>
    <style:style style:name="T1439" style:family="text">
      <style:text-properties officeooo:rsid="00e70f90" style:font-style-asian="normal" style:font-style-complex="normal"/>
    </style:style>
    <style:style style:name="T1440" style:family="text">
      <style:text-properties officeooo:rsid="0052c896"/>
    </style:style>
    <style:style style:name="T1441"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442"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443"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444" style:family="text">
      <style:text-properties style:text-line-through-style="none" style:text-line-through-type="none" fo:background-color="transparent" loext:char-shading-value="0"/>
    </style:style>
    <style:style style:name="T1445" style:family="text">
      <style:text-properties style:text-line-through-style="none" style:text-line-through-type="none" officeooo:rsid="009d35f9" fo:background-color="transparent" loext:char-shading-value="0"/>
    </style:style>
    <style:style style:name="T1446" style:family="text">
      <style:text-properties style:text-line-through-style="none" style:text-line-through-type="none" style:font-name="Mono" fo:background-color="transparent" loext:char-shading-value="0"/>
    </style:style>
    <style:style style:name="T1447" style:family="text">
      <style:text-properties officeooo:rsid="005d3931"/>
    </style:style>
    <style:style style:name="T1448"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449" style:family="text">
      <style:text-properties fo:color="#ff4000" loext:opacity="100%" style:font-name="Mono" fo:font-weight="bold" officeooo:rsid="006d71e2" style:font-weight-asian="bold" style:font-weight-complex="bold"/>
    </style:style>
    <style:style style:name="T1450" style:family="text">
      <style:text-properties fo:color="#ff4000" loext:opacity="100%" officeooo:rsid="00b71a56" style:font-style-asian="normal" style:font-style-complex="normal"/>
    </style:style>
    <style:style style:name="T1451" style:family="text">
      <style:text-properties fo:color="#808080" loext:opacity="100%"/>
    </style:style>
    <style:style style:name="T1452" style:family="text">
      <style:text-properties fo:color="#808080" loext:opacity="100%" fo:background-color="#1e1e1e" loext:char-shading-value="0"/>
    </style:style>
    <style:style style:name="T1453" style:family="text">
      <style:text-properties fo:color="#808080" loext:opacity="100%" style:font-name="Consolas" fo:font-size="12pt"/>
    </style:style>
    <style:style style:name="T1454" style:family="text">
      <style:text-properties fo:color="#808080" loext:opacity="100%" style:font-name="Consolas" fo:font-size="12pt" fo:font-weight="normal"/>
    </style:style>
    <style:style style:name="T1455" style:family="text">
      <style:text-properties fo:color="#808080" loext:opacity="100%" style:font-name="Consolas" fo:font-size="12pt" fo:font-weight="normal" fo:background-color="#1e1e1e" loext:char-shading-value="0"/>
    </style:style>
    <style:style style:name="T1456" style:family="text">
      <style:text-properties fo:color="#808080" loext:opacity="100%" style:font-name="Consolas" fo:font-size="12pt" fo:font-weight="normal" fo:background-color="#111111" loext:char-shading-value="0" style:font-size-asian="12pt" style:font-size-complex="12pt"/>
    </style:style>
    <style:style style:name="T1457" style:family="text">
      <style:text-properties fo:color="#808080" loext:opacity="100%" style:font-name="Consolas" fo:font-size="12pt" fo:font-weight="normal" fo:background-color="#000000" loext:char-shading-value="0" style:font-size-asian="12pt" style:font-size-complex="12pt"/>
    </style:style>
    <style:style style:name="T1458" style:family="text">
      <style:text-properties fo:color="#808080" loext:opacity="100%" style:font-name="Consolas" fo:font-size="12pt" fo:background-color="#1e1e1e" loext:char-shading-value="0"/>
    </style:style>
    <style:style style:name="T1459" style:family="text">
      <style:text-properties fo:color="#808080" loext:opacity="100%" style:font-name="Consolas" fo:font-size="12pt" officeooo:rsid="00999657" fo:background-color="#000000" loext:char-shading-value="0"/>
    </style:style>
    <style:style style:name="T1460" style:family="text">
      <style:text-properties fo:color="#808080" loext:opacity="100%" style:font-name="Consolas" fo:font-size="12pt" style:text-underline-style="none" fo:font-weight="normal"/>
    </style:style>
    <style:style style:name="T1461" style:family="text">
      <style:text-properties fo:color="#808080" loext:opacity="100%" style:font-name="Consolas" fo:font-weight="normal"/>
    </style:style>
    <style:style style:name="T1462" style:family="text">
      <style:text-properties fo:color="#808080" loext:opacity="100%" style:font-name="Consolas" fo:font-weight="normal" fo:background-color="#1f1f1f" loext:char-shading-value="0"/>
    </style:style>
    <style:style style:name="T1463" style:family="text">
      <style:text-properties fo:color="#808080" loext:opacity="100%" style:text-line-through-style="none" style:text-line-through-type="none" style:font-name="Consolas" fo:font-size="12pt" fo:background-color="#1e1e1e" loext:char-shading-value="0"/>
    </style:style>
    <style:style style:name="T1464" style:family="text">
      <style:text-properties fo:color="#808080" loext:opacity="100%" fo:background-color="#1f1f1f" loext:char-shading-value="0"/>
    </style:style>
    <style:style style:name="T1465" style:family="text">
      <style:text-properties fo:color="#569cd6" loext:opacity="100%"/>
    </style:style>
    <style:style style:name="T1466" style:family="text">
      <style:text-properties fo:color="#569cd6" loext:opacity="100%" fo:background-color="#1e1e1e" loext:char-shading-value="0"/>
    </style:style>
    <style:style style:name="T1467" style:family="text">
      <style:text-properties fo:color="#569cd6" loext:opacity="100%" style:font-name="Consolas" fo:font-size="12pt"/>
    </style:style>
    <style:style style:name="T1468" style:family="text">
      <style:text-properties fo:color="#569cd6" loext:opacity="100%" style:font-name="Consolas" fo:font-size="12pt" fo:font-weight="normal"/>
    </style:style>
    <style:style style:name="T1469" style:family="text">
      <style:text-properties fo:color="#569cd6" loext:opacity="100%" style:font-name="Consolas" fo:font-size="12pt" fo:font-weight="normal" fo:background-color="#1e1e1e" loext:char-shading-value="0"/>
    </style:style>
    <style:style style:name="T1470" style:family="text">
      <style:text-properties fo:color="#569cd6" loext:opacity="100%" style:font-name="Consolas" fo:font-size="12pt" fo:font-weight="normal" fo:background-color="#111111" loext:char-shading-value="0" style:font-size-asian="12pt" style:font-size-complex="12pt"/>
    </style:style>
    <style:style style:name="T1471" style:family="text">
      <style:text-properties fo:color="#569cd6" loext:opacity="100%" style:font-name="Consolas" fo:font-size="12pt" fo:font-weight="normal" fo:background-color="#000000" loext:char-shading-value="0" style:font-size-asian="12pt" style:font-size-complex="12pt"/>
    </style:style>
    <style:style style:name="T1472" style:family="text">
      <style:text-properties fo:color="#569cd6" loext:opacity="100%" style:font-name="Consolas" fo:font-size="12pt" fo:background-color="#1e1e1e" loext:char-shading-value="0"/>
    </style:style>
    <style:style style:name="T1473" style:family="text">
      <style:text-properties fo:color="#569cd6" loext:opacity="100%" style:font-name="Consolas" fo:font-size="12pt" officeooo:rsid="00999657" fo:background-color="#000000" loext:char-shading-value="0"/>
    </style:style>
    <style:style style:name="T1474" style:family="text">
      <style:text-properties fo:color="#569cd6" loext:opacity="100%" style:font-name="Consolas" fo:font-size="12pt" style:text-underline-style="none" fo:font-weight="normal"/>
    </style:style>
    <style:style style:name="T1475" style:family="text">
      <style:text-properties fo:color="#569cd6" loext:opacity="100%" style:font-name="Consolas" fo:font-weight="normal"/>
    </style:style>
    <style:style style:name="T1476" style:family="text">
      <style:text-properties fo:color="#569cd6" loext:opacity="100%" style:font-name="Consolas" fo:font-weight="normal" fo:background-color="#1f1f1f" loext:char-shading-value="0"/>
    </style:style>
    <style:style style:name="T1477" style:family="text">
      <style:text-properties fo:color="#569cd6" loext:opacity="100%" style:font-name="Consolas" fo:font-size="10.5pt" fo:font-weight="normal"/>
    </style:style>
    <style:style style:name="T1478" style:family="text">
      <style:text-properties fo:color="#569cd6" loext:opacity="100%" style:text-line-through-style="none" style:text-line-through-type="none" style:font-name="Consolas" fo:font-size="12pt" fo:background-color="#1e1e1e" loext:char-shading-value="0"/>
    </style:style>
    <style:style style:name="T1479" style:family="text">
      <style:text-properties fo:color="#569cd6" loext:opacity="100%" fo:background-color="#1f1f1f" loext:char-shading-value="0"/>
    </style:style>
    <style:style style:name="T1480" style:family="text">
      <style:text-properties fo:color="#9cdcfe" loext:opacity="100%"/>
    </style:style>
    <style:style style:name="T1481" style:family="text">
      <style:text-properties fo:color="#9cdcfe" loext:opacity="100%" fo:background-color="#1e1e1e" loext:char-shading-value="0"/>
    </style:style>
    <style:style style:name="T1482" style:family="text">
      <style:text-properties fo:color="#9cdcfe" loext:opacity="100%" style:font-name="Consolas" fo:font-size="12pt" fo:font-weight="normal"/>
    </style:style>
    <style:style style:name="T1483" style:family="text">
      <style:text-properties fo:color="#9cdcfe" loext:opacity="100%" style:font-name="Consolas" fo:font-size="12pt" fo:font-weight="normal" officeooo:rsid="007b45ff"/>
    </style:style>
    <style:style style:name="T1484" style:family="text">
      <style:text-properties fo:color="#9cdcfe" loext:opacity="100%" style:font-name="Consolas" fo:font-size="12pt" fo:font-weight="normal" officeooo:rsid="00864a14"/>
    </style:style>
    <style:style style:name="T1485" style:family="text">
      <style:text-properties fo:color="#9cdcfe" loext:opacity="100%" style:font-name="Consolas" fo:font-size="12pt" fo:font-weight="normal" officeooo:rsid="0147cbe7"/>
    </style:style>
    <style:style style:name="T1486" style:family="text">
      <style:text-properties fo:color="#9cdcfe" loext:opacity="100%" style:font-name="Consolas" fo:font-size="12pt" fo:font-weight="normal" officeooo:rsid="0151f3e1"/>
    </style:style>
    <style:style style:name="T1487" style:family="text">
      <style:text-properties fo:color="#9cdcfe" loext:opacity="100%" style:font-name="Consolas" fo:font-size="12pt" fo:font-weight="normal" fo:background-color="#111111" loext:char-shading-value="0" style:font-size-asian="12pt" style:font-size-complex="12pt"/>
    </style:style>
    <style:style style:name="T1488" style:family="text">
      <style:text-properties fo:color="#9cdcfe" loext:opacity="100%" style:font-name="Consolas" fo:font-size="12pt" fo:font-weight="normal" fo:background-color="#1e1e1e" loext:char-shading-value="0"/>
    </style:style>
    <style:style style:name="T1489" style:family="text">
      <style:text-properties fo:color="#9cdcfe" loext:opacity="100%" style:font-name="Consolas" fo:font-size="12pt" fo:background-color="#1e1e1e" loext:char-shading-value="0"/>
    </style:style>
    <style:style style:name="T1490" style:family="text">
      <style:text-properties fo:color="#9cdcfe" loext:opacity="100%" style:font-name="Consolas" fo:font-size="12pt" fo:background-color="#1e1e1e" loext:char-shading-value="0" style:font-size-asian="12pt" style:font-size-complex="12pt"/>
    </style:style>
    <style:style style:name="T1491" style:family="text">
      <style:text-properties fo:color="#9cdcfe" loext:opacity="100%" style:font-name="Consolas" fo:font-size="12pt" officeooo:rsid="00999657" fo:background-color="#000000" loext:char-shading-value="0"/>
    </style:style>
    <style:style style:name="T1492" style:family="text">
      <style:text-properties fo:color="#9cdcfe" loext:opacity="100%" style:font-name="Consolas" fo:font-size="12pt" style:text-underline-style="none" fo:font-weight="normal"/>
    </style:style>
    <style:style style:name="T1493" style:family="text">
      <style:text-properties fo:color="#9cdcfe" loext:opacity="100%" style:font-name="Consolas" fo:font-weight="normal"/>
    </style:style>
    <style:style style:name="T1494" style:family="text">
      <style:text-properties fo:color="#9cdcfe" loext:opacity="100%" style:font-name="Consolas" fo:font-weight="normal" fo:background-color="#1f1f1f" loext:char-shading-value="0"/>
    </style:style>
    <style:style style:name="T1495" style:family="text">
      <style:text-properties fo:color="#9cdcfe" loext:opacity="100%" style:font-name="Consolas" fo:font-weight="normal" fo:background-color="#000000" loext:char-shading-value="0"/>
    </style:style>
    <style:style style:name="T1496"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497"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498" style:family="text">
      <style:text-properties fo:color="#9cdcfe" loext:opacity="100%" style:font-name="Consolas" fo:font-size="14pt" fo:font-weight="normal" fo:background-color="#1e1e1e" loext:char-shading-value="0" style:font-size-asian="14pt" style:font-size-complex="14pt"/>
    </style:style>
    <style:style style:name="T1499" style:family="text">
      <style:text-properties fo:color="#9cdcfe" loext:opacity="100%" style:font-name="Consolas" fo:font-size="10.5pt" fo:font-weight="normal"/>
    </style:style>
    <style:style style:name="T1500" style:family="text">
      <style:text-properties fo:color="#9cdcfe" loext:opacity="100%" style:font-name="Consolas" fo:background-color="#1e1e1e" loext:char-shading-value="0"/>
    </style:style>
    <style:style style:name="T1501" style:family="text">
      <style:text-properties fo:color="#9cdcfe" loext:opacity="100%" style:text-line-through-style="none" style:text-line-through-type="none" style:font-name="Consolas" fo:font-size="12pt" fo:background-color="#1e1e1e" loext:char-shading-value="0"/>
    </style:style>
    <style:style style:name="T1502" style:family="text">
      <style:text-properties fo:color="#9cdcfe" loext:opacity="100%" fo:background-color="#666666" loext:char-shading-value="0"/>
    </style:style>
    <style:style style:name="T1503" style:family="text">
      <style:text-properties fo:color="#9cdcfe" loext:opacity="100%" fo:background-color="#1f1f1f" loext:char-shading-value="0"/>
    </style:style>
    <style:style style:name="T1504" style:family="text">
      <style:text-properties fo:color="#ce9178" loext:opacity="100%"/>
    </style:style>
    <style:style style:name="T1505" style:family="text">
      <style:text-properties fo:color="#ce9178" loext:opacity="100%" fo:background-color="#1e1e1e" loext:char-shading-value="0"/>
    </style:style>
    <style:style style:name="T1506" style:family="text">
      <style:text-properties fo:color="#ce9178" loext:opacity="100%" style:font-name="Consolas" fo:font-size="12pt" fo:font-weight="normal"/>
    </style:style>
    <style:style style:name="T1507" style:family="text">
      <style:text-properties fo:color="#ce9178" loext:opacity="100%" style:font-name="Consolas" fo:font-size="12pt" fo:font-weight="normal" fo:background-color="#111111" loext:char-shading-value="0" style:font-size-asian="12pt" style:font-size-complex="12pt"/>
    </style:style>
    <style:style style:name="T1508" style:family="text">
      <style:text-properties fo:color="#ce9178" loext:opacity="100%" style:font-name="Consolas" fo:font-size="12pt" fo:font-weight="normal" officeooo:rsid="0194aafb" fo:background-color="#111111" loext:char-shading-value="0" style:font-size-asian="12pt" style:font-size-complex="12pt"/>
    </style:style>
    <style:style style:name="T1509" style:family="text">
      <style:text-properties fo:color="#ce9178" loext:opacity="100%" style:font-name="Consolas" fo:font-size="12pt" fo:font-weight="normal" fo:background-color="#1e1e1e" loext:char-shading-value="0"/>
    </style:style>
    <style:style style:name="T1510" style:family="text">
      <style:text-properties fo:color="#ce9178" loext:opacity="100%" style:font-name="Consolas" fo:font-size="12pt" fo:font-weight="normal" officeooo:rsid="01342be9" fo:background-color="#1e1e1e" loext:char-shading-value="0"/>
    </style:style>
    <style:style style:name="T1511" style:family="text">
      <style:text-properties fo:color="#ce9178" loext:opacity="100%" style:font-name="Consolas" fo:font-size="12pt" fo:background-color="#1e1e1e" loext:char-shading-value="0"/>
    </style:style>
    <style:style style:name="T1512" style:family="text">
      <style:text-properties fo:color="#ce9178" loext:opacity="100%" style:font-name="Consolas" fo:font-size="12pt" fo:background-color="#1e1e1e" loext:char-shading-value="0" style:font-size-asian="12pt" style:font-size-complex="12pt"/>
    </style:style>
    <style:style style:name="T1513" style:family="text">
      <style:text-properties fo:color="#ce9178" loext:opacity="100%" style:font-name="Consolas" fo:font-size="12pt" officeooo:rsid="0164280c" fo:background-color="#1e1e1e" loext:char-shading-value="0" style:font-size-asian="12pt" style:font-size-complex="12pt"/>
    </style:style>
    <style:style style:name="T1514" style:family="text">
      <style:text-properties fo:color="#ce9178" loext:opacity="100%" style:font-name="Consolas" fo:font-size="12pt" officeooo:rsid="00999657" fo:background-color="#000000" loext:char-shading-value="0"/>
    </style:style>
    <style:style style:name="T1515" style:family="text">
      <style:text-properties fo:color="#ce9178" loext:opacity="100%" style:font-name="Consolas" fo:font-size="12pt" style:text-underline-style="none" fo:font-weight="normal"/>
    </style:style>
    <style:style style:name="T1516" style:family="text">
      <style:text-properties fo:color="#ce9178" loext:opacity="100%" style:font-name="Consolas" fo:font-weight="normal"/>
    </style:style>
    <style:style style:name="T1517" style:family="text">
      <style:text-properties fo:color="#ce9178" loext:opacity="100%" style:font-name="Consolas" fo:font-weight="normal" fo:background-color="#1f1f1f" loext:char-shading-value="0"/>
    </style:style>
    <style:style style:name="T1518" style:family="text">
      <style:text-properties fo:color="#ce9178" loext:opacity="100%" style:font-name="Consolas" fo:font-weight="normal" fo:background-color="#000000" loext:char-shading-value="0"/>
    </style:style>
    <style:style style:name="T1519"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20" style:family="text">
      <style:text-properties fo:color="#ce9178" loext:opacity="100%" style:font-name="Consolas" fo:font-size="14pt" fo:font-weight="normal" fo:background-color="#1e1e1e" loext:char-shading-value="0" style:font-size-asian="14pt" style:font-size-complex="14pt"/>
    </style:style>
    <style:style style:name="T1521" style:family="text">
      <style:text-properties fo:color="#ce9178" loext:opacity="100%" style:font-name="Consolas" fo:font-size="10.5pt" fo:font-weight="normal"/>
    </style:style>
    <style:style style:name="T1522" style:family="text">
      <style:text-properties fo:color="#ce9178" loext:opacity="100%" style:font-name="Consolas" fo:background-color="#1e1e1e" loext:char-shading-value="0"/>
    </style:style>
    <style:style style:name="T1523" style:family="text">
      <style:text-properties fo:color="#ce9178" loext:opacity="100%" style:text-line-through-style="none" style:text-line-through-type="none" style:font-name="Consolas" fo:font-size="12pt" fo:background-color="#1e1e1e" loext:char-shading-value="0"/>
    </style:style>
    <style:style style:name="T1524" style:family="text">
      <style:text-properties fo:color="#ce9178" loext:opacity="100%" fo:background-color="#1f1f1f" loext:char-shading-value="0"/>
    </style:style>
    <style:style style:name="T1525" style:family="text">
      <style:text-properties fo:color="#ff0000" loext:opacity="100%" fo:font-weight="bold" style:font-style-asian="normal" style:font-weight-asian="bold" style:font-style-complex="normal" style:font-weight-complex="bold"/>
    </style:style>
    <style:style style:name="T1526"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27" style:family="text">
      <style:text-properties fo:color="#ff0000" loext:opacity="100%" style:font-style-asian="normal" style:font-style-complex="normal"/>
    </style:style>
    <style:style style:name="T1528" style:family="text">
      <style:text-properties fo:color="#ff0000" loext:opacity="100%" fo:language="pt" fo:country="BR"/>
    </style:style>
    <style:style style:name="T1529" style:family="text">
      <style:text-properties fo:color="#ff0000" loext:opacity="100%" fo:language="pt" fo:country="BR" officeooo:rsid="03073ebf"/>
    </style:style>
    <style:style style:name="T1530" style:family="text">
      <style:text-properties officeooo:rsid="006117db"/>
    </style:style>
    <style:style style:name="T1531" style:family="text">
      <style:text-properties fo:background-color="#1e1e1e" loext:char-shading-value="0"/>
    </style:style>
    <style:style style:name="T1532" style:family="text">
      <style:text-properties officeooo:rsid="0067528a"/>
    </style:style>
    <style:style style:name="T1533" style:family="text">
      <style:text-properties officeooo:rsid="006d71e2"/>
    </style:style>
    <style:style style:name="T1534" style:family="text">
      <style:text-properties officeooo:rsid="006e0ca4"/>
    </style:style>
    <style:style style:name="T1535" style:family="text">
      <style:text-properties officeooo:rsid="0073708d"/>
    </style:style>
    <style:style style:name="T1536" style:family="text">
      <style:text-properties fo:color="#2a6099" loext:opacity="100%" fo:font-weight="bold" style:font-weight-asian="bold" style:font-weight-complex="bold"/>
    </style:style>
    <style:style style:name="T1537" style:family="text">
      <style:text-properties fo:color="#2a6099" loext:opacity="100%" fo:font-weight="bold" style:font-style-asian="normal" style:font-weight-asian="bold" style:font-style-complex="normal" style:font-weight-complex="bold"/>
    </style:style>
    <style:style style:name="T1538"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539"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540" style:family="text">
      <style:text-properties fo:color="#2a6099" loext:opacity="100%" style:font-style-asian="normal" style:font-style-complex="normal"/>
    </style:style>
    <style:style style:name="T1541" style:family="text">
      <style:text-properties fo:color="#2a6099" loext:opacity="100%" officeooo:rsid="00b71a56" style:font-style-asian="normal" style:font-style-complex="normal"/>
    </style:style>
    <style:style style:name="T1542" style:family="text">
      <style:text-properties fo:color="#2a6099" loext:opacity="100%" style:font-name="Monospace" fo:font-weight="bold" style:font-weight-asian="bold" style:font-weight-complex="bold"/>
    </style:style>
    <style:style style:name="T1543" style:family="text">
      <style:text-properties fo:color="#2a6099" loext:opacity="100%" style:font-name="Monospace" fo:font-weight="bold" officeooo:rsid="004e6dfe" style:font-weight-asian="bold" style:font-weight-complex="bold"/>
    </style:style>
    <style:style style:name="T1544" style:family="text">
      <style:text-properties fo:color="#2a6099" loext:opacity="100%" style:font-name="Monospace" fo:font-size="14pt" fo:font-weight="bold" officeooo:rsid="003c342f" style:font-size-asian="14pt" style:font-weight-asian="bold" style:font-size-complex="14pt" style:font-weight-complex="bold"/>
    </style:style>
    <style:style style:name="T1545"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46" style:family="text">
      <style:text-properties fo:color="#2a6099" loext:opacity="100%" style:font-name="Mono" fo:font-weight="bold" style:font-weight-asian="bold" style:font-weight-complex="bold"/>
    </style:style>
    <style:style style:name="T1547" style:family="text">
      <style:text-properties fo:color="#2a6099" loext:opacity="100%" style:font-name="Mono" fo:font-weight="bold" officeooo:rsid="0197b4ea" style:font-weight-asian="bold" style:font-weight-complex="bold"/>
    </style:style>
    <style:style style:name="T1548" style:family="text">
      <style:text-properties fo:color="#2a6099" loext:opacity="100%" style:font-name="Mono" fo:font-size="14pt" fo:font-weight="normal" officeooo:rsid="01ef50ab" style:font-size-asian="14pt" style:font-weight-asian="normal" style:font-size-complex="14pt" style:font-weight-complex="normal"/>
    </style:style>
    <style:style style:name="T1549" style:family="text">
      <style:text-properties fo:color="#2a6099" loext:opacity="100%" style:font-name="Mono" fo:font-size="14pt" fo:font-weight="bold" style:font-size-asian="14pt" style:font-weight-asian="bold" style:font-size-complex="14pt" style:font-weight-complex="bold"/>
    </style:style>
    <style:style style:name="T1550" style:family="text">
      <style:text-properties fo:color="#2a6099" loext:opacity="100%" style:font-name="Mono" fo:font-size="14pt" fo:font-weight="bold" officeooo:rsid="02e104dd" style:font-size-asian="14pt" style:font-weight-asian="bold" style:font-size-complex="14pt" style:font-weight-complex="bold"/>
    </style:style>
    <style:style style:name="T1551" style:family="text">
      <style:text-properties fo:color="#2a6099" loext:opacity="100%" style:text-underline-style="none" fo:font-weight="bold" officeooo:rsid="014f0d29" style:font-weight-asian="bold" style:font-weight-complex="bold"/>
    </style:style>
    <style:style style:name="T1552" style:family="text">
      <style:text-properties fo:color="#2a6099" loext:opacity="100%" fo:language="pt" fo:country="BR" fo:font-weight="bold" style:font-weight-asian="bold" style:font-weight-complex="bold"/>
    </style:style>
    <style:style style:name="T1553"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54" style:family="text">
      <style:text-properties fo:color="#2a6099" loext:opacity="100%" officeooo:rsid="02a58153"/>
    </style:style>
    <style:style style:name="T1555" style:family="text">
      <style:text-properties fo:color="#2a6099" loext:opacity="100%" officeooo:rsid="02ab13d2"/>
    </style:style>
    <style:style style:name="T1556" style:family="text">
      <style:text-properties officeooo:rsid="00760901"/>
    </style:style>
    <style:style style:name="T1557" style:family="text">
      <style:text-properties officeooo:rsid="007854af"/>
    </style:style>
    <style:style style:name="T1558" style:family="text">
      <style:text-properties officeooo:rsid="007b45ff"/>
    </style:style>
    <style:style style:name="T1559" style:family="text">
      <style:text-properties style:font-name="Consolas" fo:font-size="12pt" fo:font-weight="normal"/>
    </style:style>
    <style:style style:name="T1560" style:family="text">
      <style:text-properties style:font-name="Consolas" fo:font-size="12pt" fo:font-weight="normal" officeooo:rsid="007d35a0"/>
    </style:style>
    <style:style style:name="T1561" style:family="text">
      <style:text-properties style:font-name="Consolas" fo:font-size="12pt" fo:font-weight="normal" officeooo:rsid="00864a14"/>
    </style:style>
    <style:style style:name="T1562" style:family="text">
      <style:text-properties style:font-name="Consolas" fo:font-size="12pt" style:text-underline-style="none" fo:font-weight="normal"/>
    </style:style>
    <style:style style:name="T1563" style:family="text">
      <style:text-properties style:font-name="Consolas" fo:font-weight="normal"/>
    </style:style>
    <style:style style:name="T1564" style:family="text">
      <style:text-properties style:font-name="Consolas" fo:font-weight="normal" officeooo:rsid="0260e473"/>
    </style:style>
    <style:style style:name="T1565" style:family="text">
      <style:text-properties style:font-name="Consolas" fo:font-size="10.5pt" fo:font-weight="normal"/>
    </style:style>
    <style:style style:name="T1566" style:family="text">
      <style:text-properties style:font-name="Consolas" fo:font-size="10.5pt" fo:font-weight="normal" officeooo:rsid="01c6b46d"/>
    </style:style>
    <style:style style:name="T1567" style:family="text">
      <style:text-properties fo:color="#6a9955" loext:opacity="100%"/>
    </style:style>
    <style:style style:name="T1568" style:family="text">
      <style:text-properties fo:color="#6a9955" loext:opacity="100%" style:font-name="Consolas" fo:font-size="12pt" fo:font-weight="normal"/>
    </style:style>
    <style:style style:name="T1569" style:family="text">
      <style:text-properties fo:color="#6a9955" loext:opacity="100%" style:font-name="Consolas" fo:font-size="12pt" fo:font-weight="normal" officeooo:rsid="015b64bb"/>
    </style:style>
    <style:style style:name="T1570" style:family="text">
      <style:text-properties fo:color="#6a9955" loext:opacity="100%" style:font-name="Consolas" fo:font-size="12pt" fo:font-weight="normal" officeooo:rsid="016f2d01"/>
    </style:style>
    <style:style style:name="T1571" style:family="text">
      <style:text-properties fo:color="#6a9955" loext:opacity="100%" style:font-name="Consolas" fo:font-size="12pt" fo:background-color="#1e1e1e" loext:char-shading-value="0"/>
    </style:style>
    <style:style style:name="T1572" style:family="text">
      <style:text-properties fo:color="#6a9955" loext:opacity="100%" style:font-name="Consolas" fo:font-size="12pt" officeooo:rsid="01b4a341" fo:background-color="#1e1e1e" loext:char-shading-value="0"/>
    </style:style>
    <style:style style:name="T1573"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74"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75" style:family="text">
      <style:text-properties fo:color="#6a9955" loext:opacity="100%" style:font-name="Consolas" fo:font-weight="normal"/>
    </style:style>
    <style:style style:name="T1576" style:family="text">
      <style:text-properties fo:color="#6a9955" loext:opacity="100%" style:font-name="Consolas" fo:font-weight="normal" officeooo:rsid="017cda52"/>
    </style:style>
    <style:style style:name="T1577" style:family="text">
      <style:text-properties fo:color="#6a9955" loext:opacity="100%" style:font-name="Consolas" fo:font-weight="normal" fo:background-color="#000000" loext:char-shading-value="0"/>
    </style:style>
    <style:style style:name="T1578" style:family="text">
      <style:text-properties fo:color="#6a9955" loext:opacity="100%" officeooo:rsid="015b13bb"/>
    </style:style>
    <style:style style:name="T1579" style:family="text">
      <style:text-properties officeooo:rsid="007d35a0"/>
    </style:style>
    <style:style style:name="T1580" style:family="text">
      <style:text-properties officeooo:rsid="0085da85"/>
    </style:style>
    <style:style style:name="T1581" style:family="text">
      <style:text-properties officeooo:rsid="0087d59c"/>
    </style:style>
    <style:style style:name="T1582" style:family="text">
      <style:text-properties fo:color="#d4d4d4" loext:opacity="100%"/>
    </style:style>
    <style:style style:name="T1583" style:family="text">
      <style:text-properties fo:color="#d4d4d4" loext:opacity="100%" style:font-name="Consolas" fo:font-size="12pt" fo:font-weight="normal" fo:background-color="#1e1e1e" loext:char-shading-value="0"/>
    </style:style>
    <style:style style:name="T1584" style:family="text">
      <style:text-properties fo:color="#d4d4d4" loext:opacity="100%" style:font-name="Consolas" fo:font-size="12pt" fo:font-weight="normal" fo:background-color="#111111" loext:char-shading-value="0" style:font-size-asian="12pt" style:font-size-complex="12pt"/>
    </style:style>
    <style:style style:name="T1585" style:family="text">
      <style:text-properties fo:color="#d4d4d4" loext:opacity="100%" style:font-name="Consolas" fo:font-size="12pt" fo:background-color="#1e1e1e" loext:char-shading-value="0"/>
    </style:style>
    <style:style style:name="T1586" style:family="text">
      <style:text-properties fo:color="#d4d4d4" loext:opacity="100%" style:font-name="Consolas" fo:font-size="12pt" officeooo:rsid="007d35a0" fo:background-color="#1e1e1e" loext:char-shading-value="0"/>
    </style:style>
    <style:style style:name="T1587" style:family="text">
      <style:text-properties fo:color="#d4d4d4" loext:opacity="100%" style:font-name="Consolas" fo:font-size="12pt" fo:background-color="#1e1e1e" loext:char-shading-value="0" style:font-size-asian="12pt" style:font-size-complex="12pt"/>
    </style:style>
    <style:style style:name="T1588" style:family="text">
      <style:text-properties fo:color="#d4d4d4" loext:opacity="100%" style:font-name="Consolas" fo:font-size="12pt" officeooo:rsid="0164280c" fo:background-color="#1e1e1e" loext:char-shading-value="0" style:font-size-asian="12pt" style:font-size-complex="12pt"/>
    </style:style>
    <style:style style:name="T1589" style:family="text">
      <style:text-properties fo:color="#d4d4d4" loext:opacity="100%" style:font-name="Consolas" fo:font-size="12pt" officeooo:rsid="00999657" fo:background-color="#000000" loext:char-shading-value="0"/>
    </style:style>
    <style:style style:name="T1590" style:family="text">
      <style:text-properties fo:color="#d4d4d4" loext:opacity="100%" style:font-name="Consolas" fo:font-weight="normal"/>
    </style:style>
    <style:style style:name="T1591" style:family="text">
      <style:text-properties fo:color="#d4d4d4" loext:opacity="100%" style:font-name="Consolas" fo:font-weight="normal" fo:background-color="#1e1e1e" loext:char-shading-value="0"/>
    </style:style>
    <style:style style:name="T1592" style:family="text">
      <style:text-properties fo:color="#d4d4d4" loext:opacity="100%" style:font-name="Consolas" fo:font-weight="normal" fo:background-color="#000000" loext:char-shading-value="0"/>
    </style:style>
    <style:style style:name="T1593" style:family="text">
      <style:text-properties fo:color="#d4d4d4" loext:opacity="100%" style:font-name="Consolas" fo:font-weight="normal" officeooo:rsid="0260e473" fo:background-color="#000000" loext:char-shading-value="0"/>
    </style:style>
    <style:style style:name="T1594"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595"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96" style:family="text">
      <style:text-properties fo:color="#d4d4d4" loext:opacity="100%" style:font-name="Consolas" fo:font-size="14pt" fo:font-weight="normal" fo:background-color="#1e1e1e" loext:char-shading-value="0" style:font-size-asian="14pt" style:font-size-complex="14pt"/>
    </style:style>
    <style:style style:name="T1597" style:family="text">
      <style:text-properties fo:color="#d4d4d4" loext:opacity="100%" style:font-name="Consolas" fo:background-color="#1e1e1e" loext:char-shading-value="0"/>
    </style:style>
    <style:style style:name="T1598" style:family="text">
      <style:text-properties fo:color="#d4d4d4" loext:opacity="100%" style:text-line-through-style="none" style:text-line-through-type="none" style:font-name="Consolas" fo:font-size="12pt" fo:background-color="#1e1e1e" loext:char-shading-value="0"/>
    </style:style>
    <style:style style:name="T1599" style:family="text">
      <style:text-properties fo:color="#d7ba7d" loext:opacity="100%"/>
    </style:style>
    <style:style style:name="T1600" style:family="text">
      <style:text-properties fo:color="#d7ba7d" loext:opacity="100%" style:font-name="Consolas" fo:font-size="12pt" fo:font-weight="normal"/>
    </style:style>
    <style:style style:name="T1601" style:family="text">
      <style:text-properties fo:color="#d7ba7d" loext:opacity="100%" style:font-name="Consolas" fo:font-size="12pt" fo:font-weight="normal" fo:background-color="#1e1e1e" loext:char-shading-value="0"/>
    </style:style>
    <style:style style:name="T1602" style:family="text">
      <style:text-properties fo:color="#d7ba7d" loext:opacity="100%" style:font-name="Consolas" fo:font-size="12pt" fo:background-color="#1e1e1e" loext:char-shading-value="0"/>
    </style:style>
    <style:style style:name="T1603" style:family="text">
      <style:text-properties fo:color="#d7ba7d" loext:opacity="100%" style:font-name="Consolas" fo:font-weight="normal"/>
    </style:style>
    <style:style style:name="T1604" style:family="text">
      <style:text-properties fo:color="#d7ba7d" loext:opacity="100%" style:font-name="Consolas" fo:font-weight="normal" fo:background-color="#1e1e1e" loext:char-shading-value="0"/>
    </style:style>
    <style:style style:name="T1605" style:family="text">
      <style:text-properties fo:color="#d7ba7d" loext:opacity="100%" style:font-name="Consolas" fo:font-size="10.5pt" fo:font-weight="normal"/>
    </style:style>
    <style:style style:name="T1606" style:family="text">
      <style:text-properties fo:color="#b5cea8" loext:opacity="100%"/>
    </style:style>
    <style:style style:name="T1607" style:family="text">
      <style:text-properties fo:color="#b5cea8" loext:opacity="100%" style:font-name="Consolas" fo:font-size="12pt" fo:font-weight="normal"/>
    </style:style>
    <style:style style:name="T1608" style:family="text">
      <style:text-properties fo:color="#b5cea8" loext:opacity="100%" style:font-name="Consolas" fo:font-size="12pt" fo:background-color="#1e1e1e" loext:char-shading-value="0"/>
    </style:style>
    <style:style style:name="T1609" style:family="text">
      <style:text-properties fo:color="#b5cea8" loext:opacity="100%" style:font-name="Consolas" fo:font-weight="normal"/>
    </style:style>
    <style:style style:name="T1610"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611" style:family="text">
      <style:text-properties fo:color="#b5cea8" loext:opacity="100%" style:font-name="Consolas" fo:font-size="10.5pt" fo:font-weight="normal"/>
    </style:style>
    <style:style style:name="T1612" style:family="text">
      <style:text-properties fo:color="#b5cea8" loext:opacity="100%" style:font-name="Consolas" fo:background-color="#1e1e1e" loext:char-shading-value="0"/>
    </style:style>
    <style:style style:name="T1613" style:family="text">
      <style:text-properties officeooo:rsid="009d35f9"/>
    </style:style>
    <style:style style:name="T1614" style:family="text">
      <style:text-properties style:text-underline-style="none"/>
    </style:style>
    <style:style style:name="T1615" style:family="text">
      <style:text-properties style:text-underline-style="none" fo:font-weight="bold" style:font-weight-asian="bold" style:font-weight-complex="bold"/>
    </style:style>
    <style:style style:name="T1616" style:family="text">
      <style:text-properties style:text-underline-style="none" fo:font-weight="bold" officeooo:rsid="006117db" style:font-weight-asian="bold" style:font-weight-complex="bold"/>
    </style:style>
    <style:style style:name="T1617" style:family="text">
      <style:text-properties style:text-underline-style="none" style:font-style-asian="normal" style:font-style-complex="normal"/>
    </style:style>
    <style:style style:name="T1618" style:family="text">
      <style:text-properties style:text-underline-style="none" officeooo:rsid="0147cbe7" style:font-style-asian="normal" style:font-style-complex="normal"/>
    </style:style>
    <style:style style:name="T1619" style:family="text">
      <style:text-properties style:text-underline-style="none" officeooo:rsid="014bafae" style:font-style-asian="normal" style:font-style-complex="normal"/>
    </style:style>
    <style:style style:name="T1620" style:family="text">
      <style:text-properties style:text-underline-style="none" officeooo:rsid="015933ba" style:font-style-asian="normal" style:font-style-complex="normal"/>
    </style:style>
    <style:style style:name="T1621" style:family="text">
      <style:text-properties style:text-underline-style="none" officeooo:rsid="0178a33f" style:font-style-asian="normal" style:font-style-complex="normal"/>
    </style:style>
    <style:style style:name="T1622" style:family="text">
      <style:text-properties style:text-underline-style="none" officeooo:rsid="0073708d"/>
    </style:style>
    <style:style style:name="T1623" style:family="text">
      <style:text-properties style:text-underline-style="none" officeooo:rsid="00defd8d"/>
    </style:style>
    <style:style style:name="T1624" style:family="text">
      <style:text-properties style:text-underline-style="none" officeooo:rsid="0123f5fe"/>
    </style:style>
    <style:style style:name="T1625" style:family="text">
      <style:text-properties style:text-underline-style="none" officeooo:rsid="014f0d29"/>
    </style:style>
    <style:style style:name="T1626" style:family="text">
      <style:text-properties style:text-underline-style="none" officeooo:rsid="009d35f9"/>
    </style:style>
    <style:style style:name="T1627" style:family="text">
      <style:text-properties style:text-underline-style="none" officeooo:rsid="0067528a"/>
    </style:style>
    <style:style style:name="T1628" style:family="text">
      <style:text-properties fo:color="#ffff38" loext:opacity="100%"/>
    </style:style>
    <style:style style:name="T1629" style:family="text">
      <style:text-properties fo:color="#ffff38" loext:opacity="100%" style:font-name="Consolas" fo:font-size="12pt" fo:font-weight="normal"/>
    </style:style>
    <style:style style:name="T1630" style:family="text">
      <style:text-properties fo:color="#ffff38" loext:opacity="100%" style:font-name="Consolas" fo:font-size="12pt" fo:background-color="#1e1e1e" loext:char-shading-value="0"/>
    </style:style>
    <style:style style:name="T1631" style:family="text">
      <style:text-properties officeooo:rsid="009fa7c7"/>
    </style:style>
    <style:style style:name="T1632" style:family="text">
      <style:text-properties fo:color="#fff200" loext:opacity="100%" style:font-name="Consolas" fo:font-size="12pt" officeooo:rsid="009fa7c7" fo:background-color="#000000" loext:char-shading-value="0"/>
    </style:style>
    <style:style style:name="T1633" style:family="text">
      <style:text-properties fo:color="#780373" loext:opacity="100%" style:font-name="Mono" fo:font-weight="bold" style:font-style-asian="normal" style:font-weight-asian="bold" style:font-style-complex="normal" style:font-weight-complex="bold"/>
    </style:style>
    <style:style style:name="T1634" style:family="text">
      <style:text-properties fo:color="#780373" loext:opacity="100%" style:font-name="Mono" fo:font-weight="bold" officeooo:rsid="009fa7c7" style:font-style-asian="normal" style:font-weight-asian="bold" style:font-style-complex="normal" style:font-weight-complex="bold"/>
    </style:style>
    <style:style style:name="T1635" style:family="text">
      <style:text-properties fo:color="#780373" loext:opacity="100%" style:font-name="Mono" fo:font-weight="bold" officeooo:rsid="009fa7c7" style:font-weight-asian="bold" style:font-weight-complex="bold"/>
    </style:style>
    <style:style style:name="T1636"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637" style:family="text">
      <style:text-properties fo:color="#780373" loext:opacity="100%" style:font-name="Mono" style:text-underline-style="none" fo:font-weight="bold" style:font-style-asian="normal" style:font-weight-asian="bold" style:font-style-complex="normal" style:font-weight-complex="bold"/>
    </style:style>
    <style:style style:name="T1638"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639"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640"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641" style:family="text">
      <style:text-properties fo:color="#780373" loext:opacity="100%" style:font-name="Mono" style:text-underline-style="none" fo:font-weight="bold" officeooo:rsid="009fa7c7" style:font-weight-asian="bold" style:font-weight-complex="bold"/>
    </style:style>
    <style:style style:name="T1642" style:family="text">
      <style:text-properties fo:color="#780373" loext:opacity="100%" style:font-name="Mono" style:text-underline-style="none" officeooo:rsid="012f82c1"/>
    </style:style>
    <style:style style:name="T1643"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644" style:family="text">
      <style:text-properties officeooo:rsid="00a6ece1"/>
    </style:style>
    <style:style style:name="T1645" style:family="text">
      <style:text-properties officeooo:rsid="00a7092f"/>
    </style:style>
    <style:style style:name="T1646" style:family="text">
      <style:text-properties fo:font-weight="normal" style:font-weight-asian="normal" style:font-weight-complex="normal"/>
    </style:style>
    <style:style style:name="T1647" style:family="text">
      <style:text-properties fo:font-weight="normal" officeooo:rsid="009d35f9" style:font-weight-asian="normal" style:font-weight-complex="normal"/>
    </style:style>
    <style:style style:name="T1648" style:family="text">
      <style:text-properties fo:font-weight="normal" officeooo:rsid="0271a5d1" style:font-weight-asian="normal" style:font-weight-complex="normal"/>
    </style:style>
    <style:style style:name="T1649" style:family="text">
      <style:text-properties fo:font-weight="normal" officeooo:rsid="027d28f7" style:font-weight-asian="normal" style:font-weight-complex="normal"/>
    </style:style>
    <style:style style:name="T1650" style:family="text">
      <style:text-properties fo:font-weight="normal" officeooo:rsid="02a890af" style:font-weight-asian="normal" style:font-weight-complex="normal"/>
    </style:style>
    <style:style style:name="T1651" style:family="text">
      <style:text-properties officeooo:rsid="00b57eee"/>
    </style:style>
    <style:style style:name="T1652" style:family="text">
      <style:text-properties officeooo:rsid="00be9001"/>
    </style:style>
    <style:style style:name="T1653" style:family="text">
      <style:text-properties officeooo:rsid="00c5cce9"/>
    </style:style>
    <style:style style:name="T1654" style:family="text">
      <style:text-properties style:font-name="Monospace"/>
    </style:style>
    <style:style style:name="T1655" style:family="text">
      <style:text-properties officeooo:rsid="00cb2193"/>
    </style:style>
    <style:style style:name="T1656" style:family="text">
      <style:text-properties officeooo:rsid="0043f181"/>
    </style:style>
    <style:style style:name="T1657" style:family="text">
      <style:text-properties fo:font-size="14pt" fo:language="pt" fo:country="BR" style:font-size-asian="12.25pt" style:font-size-complex="14pt"/>
    </style:style>
    <style:style style:name="T1658" style:family="text">
      <style:text-properties fo:font-size="14pt" fo:language="pt" fo:country="BR" style:font-size-asian="14pt" style:font-size-complex="14pt"/>
    </style:style>
    <style:style style:name="T1659" style:family="text">
      <style:text-properties fo:font-size="14pt" fo:language="pt" fo:country="BR" fo:font-weight="bold" style:font-size-asian="14pt" style:font-weight-asian="bold" style:font-size-complex="14pt" style:font-weight-complex="bold"/>
    </style:style>
    <style:style style:name="T1660" style:family="text">
      <style:text-properties officeooo:rsid="00cc5c65"/>
    </style:style>
    <style:style style:name="T1661" style:family="text">
      <style:text-properties officeooo:rsid="00ce3802"/>
    </style:style>
    <style:style style:name="T1662" style:family="text">
      <style:text-properties officeooo:rsid="00cf7b4f"/>
    </style:style>
    <style:style style:name="T1663" style:family="text">
      <style:text-properties officeooo:rsid="00d302e5"/>
    </style:style>
    <style:style style:name="T1664" style:family="text">
      <style:text-properties style:font-name="Mono"/>
    </style:style>
    <style:style style:name="T1665" style:family="text">
      <style:text-properties style:font-name="Mono" fo:font-weight="bold" style:font-weight-asian="bold" style:font-weight-complex="bold"/>
    </style:style>
    <style:style style:name="T1666" style:family="text">
      <style:text-properties style:font-name="Mono" officeooo:rsid="00760901"/>
    </style:style>
    <style:style style:name="T1667" style:family="text">
      <style:text-properties style:font-name="Mono" officeooo:rsid="009fa7c7"/>
    </style:style>
    <style:style style:name="T1668" style:family="text">
      <style:text-properties style:font-name="Mono" fo:font-style="italic" style:font-style-asian="italic" style:font-style-complex="italic"/>
    </style:style>
    <style:style style:name="T1669" style:family="text">
      <style:text-properties style:font-name="Mono" fo:font-style="italic" officeooo:rsid="00ed39e7" style:font-style-asian="italic" style:font-style-complex="italic"/>
    </style:style>
    <style:style style:name="T1670" style:family="text">
      <style:text-properties style:font-name="Mono" fo:font-style="italic" officeooo:rsid="00edb1e8" style:font-style-asian="italic" style:font-style-complex="italic"/>
    </style:style>
    <style:style style:name="T1671" style:family="text">
      <style:text-properties style:font-name="Mono" officeooo:rsid="012cc197"/>
    </style:style>
    <style:style style:name="T1672" style:family="text">
      <style:text-properties style:font-name="Mono" officeooo:rsid="0197b4ea"/>
    </style:style>
    <style:style style:name="T1673" style:family="text">
      <style:text-properties style:font-name="Mono" officeooo:rsid="01ef50ab"/>
    </style:style>
    <style:style style:name="T1674" style:family="text">
      <style:text-properties style:font-name="Mono" fo:language="pt" fo:country="BR"/>
    </style:style>
    <style:style style:name="T1675" style:family="text">
      <style:text-properties fo:color="#ffff00" loext:opacity="100%" fo:font-weight="bold" fo:background-color="#1e1e1e" loext:char-shading-value="0" style:font-weight-asian="bold" style:font-weight-complex="bold"/>
    </style:style>
    <style:style style:name="T1676" style:family="text">
      <style:text-properties fo:color="#ffff00" loext:opacity="100%" style:font-name="Consolas" fo:font-size="12pt" fo:font-weight="bold" fo:background-color="#1e1e1e" loext:char-shading-value="0" style:font-weight-asian="bold" style:font-weight-complex="bold"/>
    </style:style>
    <style:style style:name="T1677" style:family="text">
      <style:text-properties fo:color="#ffff00" loext:opacity="100%" style:font-name="Consolas" fo:font-size="14pt" fo:font-weight="normal" fo:background-color="#1e1e1e" loext:char-shading-value="0" style:font-size-asian="14pt" style:font-size-complex="14pt"/>
    </style:style>
    <style:style style:name="T1678" style:family="text">
      <style:text-properties fo:color="#0003ff" loext:opacity="100%" fo:font-weight="bold" style:font-style-asian="normal" style:font-weight-asian="bold" style:font-style-complex="normal" style:font-weight-complex="bold"/>
    </style:style>
    <style:style style:name="T1679" style:family="text">
      <style:text-properties fo:color="#00ff0c" loext:opacity="100%" fo:font-weight="bold" style:font-style-asian="normal" style:font-weight-asian="bold" style:font-style-complex="normal" style:font-weight-complex="bold"/>
    </style:style>
    <style:style style:name="T1680" style:family="text">
      <style:text-properties officeooo:rsid="00ed1d82"/>
    </style:style>
    <style:style style:name="T1681" style:family="text">
      <style:text-properties officeooo:rsid="00ed39e7"/>
    </style:style>
    <style:style style:name="T1682" style:family="text">
      <style:text-properties officeooo:rsid="00edb1e8"/>
    </style:style>
    <style:style style:name="T1683" style:family="text">
      <style:text-properties officeooo:rsid="00be2b6c"/>
    </style:style>
    <style:style style:name="T1684" style:family="text">
      <style:text-properties officeooo:rsid="00ef14ab"/>
    </style:style>
    <style:style style:name="T1685" style:family="text">
      <style:text-properties officeooo:rsid="00f0086b"/>
    </style:style>
    <style:style style:name="T1686" style:family="text">
      <style:text-properties officeooo:rsid="00f933aa"/>
    </style:style>
    <style:style style:name="T1687" style:family="text">
      <style:text-properties officeooo:rsid="00fa40f0"/>
    </style:style>
    <style:style style:name="T1688" style:family="text">
      <style:text-properties fo:color="#4ec9b0" loext:opacity="100%"/>
    </style:style>
    <style:style style:name="T1689" style:family="text">
      <style:text-properties fo:color="#4ec9b0" loext:opacity="100%" style:font-name="Consolas" fo:font-size="12pt" fo:font-weight="normal"/>
    </style:style>
    <style:style style:name="T1690" style:family="text">
      <style:text-properties style:font-name="Arial"/>
    </style:style>
    <style:style style:name="T1691" style:family="text">
      <style:text-properties style:font-name="Verdana"/>
    </style:style>
    <style:style style:name="T1692" style:family="text">
      <style:text-properties style:font-name="Tahoma"/>
    </style:style>
    <style:style style:name="T1693" style:family="text">
      <style:text-properties style:font-name="Trebuchet"/>
    </style:style>
    <style:style style:name="T1694" style:family="text">
      <style:text-properties style:font-name="Times New Roman"/>
    </style:style>
    <style:style style:name="T1695" style:family="text">
      <style:text-properties style:font-name="Garamond"/>
    </style:style>
    <style:style style:name="T1696" style:family="text">
      <style:text-properties style:font-name="Courier New monospace"/>
    </style:style>
    <style:style style:name="T1697" style:family="text">
      <style:text-properties style:font-name="Brush Script MT (cursive)"/>
    </style:style>
    <style:style style:name="T1698" style:family="text">
      <style:text-properties officeooo:rsid="011fe7ff"/>
    </style:style>
    <style:style style:name="T1699" style:family="text">
      <style:text-properties officeooo:rsid="012cc197"/>
    </style:style>
    <style:style style:name="T1700" style:family="text">
      <style:text-properties officeooo:rsid="01342be9"/>
    </style:style>
    <style:style style:name="T1701" style:family="text">
      <style:text-properties officeooo:rsid="0138736b"/>
    </style:style>
    <style:style style:name="T1702" style:family="text">
      <style:text-properties officeooo:rsid="0143b24e"/>
    </style:style>
    <style:style style:name="T1703" style:family="text">
      <style:text-properties officeooo:rsid="0146205e"/>
    </style:style>
    <style:style style:name="T1704" style:family="text">
      <style:text-properties fo:background-color="transparent" loext:char-shading-value="0"/>
    </style:style>
    <style:style style:name="T1705" style:family="text">
      <style:text-properties officeooo:rsid="007d35a0" fo:background-color="transparent" loext:char-shading-value="0"/>
    </style:style>
    <style:style style:name="T1706" style:family="text">
      <style:text-properties fo:color="#dcdcaa" loext:opacity="100%" style:font-name="Consolas" fo:font-size="12pt" fo:font-weight="normal"/>
    </style:style>
    <style:style style:name="T1707" style:family="text">
      <style:text-properties fo:color="#dcdcaa" loext:opacity="100%" style:font-name="Consolas" fo:font-size="12pt" fo:background-color="#1e1e1e" loext:char-shading-value="0" style:font-size-asian="12pt" style:font-size-complex="12pt"/>
    </style:style>
    <style:style style:name="T1708" style:family="text">
      <style:text-properties fo:color="#dcdcaa" loext:opacity="100%" style:font-name="Consolas" fo:font-weight="normal"/>
    </style:style>
    <style:style style:name="T1709" style:family="text">
      <style:text-properties fo:color="#dcdcaa" loext:opacity="100%" style:font-name="Consolas" fo:font-size="10.5pt" fo:font-weight="normal"/>
    </style:style>
    <style:style style:name="T1710" style:family="text">
      <style:text-properties officeooo:rsid="01973a79"/>
    </style:style>
    <style:style style:name="T1711" style:family="text">
      <style:text-properties officeooo:rsid="0197b4ea"/>
    </style:style>
    <style:style style:name="T1712" style:family="text">
      <style:text-properties officeooo:rsid="019863b6"/>
    </style:style>
    <style:style style:name="T1713" style:family="text">
      <style:text-properties officeooo:rsid="019c44c7"/>
    </style:style>
    <style:style style:name="T1714" style:family="text">
      <style:text-properties fo:color="#c586c0" loext:opacity="100%"/>
    </style:style>
    <style:style style:name="T1715" style:family="text">
      <style:text-properties fo:color="#c586c0" loext:opacity="100%" style:font-name="Consolas" fo:font-weight="normal"/>
    </style:style>
    <style:style style:name="T1716" style:family="text">
      <style:text-properties officeooo:rsid="00344f32"/>
    </style:style>
    <style:style style:name="T1717" style:family="text">
      <style:text-properties officeooo:rsid="01aa26c1"/>
    </style:style>
    <style:style style:name="T1718" style:family="text">
      <style:text-properties fo:color="#c9211e" loext:opacity="100%" fo:font-weight="bold" style:font-weight-asian="bold" style:font-weight-complex="bold"/>
    </style:style>
    <style:style style:name="T1719"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720" style:family="text">
      <style:text-properties fo:color="#c9211e" loext:opacity="100%" officeooo:rsid="02a58153"/>
    </style:style>
    <style:style style:name="T1721" style:family="text">
      <style:text-properties officeooo:rsid="01b1a396"/>
    </style:style>
    <style:style style:name="T1722" style:family="text">
      <style:text-properties officeooo:rsid="01b3b703"/>
    </style:style>
    <style:style style:name="T1723" style:family="text">
      <style:text-properties officeooo:rsid="01b40ede"/>
    </style:style>
    <style:style style:name="T1724" style:family="text">
      <style:text-properties fo:color="#cccccc" loext:opacity="100%" style:font-name="Consolas" fo:font-size="12pt" fo:font-weight="normal" fo:background-color="#000000" loext:char-shading-value="0" style:font-size-asian="12pt" style:font-size-complex="12pt"/>
    </style:style>
    <style:style style:name="T1725" style:family="text">
      <style:text-properties fo:color="#cccccc" loext:opacity="100%" style:font-name="Consolas" fo:font-weight="normal" fo:background-color="#1f1f1f" loext:char-shading-value="0"/>
    </style:style>
    <style:style style:name="T1726" style:family="text">
      <style:text-properties fo:background-color="#1f1f1f" loext:char-shading-value="0"/>
    </style:style>
    <style:style style:name="T1727" style:family="text">
      <style:text-properties officeooo:rsid="01b5c490"/>
    </style:style>
    <style:style style:name="T1728" style:family="text">
      <style:text-properties officeooo:rsid="01b66612"/>
    </style:style>
    <style:style style:name="T1729" style:family="text">
      <style:text-properties officeooo:rsid="00008cc1"/>
    </style:style>
    <style:style style:name="T1730" style:family="text">
      <style:text-properties officeooo:rsid="000289fa"/>
    </style:style>
    <style:style style:name="T1731" style:family="text">
      <style:text-properties officeooo:rsid="01be6d0a"/>
    </style:style>
    <style:style style:name="T1732" style:family="text">
      <style:text-properties style:font-name="Georgia" fo:font-size="13pt" fo:language="pt" fo:country="BR" style:font-size-asian="13pt" style:font-size-complex="13pt"/>
    </style:style>
    <style:style style:name="T1733" style:family="text">
      <style:text-properties officeooo:rsid="01c8846c"/>
    </style:style>
    <style:style style:name="T1734" style:family="text">
      <style:text-properties officeooo:rsid="01d71c5c"/>
    </style:style>
    <style:style style:name="T1735" style:family="text">
      <style:text-properties fo:font-style="normal" style:font-style-asian="normal" style:font-style-complex="normal"/>
    </style:style>
    <style:style style:name="T1736" style:family="text">
      <style:text-properties fo:font-style="normal" officeooo:rsid="00084753" style:font-style-asian="normal" style:font-style-complex="normal"/>
    </style:style>
    <style:style style:name="T1737" style:family="text">
      <style:text-properties officeooo:rsid="01e98ac2"/>
    </style:style>
    <style:style style:name="T1738" style:family="text">
      <style:text-properties officeooo:rsid="01ead9fb"/>
    </style:style>
    <style:style style:name="T1739" style:family="text">
      <style:text-properties officeooo:rsid="01eccea5"/>
    </style:style>
    <style:style style:name="T1740" style:family="text">
      <style:text-properties officeooo:rsid="01ef50ab"/>
    </style:style>
    <style:style style:name="T1741" style:family="text">
      <style:text-properties officeooo:rsid="01f40d93"/>
    </style:style>
    <style:style style:name="T1742" style:family="text">
      <style:text-properties officeooo:rsid="0201ac47"/>
    </style:style>
    <style:style style:name="T1743" style:family="text">
      <style:text-properties officeooo:rsid="02179b1c"/>
    </style:style>
    <style:style style:name="T1744" style:family="text">
      <style:text-properties style:font-name="Verdana1" fo:font-size="11.25pt"/>
    </style:style>
    <style:style style:name="T1745" style:family="text">
      <style:text-properties style:font-name="Verdana1" fo:font-size="11.25pt" fo:font-weight="bold" style:font-weight-asian="bold" style:font-weight-complex="bold"/>
    </style:style>
    <style:style style:name="T1746" style:family="text">
      <style:text-properties fo:color="#55215b" loext:opacity="100%" style:font-name="Verdana1" fo:font-size="11.25pt"/>
    </style:style>
    <style:style style:name="T1747" style:family="text">
      <style:text-properties officeooo:rsid="0231e71c"/>
    </style:style>
    <style:style style:name="T1748" style:family="text">
      <style:text-properties fo:color="#ff8000" loext:opacity="100%"/>
    </style:style>
    <style:style style:name="T1749" style:family="text">
      <style:text-properties fo:color="#ff8000" loext:opacity="100%" style:font-name="Mono" officeooo:rsid="027d28f7"/>
    </style:style>
    <style:style style:name="T1750" style:family="text">
      <style:text-properties fo:color="#00a933" loext:opacity="100%" style:font-style-asian="normal" style:font-style-complex="normal"/>
    </style:style>
    <style:style style:name="T1751" style:family="text">
      <style:text-properties officeooo:rsid="02a58153"/>
    </style:style>
    <style:style style:name="T1752" style:family="text">
      <style:text-properties fo:color="#f10d0c" loext:opacity="100%" fo:font-weight="bold" style:font-weight-asian="bold" style:font-weight-complex="bold"/>
    </style:style>
    <style:style style:name="T1753" style:family="text">
      <style:text-properties officeooo:rsid="02a9fba7"/>
    </style:style>
    <style:style style:name="T1754" style:family="text">
      <style:text-properties officeooo:rsid="02ab13d2"/>
    </style:style>
    <style:style style:name="T1755" style:family="text">
      <style:text-properties officeooo:rsid="02c0db35"/>
    </style:style>
    <style:style style:name="T1756" style:family="text">
      <style:text-properties fo:color="#1b00ff" loext:opacity="100%"/>
    </style:style>
    <style:style style:name="T1757" style:family="text">
      <style:text-properties fo:color="#1b00ff" loext:opacity="100%" officeooo:rsid="02c0db35"/>
    </style:style>
    <style:style style:name="T1758" style:family="text">
      <style:text-properties fo:color="#1b00ff" loext:opacity="100%" style:font-name="Mono" fo:font-weight="bold" style:font-weight-asian="bold" style:font-weight-complex="bold"/>
    </style:style>
    <style:style style:name="T1759" style:family="text">
      <style:text-properties officeooo:rsid="02c28ff7"/>
    </style:style>
    <style:style style:name="T1760" style:family="text">
      <style:text-properties officeooo:rsid="02c38fbb"/>
    </style:style>
    <style:style style:name="T1761" style:family="text">
      <style:text-properties officeooo:rsid="02c89ccd"/>
    </style:style>
    <style:style style:name="T1762" style:family="text">
      <style:text-properties officeooo:rsid="02d4a24c"/>
    </style:style>
    <style:style style:name="T1763" style:family="text">
      <style:text-properties officeooo:rsid="02e18e86"/>
    </style:style>
    <style:style style:name="T1764" style:family="text">
      <style:text-properties officeooo:rsid="02e4a689"/>
    </style:style>
    <style:style style:name="T1765" style:family="text">
      <style:text-properties officeooo:rsid="02e4bc0c"/>
    </style:style>
    <style:style style:name="T1766" style:family="text">
      <style:text-properties officeooo:rsid="02e53cf9"/>
    </style:style>
    <style:style style:name="T1767" style:family="text">
      <style:text-properties officeooo:rsid="03117e5d"/>
    </style:style>
    <style:style style:name="T1768" style:family="text">
      <style:text-properties style:font-name="Mono" fo:language="pt" fo:country="BR"/>
    </style:style>
    <style:style style:name="T1769" style:family="text">
      <style:text-properties style:font-name="Microsoft Sans Serif1" fo:font-weight="normal" style:font-weight-asian="normal" style:font-weight-complex="normal"/>
    </style:style>
    <style:style style:name="T1770" style:family="text">
      <style:text-properties style:font-name="Microsoft Sans Serif1" fo:font-weight="normal" officeooo:rsid="032a72e7" style:font-weight-asian="normal" style:font-weight-complex="normal"/>
    </style:style>
    <style:style style:name="T1771" style:family="text">
      <style:text-properties style:font-name="Microsoft Sans Serif1" fo:font-weight="normal" officeooo:rsid="032d8216"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3">Instalação para desenvolver HTML/CSS</text:p>
      <text:list text:style-name="L1">
        <text:list-item>
          <text:p text:style-name="P536"><text:span text:style-name="T1305">Instale </text:span><text:span text:style-name="T1306">o editor de código da Microsoft:</text:span><text:span text:style-name="T1305"> </text:span><text:a xlink:type="simple" xlink:href="https://code.visualstudio.com/" text:style-name="Internet_20_link" text:visited-style-name="Visited_20_Internet_20_Link"><text:span text:style-name="T1657">Visual Studio Code</text:span></text:a></text:p>
        </text:list-item>
        <text:list-item>
          <text:p text:style-name="P539"><text:span text:style-name="T1333">Após a instalação, </text:span><text:span text:style-name="T1334">baixe</text:span><text:span text:style-name="T1335"> o plugin de idioma</text:span><text:span text:style-name="T1333">, </text:span><text:span text:style-name="T1335">configure o </text:span><text:span text:style-name="T1333">tamanho da </text:span><text:span text:style-name="T1335">fonte</text:span><text:span text:style-name="T1333">, ative o word wrap (quebra automátic</text:span><text:span text:style-name="T1336">a</text:span><text:span text:style-name="T1333"> de linhas) </text:span><text:span text:style-name="T1335">e </text:span><text:span text:style-name="T1333">habilite o salvamento automático.</text:span></text:p>
        </text:list-item>
      </text:list>
      <text:p text:style-name="P367"/>
      <text:p text:style-name="P321">História e funcionamento da Internet</text:p>
      <text:p text:style-name="P381"/>
      <text:p text:style-name="P380">A <text:span text:style-name="T1271">internet</text:span> <text:span text:style-name="T1271">nasceu</text:span> <text:span text:style-name="T1651">em 1970, </text:span>dentro da <text:span text:style-name="T1271">DARPA</text:span>, num <text:span text:style-name="T1271">projeto</text:span> chamado <text:span text:style-name="T1271">ARPANET</text:span>, <text:span text:style-name="T2">interligando 4 computadores.</text:span></text:p>
      <text:p text:style-name="P380"><text:span text:style-name="T1651">Esse projeto criou o protocolo NCP que, por sua vez, continha 2 protocolos que são usados até hoje: o </text:span><text:span text:style-name="T1275">FTP</text:span><text:span text:style-name="T1651">, para transmissão de arquivos e o </text:span><text:span text:style-name="T1275">DNS</text:span><text:span text:style-name="T1651">, para identificação de máquinas na rede. </text:span></text:p>
      <text:p text:style-name="P380">Em 1983, <text:span text:style-name="T1">o </text:span><text:span text:style-name="T1272">TCP/IP</text:span><text:span text:style-name="T1"> se tornou o </text:span><text:span text:style-name="T1272">protocolo</text:span><text:span text:style-name="T1"> </text:span><text:span text:style-name="T1272">único</text:span><text:span text:style-name="T1"> da internet, substituindo o limitado protocolo NCP.</text:span></text:p>
      <text:p text:style-name="P383"><text:span text:style-name="T1613">Em 1989, </text:span>começou <text:span text:style-name="T1613">a</text:span> internet <text:span text:style-name="T1613">no Brasil </text:span>com o projeto RNP <text:span text:style-name="T1613">(Backbone que interliga algumas universidades).</text:span></text:p>
      <text:p text:style-name="P384"><text:span text:style-name="T1653">Hoje, </text:span>95% das informações intercontinentais são transmitidas via cabos submarinos.</text:p>
      <text:p text:style-name="P380"/>
      <text:p text:style-name="P13"><text:span text:style-name="T1289">Em 199</text:span><text:span text:style-name="T1290">1</text:span><text:span text:style-name="T1289">, Tim Bernes Lee </text:span><text:span text:style-name="T1290">e sua equipe no CERN projetaram</text:span><text:span text:style-name="T1289"> </text:span><text:span text:style-name="T1291">a linguagem</text:span><text:span text:style-name="T1289"> </text:span><text:span text:style-name="T1294">HTML</text:span><text:span text:style-name="T1298"> – </text:span><text:span text:style-name="T1299">Hyper Text Markup Language</text:span><text:span text:style-name="T1298"> </text:span><text:span text:style-name="T1300">e </text:span><text:span text:style-name="T1289">o</text:span><text:span text:style-name="T1292"> prot</text:span><text:span text:style-name="T1289">ocolo </text:span><text:span text:style-name="T1294">HTTP</text:span><text:span text:style-name="T1298"> – </text:span><text:span text:style-name="T1299">Hyper text tranfer Protocol</text:span><text:span text:style-name="T1298">.</text:span><text:span text:style-name="T1289"> No ano seguinte, ele cunhou o termo </text:span><text:span text:style-name="T1295">WWW</text:span><text:span text:style-name="T1290"> - </text:span><text:span text:style-name="T1289">World Wide Web com o nascimento da rede de alcance mundial, tornando o HTML uma ferramenta utilizada para tudo e por todos.</text:span></text:p>
      <text:p text:style-name="P431"><text:span text:style-name="T1286"><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286">.</text:span></text:p>
      <text:p text:style-name="P135"><text:span text:style-name="Emphasis"/></text:p>
      <text:p text:style-name="P135"><text:span text:style-name="T1287">O site </text:span><text:a xlink:type="simple" xlink:href="http://iplocation.net/" text:style-name="Internet_20_link" text:visited-style-name="Visited_20_Internet_20_Link"><text:span text:style-name="T4">iplocation.net</text:span></text:a><text:span text:style-name="T1287"> informa o seu atual endereço de IP, bem como o de outros sites.</text:span></text:p>
      <text:p text:style-name="P386"/>
      <text:p text:style-name="P388">Atenção!</text:p>
      <text:p text:style-name="P387"><text:span text:style-name="T1729">MB é </text:span><text:span text:style-name="T5">≠</text:span><text:span text:style-name="T1729"> de Mb!<text:tab/></text:span><text:span text:style-name="T1647">Megabyte é diferente de Megabit:</text:span></text:p>
      <text:p text:style-name="P382"><text:span text:style-name="T1729">M</text:span><text:span text:style-name="T1377">B</text:span><text:span text:style-name="T1729"> = </text:span><text:span text:style-name="T1730">Megabytes</text:span><text:span text:style-name="T1729">, </text:span><text:span text:style-name="T3">significa </text:span><text:span text:style-name="T1418">armazenamento</text:span><text:span text:style-name="T1729"><text:tab/>M</text:span><text:span text:style-name="T1377">b</text:span><text:span text:style-name="T1729"> = Megabits, </text:span><text:span text:style-name="T1418">transferência</text:span></text:p>
      <text:p text:style-name="P14"/>
      <text:p text:style-name="P14"><text:span text:style-name="T1293">O aparelho responsável pela </text:span><text:span text:style-name="T1296">M</text:span><text:span text:style-name="T1297">o</text:span><text:span text:style-name="T1293">dulação e </text:span><text:span text:style-name="T1296">D</text:span><text:span text:style-name="T1297">em</text:span><text:span text:style-name="T1293">odulação dos diferentes formatos de sinais </text:span><text:span text:style-name="T1291">de internet</text:span><text:span text:style-name="T1293"> é o </text:span><text:span text:style-name="T1301">Modem</text:span><text:span text:style-name="T1293">.</text:span></text:p>
      <text:p text:style-name="P369"/>
      <text:p text:style-name="P385"><text:soft-page-break/>O <text:span text:style-name="T1271">Gateway</text:span> do cliente <text:span text:style-name="T1646">se conecta</text:span> ao <text:span text:style-name="T1653">r</text:span><text:span text:style-name="T1646">oteador do provedor</text:span> de acesso e <text:span text:style-name="T3">e</text:span>s<text:span text:style-name="T3">s</text:span>e, por sua vez, <text:span text:style-name="T1646">acessa</text:span> os servidores <text:span text:style-name="T1646">DNS</text:span> para conseguir <text:span text:style-name="T1613">o endereço e </text:span>se conectar aos diferentes<text:span text:style-name="T1735"> servidores </text:span><text:span text:style-name="T1736">pelo mundo, cada qual com seu IP.</text:span></text:p>
      <text:p text:style-name="P385"/>
      <text:p text:style-name="Standard"><text:span text:style-name="Emphasis"><text:span text:style-name="T1288">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35"><text:span text:style-name="Emphasis"/></text:p>
      <text:p text:style-name="P168"><draw:frame draw:style-name="fr5" draw:name="Figura1" text:anchor-type="as-char" svg:width="12.278cm" svg:height="6.615cm" draw:z-index="8"><draw:image xlink:href="Pictures/10000001000001D0000000FA0889BCF84E58EE6B.png" xlink:type="simple" xlink:show="embed" xlink:actuate="onLoad" draw:mime-type="image/png"/></draw:frame></text:p>
      <text:p text:style-name="P485"><text:span text:style-name="Emphasis"/></text:p>
      <text:p text:style-name="P135"><text:span text:style-name="Emphasis"><text:span text:style-name="T53">DNS – </text:span></text:span><text:span text:style-name="Emphasis"><text:span text:style-name="T57">Domain Name System, </text:span></text:span><text:span text:style-name="Emphasis"><text:span text:style-name="T56">ou Sistema de Nomes de Domínio</text:span></text:span><text:span text:style-name="Emphasis"><text:span text:style-name="T57"> – </text:span></text:span><text:span text:style-name="Emphasis"><text:span text:style-name="T58">é uma</text:span></text:span><text:span text:style-name="Emphasis"><text:span text:style-name="T59"> rede global de servidores </text:span></text:span><text:span text:style-name="Emphasis"><text:span text:style-name="T58">que</text:span></text:span><text:span text:style-name="Emphasis"><text:span text:style-name="T59"> </text:span></text:span><text:span text:style-name="Emphasis"><text:span text:style-name="T56">trabalham em conjunto para rapidamente traduzir</text:span></text:span><text:span text:style-name="Emphasis"><text:span text:style-name="T59"> os nomes de domínio legíveis por humanos </text:span></text:span><text:span text:style-name="Emphasis"><text:span text:style-name="T56">(URLs)</text:span></text:span><text:span text:style-name="Emphasis"><text:span text:style-name="T59"> em endereços numéricos </text:span></text:span><text:span text:style-name="Emphasis"><text:span text:style-name="T56">(</text:span></text:span><text:span text:style-name="Emphasis"><text:span text:style-name="T59">IP - Internet Protocol), </text:span></text:span><text:span text:style-name="Emphasis"><text:span text:style-name="T56">difíceis de decorar</text:span></text:span><text:span text:style-name="Emphasis"><text:span text:style-name="T59">. </text:span></text:span><text:span text:style-name="Emphasis"><text:span text:style-name="T56">Atuam como uma espécie de</text:span></text:span><text:span text:style-name="Emphasis"><text:span text:style-name="T59"> "catálogo telefônico" da internet.</text:span></text:span></text:p>
      <text:p text:style-name="P135"><text:span text:style-name="Emphasis"/></text:p>
      <text:p text:style-name="P118"><text:span text:style-name="T83"><draw:frame draw:style-name="fr3" draw:name="Figura14" text:anchor-type="as-char" svg:width="12.467cm" svg:height="4.272cm" draw:z-index="9"><draw:image xlink:href="Pictures/10000001000002BC000000F023262DEF34917BA5.png" xlink:type="simple" xlink:show="embed" xlink:actuate="onLoad" draw:mime-type="image/png"/></draw:frame></text:span><draw:frame draw:style-name="fr5" draw:name="Figura2" text:anchor-type="as-char" svg:width="12.358cm" svg:height="4.106cm" draw:z-index="11"><draw:image xlink:href="Pictures/1000000100000266000000CC285B8DC54C12A977.png" xlink:type="simple" xlink:show="embed" xlink:actuate="onLoad" draw:mime-type="image/png"/></draw:frame></text:p>
      <text:p text:style-name="P290"><text:soft-page-break/><text:span text:style-name="T1359">[</text:span><text:span text:style-name="T1361">protocolo ou </text:span><text:span text:style-name="Strong_20_Emphasis"><text:span text:style-name="T1360">esquema</text:span></text:span><text:span text:style-name="T1359">]://</text:span><text:span text:style-name="T1362">[</text:span><text:span text:style-name="Strong_20_Emphasis"><text:span text:style-name="T1363">dominio</text:span></text:span><text:span text:style-name="T1362">]</text:span><text:span text:style-name="T1364">:[</text:span><text:span text:style-name="Strong_20_Emphasis"><text:span text:style-name="T1365">porta</text:span></text:span><text:span text:style-name="T1364">]</text:span><text:span text:style-name="T1366">/[</text:span><text:span text:style-name="Strong_20_Emphasis"><text:span text:style-name="T1367">caminho</text:span></text:span><text:span text:style-name="T1366">]</text:span><text:span text:style-name="T1368">?[</text:span><text:span text:style-name="Strong_20_Emphasis"><text:span text:style-name="T1369">querystring</text:span></text:span><text:span text:style-name="T1368">]</text:span><text:span text:style-name="T1370">#[</text:span><text:span text:style-name="Strong_20_Emphasis"><text:span text:style-name="T1371">fragmento</text:span></text:span><text:span text:style-name="T1370">]</text:span></text:p>
      <text:p text:style-name="P291"/>
      <text:p text:style-name="P15"><text:span text:style-name="T797">Exemplo: </text:span><text:span text:style-name="T782">http://</text:span><text:span text:style-name="T783">pomadasparabigode.com</text:span><text:span text:style-name="T784">:</text:span><text:span text:style-name="T785">80</text:span><text:span text:style-name="T787">/produto/pomada-especial/</text:span><text:span text:style-name="T786">busca</text:span><text:span text:style-name="T788">?nome=pomadalegal&amp;tipo=2&amp;categoria=bigodesruivos</text:span><text:span text:style-name="T789">#</text:span><text:span text:style-name="T790">id</text:span><text:span text:style-name="T789">descricao</text:span><text:span text:style-name="T791"> </text:span></text:p>
      <text:p text:style-name="P15"/>
      <text:p text:style-name="P135"><text:span text:style-name="Emphasis"><text:span text:style-name="T54">URI</text:span></text:span><text:span text:style-name="Emphasis"><text:span text:style-name="T56"> - Uniform Resource Identifier é um identificador único para </text:span></text:span><text:span text:style-name="Emphasis"><text:span text:style-name="T62">encontrar um</text:span></text:span><text:span text:style-name="Emphasis"><text:span text:style-name="T56"> recurso, sendo dividid</text:span></text:span><text:span text:style-name="Emphasis"><text:span text:style-name="T62">o</text:span></text:span><text:span text:style-name="Emphasis"><text:span text:style-name="T56"> em 2 subconjuntos:</text:span></text:span></text:p>
      <text:list xml:id="list3836976238" text:style-name="L2">
        <text:list-item>
          <text:p text:style-name="P540"><text:span text:style-name="T156">URL</text:span><text:span text:style-name="T159"> – </text:span><text:span text:style-name="T84">Uniform Resource Locat</text:span><text:span text:style-name="T85">o</text:span><text:span text:style-name="T84">r </text:span><text:span text:style-name="T86">ou L</text:span><text:span text:style-name="T87">ocalizador de </text:span><text:span text:style-name="T112">endereço único</text:span><text:span text:style-name="T87">, </text:span><text:span text:style-name="T88">é o </text:span><text:span text:style-name="T86">identificador</text:span><text:span text:style-name="T88"> que </text:span><text:span text:style-name="T86">aponta par</text:span><text:span text:style-name="T88">a</text:span><text:span text:style-name="T89"> </text:span><text:span text:style-name="T90">a localização de</text:span><text:span text:style-name="T89"> </text:span><text:span text:style-name="T132">página </text:span><text:span text:style-name="T133">ou recurso</text:span><text:span text:style-name="T132"> </text:span><text:span text:style-name="T130">na internet</text:span><text:span text:style-name="T134">, para </text:span><text:span text:style-name="T130">então</text:span><text:span text:style-name="T134"> poder </text:span><text:span text:style-name="T113">copiar</text:span><text:span text:style-name="T134"> e enviar </text:span><text:span text:style-name="T130">seu conteúdo até o cliente. </text:span><text:span text:style-name="T135">Ela </text:span><text:span text:style-name="T130">é composta por diferentes partes, algumas são estritamente necessárias e outras são opcionais:</text:span></text:p>
        </text:list-item>
      </text:list>
      <text:list xml:id="list2159106254" text:style-name="L3">
        <text:list-item>
          <text:list>
            <text:list-item>
              <text:p text:style-name="P542"><text:span text:style-name="T145">método de acesso</text:span><text:span text:style-name="T130">: </text:span><text:span text:style-name="T135">pode ser composto por protocolo ou esquema:</text:span></text:p>
              <text:list>
                <text:list-item>
                  <text:p text:style-name="P543"><text:span text:style-name="T157">protocolo</text:span><text:span text:style-name="T135">: define um conjunto de regras para comunicação entre cliente e servidor. Os principais são:</text:span></text:p>
                  <text:list>
                    <text:list-item>
                      <text:p text:style-name="P544"><text:span text:style-name="T114">HTTP</text:span><text:span text:style-name="T1239">S</text:span><text:span text:style-name="T135"> - Hyper</text:span><text:span text:style-name="T136">T</text:span><text:span text:style-name="T135">ext Transfer Protocol </text:span><text:span text:style-name="T136">Secure</text:span><text:span text:style-name="T135">: </text:span><text:span text:style-name="T137">transfere</text:span><text:span text:style-name="T135"> dados pela W</text:span><text:span text:style-name="T137">WW - </text:span><text:span text:style-name="T135">World Wide Web, </text:span><text:span text:style-name="T137">com </text:span><text:span text:style-name="T136">uma camada a mais de segurança pois adiciona</text:span><text:span text:style-name="T135"> criptografia SSL/TLS.</text:span></text:p>
                    </text:list-item>
                    <text:list-item>
                      <text:p text:style-name="P601"><text:span text:style-name="T1406">FTP</text:span> – <text:span text:style-name="T1734">File Transfer Protocol: transfere arquivos entre sistemas em rede.</text:span></text:p>
                    </text:list-item>
                    <text:list-item>
                      <text:p text:style-name="P601"><text:span text:style-name="T1406">SMTP</text:span> - Simple Mail Transfer Protocol: envia e-mails. </text:p>
                    </text:list-item>
                    <text:list-item>
                      <text:p text:style-name="P543"><text:span text:style-name="T114">Telnet</text:span><text:span text:style-name="T135"> </text:span><text:span text:style-name="T137">ou </text:span><text:span text:style-name="T135">SSH – </text:span><text:span text:style-name="T137">Secure Shell</text:span><text:span text:style-name="T135">: </text:span><text:span text:style-name="T137">acessa remotamente outros sistemas. </text:span></text:p>
                    </text:list-item>
                  </text:list>
                </text:list-item>
                <text:list-item>
                  <text:p text:style-name="P557"><text:span text:style-name="T152">esquema</text:span><text:span text:style-name="T126">: </text:span><text:span text:style-name="T133">é uma</text:span><text:span text:style-name="T126"> convenção de nomenclatura para indicar como um determinado tipo de recurso deve ser tratado / </text:span><text:span text:style-name="T131">interpretado</text:span><text:span text:style-name="T126">. </text:span><text:span text:style-name="T133">Os mais comuns são:</text:span></text:p>
                  <text:list>
                    <text:list-item>
                      <text:p text:style-name="P619"><text:span text:style-name="T48">m</text:span><text:span text:style-name="T50">ailto</text:span><text:span text:style-name="T60">: </text:span><text:span text:style-name="T55">indica</text:span><text:span text:style-name="T60"> que o recurso é um endereço de e-mail e o navegador ou aplicativo deve abrir o </text:span><text:span text:style-name="T50">cliente de e-mail</text:span><text:span text:style-name="T60"> do usuário.<text:line-break/>É possível incluir várias informações em um link </text:span><text:span text:style-name="Source_20_Text"><text:span text:style-name="T777">mailto</text:span></text:span><text:span text:style-name="T60">, como o destinatário, o assunto e o corpo do e-mail. Exemplo:<text:line-break/></text:span><text:span text:style-name="T1148">&lt;</text:span><text:span text:style-name="T982">a</text:span><text:span text:style-name="T1238"> </text:span><text:span text:style-name="T1179">href</text:span><text:span text:style-name="T1238">=</text:span><text:span text:style-name="T1050">"mailto:suporte@exemplo.com?subject=Dúvida%20sobre%20Produto&amp;body=Olá,%20gostaria%20de%20mais%20informações%20sobre%20o%20produto%20tal.</text:span><text:span text:style-name="T1052">"</text:span><text:span text:style-name="T1150">&gt;&lt;/</text:span><text:span text:style-name="T984">a</text:span><text:span text:style-name="T1150">&gt;</text:span></text:p>
                    </text:list-item>
                    <text:list-item>
                      <text:p text:style-name="P620"><text:a xlink:type="simple" xlink:href="data://" text:style-name="Internet_20_link" text:visited-style-name="Visited_20_Internet_20_Link"><text:span text:style-name="T48">data</text:span><text:span text:style-name="T55">://</text:span></text:a></text:p>
                    </text:list-item>
                    <text:list-item>
                      <text:p text:style-name="P620"><text:a xlink:type="simple" xlink:href="../../../../../" text:style-name="Internet_20_link" text:visited-style-name="Visited_20_Internet_20_Link"><text:span text:style-name="T48">file</text:span><text:span text:style-name="T55">://</text:span></text:a></text:p>
                    </text:list-item>
                    <text:list-item>
                      <text:p text:style-name="P602"><text:span text:style-name="T1406">urn</text:span>://</text:p>
                    </text:list-item>
                    <text:list-item>
                      <text:p text:style-name="P602"><text:span text:style-name="T1406">view-source</text:span>://</text:p>
                    </text:list-item>
                    <text:list-item>
                      <text:p text:style-name="P602"><text:span text:style-name="T1406">ws/wss</text:span>: conecções de WebSocket (encriptadas)</text:p>
                    </text:list-item>
                  </text:list>
                </text:list-item>
              </text:list>
            </text:list-item>
          </text:list>
        </text:list-item>
      </text:list>
      <text:p text:style-name="P169"/>
      <text:list xml:id="list144426451359454" text:continue-numbering="true" text:style-name="L3">
        <text:list-item>
          <text:list>
            <text:list-item>
              <text:p text:style-name="P545"><text:span text:style-name="T146">domínio (host)</text:span><text:span text:style-name="T130">: O nome de domínio é usado para mapear o endereço IP do servidor onde o site está hospedado. </text:span><text:span text:style-name="T138">Ele é composto por:</text:span></text:p>
              <text:list>
                <text:list-item>
                  <text:p text:style-name="P546"><text:soft-page-break/><text:span text:style-name="T115">subdomínio</text:span><text:span text:style-name="T116">s</text:span><text:span text:style-name="T138">:</text:span><text:span text:style-name="T139"> p</text:span><text:span text:style-name="T138">ermite</text:span><text:span text:style-name="T131">m</text:span><text:span text:style-name="T138"> </text:span><text:span text:style-name="T117">organizar a arquitetura</text:span><text:span text:style-name="T139"> do site </text:span><text:span text:style-name="T138">em </text:span><text:span text:style-name="T139">diferentes </text:span><text:span text:style-name="T138">seções, departamentos, </text:span><text:span text:style-name="T139">equipes ou serviços. </text:span><text:span text:style-name="T131">P</text:span><text:span text:style-name="T139">odem apontar para </text:span><text:span text:style-name="T117">servidores dedicados</text:span><text:span text:style-name="T139"> a funcionalidades especializadas, como e-mail, fóruns, blogs, suporte, lojas, entre outros. Por exemplo:</text:span></text:p>
                  <text:list>
                    <text:list-item>
                      <text:p text:style-name="P537"><text:a xlink:type="simple" xlink:href="https://drive.google.com/" text:style-name="Internet_20_link" text:visited-style-name="Visited_20_Internet_20_Link"><text:span text:style-name="T61">https://drive.google.com/</text:span></text:a></text:p>
                    </text:list-item>
                    <text:list-item>
                      <text:p text:style-name="P537"><text:a xlink:type="simple" xlink:href="https://drive.google.com/" text:style-name="Internet_20_link" text:visited-style-name="Visited_20_Internet_20_Link"><text:span text:style-name="T61">https://mail.google.com/</text:span></text:a></text:p>
                    </text:list-item>
                    <text:list-item>
                      <text:p text:style-name="P537"><text:a xlink:type="simple" xlink:href="https://drive.google.com/" text:style-name="Internet_20_link" text:visited-style-name="Visited_20_Internet_20_Link"><text:span text:style-name="T61">https://photos.google.com/</text:span></text:a></text:p>
                    </text:list-item>
                    <text:list-item>
                      <text:p text:style-name="P537"><text:a xlink:type="simple" xlink:href="https://play.google.com/" text:style-name="Internet_20_link" text:visited-style-name="Visited_20_Internet_20_Link"><text:span text:style-name="T61">https://play.google.com/</text:span></text:a></text:p>
                    </text:list-item>
                  </text:list>
                  <text:p text:style-name="P546"><text:span text:style-name="T139">O subdomínio WWW é padrão principal de um site sendo, portanto, </text:span><text:span text:style-name="T158">opcional</text:span><text:span text:style-name="T139"> </text:span><text:span text:style-name="T131">informar esse prefixo.</text:span></text:p>
                </text:list-item>
                <text:list-item>
                  <text:p text:style-name="P547"><text:span text:style-name="T115">domínio principal</text:span><text:span text:style-name="T138">: é a autori</text:span><text:span text:style-name="T130">dade que governa o namespace </text:span><text:span text:style-name="T140">e t</text:span><text:span text:style-name="T141">e</text:span><text:span text:style-name="T129">m taxa de pagamento anual.</text:span></text:p>
                </text:list-item>
                <text:list-item>
                  <text:p text:style-name="P548"><text:span text:style-name="T115">TLD – </text:span><text:span text:style-name="T118">Top-Level Domain</text:span><text:span text:style-name="T140">: indica a categoria geral ou a localização geográfica do site. Divididos em 2 tipos:</text:span></text:p>
                  <text:list>
                    <text:list-item>
                      <text:p text:style-name="P558"><text:span text:style-name="T142">gTLD (gen</text:span><text:span text:style-name="T126">eric</text:span><text:span text:style-name="T142">). Como exemplo: .com <text:s text:c="2"/>.edu <text:s text:c="3"/>.gov <text:s text:c="3"/>.store <text:s text:c="3"/>.</text:span><text:span text:style-name="T126">blog</text:span></text:p>
                    </text:list-item>
                    <text:list-item>
                      <text:p text:style-name="P559"><text:span text:style-name="T126">c</text:span><text:span text:style-name="T141">c</text:span><text:span text:style-name="T142">TLD (country code). Como exemplo:<text:tab/>.br<text:tab/>.pt<text:tab/>.us<text:tab/>.uk<text:line-break/></text:span></text:p>
                    </text:list-item>
                  </text:list>
                </text:list-item>
              </text:list>
            </text:list-item>
            <text:list-item>
              <text:p text:style-name="P545"><text:span text:style-name="T147">p</text:span><text:span text:style-name="T148">orta</text:span><text:span text:style-name="T140">: indic</text:span><text:span text:style-name="T130">a qual é o “portão” técnico usado para acessar os recursos no servidor web. Usualmente ela é omitida se o servidor web utiliza a porta padrão do protocolo HTTP (80 para HTTP e 443 para HTTPS), </text:span><text:span text:style-name="T143">d</text:span><text:span text:style-name="T130">o contrário, ela se torna </text:span><text:span text:style-name="T119">obrigatória</text:span><text:span text:style-name="T130">.<text:line-break/></text:span></text:p>
            </text:list-item>
            <text:list-item>
              <text:p text:style-name="P545"><text:span text:style-name="T149">caminho (path)</text:span><text:span text:style-name="T130">: </text:span><text:span text:style-name="T143">e</text:span><text:span text:style-name="T130">specifica o caminho para o recurso no servidor, </text:span><text:span text:style-name="T143">p</text:span><text:span text:style-name="T130">ode</text:span><text:span text:style-name="T143">ndo</text:span><text:span text:style-name="T130"> incluir diretórios </text:span><text:span text:style-name="T143">(pastas)</text:span><text:span text:style-name="T130"> e nomes de arquivo.</text:span></text:p>
            </text:list-item>
            <text:list-item>
              <text:p text:style-name="P549"><text:span text:style-name="T150">parâmetros de consulta</text:span><text:span text:style-name="T130">: </text:span><text:span text:style-name="T143">c</text:span><text:span text:style-name="T130">ontém informações adicionais que são enviadas para o servidor, </text:span><text:span text:style-name="T143">composto por uma lista de</text:span><text:span text:style-name="T130"> chave-valor </text:span><text:span text:style-name="T143">separados com o símbolo &amp;</text:span><text:span text:style-name="T130">.<text:line-break/></text:span></text:p>
            </text:list-item>
            <text:list-item>
              <text:p text:style-name="P550"><text:span text:style-name="T151">fragmento</text:span><text:span text:style-name="T130">: é uma </text:span><text:span text:style-name="T143">indicação</text:span><text:span text:style-name="T130"> para outra parte do próprio recurso, dando ao navegador as instruções para mostrar o conteúdo localizado naquele ponto marcado. </text:span><text:span text:style-name="T131">P</text:span><text:span text:style-name="T130">or exemplo, </text:span><text:span text:style-name="T131">e</text:span><text:span text:style-name="T130">m um documento HTML, o navegador </text:span><text:span text:style-name="T143">rolará a tela até</text:span><text:span text:style-name="T130"> um ponto definido, geralmente uma </text:span><text:span text:style-name="T775">&lt;section </text:span><text:span text:style-name="T776">id=’somewhereInTheDocument’</text:span><text:span text:style-name="T775">&gt;</text:span><text:span text:style-name="T130">; em um vídeo ou </text:span><text:span text:style-name="T143">á</text:span><text:span text:style-name="T130">udio, o naveg</text:span><text:span text:style-name="T143">ad</text:span><text:span text:style-name="T130">or </text:span><text:span text:style-name="T143">levará</text:span><text:span text:style-name="T130"> para o tempo </text:span><text:span text:style-name="T143">de reprodução </text:span><text:span text:style-name="T131">indicado.<text:line-break/></text:span></text:p>
            </text:list-item>
          </text:list>
        </text:list-item>
      </text:list>
      <text:list xml:id="list144426524366035" text:continue-list="list3836976238" text:style-name="L2">
        <text:list-item>
          <text:p text:style-name="P541"><text:span text:style-name="T155">URN</text:span><text:span text:style-name="T130"> - <text:s/></text:span><text:span text:style-name="T797">Uniform </text:span><text:span text:style-name="T798">R</text:span><text:span text:style-name="T797">esource </text:span><text:span text:style-name="T798">N</text:span><text:span text:style-name="T797">ame </text:span><text:span text:style-name="T799">ou </text:span><text:span text:style-name="T797">Nome Uniforme de Recurso, identifica um recurso de forma persistente e independente de sua localização, através de um nome estático mesmo se os seus dados forem movidos para outro local.<text:line-break/></text:span><text:span text:style-name="T800">Ela</text:span><text:span text:style-name="T797"> não informa qual protocolo deve ser utilizado.</text:span></text:p>
        </text:list-item>
      </text:list>
      <text:p text:style-name="P292"/>
      <text:p text:style-name="P292"><text:soft-page-break/><text:span text:style-name="T1271">Request</text:span> e <text:span text:style-name="T1271">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96"><draw:frame draw:style-name="fr9" draw:name="Figura22" text:anchor-type="as-char" svg:width="7.938cm" svg:height="2.037cm" draw:z-index="12"><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3"><draw:image xlink:href="Pictures/100000010000012C0000004BF4F725F09D9300D6.png" xlink:type="simple" xlink:show="embed" xlink:actuate="onLoad" draw:mime-type="image/png"/><svg:title>response</svg:title></draw:frame></text:p>
      <text:p text:style-name="P293"/>
      <text:p text:style-name="P294">Hospedagem é a casa onde seu site vive, ou seja, o computador onde seus os arquivos estão guardados.</text:p>
      <text:p text:style-name="P295">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95"/>
      <text:p text:style-name="P243">O <text:span text:style-name="T1271">index.</text:span><text:span text:style-name="T1280">html</text:span> é a página <text:span text:style-name="T1406">padrão</text:span> dentro dos diretórios nos servidores de websites que é carregada sempre que uma pasta seja solicitada e não seja especificado o nome de um arquivo específico, neste caso o servidor <text:span text:style-name="T1304">está configurado para</text:span> procurar pelo arquivo index.html <text:span text:style-name="T1304">ou index.php </text:span>e entreg<text:span text:style-name="T1660">á-lo</text:span> para o visitante.</text:p>
      <text:p text:style-name="P243"/>
      <text:p text:style-name="P247"><draw:frame draw:style-name="fr5" draw:name="Figura3" text:anchor-type="as-char" svg:width="10.345cm" svg:height="3.916cm" draw:z-index="14"><draw:image xlink:href="Pictures/10000000000001870000009418C0053B19E35135.jpg" xlink:type="simple" xlink:show="embed" xlink:actuate="onLoad" draw:mime-type="image/jpeg"/></draw:frame></text:p>
      <text:p text:style-name="P247"/>
      <text:p text:style-name="P243"/>
      <text:p text:style-name="P322">HTML</text:p>
      <text:p text:style-name="P359"/>
      <text:p text:style-name="P363">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63"/>
      <text:p text:style-name="P362">Ao criar arquivos HTML, nomeie-os apenas com letras <text:span text:style-name="T1406">minúsculas</text:span>, sem acentos e sem colocar espaços.</text:p>
      <text:p text:style-name="P16"/>
      <text:p text:style-name="P141"><text:span text:style-name="T1309">Um documento </text:span><text:span text:style-name="T1310">em</text:span><text:span text:style-name="T1308"> </text:span><text:span text:style-name="T1311">HTML</text:span><text:span text:style-name="T1307"> </text:span><text:span text:style-name="T1309">é fundamentado apenas </text:span><text:span text:style-name="T1310">com</text:span><text:span text:style-name="T1307"> marcas ou etiquetas (do Inglês </text:span><text:span text:style-name="T1386">tag</text:span><text:span text:style-name="T1307">), </text:span><text:span text:style-name="T1309">que</text:span><text:span text:style-name="T1307"> são </text:span><text:span text:style-name="T1719">elementos</text:span><text:span text:style-name="T1307"> utilizados para estruturar o conteúdo de uma página web. Elas são compostas por um nome entre colchetes angulares </text:span><text:span text:style-name="T1545">&lt;&gt;</text:span><text:span text:style-name="T1307">, como </text:span><text:span text:style-name="Source_20_Text"><text:span text:style-name="T1553">&lt;</text:span></text:span><text:span text:style-name="Source_20_Text"><text:span text:style-name="T1307">tag</text:span></text:span><text:span text:style-name="Source_20_Text"><text:span text:style-name="T1553">&gt;</text:span></text:span><text:span text:style-name="T1307">, e geralmente são utilizadas em pares de abertura e fechamento, como </text:span><text:span text:style-name="Source_20_Text"><text:span text:style-name="T1553">&lt;</text:span></text:span><text:span text:style-name="Source_20_Text"><text:span text:style-name="T1307">tag</text:span></text:span><text:span text:style-name="Source_20_Text"><text:span text:style-name="T1553">&gt;</text:span></text:span><text:span text:style-name="Source_20_Text"><text:span text:style-name="T1307">conteúdo</text:span></text:span><text:span text:style-name="Source_20_Text"><text:span text:style-name="T1553">&lt;</text:span></text:span><text:span text:style-name="Source_20_Text"><text:span text:style-name="T1526">/</text:span></text:span><text:span text:style-name="Source_20_Text"><text:span text:style-name="T1307">tag</text:span></text:span><text:span text:style-name="Source_20_Text"><text:span text:style-name="T1553">&gt;</text:span></text:span><text:span text:style-name="T1307">.</text:span></text:p>
      <text:p text:style-name="P9"/>
      <text:p text:style-name="P359"><draw:frame draw:style-name="fr3" draw:name="Figura4" text:anchor-type="as-char" svg:width="18.457cm" svg:height="3.076cm" draw:z-index="0"><draw:image xlink:href="Pictures/100000000000027C0000006A2208F79640DDDD2D.jpg" xlink:type="simple" xlink:show="embed" xlink:actuate="onLoad" draw:mime-type="image/jpeg"/></draw:frame></text:p>
      <text:p text:style-name="P9"/>
      <text:p text:style-name="P17"><text:span text:style-name="T1318">T</text:span><text:span text:style-name="T1315">ags </text:span><text:span text:style-name="T1318">que</text:span><text:span text:style-name="T1315"> não possuem a necessidade de </text:span><text:span text:style-name="T1340">conteúdo interno</text:span><text:span text:style-name="T1315"> não </text:span><text:span text:style-name="T1318">precisam de</text:span><text:span text:style-name="T1315"> fechamento. São exemplos as tags &lt;br&gt;, &lt;meta&gt; e &lt;img&gt;.</text:span></text:p>
      <text:p text:style-name="P17"/>
      <text:p text:style-name="P18"><text:span text:style-name="T91">Para fazer </text:span><text:span text:style-name="T1079">comentários</text:span><text:span text:style-name="T91"> </text:span><text:span text:style-name="T92">no HTML </text:span><text:span text:style-name="T91">escreva:</text:span><text:span text:style-name="T853">&lt;!-- </text:span><text:span text:style-name="T1080">este é um comentário</text:span><text:span text:style-name="T856"> </text:span><text:span text:style-name="T853">→</text:span></text:p>
      <text:p text:style-name="P18"/>
      <text:p text:style-name="P17"><text:span text:style-name="T93">A</text:span><text:span text:style-name="T94">s tags ficam obsoletas com o passar do tempo. No VSCode, tags </text:span><text:span text:style-name="T69">obsoletas </text:span><text:span text:style-name="T94">ficam em vermelho como forma de aviso.</text:span></text:p>
      <text:p text:style-name="P9"/>
      <text:p text:style-name="P358">Atributos</text:p>
      <text:p text:style-name="P357"/>
      <text:p text:style-name="P361"><text:span text:style-name="T1536">Atributos</text:span> HTML são palavras especiais usadas dentro da tag de <text:span text:style-name="T1406">abertura</text:span> para controlar o comportamento do elemento. <text:span text:style-name="T1740">Sua estrutura é </text:span><text:span text:style-name="T1673">chave=’valor’</text:span><text:span text:style-name="T1740">.</text:span></text:p>
      <text:p text:style-name="P370">Existem 2 tipos de atributos:</text:p>
      <text:list text:style-name="L4">
        <text:list-item>
          <text:p text:style-name="P551"><text:soft-page-break/><text:span text:style-name="T1344">globais</text:span><text:span text:style-name="T1318">: aceitos por todas as tags, dentre os principais estão: </text:span><text:span text:style-name="T1548">id</text:span><text:span text:style-name="T1318">, </text:span><text:span text:style-name="T1548">class</text:span><text:span text:style-name="T1318">, </text:span><text:span text:style-name="T1548">style</text:span><text:span text:style-name="T1318">, </text:span><text:span text:style-name="T1548">autocapitalize</text:span><text:span text:style-name="T1318">, </text:span><text:span text:style-name="T1548">autocomplete</text:span><text:span text:style-name="T1318">, </text:span><text:span text:style-name="T1548">data-*</text:span><text:span text:style-name="T1318">, </text:span><text:span text:style-name="T1548">draggable</text:span><text:span text:style-name="T1318">, </text:span><text:span text:style-name="T1548">hidden</text:span><text:span text:style-name="T1318">, </text:span><text:span text:style-name="T1548">spellcheck</text:span><text:span text:style-name="T1318">, </text:span><text:span text:style-name="T1548">title</text:span><text:span text:style-name="T1318">, etc.</text:span></text:p>
        </text:list-item>
        <text:list-item>
          <text:p text:style-name="P551"><text:span text:style-name="T1344">específicos</text:span><text:span text:style-name="T1318">: somente algumas tags possuem, como: </text:span><text:span text:style-name="T1548">src</text:span><text:span text:style-name="T1318">, </text:span><text:span text:style-name="T1548">disabled</text:span><text:span text:style-name="T1318">, </text:span><text:span text:style-name="T1548">href</text:span><text:span text:style-name="T1318">, </text:span><text:span text:style-name="T1548">label</text:span><text:span text:style-name="T1318">, etc.</text:span></text:p>
        </text:list-item>
      </text:list>
      <text:p text:style-name="P19"/>
      <text:p text:style-name="P20"><text:span text:style-name="T1319">E</text:span><text:span text:style-name="T1320">strutura básica de um documento </text:span><text:span text:style-name="T1319">HTML:</text:span></text:p>
      <text:p text:style-name="P365"/>
      <text:p text:style-name="P366"><draw:frame draw:style-name="fr5" draw:name="Figura6" text:anchor-type="as-char" svg:width="17.406cm" svg:height="7.184cm" draw:z-index="15"><draw:image xlink:href="Pictures/100000000000026A0000012DB95EA14237F15651.jpg" xlink:type="simple" xlink:show="embed" xlink:actuate="onLoad" draw:mime-type="image/jpeg"/></draw:frame></text:p>
      <text:p text:style-name="P366"><draw:frame draw:style-name="fr5" draw:name="Figura7" text:anchor-type="as-char" svg:width="17.59cm" svg:height="7.329cm" draw:z-index="16"><draw:image xlink:href="Pictures/10000000000002A0000001187EF984F18351FF20.jpg" xlink:type="simple" xlink:show="embed" xlink:actuate="onLoad" draw:mime-type="image/jpeg"/></draw:frame></text:p>
      <text:p text:style-name="P12"/>
      <text:p text:style-name="P115"><text:span text:style-name="T1382">Tag</text:span><text:span text:style-name="T1381"> </text:span><text:span text:style-name="T1382">raiz</text:span></text:p>
      <text:p text:style-name="P115"/>
      <text:p text:style-name="P12"><text:span text:style-name="T1398">&lt;</text:span><text:span text:style-name="T1399">html&gt;</text:span><text:span text:style-name="T1321"> </text:span><text:span text:style-name="T1316">representa a raíz (root), é o nível mais acima do documento, onde todos os elementos descendem dele</text:span></text:p>
      <text:p text:style-name="P12"/>
      <text:p text:style-name="P117"/>
      <text:p text:style-name="P116"><text:span text:style-name="T1382">Tags</text:span><text:span text:style-name="T1381"> </text:span><text:span text:style-name="T1382">de metadados</text:span></text:p>
      <text:p text:style-name="P12"/>
      <text:p text:style-name="P17"/>
      <text:p text:style-name="P17"><text:span text:style-name="T1400">&lt;head&gt;</text:span><text:span text:style-name="T1317"> </text:span><text:span text:style-name="T1322">tag que marca</text:span><text:span text:style-name="T1317"> a área de configurações, </text:span><text:span text:style-name="T1323">usando </text:span><text:span text:style-name="T1341">metadados</text:span></text:p>
      <text:p text:style-name="P17"><text:span text:style-name="T1398">&lt;!</text:span><text:span text:style-name="T1401">DOCTYPE html</text:span><text:span text:style-name="T1398">&gt;</text:span><text:span text:style-name="T1324"> </text:span><text:span text:style-name="T1321">essa instrução deve ser posicionada </text:span><text:span text:style-name="T1342">sempre na primeira linha</text:span><text:span text:style-name="T1321"> do documento pois especifica ao navegador que o código deve ser interpretado</text:span><text:span text:style-name="T1324"> </text:span><text:span text:style-name="T1321">de acordo com os padrões atuais</text:span><text:span text:style-name="T1324">, garantindo uma renderização mais previsível e consistente das páginas. </text:span><text:span text:style-name="T1321">Caso contrário, </text:span><text:span text:style-name="T1324">o navegador pode entrar no modo de </text:span><text:span text:style-name="T1345">Quirks</text:span><text:span text:style-name="T1324"> </text:span><text:span text:style-name="T1321">(</text:span><text:span text:style-name="T1324">Modo de Compatibilidade</text:span><text:span text:style-name="T1321">)</text:span><text:span text:style-name="T1324"> </text:span><text:span text:style-name="T1321">e</text:span><text:span text:style-name="T1324"> tentar interpretar a página de uma maneira mais antiga, seguindo regras de versões anteriores </text:span><text:span text:style-name="T1321">ao</text:span><text:span text:style-name="T1324"> HTML </text:span><text:span text:style-name="T1321">5</text:span><text:span text:style-name="T1324">.</text:span></text:p>
      <text:p text:style-name="P112"><text:span text:style-name="T1398">&lt;</text:span><text:span text:style-name="T1402">link</text:span><text:span text:style-name="T1398">&gt;</text:span><text:span text:style-name="T1325"> </text:span><text:span text:style-name="T1326">e</text:span><text:span text:style-name="T1323">specifica relacionamentos entre o documento atual e um recurso externo.</text:span></text:p>
      <text:p text:style-name="P17"><text:span text:style-name="T1398">&lt;</text:span><text:span text:style-name="T1402">style</text:span><text:span text:style-name="T1398">&gt;</text:span><text:span text:style-name="T1325"> </text:span><text:span text:style-name="T1326">contém informações de estilo CSS</text:span></text:p>
      <text:p text:style-name="P17"><text:span text:style-name="T1398">&lt;title&gt;</text:span><text:span text:style-name="T1325"> fica dentro </text:span><text:span text:style-name="T1324">da</text:span><text:span text:style-name="T1325"> tag &lt;head&gt;: nomeia o título da aba do navegador</text:span></text:p>
      <text:p text:style-name="P17"/>
      <text:p text:style-name="P115"><text:span text:style-name="T1382">Tag</text:span><text:span text:style-name="T1381"> </text:span><text:span text:style-name="T1382">de conteúdo</text:span></text:p>
      <text:p text:style-name="P115"/>
      <text:p text:style-name="P131"><text:span text:style-name="T1400">&lt;body&gt;</text:span><text:span text:style-name="T1317"> </text:span><text:span text:style-name="T1326">delimita</text:span><text:span text:style-name="T1317"> a área de conteúdo </text:span><text:span text:style-name="T1326">do documento.</text:span></text:p>
      <text:p text:style-name="P131"/>
      <text:p text:style-name="P113"><text:span text:style-name="T957">Tags semânticas </text:span><text:span text:style-name="T960">estruturais</text:span></text:p>
      <text:p text:style-name="P298"/>
      <text:p text:style-name="P21"><text:span text:style-name="T82">O HTML 5 tornou-se mais </text:span><text:span text:style-name="T144">semântico</text:span><text:span text:style-name="T82"> para melhorar </text:span><text:span text:style-name="T95">a</text:span><text:span text:style-name="T82"> SEO - Search Engine Optimization, </text:span><text:span text:style-name="T95">a </text:span><text:span text:style-name="T82">acessibilidade da página </text:span><text:span text:style-name="T96">e <text:s/></text:span><text:span text:style-name="T637">a </text:span><text:span text:style-name="T638">estruturação</text:span><text:span text:style-name="T637"> do documento.</text:span></text:p>
      <text:p text:style-name="P184"/>
      <text:p text:style-name="P126"><text:span text:style-name="T685">T</text:span><text:span text:style-name="T683">ags semânticas de agrupamento </text:span><text:span text:style-name="T563">p</text:span><text:span text:style-name="T82">ermitem organizar o conteúdo do documento em partes lógicas e organizadas.</text:span></text:p>
      <text:p text:style-name="P77"/>
      <text:p text:style-name="P132"><text:span text:style-name="T1100">&lt;/nav</text:span><text:span text:style-name="T926"> </text:span><text:span text:style-name="T918">id</text:span><text:span text:style-name="T926">= "</text:span><text:span text:style-name="T808">menu</text:span><text:span text:style-name="T926">"</text:span><text:span text:style-name="T1100">&gt;</text:span><text:span text:style-name="T531"> utilizada para definir </text:span><text:span text:style-name="T588">menu de navegação principal</text:span><text:span text:style-name="T531">, </text:span><text:span text:style-name="T532">composta por um</text:span><text:span text:style-name="T485"> conjunto </text:span><text:span text:style-name="T532">de</text:span><text:span text:style-name="T485"> listas e </text:span><text:span text:style-name="T517">links</text:span><text:span text:style-name="T485">. </text:span><text:span text:style-name="T533">Em azul, o parâmetro </text:span><text:span text:style-name="T894">id</text:span><text:span text:style-name="T693"> </text:span><text:span text:style-name="T533">atribui o </text:span><text:span text:style-name="T487">identificador</text:span><text:span text:style-name="T533"> </text:span><text:span text:style-name="T803">menu</text:span><text:span text:style-name="T533"> à tag </text:span><text:span text:style-name="T696">&lt;n</text:span><text:span text:style-name="T697">av</text:span><text:span text:style-name="T696">&gt;</text:span><text:span text:style-name="T533"> a fim de identificá-la nas </text:span><text:span text:style-name="T693">CSS</text:span><text:span text:style-name="T533">.</text:span></text:p>
      <text:p text:style-name="P471"><text:span text:style-name="Source_20_Text"><text:span text:style-name="T1098">&lt;menu&gt;</text:span></text:span><text:span text:style-name="T271"> </text:span><text:span text:style-name="T273">tag semântica para</text:span><text:span text:style-name="T271"> </text:span><text:span text:style-name="T273">encapsular</text:span><text:span text:style-name="T271"> elementos de </text:span><text:span text:style-name="T332">menu </text:span><text:span text:style-name="T331">específicos</text:span><text:span text:style-name="T273"> para </text:span><text:span text:style-name="T331">ações contextuais</text:span><text:span text:style-name="T273"> como, por exemplo</text:span><text:span text:style-name="T271">, </text:span><text:span text:style-name="T273">incluir tags</text:span><text:span text:style-name="T271"> </text:span><text:span text:style-name="Source_20_Text"><text:span text:style-name="T704">&lt;li&gt;</text:span></text:span><text:span text:style-name="T271"> (item de lista) e links de navegação </text:span><text:span text:style-name="Source_20_Text"><text:span text:style-name="T704">&lt;a&gt;</text:span></text:span><text:span text:style-name="T271"> (âncora) </text:span><text:span text:style-name="T273">para botões de ação </text:span><text:span text:style-name="T763">EDITAR</text:span><text:span text:style-name="T273"> e </text:span><text:span text:style-name="T763">EXCLUIR</text:span><text:span text:style-name="T273">.</text:span><text:span text:style-name="T319"><text:line-break/></text:span><text:span text:style-name="T825">&lt;/header&gt;</text:span><text:span text:style-name="T823"> </text:span><text:span text:style-name="T261">utilizad</text:span><text:span text:style-name="T272">a</text:span><text:span text:style-name="T261"> para representar </text:span><text:span text:style-name="T330">cabeçalhos</text:span><text:span text:style-name="T261">, sejam eles de um site, artigo ou seção.</text:span></text:p>
      <text:p text:style-name="P471"><text:span text:style-name="Strong_20_Emphasis"><text:span text:style-name="T824">&lt;/main&gt;</text:span></text:span><text:span text:style-name="Strong_20_Emphasis"><text:span text:style-name="T261"> </text:span></text:span><text:span text:style-name="T261"><text:s/>representa o conteúdo principal, relacionado diretamente com o tópico central da página</text:span></text:p>
      <text:p text:style-name="P72"><text:soft-page-break/><text:span text:style-name="T1100">&lt;/footer&gt;</text:span><text:span text:style-name="T485"> rodapé </text:span><text:span text:style-name="T516">para colocar as informações institucionais, endereços, contatos e redes sociais.</text:span></text:p>
      <text:p text:style-name="P72"><text:span text:style-name="T1100">&lt;/section&gt;</text:span><text:span text:style-name="T485"> </text:span><text:span text:style-name="T486">identifica uma seção de conteúdo</text:span></text:p>
      <text:p text:style-name="P70"><text:span text:style-name="T1100">&lt;/article&gt;</text:span><text:span text:style-name="T1084"> </text:span><text:span text:style-name="T486">define um artigo, utilizada para </text:span><text:span text:style-name="T487">identificar</text:span><text:span text:style-name="T486"> o </text:span><text:span text:style-name="T517">principal </text:span><text:span text:style-name="T486">conteúdo da página.</text:span><text:span text:style-name="T485"><text:line-break/></text:span><text:span text:style-name="T1100">&lt;/aside&gt;</text:span><text:span text:style-name="T485"> </text:span><text:span text:style-name="T488">tag semântica para um </text:span><text:span text:style-name="T485">conteúdo lateral, próximo ao conteúdo principal. </text:span><text:span text:style-name="T489">Pode conter</text:span><text:span text:style-name="T488"> explicações, glossário, avisos, links relacionados, perfil do autor, etc.</text:span></text:p>
      <text:p text:style-name="P111"><text:span text:style-name="T844">&lt;h1</text:span><text:span text:style-name="T524"> … </text:span><text:span text:style-name="T844">h6&gt;</text:span><text:span text:style-name="T735"> </text:span><text:span text:style-name="T526">head</text:span><text:span text:style-name="T527">ing</text:span><text:span text:style-name="T526">: tag </text:span><text:span text:style-name="T524"><text:s/>para identificar a hierarquia da conteúdo</text:span><text:span text:style-name="T527">. </text:span><text:span text:style-name="T519">Os títulos </text:span><text:span text:style-name="T520">(</text:span><text:span text:style-name="T519">headings</text:span><text:span text:style-name="T520">)</text:span><text:span text:style-name="T519"> </text:span><text:span text:style-name="T525">organizam-se</text:span><text:span text:style-name="T519"> </text:span><text:span text:style-name="T525">em</text:span><text:span text:style-name="T521"> até 6 </text:span><text:span text:style-name="T522">níveis de assunto. Essa tag é um dos primeiros parâmetros analisados pelos </text:span><text:span text:style-name="T584">motores de busca</text:span><text:span text:style-name="T522">, portanto um bom título é vital para que sua página seja </text:span><text:span text:style-name="T523">bem-vista</text:span><text:span text:style-name="T522"> pelos buscadores.</text:span></text:p>
      <text:p text:style-name="P41"><text:span text:style-name="T842">&lt;/hgroup&gt;</text:span><text:span text:style-name="T550"> </text:span><text:span text:style-name="T551">essa tag </text:span><text:span text:style-name="T550">agrupa títulos semelhantes, </text:span><text:span text:style-name="T551">com a</text:span><text:span text:style-name="T550"> mesma semântica. <text:line-break/></text:span><text:span text:style-name="T552">P</text:span><text:span text:style-name="T550">or exemplo:</text:span></text:p>
      <text:p text:style-name="P48"><text:span text:style-name="T1144">&lt;</text:span><text:span text:style-name="T977">hgroup</text:span><text:span text:style-name="T1144">&gt;<text:tab/><text:tab/><text:tab/><text:tab/><text:tab/><text:tab/><text:tab/><text:tab/></text:span></text:p>
      <text:p text:style-name="P48"><text:span text:style-name="T1457"><text:tab/>&lt;</text:span><text:span text:style-name="T1471">h1</text:span><text:span text:style-name="T1457">&gt;</text:span><text:span text:style-name="T1724">Game of thrones</text:span><text:span text:style-name="T1457">&lt;/</text:span><text:span text:style-name="T1471">h1</text:span><text:span text:style-name="T1457">&gt;<text:tab/><text:tab/><text:tab/><text:tab/></text:span></text:p>
      <text:p text:style-name="P48"><text:span text:style-name="T1457"><text:tab/>&lt;</text:span><text:span text:style-name="T1471">h2</text:span><text:span text:style-name="T1457">&gt;</text:span><text:span text:style-name="T1724">Chronicles of fire and bood</text:span><text:span text:style-name="T1457">&lt;/</text:span><text:span text:style-name="T1471">h2</text:span><text:span text:style-name="T1457">&gt;<text:tab/><text:tab/></text:span></text:p>
      <text:p text:style-name="P48"><text:span text:style-name="T1457"><text:tab/>&lt;</text:span><text:span text:style-name="T1471">h3</text:span><text:span text:style-name="T1457">&gt;</text:span><text:span text:style-name="T1724">autor George R. R. Martin</text:span><text:span text:style-name="T1457">&lt;/</text:span><text:span text:style-name="T1471">h3</text:span><text:span text:style-name="T1457">&gt;<text:tab/><text:tab/></text:span></text:p>
      <text:p text:style-name="P48"><text:span text:style-name="T1457">&lt;/</text:span><text:span text:style-name="T1471">hgroup</text:span><text:span text:style-name="T1457">&gt;<text:tab/><text:tab/><text:tab/><text:tab/><text:tab/><text:tab/><text:tab/><text:tab/></text:span></text:p>
      <text:p text:style-name="P17"><text:span text:style-name="T1398">&lt;p&gt;</text:span><text:span text:style-name="T1325"> paragraph: tag para </text:span><text:span text:style-name="T1312">criar um parágrafo</text:span></text:p>
      <text:p text:style-name="P245"/>
      <text:p text:style-name="P349"><draw:frame draw:style-name="fr7" draw:name="Figura24" text:anchor-type="as-char" svg:width="16.956cm" svg:height="11.696cm" draw:z-index="18"><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71"><text:soft-page-break/><text:span text:style-name="T1104">&lt;/figure&gt; </text:span><text:span text:style-name="T534">tag semântica para abrigar um conjunto de imagens, com seus títulos ou legendas</text:span><text:span text:style-name="T485"><text:line-break/></text:span><text:span text:style-name="T1100">&lt;/figcaption&gt;</text:span><text:span text:style-name="T485"> adiciona uma </text:span><text:span text:style-name="T573">legenda</text:span><text:span text:style-name="T485"> à imagem. </text:span><text:span text:style-name="T533">E</text:span><text:span text:style-name="T485">ssa tag costuma ficar dentro da tag que abriga imagens </text:span><text:span text:style-name="T701">&lt;img&gt;</text:span><text:span text:style-name="T485"> </text:span><text:span text:style-name="T533">ou</text:span><text:span text:style-name="T485"> </text:span><text:span text:style-name="T701">&lt;figure&gt;</text:span></text:p>
      <text:p text:style-name="P246"><text:span text:style-name="T1390">&lt;adress&gt;</text:span> esse elemento serve para inserir informações de contato, desde um simples e-mail até um endereço completo de um local físico.</text:p>
      <text:p text:style-name="P85"><text:span text:style-name="T1105">&lt;</text:span><text:span text:style-name="T1106">search</text:span><text:span text:style-name="T1105">&gt;</text:span><text:span text:style-name="T236"> tag semântica para </text:span><text:span text:style-name="T237">encapsular</text:span><text:span text:style-name="T236"> os recursos de </text:span><text:span text:style-name="T193">pesquisa</text:span><text:span text:style-name="T236"> e </text:span><text:span text:style-name="T193">filtragem</text:span><text:span text:style-name="T236"> </text:span><text:span text:style-name="T237">como, por exemplo, aqueles mini </text:span><text:span text:style-name="T726">&lt;form&gt;</text:span><text:span text:style-name="T237"> para campos quickSearch</text:span></text:p>
      <text:p text:style-name="P422"><text:span text:style-name="T1086">&lt;fieldset&gt;</text:span><text:span text:style-name="T168"> agrupa elementos de um formulário. Geralmente, é combinada com a tag </text:span><text:span text:style-name="Source_20_Text"><text:span text:style-name="T708">&lt;legend&gt;</text:span></text:span><text:span text:style-name="T168"> para fornecer um rótulo ou título descritivo</text:span></text:p>
      <text:p text:style-name="P285"/>
      <text:p text:style-name="P115"><text:span text:style-name="T957">&lt;</text:span><text:span text:style-name="T958">div&gt;</text:span><text:span text:style-name="T97"> x </text:span><text:span text:style-name="T958">&lt;span&gt;</text:span></text:p>
      <text:p text:style-name="P114"/>
      <text:p text:style-name="P208">A linguagem HTML padrão tinha apenas duas tags de agrupamento genérico: a <text:span text:style-name="T1637">&lt;div&gt; </text:span>e a <text:span text:style-name="T1634">&lt;span&gt;</text:span>. A diferença básica entre elas é que a primeira é um <text:span text:style-name="T1406">elemento agrupador do tipo block-level</text:span> e o segundo é <text:span text:style-name="T1406">inline-level</text:span>. No mais, eles agem exatamente da mesma maneira, servindo para juntar vários outros elementos HTML. <text:span text:style-name="T1436">Em resumo</text:span><text:span text:style-name="T1618">:</text:span></text:p>
      <text:p text:style-name="P67"><text:span text:style-name="T1100">&lt;span&gt;</text:span><text:span text:style-name="T484"> </text:span><text:span text:style-name="T518">é</text:span><text:span text:style-name="T484"> um </text:span><text:span text:style-name="T571">container </text:span><text:span text:style-name="T572">genérico</text:span><text:span text:style-name="T571"> </text:span><text:span text:style-name="T875">inline</text:span><text:span text:style-name="T484">, </text:span><text:span text:style-name="T518">pode ser usada para agrupar elementos que tenham o mesmo estilo (usando os atributos </text:span><text:span text:style-name="T734">class</text:span><text:span text:style-name="T518"> ou </text:span><text:span text:style-name="T734">id</text:span><text:span text:style-name="T518">), ou que compartilham atributos semelhantes em</text:span><text:span text:style-name="T484"> um </text:span><text:span text:style-name="T600">trecho específico</text:span><text:span text:style-name="T484">.</text:span></text:p>
      <text:p text:style-name="P114"><text:span text:style-name="T1112">&lt;div&gt;</text:span><text:span text:style-name="T959"> </text:span><text:span text:style-name="T600">não possui um valor semântico mas é muito utilizada para organizar melhor o conteúdo, definindo </text:span><text:span text:style-name="T571">divisões lógicas</text:span><text:span text:style-name="T600">, organizando as informações ao delimitá-las dentro de um layout, permitindo aplicação particular de CSS, </text:span><text:span text:style-name="T571">centralizando blocos</text:span><text:span text:style-name="T600"> de conteúdo, criando efeitos de coluna, diferentes áreas de cor e muito mais.</text:span></text:p>
      <text:p text:style-name="P114"/>
      <text:p text:style-name="P113"><text:span text:style-name="T957">Tags semânticas </text:span><text:span text:style-name="T960">formatadoras</text:span><text:span text:style-name="T958"> de texto</text:span></text:p>
      <text:p text:style-name="P159"/>
      <text:p text:style-name="P159"><text:span text:style-name="T1390">&lt;strong&gt;</text:span> <text:span text:style-name="T1283">negrito</text:span></text:p>
      <text:p text:style-name="P159"><text:span text:style-name="T1390">&lt;em&gt;</text:span> <text:span text:style-name="T1429">emphasis </text:span><text:span text:style-name="T1722">(</text:span><text:span text:style-name="T1435">itálico</text:span><text:span text:style-name="T1437">)</text:span></text:p>
      <text:p text:style-name="P212"><text:span text:style-name="T1397">&lt;ins&gt;</text:span><text:span text:style-name="T1437"> insert: </text:span><text:span text:style-name="T1409">sublinha</text:span><text:span text:style-name="T1437"> o texto; o texto inserido é o op</text:span><text:span text:style-name="T1438">o</text:span><text:span text:style-name="T1437">sto do texto deletado</text:span><text:span text:style-name="T1439">(tachado)</text:span></text:p>
      <text:p text:style-name="P23"><text:span text:style-name="T838">&lt;del&gt;</text:span><text:span text:style-name="T568"> delete: deixa o texto </text:span><text:span text:style-name="T781">tachado</text:span><text:span text:style-name="T569"> representa aquilo que não é muito relevante ou preciso</text:span></text:p>
      <text:p text:style-name="P159"><text:span text:style-name="T1390">&lt;mark&gt;</text:span> <text:span text:style-name="T1430">delimita</text:span> um texto (assim como uma caneta marca-texto)</text:p>
      <text:p text:style-name="P212"><text:span text:style-name="T1390">&lt;sup&gt;</text:span> sobrescrito (x<text:span text:style-name="T1432">²</text:span><text:span text:style-name="T1431">)</text:span></text:p>
      <text:p text:style-name="P24"><text:span text:style-name="T836">&lt;sub&gt;</text:span><text:span text:style-name="T212"> subscrito (H</text:span><text:span text:style-name="T6">2</text:span><text:span text:style-name="T212">O)</text:span></text:p>
      <text:p text:style-name="P24"><text:span text:style-name="T839">&lt;cite&gt;</text:span><text:span text:style-name="T224"> tag semântica para representar o título de uma </text:span><text:span text:style-name="T190">obra criativa</text:span><text:span text:style-name="T224">, como o título de um livro, filme, música, artigo, entre outros.</text:span></text:p>
      <text:p text:style-name="P25"><text:soft-page-break/><text:span text:style-name="T1109">&lt;small&gt;</text:span><text:span text:style-name="T225"> representa comentários laterais e letras pequenas, como </text:span><text:span text:style-name="T191">direitos autorais</text:span><text:span text:style-name="T225"> e </text:span><text:span text:style-name="T191">texto jurídico</text:span><text:span text:style-name="T225">, independente de seu CSS. Por padrão, ele renderiza o texto no menor tamanho (</text:span><text:span text:style-name="T723">small ou x-small</text:span><text:span text:style-name="T225">).</text:span></text:p>
      <text:p text:style-name="P86"><text:span text:style-name="T1107">&lt;wbr&gt;</text:span><text:span text:style-name="T550"> word breaker: permite </text:span><text:span text:style-name="T551">dividir uma</text:span><text:span text:style-name="T550"> palavra, assim </text:span><text:span text:style-name="T551">ela</text:span><text:span text:style-name="T550"> pode ser quebrada para a próxima linha (muito </text:span><text:span text:style-name="T551">útil</text:span><text:span text:style-name="T550"> para grandes endereços de sites)</text:span></text:p>
      <text:list text:style-name="L5">
        <text:list-item>
          <text:p text:style-name="P560"><text:span text:style-name="T918">&amp;shy;</text:span><text:span text:style-name="T550"> soft hyphen: semelhante à tag </text:span><text:span text:style-name="T695">&lt;wbr&gt;</text:span><text:span text:style-name="T550"> porém adiciona um hífen </text:span><text:span text:style-name="T551">(</text:span><text:span text:style-name="T550">ideal para divisão silábica de palavras grandes</text:span><text:span text:style-name="T551">)</text:span></text:p>
        </text:list-item>
        <text:list-item>
          <text:p text:style-name="P560"><text:span text:style-name="T920">&amp;nbsp;</text:span><text:span text:style-name="T550"> non-break spaces: adiciona um </text:span><text:span text:style-name="T593">espaço em branco</text:span><text:span text:style-name="T550"> lateral (</text:span><text:span text:style-name="T551">já que simples espaços ou enters são desconsiderados</text:span><text:span text:style-name="T550">)</text:span></text:p>
        </text:list-item>
      </text:list>
      <text:p text:style-name="P85"/>
      <text:p text:style-name="P432"><text:span text:style-name="Source_20_Text"><text:span text:style-name="T826">&lt;var&gt;</text:span></text:span><text:span text:style-name="Source_20_Text"><text:span text:style-name="T174"> utilizada para representar </text:span></text:span><text:span text:style-name="Source_20_Text"><text:span text:style-name="T175">e destacar visualmente (em itálico) variáveis </text:span></text:span><text:span text:style-name="Source_20_Text"><text:span text:style-name="T174">em um contexto matemático ou de programação.</text:span></text:span></text:p>
      <text:p text:style-name="P437"><text:span text:style-name="Source_20_Text"><text:span text:style-name="T1142">&lt;</text:span></text:span><text:span text:style-name="Source_20_Text"><text:span text:style-name="T974">p</text:span></text:span><text:span text:style-name="Source_20_Text"><text:span text:style-name="T1142">&gt;</text:span></text:span><text:span text:style-name="Source_20_Text"><text:span text:style-name="T1234">A fórmula para calcular a área de um círculo é<text:tab/><text:tab/><text:tab/><text:line-break/></text:span></text:span><text:span text:style-name="Source_20_Text"><text:span text:style-name="T1142">&lt;</text:span></text:span><text:span text:style-name="Source_20_Text"><text:span text:style-name="T974">var</text:span></text:span><text:span text:style-name="Source_20_Text"><text:span text:style-name="T1142">&gt;</text:span></text:span><text:span text:style-name="Source_20_Text"><text:span text:style-name="T1234">π</text:span></text:span><text:span text:style-name="Source_20_Text"><text:span text:style-name="T1142">&lt;/</text:span></text:span><text:span text:style-name="Source_20_Text"><text:span text:style-name="T974">var</text:span></text:span><text:span text:style-name="Source_20_Text"><text:span text:style-name="T1142">&gt;</text:span></text:span><text:span text:style-name="Source_20_Text"><text:span text:style-name="T1234"> * </text:span></text:span><text:span text:style-name="Source_20_Text"><text:span text:style-name="T1142">&lt;</text:span></text:span><text:span text:style-name="Source_20_Text"><text:span text:style-name="T974">var</text:span></text:span><text:span text:style-name="Source_20_Text"><text:span text:style-name="T1142">&gt;</text:span></text:span><text:span text:style-name="Source_20_Text"><text:span text:style-name="T1234">r</text:span></text:span><text:span text:style-name="Source_20_Text"><text:span text:style-name="T1142">&lt;/</text:span></text:span><text:span text:style-name="Source_20_Text"><text:span text:style-name="T974">var</text:span></text:span><text:span text:style-name="Source_20_Text"><text:span text:style-name="T1142">&gt;&lt;</text:span></text:span><text:span text:style-name="Source_20_Text"><text:span text:style-name="T974">sup</text:span></text:span><text:span text:style-name="Source_20_Text"><text:span text:style-name="T1142">&gt;</text:span></text:span><text:span text:style-name="Source_20_Text"><text:span text:style-name="T1234">2</text:span></text:span><text:span text:style-name="Source_20_Text"><text:span text:style-name="T1142">&lt;/</text:span></text:span><text:span text:style-name="Source_20_Text"><text:span text:style-name="T974">sup</text:span></text:span><text:span text:style-name="Source_20_Text"><text:span text:style-name="T1142">&gt;</text:span></text:span><text:span text:style-name="Source_20_Text"><text:span text:style-name="T1234">,<text:tab/><text:tab/><text:tab/><text:tab/><text:line-break/>onde </text:span></text:span><text:span text:style-name="Source_20_Text"><text:span text:style-name="T1142">&lt;</text:span></text:span><text:span text:style-name="Source_20_Text"><text:span text:style-name="T974">var</text:span></text:span><text:span text:style-name="Source_20_Text"><text:span text:style-name="T1142">&gt;</text:span></text:span><text:span text:style-name="Source_20_Text"><text:span text:style-name="T1234">π</text:span></text:span><text:span text:style-name="Source_20_Text"><text:span text:style-name="T1142">&lt;/</text:span></text:span><text:span text:style-name="Source_20_Text"><text:span text:style-name="T974">var</text:span></text:span><text:span text:style-name="Source_20_Text"><text:span text:style-name="T1142">&gt;</text:span></text:span><text:span text:style-name="Source_20_Text"><text:span text:style-name="T1234"> é o número pi e </text:span></text:span><text:span text:style-name="Source_20_Text"><text:span text:style-name="T1142">&lt;</text:span></text:span><text:span text:style-name="Source_20_Text"><text:span text:style-name="T974">var</text:span></text:span><text:span text:style-name="Source_20_Text"><text:span text:style-name="T1142">&gt;</text:span></text:span><text:span text:style-name="Source_20_Text"><text:span text:style-name="T1234">r</text:span></text:span><text:span text:style-name="Source_20_Text"><text:span text:style-name="T1142">&lt;/</text:span></text:span><text:span text:style-name="Source_20_Text"><text:span text:style-name="T974">var</text:span></text:span><text:span text:style-name="Source_20_Text"><text:span text:style-name="T1142">&gt;</text:span></text:span><text:span text:style-name="Source_20_Text"><text:span text:style-name="T1234"> é o raio.</text:span></text:span><text:span text:style-name="Source_20_Text"><text:span text:style-name="T1142">&lt;/</text:span></text:span><text:span text:style-name="Source_20_Text"><text:span text:style-name="T974">p</text:span></text:span><text:span text:style-name="Source_20_Text"><text:span text:style-name="T1142">&gt;<text:tab/></text:span></text:span></text:p>
      <text:p text:style-name="P421"><text:span text:style-name="Source_20_Text"><text:span text:style-name="T826">&lt;samp&gt;</text:span></text:span><text:span text:style-name="T174"> útil </text:span><text:span text:style-name="T175">para</text:span><text:span text:style-name="T174"> destacar visualmente uma saída de programa ou script. Seu conteúdo normalmente é renderizado usando a </text:span><text:span text:style-name="T176">fonte</text:span><text:span text:style-name="T173"> </text:span><text:span text:style-name="T700">monospace</text:span><text:span text:style-name="T174"> padrão do navegador.</text:span></text:p>
      <text:p text:style-name="P22"><text:span text:style-name="T836">&lt;code&gt;</text:span><text:span text:style-name="T212"> </text:span><text:span text:style-name="T213">usada para apresentar um fragmento de código-fonte de um programa, também usa</text:span><text:span text:style-name="T212"> </text:span><text:span text:style-name="T214">a fonte</text:span><text:span text:style-name="T212"> </text:span><text:span text:style-name="T698">monospace</text:span><text:span text:style-name="T228"> </text:span><text:span text:style-name="T227">para facilitar</text:span><text:span text:style-name="T226"> a leitura. Essa tag não </text:span><text:span text:style-name="T229">o</text:span><text:span text:style-name="T226">rganiza o código com identação, para solucionar isso utilize a tag </text:span><text:span text:style-name="T699">&lt;pre&gt;</text:span></text:p>
      <text:p text:style-name="P23"><text:span text:style-name="T839">&lt;pre&gt;</text:span><text:span text:style-name="T228"> mantém o texto pré-formatado, então passa a obedecer quebras de linha, espaços e tabulações.</text:span></text:p>
      <text:p text:style-name="P25"><text:span text:style-name="T839">&lt;kbd&gt;</text:span><text:span text:style-name="T228"> usada para destacar as teclas do teclado. Por convenção, o UserAgent renderiza seu conteúdo usando sua fonte </text:span><text:span text:style-name="T698">monospace</text:span><text:span text:style-name="T228"> padrão.</text:span></text:p>
      <text:p text:style-name="P280"/>
      <text:p text:style-name="P244"><text:span text:style-name="T1396">&lt;q&gt;</text:span><text:span text:style-name="T1433"> quote: usada para fazer </text:span><text:span text:style-name="T1434">uma</text:span><text:span text:style-name="T1433"> citação </text:span><text:span text:style-name="T1434">simples </text:span><text:span text:style-name="T1433">em meio a uma frase, colocando as aspas automaticamente, mas sem deslocamento</text:span></text:p>
      <text:p text:style-name="P21"><text:span text:style-name="T839">&lt;blockquote </text:span><text:span text:style-name="T917">cite</text:span><text:span text:style-name="T840">=”</text:span><text:span text:style-name="T809">link.com</text:span><text:span text:style-name="T840">“</text:span><text:span text:style-name="T839">&gt; </text:span><text:span text:style-name="T840">&lt;/blockquote&gt;</text:span><text:span text:style-name="T724"> </text:span><text:span text:style-name="T228">usada para fazer citações </text:span><text:span text:style-name="T226">completas</text:span><text:span text:style-name="T228"> (em bloco), tendo um parágrafo só para si, então o texto ganha um recuo automaticamente. O parâmetro </text:span><text:span text:style-name="T889">cite</text:span><text:span text:style-name="T228"> serve para adicionar um link para o texto original.</text:span></text:p>
      <text:p text:style-name="P22"/>
      <text:p text:style-name="P26"><text:span text:style-name="T836">&lt;dfn</text:span><text:span text:style-name="T837">&gt;</text:span><text:span text:style-name="T212"> </text:span><text:span text:style-name="T215">definition: usada para </text:span><text:span text:style-name="T188">explicar e fornecer definições sobre termos técnicos</text:span><text:span text:style-name="T215">, siglas ou abreviações. Formata as palavras encapsuladas para </text:span><text:span text:style-name="T259">itálico</text:span><text:span text:style-name="T215"> e, caso possua o atributo </text:span><text:span text:style-name="T889">title</text:span><text:span text:style-name="T215">, apresenta a definição ao passar o mouse sobre o elemento.Exemplo: </text:span><text:span text:style-name="T1145">&lt;</text:span><text:span text:style-name="T978">dfn</text:span><text:span text:style-name="T1236"> </text:span><text:span text:style-name="T1176">title</text:span><text:span text:style-name="T1236">=</text:span><text:span text:style-name="T1016">"explicação"</text:span><text:span text:style-name="T1145">&gt;</text:span><text:span text:style-name="T1236">termo específico</text:span><text:span text:style-name="T1145">&lt;/</text:span><text:span text:style-name="T979">dfn</text:span><text:span text:style-name="T1145">&gt;</text:span></text:p>
      <text:p text:style-name="P27"><text:span text:style-name="T836">&lt;abbr</text:span><text:span text:style-name="T837">&gt;</text:span><text:span text:style-name="T820"> </text:span><text:span text:style-name="T212">abbreviation: </text:span><text:span text:style-name="T215">usada somente </text:span><text:span text:style-name="T188">para abreviações</text:span><text:span text:style-name="T215"> ou siglas. Formata as palavras encapsuladas para </text:span><text:span text:style-name="T181">sublinhado</text:span><text:span text:style-name="T215"> e pode ser combinada com a tag </text:span><text:span text:style-name="T720">&lt;dfn&gt;</text:span><text:span text:style-name="T215"> para oferecer ainda mais semântica.</text:span></text:p>
      <text:p text:style-name="P453"><text:span text:style-name="T1147">&lt;</text:span><text:span text:style-name="T981">abbr</text:span><text:span text:style-name="T985"> </text:span><text:span text:style-name="T1178">title</text:span><text:span text:style-name="T985">=</text:span><text:span text:style-name="T1018">"Hyper Text Markup Language"</text:span><text:span text:style-name="T1147">&gt;</text:span><text:span text:style-name="T985">HTML</text:span><text:span text:style-name="T1147">&lt;/</text:span><text:span text:style-name="T981">abbr</text:span><text:span text:style-name="T1147">&gt;</text:span></text:p>
      <text:p text:style-name="P23"><text:soft-page-break/><text:span text:style-name="T1106">&lt;time&gt;</text:span><text:span text:style-name="T216"> </text:span><text:span text:style-name="T217">r</text:span><text:span text:style-name="T216">epresenta um período específico no tempo. Pode incluir o atributo </text:span><text:span text:style-name="T915">datetime</text:span><text:span text:style-name="T216"> para traduzir datas em formato legível por máquina</text:span><text:span text:style-name="T217">s</text:span><text:span text:style-name="T216">, </text:span><text:span text:style-name="T217">melhorando o SEO</text:span><text:span text:style-name="T216"> ou recursos personalizados, como lembretes.</text:span></text:p>
      <text:p text:style-name="P23"/>
      <text:h text:style-name="P516" text:outline-level="1">Tags para elementos interativos</text:h>
      <text:p text:style-name="P277"/>
      <text:p text:style-name="P23"><text:span text:style-name="T1106">&lt;details&gt;</text:span><text:span text:style-name="T218"> é um conteiner de elementos dos quais o usuário pode escolher exibir ou ocultar. Qualquer tipo de conteúdo pode ser colocado dentro desta tag. Por padrão, o conteúdo dos detalhes não é exibido (</text:span><text:span text:style-name="T721">display: block</text:span><text:span text:style-name="T218">). Deve conter a tag </text:span><text:span text:style-name="T721">&lt;summary&gt;</text:span><text:span text:style-name="T218"> dentro dela. Possui um único atributo específico: </text:span><text:span text:style-name="T916">open</text:span><text:span text:style-name="T218"> que define se os detalhes devem ficar visíveis ao usuário. </text:span><text:span text:style-name="T219">Possui peso semântico e melhora o SEO e a acessibilidade pois os leitores de tela entenderão que o título possui um conteúdo detalhado que pode ser expandido ao usuário.</text:span></text:p>
      <text:p text:style-name="P23"><text:span text:style-name="T1106">&lt;summary&gt; </text:span><text:span text:style-name="T219">usada somente para definir o título da tag </text:span><text:span text:style-name="T722">&lt;details&gt;</text:span></text:p>
      <text:p text:style-name="P45"><text:span text:style-name="T1106">&lt;dialog&gt;</text:span><text:span text:style-name="T219"> define uma caixa de diálogo, facilitando a criação de um modal. </text:span><text:span text:style-name="T218">Possui um único atributo específico: </text:span><text:span text:style-name="T916">open</text:span><text:span text:style-name="T218"> que </text:span><text:span text:style-name="T220">vem fechado por padrão. Diferente de um alerta, ele </text:span><text:span text:style-name="T189">não trava a tela</text:span><text:span text:style-name="T220"> esperando resposta. </text:span><text:span text:style-name="T221">Exemplo combinando com </text:span><text:span text:style-name="T258">popoverAPI</text:span><text:span text:style-name="T221">:</text:span></text:p>
      <text:p text:style-name="P457"><text:span text:style-name="T1141">&lt;</text:span><text:span text:style-name="T973">button</text:span><text:span text:style-name="T1014"> </text:span><text:span text:style-name="T1172">popovertarget</text:span><text:span text:style-name="T1014">=</text:span><text:span text:style-name="T1049">"modal"</text:span><text:span text:style-name="T1014"> </text:span><text:span text:style-name="T1172">popovertargetaction</text:span><text:span text:style-name="T1014">=</text:span><text:span text:style-name="T1049">"toogle"</text:span><text:span text:style-name="T1141">&gt;</text:span><text:span text:style-name="T1014">teste</text:span><text:span text:style-name="T1141">&lt;/</text:span><text:span text:style-name="T973">button</text:span><text:span text:style-name="T1141">&gt;<text:tab/></text:span></text:p>
      <text:p text:style-name="P457"><text:span text:style-name="T1461">&lt;</text:span><text:span text:style-name="T1475">div</text:span><text:span text:style-name="T1563"> </text:span><text:span text:style-name="T1493">id</text:span><text:span text:style-name="T1563">=</text:span><text:span text:style-name="T1516">"modal"</text:span><text:span text:style-name="T1563"> </text:span><text:span text:style-name="T1493">popover</text:span><text:span text:style-name="T1563">=</text:span><text:span text:style-name="T1516">"manual"</text:span><text:span text:style-name="T1461">&gt;<text:tab/><text:tab/><text:tab/><text:tab/><text:tab/><text:tab/><text:tab/><text:tab/></text:span></text:p>
      <text:p text:style-name="P457"><text:span text:style-name="T1461"><text:tab/>&lt;</text:span><text:span text:style-name="T1475">button</text:span><text:span text:style-name="T1563"> </text:span><text:span text:style-name="T1493">popovertarget</text:span><text:span text:style-name="T1563">=</text:span><text:span text:style-name="T1516">"modal"</text:span><text:span text:style-name="T1563"> </text:span><text:span text:style-name="T1493">popovertargetaction</text:span><text:span text:style-name="T1563">=</text:span><text:span text:style-name="T1516">"hide"</text:span><text:span text:style-name="T1461">&gt;</text:span><text:span text:style-name="T1563">x</text:span><text:span text:style-name="T1461">&lt;/</text:span><text:span text:style-name="T1475">button</text:span><text:span text:style-name="T1461">&gt;<text:tab/></text:span></text:p>
      <text:p text:style-name="P457"><text:span text:style-name="T1461"><text:tab/>&lt;</text:span><text:span text:style-name="T1475">p</text:span><text:span text:style-name="T1461">&gt;</text:span><text:span text:style-name="T1563">Lorem ipsum dolor, sit amet consectetur adipisicing elit!</text:span><text:span text:style-name="T1461">&lt;/</text:span><text:span text:style-name="T1475">p</text:span><text:span text:style-name="T1461">&gt;<text:tab/><text:tab/></text:span></text:p>
      <text:p text:style-name="P457"><text:span text:style-name="T1461">&lt;/</text:span><text:span text:style-name="T1475">div</text:span><text:span text:style-name="T1461">&gt;<text:tab/><text:tab/><text:tab/><text:tab/><text:tab/><text:tab/><text:tab/><text:tab/><text:tab/><text:tab/><text:tab/><text:tab/><text:tab/></text:span></text:p>
      <text:p text:style-name="P278"/>
      <text:p text:style-name="P279"/>
      <text:p text:style-name="P277"/>
      <text:p text:style-name="P28"/>
      <text:p text:style-name="P301">Imagens</text:p>
      <text:p text:style-name="P299"/>
      <text:p text:style-name="P145">Não é porque o conteúdo está na internet que o seu uso é livre!</text:p>
      <text:p text:style-name="P145"><text:span text:style-name="T1613">Um</text:span> conteúdo publicado na web é <text:span text:style-name="T1406">diferente</text:span> de domínio público.</text:p>
      <text:p text:style-name="P146">Não podemos usar nenhuma mídia sem a prévia autorização do seu criador, <text:span text:style-name="T1613">então tenha cuidado </text:span>a<text:span text:style-name="T1405">o</text:span> criar sites profissionalmente para empresas usando imagens e conteúdos que você não <text:span text:style-name="T1423">tem autorização.</text:span></text:p>
      <text:p text:style-name="P143">Dica: no buscador do Google, configure a pesquisa para <text:span text:style-name="T1271">Creative Commons</text:span> <text:span text:style-name="T1721">para ter acesso a imagens grátis</text:span><text:span text:style-name="T1271">.</text:span></text:p>
      <text:p text:style-name="P167"/>
      <text:p text:style-name="P147">Banco de <text:span text:style-name="T1271">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271">Pexels</text:span></text:a></text:p>
      <text:p text:style-name="P148">Site para download de <text:span text:style-name="T1271">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271">materials </text:span><text:span text:style-name="T1278">icons</text:span></text:a> (by google), <text:a xlink:type="simple" xlink:href="https://fontawesome.com/" text:style-name="Internet_20_link" text:visited-style-name="Visited_20_Internet_20_Link"><text:span text:style-name="T1717">fontawesome</text:span></text:a><text:span text:style-name="T1716">. </text:span><text:span text:style-name="T1717">As tags </text:span><text:span text:style-name="T1395">&lt;i&gt;</text:span><text:span text:style-name="T1717"> e </text:span><text:span text:style-name="T1395">&lt;span&gt;</text:span><text:span text:style-name="T1717"> são amplamente usadas para adicionar ícones.</text:span></text:p>
      <text:p text:style-name="P148"/>
      <text:p text:style-name="P146"><text:span text:style-name="T1271">JPEG</text:span> <text:span text:style-name="T1655">é um </text:span>algoritmo de compactação usado para gerar imagens fotográficas com um <text:span text:style-name="T1406">tamanho</text:span> extremamente <text:span text:style-name="T1406">reduzido</text:span>.</text:p>
      <text:p text:style-name="P145">A principal característica do <text:span text:style-name="T1271">PNG</text:span><text:span text:style-name="T1273"> <text:s/></text:span><text:span text:style-name="T1655">(</text:span>e que o diferencia do JPEG<text:span text:style-name="T1655">) </text:span>é a capacidade de configurar a <text:span text:style-name="T1406">opacidade</text:span> de cada pixel, deix<text:span text:style-name="T1655">ando-</text:span><text:span text:style-name="T1721">o</text:span> <text:span text:style-name="T1406">transparente</text:span>.</text:p>
      <text:p text:style-name="P145">De forma resumida, na hora de escolher o formato de imagem para <text:span text:style-name="T1656">um </text:span>site, opte sempre pelo formato JPEG com uma <text:span text:style-name="T1406">compactação</text:span> entre 30% e 50%. O formato PNG só deverá ser usado quando precisarmos de <text:span text:style-name="T1428">transparência</text:span> na foto. </text:p>
      <text:p text:style-name="P145"/>
      <text:p text:style-name="P143">Tamanho é dinheiro: quanto maior o <text:span text:style-name="T1422">tráfego</text:span> de dados, maior<text:span text:style-name="T1422">es serão as despesas.</text:span></text:p>
      <text:p text:style-name="P143"/>
      <text:p text:style-name="P143">Formatos como WebP e AVIF são recomendados porque apresentam desempenho muito melhor que PNG, JPEG, GIF para imagens estáticas e animadas.</text:p>
      <text:p text:style-name="P143"/>
      <text:p text:style-name="P3"><text:span text:style-name="T74">Nada de ficar salvando arquivos gigantes e diminuindo o tamanho da imagem com códigos, </text:span><text:span text:style-name="T75">u</text:span><text:span text:style-name="T74">ma imagem 1920x1080 de 3MB não vai ficar mais leve se você mudar a largura dela no CSS. </text:span></text:p>
      <text:p text:style-name="P143"/>
      <text:p text:style-name="P3"><text:span text:style-name="T74">Os mecanismos de busca, como o Google, </text:span><text:span text:style-name="T111">penalizam</text:span><text:span text:style-name="T74"> </text:span><text:span text:style-name="T127">sites lentos e pesados</text:span><text:span text:style-name="T74">, retirando-os da primeira página de buscas. </text:span></text:p>
      <text:p text:style-name="P143"/>
      <text:p text:style-name="P127"><text:span text:style-name="T154">S</text:span><text:span text:style-name="T153">EO - </text:span><text:span text:style-name="T74">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28"><text:soft-page-break/></text:p>
      <text:p text:style-name="P129"><text:span text:style-name="T850">&lt;</text:span><text:span text:style-name="T849">img </text:span><text:span text:style-name="T937">src</text:span><text:span text:style-name="T851">=</text:span><text:span text:style-name="T849">”</text:span><text:span text:style-name="T812">ipsumlorem.</text:span><text:span text:style-name="T813">png</text:span><text:span text:style-name="T849">” </text:span><text:span text:style-name="T937">alt</text:span><text:span text:style-name="T851">=</text:span><text:span text:style-name="T849">”</text:span><text:span text:style-name="T813">explicação da imagem</text:span><text:span text:style-name="T849">” </text:span><text:span text:style-name="T939">width</text:span><text:span text:style-name="T852">”</text:span><text:span text:style-name="T813">300</text:span><text:span text:style-name="T852">” </text:span><text:span text:style-name="T939">height</text:span><text:span text:style-name="T852">=”</text:span><text:span text:style-name="T813">200</text:span><text:span text:style-name="T852">” </text:span><text:span text:style-name="T939">title</text:span><text:span text:style-name="T852">=”</text:span><text:span text:style-name="T813">t</text:span><text:span text:style-name="T814">í</text:span><text:span text:style-name="T813">tulo da imagem</text:span><text:span text:style-name="T852">” </text:span><text:span text:style-name="T939">loading</text:span><text:span text:style-name="T852">=”</text:span><text:span text:style-name="T812">lazy</text:span><text:span text:style-name="T852">” </text:span><text:span text:style-name="T939">decoding</text:span><text:span text:style-name="T852">=”</text:span><text:span text:style-name="T812">async</text:span><text:span text:style-name="T852">”</text:span><text:span text:style-name="T849">&gt;</text:span><text:span text:style-name="T773"> </text:span><text:span text:style-name="T76">tag </text:span><text:span text:style-name="T110">image</text:span><text:span text:style-name="T126"> </text:span><text:span text:style-name="T77">para </text:span><text:span text:style-name="T68">inser</text:span><text:span text:style-name="T77">ir</text:span><text:span text:style-name="T68"> </text:span><text:span text:style-name="T78">uma </text:span><text:span text:style-name="T68">imagem</text:span></text:p>
      <text:p text:style-name="P155"/>
      <text:p text:style-name="P7"><text:span text:style-name="T76">Também </text:span><text:span text:style-name="T79">podemos copiar</text:span><text:span text:style-name="T76"> a URL para referenciar uma imagem dentro de outro servidor. Para</text:span><text:span text:style-name="T68"> obter a URL completa de qualquer imagem clique com o botão direito do mouse sobre a imagem e escolha a opção “</text:span><text:span text:style-name="T80">c</text:span><text:span text:style-name="T68">opiar endereço da imagem”.</text:span></text:p>
      <text:p text:style-name="P8"><text:span text:style-name="T98">Um </text:span><text:span text:style-name="T160">atalho</text:span><text:span text:style-name="T98"> </text:span><text:span text:style-name="T99">no VSCode </text:span><text:span text:style-name="T98">para inserir arquivo</text:span><text:span text:style-name="T100">s</text:span><text:span text:style-name="T98">: tecla </text:span><text:span text:style-name="T774">CONTROL + ESPAÇO</text:span></text:p>
      <text:p text:style-name="P153">Dê nomes significativos aos arquivos de imagem. Isso não apenas ajuda na organização, mas também pode contribuir para a otimização de SEO.</text:p>
      <text:p text:style-name="P153"/>
      <text:p text:style-name="P138"><text:span text:style-name="T14">Sempre inclua o atributo </text:span><text:span text:style-name="Source_20_Text"><text:span text:style-name="T945">alt</text:span></text:span><text:span text:style-name="T14">. Ele </text:span><text:span text:style-name="T34">é </text:span><text:span text:style-name="T14">o </text:span><text:span text:style-name="T49">texto alternativo</text:span><text:span text:style-name="T14"> </text:span><text:span text:style-name="T34">que </text:span><text:span text:style-name="T22">explica </text:span><text:span text:style-name="T19">o</text:span><text:span text:style-name="T22"> </text:span><text:span text:style-name="T23">conteúdo da imagem</text:span><text:span text:style-name="T22">, </text:span><text:span text:style-name="T23">esse atributo</text:span><text:span text:style-name="T22"> </text:span><text:span text:style-name="T14">é </text:span><text:span text:style-name="T19">muito</text:span><text:span text:style-name="T14"> importante </text:span><text:span text:style-name="T23">pois seu texto é exibido caso a imagem não carregue. Ele </text:span><text:span text:style-name="T13">ajuda </text:span><text:span text:style-name="T24">n</text:span><text:span text:style-name="T23">a</text:span><text:span text:style-name="T24"> SEO, ou seja, </text:span><text:span text:style-name="T13">na </text:span><text:span text:style-name="T48">indexação</text:span><text:span text:style-name="T13"> do seu site em mecanismos de busca </text:span><text:span text:style-name="T25">(auxilia o Google a saber o que tem dentro da sua foto </text:span><text:span text:style-name="T26">para</text:span><text:span text:style-name="T25"> exibi-la nos resultados do </text:span><text:span text:style-name="T8">Google Imagens</text:span><text:span text:style-name="T25">). </text:span><text:span text:style-name="T23">Também </text:span><text:span text:style-name="T27">proporciona</text:span><text:span text:style-name="T14"> </text:span><text:span text:style-name="T63">acessibilidade </text:span><text:span text:style-name="T64">e </text:span><text:span text:style-name="T63">inclusão</text:span><text:span text:style-name="T14"> social </text:span><text:span text:style-name="T23">pois, caso o usuário esteja usando um leitor de tela, o texto alternativo será lido para ele.</text:span></text:p>
      <text:p text:style-name="P151"/>
      <text:p text:style-name="Standard"><text:span text:style-name="T33">Especifique as dimensões da imagem usando os atributos </text:span><text:span text:style-name="Source_20_Text"><text:span text:style-name="T1552">width</text:span></text:span><text:span text:style-name="T33"> e </text:span><text:span text:style-name="Source_20_Text"><text:span text:style-name="T1552">height</text:span></text:span><text:span text:style-name="T33"> quando possível. Isso ajuda o navegador a reservar espaço para a imagem antes que ela seja totalmente carregada, melhorando o layout da página.</text:span></text:p>
      <text:p text:style-name="P154"/>
      <text:p text:style-name="P137"><text:span text:style-name="T33">O atributo </text:span><text:span text:style-name="Source_20_Text"><text:span text:style-name="T1552">loading</text:span></text:span><text:span text:style-name="T33"> especifica quando a imagem deve ser carregada. Os valores possíveis são "</text:span><text:span text:style-name="T815">eager</text:span><text:span text:style-name="T33">" (padrão) para carregar imediatamente, "</text:span><text:span text:style-name="T815">lazy</text:span><text:span text:style-name="T33">" para carregar quando a imagem estiver prestes a entrar no campo de visão, e "</text:span><text:span text:style-name="T815">auto</text:span><text:span text:style-name="T33">" para deixar o navegador decidir.</text:span></text:p>
      <text:p text:style-name="P152"/>
      <text:p text:style-name="P137"><text:span text:style-name="T33">O atributo </text:span><text:span text:style-name="Source_20_Text"><text:span text:style-name="T1552">decoding</text:span></text:span><text:span text:style-name="T33"> especifica como o navegador deve lidar com a decodificação da imagem. Os valores possíveis são </text:span><text:span text:style-name="Source_20_Text"><text:span text:style-name="T815">async</text:span></text:span><text:span text:style-name="T33"> (padrão, decodificação assíncrona), </text:span><text:span text:style-name="Source_20_Text"><text:span text:style-name="T815">sync</text:span></text:span><text:span text:style-name="T33"> (decodificação síncrona) e </text:span><text:span text:style-name="Source_20_Text"><text:span text:style-name="T815">auto</text:span></text:span><text:span text:style-name="T33"> (navegador decide).</text:span></text:p>
      <text:p text:style-name="P29"/>
      <text:p text:style-name="P161">Dentre as principais ferramentas para análise de performance do site, estão:</text:p>
      <text:list text:style-name="L6">
        <text:list-item>
          <text:p text:style-name="P603"><text:a xlink:type="simple" xlink:href="https://pagespeed.web.dev/" text:style-name="Internet_20_link" text:visited-style-name="Visited_20_Internet_20_Link">PageSpeed</text:a></text:p>
        </text:list-item>
        <text:list-item>
          <text:p text:style-name="P603">Devtools → LightHouse e Performance Insights</text:p>
        </text:list-item>
      </text:list>
      <text:p text:style-name="P144"/>
      <text:p text:style-name="P34"><text:span text:style-name="T1337">Favicon</text:span><text:span text:style-name="T1312"> é o </text:span><text:span text:style-name="T1339">logotipo</text:span><text:span text:style-name="T1312"> que fica ao lado esquerdo do título de uma aba no navegador, ele é um elemento de </text:span><text:span text:style-name="T1343">branding</text:span><text:span text:style-name="T1312"> e design para um site.</text:span></text:p>
      <text:list text:style-name="L7">
        <text:list-item>
          <text:p text:style-name="P552"><text:soft-page-break/><text:span text:style-name="T1313">É aconselhável que seu formato seja do tipo </text:span><text:span text:style-name="T1544">ICO</text:span><text:span text:style-name="T1313"> pois, embora o formato </text:span><text:span text:style-name="T1544">SVG</text:span><text:span text:style-name="T1313"> seja </text:span><text:span text:style-name="T1312">a melhor das opções, </text:span><text:span text:style-name="T1313">infelizmente nem todo navegador é compatível com esse formato e acaba causando algumas inconsistências na exibição em outras plataformas. </text:span></text:p>
        </text:list-item>
      </text:list>
      <text:list text:style-name="L8">
        <text:list-item>
          <text:p text:style-name="P538"><text:span text:style-name="T14">Se quiser </text:span><text:span text:style-name="T49">baixar alguns ícones prontos</text:span><text:span text:style-name="T14">, recomendo o site </text:span><text:a xlink:type="simple" xlink:href="https://iconarchive.com/" text:style-name="Internet_20_link" text:visited-style-name="Visited_20_Internet_20_Link"><text:span text:style-name="T4">IconArchive</text:span></text:a><text:span text:style-name="T14">. </text:span></text:p>
        </text:list-item>
        <text:list-item>
          <text:p text:style-name="P538"><text:span text:style-name="T14">Se você tiver o dom e muita paciência, pode </text:span><text:span text:style-name="T49">desenhar seu favicon</text:span><text:span text:style-name="T14"> no site </text:span><text:a xlink:type="simple" xlink:href="https://www.favicon.cc/" text:style-name="Internet_20_link" text:visited-style-name="Visited_20_Internet_20_Link"><text:span text:style-name="T1658">favicon.cc</text:span></text:a></text:p>
        </text:list-item>
        <text:list-item>
          <text:p text:style-name="P538"><text:span text:style-name="T15">Agora, s</text:span><text:span text:style-name="T14">e seu objetivo é criar um </text:span><text:span text:style-name="T49">ícone personalizado</text:span><text:span text:style-name="T14"> para seu site baseado em imagens que você já tem, </text:span><text:span text:style-name="T17">utilize</text:span><text:span text:style-name="T14"> o site </text:span><text:a xlink:type="simple" xlink:href="https://favicon.io/" text:style-name="Internet_20_link" text:visited-style-name="Visited_20_Internet_20_Link"><text:span text:style-name="T4">favicon.io</text:span></text:a><text:span text:style-name="T7"> </text:span></text:p>
        </text:list-item>
      </text:list>
      <text:p text:style-name="P142"/>
      <text:p text:style-name="P368"><text:span text:style-name="T847">&lt;link rel=</text:span><text:span text:style-name="T848">"</text:span><text:span text:style-name="T1130">shortcut icon</text:span><text:span text:style-name="T848">" href="</text:span><text:span text:style-name="T811">favicon.ico</text:span><text:span text:style-name="T848">" type="</text:span><text:span text:style-name="T1130">image/x-icon</text:span><text:span text:style-name="T848">"&gt;</text:span><text:span text:style-name="T818"> </text:span><text:span text:style-name="T951">tag para importar um favicon. Para isso, </text:span><text:span text:style-name="T946">digit</text:span><text:span text:style-name="T951">e</text:span><text:span text:style-name="T946"> </text:span><text:span text:style-name="T947">link</text:span><text:span text:style-name="T946"> dentro da &lt;head&gt;, acima da tag &lt;title&gt; e escolha a opção “</text:span><text:span text:style-name="T948">link:favicon</text:span><text:span text:style-name="T949">”, </text:span><text:span text:style-name="T951">assim </text:span><text:span text:style-name="T949">o editor VSCode criará automaticamente a tag. No parâmetro “</text:span><text:span text:style-name="T948">href</text:span><text:span text:style-name="T949">”: digite </text:span><text:span text:style-name="T1129">CONTROL</text:span><text:span text:style-name="T1128"> </text:span><text:span text:style-name="T949">+</text:span><text:span text:style-name="T1128"> </text:span><text:span text:style-name="T1129">ESPAÇO</text:span><text:span text:style-name="T949"> e escolha o favicon (que deve estar dentro do root - pasta principal </text:span><text:span text:style-name="T952">- </text:span><text:span text:style-name="T950">do projeto</text:span><text:span text:style-name="T949">)</text:span></text:p>
      <text:p text:style-name="P354"/>
      <text:p text:style-name="P345">Mapas de imagens</text:p>
      <text:p text:style-name="P346"/>
      <text:p text:style-name="P183"><text:span text:style-name="T1635">&lt;map&gt;</text:span> é usada com a tag <text:span text:style-name="T1635">&lt;area&gt;</text:span> para definir um mapa de imagem (a área clicável do link). Existem 3 tipos de área: retângulo (<text:span text:style-name="T1542">rect</text:span>), círculo(<text:span text:style-name="T1542">circle</text:span>) e polígono(<text:span text:style-name="T1542">poly</text:span>).<text:line-break/>Dentro de um mapa, existem áreas. Dentro de cada área é preciso informar os <text:span text:style-name="T1663">4</text:span> seguintes atributos:</text:p>
      <text:list text:style-name="L9">
        <text:list-item>
          <text:p text:style-name="P607"><text:span text:style-name="T1682">o </text:span><text:span text:style-name="T1271">shape</text:span> <text:span text:style-name="T1682">(rect, circle ou poly</text:span>)</text:p>
        </text:list-item>
        <text:list-item>
          <text:p text:style-name="P607">as <text:span text:style-name="T1271">coords</text:span> desse shape <text:span text:style-name="T1685">em x,y</text:span> <text:span text:style-name="T1682">(</text:span>a ordem respectiva das coordenadas <text:span text:style-name="T1685">caso o shape seja um </text:span><text:span text:style-name="T1416">retângulo</text:span><text:span text:style-name="T1685"> são</text:span>: <text:span text:style-name="T1680">canto superior esquerdo → canto inferior direito; caso o shape seja um </text:span><text:span text:style-name="T1417">círculo</text:span><text:span text:style-name="T1680"> são: o centro da circunferência e o tamanho do raio (em pixels). Essas coordenadas podem ser encontradas através de um editor de imagens, como o Paint)</text:span></text:p>
        </text:list-item>
        <text:list-item>
          <text:p text:style-name="P607">o <text:span text:style-name="T1277">href</text:span> <text:span text:style-name="T1681">é o endereço do arquivo que será aberto (se precisar abrir em uma posição específica desse arquivo, separe-o em </text:span><text:span text:style-name="T1669">articles</text:span><text:span text:style-name="T1681"> identificados por #</text:span><text:span text:style-name="T1427">id</text:span><text:span text:style-name="T1681"> e depois use uma</text:span> <text:span text:style-name="T1271">#</text:span> <text:span text:style-name="T1682">após o endereço do </text:span><text:span text:style-name="T1670">href</text:span><text:span text:style-name="T1682"> </text:span>para abri-<text:span text:style-name="T1683">lo</text:span> diretamente posicionado no artigo<text:span text:style-name="T1680"> escolhido, identificado</text:span> através do <text:span text:style-name="T1665">id</text:span><text:span text:style-name="T1681">)</text:span></text:p>
        </text:list-item>
        <text:list-item>
          <text:p text:style-name="P607">o <text:span text:style-name="T1271">target </text:span><text:span text:style-name="T1684">(i</text:span>ndica onde <text:span text:style-name="T1684">exibir o arquivo</text:span>, geralmente em um <text:span text:style-name="T1668">iframe</text:span><text:span text:style-name="T1681">)</text:span>.</text:p>
        </text:list-item>
      </text:list>
      <text:p text:style-name="P182"/>
      <text:p text:style-name="P66"><text:span text:style-name="T500">P</text:span><text:span text:style-name="T499">a</text:span><text:span text:style-name="T500">sso a passo para criar um mapa</text:span><text:span text:style-name="T499"> de imagens:</text:span></text:p>
      <text:list text:style-name="L10">
        <text:list-item>
          <text:p text:style-name="P561"><text:span text:style-name="T500">L</text:span><text:span text:style-name="T499">ink a imagem ao mapa através do parâmetro </text:span><text:span text:style-name="T898">usemap</text:span><text:span text:style-name="T499">. Exemplo:<text:line-break/></text:span><text:span text:style-name="T1121">&lt;img src="imagens/glass.jpg" </text:span><text:span text:style-name="T1123">usemap</text:span><text:span text:style-name="T1121">="#meumapa"/&gt;</text:span></text:p>
        </text:list-item>
        <text:list-item>
          <text:p text:style-name="P561"><text:span text:style-name="T500">U</text:span><text:span text:style-name="T499">se a tag &lt;map&gt;. Exemplo:<text:line-break/></text:span><text:span text:style-name="T1123">&lt;map</text:span><text:span text:style-name="T1121"> name="meumapa"</text:span><text:span text:style-name="T1123">&gt;</text:span></text:p>
        </text:list-item>
        <text:list-item>
          <text:p text:style-name="P588"><text:span text:style-name="T500">U</text:span><text:span text:style-name="T499">se a tag &lt;area&gt; </text:span><text:span text:style-name="T501">com os parâmetros:</text:span><text:span text:style-name="T499"> </text:span><text:span text:style-name="T904">shape</text:span><text:span text:style-name="T499">, </text:span><text:span text:style-name="T905">coords</text:span><text:span text:style-name="T501">,</text:span><text:span text:style-name="T499"> </text:span><text:span text:style-name="T904">href</text:span><text:span text:style-name="T499"> e também o </text:span><text:span text:style-name="T905">target</text:span><text:span text:style-name="T499"><text:line-break/>Exemplo:</text:span><text:span text:style-name="T1121">&lt;area </text:span><text:span text:style-name="T1123">shape</text:span><text:span text:style-name="T1121">="rect" </text:span><text:span text:style-name="T1123">coords</text:span><text:span text:style-name="T1121">="179,202,170,160" </text:span><text:span text:style-name="T1123">href</text:span><text:span text:style-name="T1121">="glass.html#tela" </text:span><text:span text:style-name="T1123">target</text:span><text:span text:style-name="T1121">="janela"/&gt;</text:span></text:p>
        </text:list-item>
        <text:list-item>
          <text:p text:style-name="P561"><text:span text:style-name="T502">F</text:span><text:span text:style-name="T499">eche a tag </text:span><text:span text:style-name="T732">&lt;/map&gt;</text:span></text:p>
        </text:list-item>
        <text:list-item>
          <text:p text:style-name="P562"><text:span text:style-name="T758">I</text:span><text:span text:style-name="T759">ndique o iframe. Exemplo:</text:span><text:span text:style-name="T762"><text:line-break/></text:span><text:span text:style-name="T1124">&lt;iframe</text:span><text:span text:style-name="T1122"> src="glass.html" name="janela" id="specs"</text:span><text:span text:style-name="T1124">&gt; &lt;/iframe&gt;</text:span></text:p>
        </text:list-item>
      </text:list>
      <text:p text:style-name="P311">Inserindo mídias</text:p>
      <text:p text:style-name="P305"/>
      <text:p text:style-name="P326">Imagens</text:p>
      <text:p text:style-name="P326"/>
      <text:p text:style-name="P271"><text:span text:style-name="T1535"><text:tab/>Para tornar um site mais </text:span><text:span text:style-name="T1414">responsivo</text:span><text:span text:style-name="T1622"> </text:span><text:span text:style-name="T1623">e</text:span><text:span text:style-name="T1535"> que se adapta a vários tamanhos de janela é preciso disponibilizar</text:span> múltiplas imagens para tamanhos de telas diferentes. <text:span text:style-name="T1535">Para isso, crie a tag </text:span><text:span text:style-name="T1392">&lt;picture&gt;</text:span><text:span text:style-name="T1535"> (que permite criar vários </text:span><text:span text:style-name="T1392">&lt;source&gt;</text:span><text:span text:style-name="T1535">) e dentro dela coloque tamanhos diferentes de imagens:</text:span></text:p>
      <text:p text:style-name="P53"><text:span text:style-name="T1455">&lt;</text:span><text:span text:style-name="T1469">style</text:span><text:span text:style-name="T1455">&gt;<text:tab/><text:tab/><text:tab/><text:tab/><text:tab/><text:tab/><text:tab/><text:tab/><text:tab/><text:tab/><text:tab/><text:tab/><text:tab/></text:span></text:p>
      <text:p text:style-name="P402"><text:span text:style-name="T1599">main</text:span> {<text:tab/><text:tab/><text:tab/><text:tab/><text:tab/><text:tab/><text:tab/><text:tab/><text:tab/><text:tab/><text:tab/><text:tab/><text:tab/></text:p>
      <text:p text:style-name="P396"><text:span text:style-name="T1482"><text:tab/>background-color</text:span><text:span text:style-name="T1559">: </text:span><text:span text:style-name="T1506">white</text:span><text:span text:style-name="T1559">;<text:tab/><text:tab/><text:tab/><text:tab/><text:tab/><text:tab/><text:tab/><text:tab/><text:tab/></text:span></text:p>
      <text:p text:style-name="P396"><text:span text:style-name="T1482"><text:tab/>padding</text:span><text:span text:style-name="T1559">: </text:span><text:span text:style-name="T1607">20px</text:span><text:span text:style-name="T1559">;<text:tab/><text:tab/><text:tab/><text:tab/><text:tab/><text:tab/><text:tab/><text:tab/><text:tab/><text:tab/><text:tab/></text:span></text:p>
      <text:p text:style-name="P396"><text:span text:style-name="T1482"><text:tab/>border-radius</text:span><text:span text:style-name="T1559">: </text:span><text:span text:style-name="T1607">15px</text:span><text:span text:style-name="T1559">;<text:tab/><text:tab/><text:tab/><text:tab/><text:tab/><text:tab/><text:tab/><text:tab/><text:tab/><text:tab/></text:span></text:p>
      <text:p text:style-name="P396"><text:span text:style-name="T1482"><text:tab/>min-width</text:span><text:span text:style-name="T1559">: </text:span><text:span text:style-name="T1607">280px</text:span><text:span text:style-name="T1559">; </text:span><text:span text:style-name="T1568">/*considera a menor largura de tela de celular*/<text:tab/></text:span></text:p>
      <text:p text:style-name="P396"><text:span text:style-name="T1482"><text:tab/>max-width</text:span><text:span text:style-name="T1559">: </text:span><text:span text:style-name="T1607">800px</text:span><text:span text:style-name="T1559">; </text:span><text:span text:style-name="T1568">/*não permite expandir demais o conteúdo*/<text:tab/><text:tab/></text:span></text:p>
      <text:p text:style-name="P396"><text:span text:style-name="T1482"><text:tab/>margin</text:span><text:span text:style-name="T1559">: </text:span><text:span text:style-name="T1506">auto</text:span><text:span text:style-name="T1559">; </text:span><text:span text:style-name="T1568">/*melhora a responsividade, sempre centralizando o<text:tab/><text:tab/> conteúdo </text:span><text:span text:style-name="T1570">horizontal</text:span><text:span text:style-name="T1568">*/<text:tab/><text:tab/><text:tab/><text:tab/><text:tab/><text:tab/><text:tab/><text:tab/><text:tab/><text:tab/><text:tab/><text:tab/><text:tab/><text:tab/><text:tab/><text:tab/><text:tab/><text:tab/><text:tab/><text:tab/><text:tab/><text:tab/><text:tab/><text:tab/><text:tab/></text:span></text:p>
      <text:p text:style-name="P402">}<text:tab/><text:tab/><text:tab/><text:tab/><text:tab/><text:tab/><text:tab/><text:tab/><text:tab/><text:tab/><text:tab/><text:tab/><text:tab/><text:tab/></text:p>
      <text:p text:style-name="P402"><text:span text:style-name="T1599">img</text:span> {<text:tab/><text:tab/><text:tab/><text:tab/><text:tab/><text:tab/><text:tab/><text:tab/><text:tab/><text:tab/><text:tab/><text:tab/><text:tab/><text:tab/></text:p>
      <text:p text:style-name="P396"><text:span text:style-name="T1482"><text:tab/>width</text:span><text:span text:style-name="T1559">: </text:span><text:span text:style-name="T1607">100%</text:span><text:span text:style-name="T1559">; </text:span><text:span text:style-name="T1568">/*melhora a responsividade, eliminando a barra de rolagem<text:tab/> lateral*/<text:tab/><text:tab/><text:tab/><text:tab/><text:tab/><text:tab/><text:tab/><text:tab/><text:tab/><text:tab/><text:tab/><text:tab/></text:span></text:p>
      <text:p text:style-name="P402">}<text:tab/><text:tab/><text:tab/><text:tab/><text:tab/><text:tab/><text:tab/><text:tab/><text:tab/><text:tab/><text:tab/><text:tab/><text:tab/><text:tab/></text:p>
      <text:p text:style-name="P319"><text:span text:style-name="T1453">&lt;/</text:span><text:span text:style-name="T1467">style</text:span><text:span text:style-name="T1453">&gt;<text:tab/><text:tab/><text:tab/><text:tab/><text:tab/><text:tab/><text:tab/><text:tab/><text:tab/><text:tab/><text:tab/><text:tab/><text:tab/></text:span></text:p>
      <text:p text:style-name="P347">###########################################################################</text:p>
      <text:p text:style-name="P315"><text:span text:style-name="T1451">&lt;</text:span><text:span text:style-name="T1465">picture</text:span><text:span text:style-name="T1451">&gt;<text:tab/><text:tab/><text:tab/><text:tab/><text:tab/><text:tab/><text:tab/><text:tab/><text:tab/><text:tab/><text:tab/><text:tab/><text:tab/></text:span></text:p>
      <text:p text:style-name="P396"><text:span text:style-name="T1454"><text:tab/>&lt;</text:span><text:span text:style-name="T1468">source</text:span><text:span text:style-name="T1559"> </text:span><text:span text:style-name="T1482">media</text:span><text:span text:style-name="T1559">=</text:span><text:span text:style-name="T1506">"(max-width: 750px)"</text:span><text:span text:style-name="T1559"> </text:span><text:span text:style-name="T1482">srcset</text:span><text:span text:style-name="T1559">=</text:span><text:span text:style-name="T1506">"imagens/foto-p.png"</text:span><text:span text:style-name="T1559"> <text:tab/><text:tab/><text:line-break/><text:tab/></text:span><text:span text:style-name="T1482">typ</text:span><text:span text:style-name="T1486">e</text:span><text:span text:style-name="T1559">=</text:span><text:span text:style-name="T1506">"image/png"</text:span><text:span text:style-name="T1454">&gt;<text:tab/><text:tab/><text:tab/><text:tab/><text:tab/><text:tab/><text:tab/><text:tab/><text:tab/><text:tab/></text:span></text:p>
      <text:p text:style-name="P396"><text:span text:style-name="T1454"><text:tab/>&lt;</text:span><text:span text:style-name="T1468">source</text:span><text:span text:style-name="T1559"> </text:span><text:span text:style-name="T1482">media</text:span><text:span text:style-name="T1559">=</text:span><text:span text:style-name="T1506">"(max-width: 1050px)"</text:span><text:span text:style-name="T1559"> </text:span><text:span text:style-name="T1482">srcset</text:span><text:span text:style-name="T1559">=</text:span><text:span text:style-name="T1506">"imagens/foto-m.png"</text:span><text:span text:style-name="T1559"> <text:tab/><text:tab/><text:line-break/><text:tab/></text:span><text:span text:style-name="T1482">typ</text:span><text:span text:style-name="T1485">e</text:span><text:span text:style-name="T1559">=</text:span><text:span text:style-name="T1506">"image/png"</text:span><text:span text:style-name="T1454">&gt;<text:tab/><text:tab/><text:tab/><text:tab/><text:tab/><text:tab/><text:tab/><text:tab/><text:tab/><text:tab/></text:span></text:p>
      <text:p text:style-name="P396"><text:span text:style-name="T1454"><text:tab/>&lt;</text:span><text:span text:style-name="T1468">img</text:span><text:span text:style-name="T1559"> </text:span><text:span text:style-name="T1482">src</text:span><text:span text:style-name="T1559">=</text:span><text:span text:style-name="T1506">"imagens/foto-g.png"</text:span><text:span text:style-name="T1559"> </text:span><text:span text:style-name="T1482">alt</text:span><text:span text:style-name="T1559">=</text:span><text:span text:style-name="T1506">"apresentando uma imagem flexível"</text:span><text:span text:style-name="T1454">&gt;<text:tab/></text:span></text:p>
      <text:p text:style-name="P53"><text:span text:style-name="T1455">&lt;/</text:span><text:span text:style-name="T1469">picture</text:span><text:span text:style-name="T1455">&gt;<text:tab/><text:tab/><text:tab/><text:tab/><text:tab/><text:tab/><text:tab/><text:tab/><text:tab/><text:tab/><text:tab/><text:tab/><text:tab/></text:span></text:p>
      <text:p text:style-name="P272"/>
      <text:p text:style-name="P272">Note que a tag possui três atributos:</text:p>
      <text:p text:style-name="P272">‣ <text:span text:style-name="T1542">media</text:span> indica o <text:span text:style-name="T1406">tamanho</text:span> máximo <text:span text:style-name="T1613">ou mínimo </text:span>a ser considerado para carregar a imagem indicada no atributo <text:span text:style-name="T1654">srcset</text:span>. </text:p>
      <text:p text:style-name="P272">‣ <text:span text:style-name="T1542">srcset</text:span> vai configurar o <text:span text:style-name="T1415">caminho</text:span><text:span text:style-name="T1406"> d</text:span><text:span text:style-name="T1413">o arquivo</text:span> que será carregad<text:span text:style-name="T1613">o</text:span> quando o tamanho <text:span text:style-name="T1662">máximo </text:span>indicado for atingido</text:p>
      <text:p text:style-name="P272">‣ <text:span text:style-name="T1542">type</text:span> vai indicar o <text:span text:style-name="T1406">media type</text:span> da imagem que usamos</text:p>
      <text:p text:style-name="P272"/>
      <text:p text:style-name="P272"><text:span text:style-name="T1728">Dica:</text:span> Você pode até colocar o valor exato de 1000px na propriedade <text:span text:style-name="T1394">max-width</text:span>, mas vai perceber que um valor ligeiramente acima vai gerar resultados mais interessantes. <text:span text:style-name="T1557">(porque uma folga de 50px faz com que não apareça a chata barra de rolagem).</text:span></text:p>
      <text:p text:style-name="P273"><text:tab/>É <text:span text:style-name="T1407">importante</text:span> que exist<text:span text:style-name="T1556">a</text:span> uma ordem entre os <text:span text:style-name="T1666">&lt;source&gt;</text:span> e <text:span text:style-name="T1556">que </text:span>os itens mais acima sejam os menores tamanhos para <text:span text:style-name="T1664">max-width</text:span> e os seguintes sejam maiores, de <text:span text:style-name="T1406">forma crescente</text:span>. O <text:span text:style-name="T1406">último item</text:span> deve ser a <text:span text:style-name="T1406">imagem padrão</text:span>.</text:p>
      <text:p text:style-name="P274"><text:tab/>Moral da história: Adapte o tamanho de suas imagens ao tamanho da tela de seus usuários! (princípio da UX)</text:p>
      <text:p text:style-name="P306"/>
      <text:p text:style-name="P326">Audios</text:p>
      <text:p text:style-name="P326"/>
      <text:p text:style-name="P275"><text:span text:style-name="T1705"><text:tab/>O</text:span><text:span text:style-name="T1704">s navegadores aceitam 3 tipos de formatos de </text:span><text:span text:style-name="T1380">áudio</text:span><text:span text:style-name="T1704">: </text:span><text:span text:style-name="T1284">MP3</text:span><text:span text:style-name="T1704">, </text:span><text:span text:style-name="T1284">WAV</text:span><text:span text:style-name="T1704"> e </text:span><text:span text:style-name="T1284">OGG</text:span><text:span text:style-name="T1704">. </text:span><text:span text:style-name="T1705">Sendo o WAV o mais pesado e o OGG o mais leve, com licença Open Source.</text:span></text:p>
      <text:p text:style-name="P274"><text:tab/>Dentro da tag <text:span text:style-name="T1394">&lt;audio&gt;</text:span>, adicion<text:span text:style-name="T1613">e</text:span> vários <text:span text:style-name="T1394">&lt;source&gt;</text:span><text:span text:style-name="T1558"> </text:span>com formatos diferentes do mesmo áudio. Coloque na parte de cima o seu formato favorito. Os demais só serão carregados caso o de cima falhe. <text:span text:style-name="T1613">E se</text:span> todos falh<text:span text:style-name="T1613">arem</text:span>, cri<text:span text:style-name="T1613">e</text:span> um parágrafo que permit<text:span text:style-name="T1613">a</text:span> o download do arquivo MP3 para ouvir no player padrão do dispositivo:</text:p>
      <text:p text:style-name="P274"/>
      <text:p text:style-name="P276"><text:span text:style-name="T1458">&lt;</text:span><text:span text:style-name="T1472">h3</text:span><text:span text:style-name="T1458">&gt;</text:span><text:span text:style-name="T1630">1ª maneira</text:span><text:span text:style-name="T1585">, </text:span><text:span text:style-name="T1586">mais simples</text:span><text:span text:style-name="T1585">:<text:tab/><text:tab/><text:tab/><text:tab/><text:tab/><text:tab/><text:tab/><text:tab/><text:tab/></text:span></text:p>
      <text:p text:style-name="P396"><text:span text:style-name="T1454">&lt;</text:span><text:span text:style-name="T1468">audio</text:span><text:span text:style-name="T1559"> </text:span><text:span text:style-name="T1482">src</text:span><text:span text:style-name="T1559">=</text:span><text:span text:style-name="T1506">"midias/happy-mistake.mp3" </text:span><text:span text:style-name="T1482">autoplay</text:span><text:span text:style-name="T1559"> </text:span><text:span text:style-name="T1482">loop</text:span><text:span text:style-name="T1559"> </text:span><text:span text:style-name="T1482">controls</text:span><text:span text:style-name="T1454">&gt;&lt;/</text:span><text:span text:style-name="T1468">audio</text:span><text:span text:style-name="T1454">&gt;<text:tab/><text:tab/></text:span></text:p>
      <text:p text:style-name="P396"><text:span text:style-name="T1454">&lt;</text:span><text:span text:style-name="T1468">h3</text:span><text:span text:style-name="T1454">&gt;</text:span><text:span text:style-name="T1629">2ª maneira</text:span><text:span text:style-name="T1559">, </text:span><text:span text:style-name="T1560">com redundância de várias tags &lt;source&gt; caso o navegador<text:tab/> não consiga reproduzir algum formato:<text:tab/><text:tab/><text:tab/><text:tab/><text:tab/><text:tab/><text:tab/><text:tab/></text:span></text:p>
      <text:p text:style-name="P396"><text:span text:style-name="T1454">&lt;</text:span><text:span text:style-name="T1468">audio</text:span><text:span text:style-name="T1559"> </text:span><text:span text:style-name="T1482">controls</text:span><text:span text:style-name="T1454">&gt;<text:tab/><text:tab/><text:tab/><text:tab/><text:tab/><text:tab/><text:tab/><text:tab/><text:tab/><text:tab/><text:tab/><text:tab/></text:span></text:p>
      <text:p text:style-name="P396"><text:span text:style-name="T1454">&lt;</text:span><text:span text:style-name="T1468">source</text:span><text:span text:style-name="T1559"> </text:span><text:span text:style-name="T1482">src</text:span><text:span text:style-name="T1559">=</text:span><text:span text:style-name="T1506">"midias/Trimmed &amp; Taught - Dan Lebowitz.mp3"</text:span><text:span text:style-name="T1559"> </text:span><text:span text:style-name="T1482">type</text:span><text:span text:style-name="T1559">=</text:span><text:span text:style-name="T1506">"audio/mpeg"</text:span><text:span text:style-name="T1454">&gt;</text:span></text:p>
      <text:p text:style-name="P396"><text:span text:style-name="T1454">&lt;</text:span><text:span text:style-name="T1468">source</text:span><text:span text:style-name="T1559"> </text:span><text:span text:style-name="T1482">src</text:span><text:span text:style-name="T1559">=</text:span><text:span text:style-name="T1506">"midias/Trimmed &amp; Taught - Dan Lebowitz.wav"</text:span><text:span text:style-name="T1559"> </text:span><text:span text:style-name="T1482">type</text:span><text:span text:style-name="T1559">=</text:span><text:span text:style-name="T1506">"audio/wav"</text:span><text:span text:style-name="T1454">&gt;<text:tab/></text:span></text:p>
      <text:p text:style-name="P396"><text:span text:style-name="T1454">&lt;</text:span><text:span text:style-name="T1468">source</text:span><text:span text:style-name="T1559"> </text:span><text:span text:style-name="T1482">src</text:span><text:span text:style-name="T1559">=</text:span><text:span text:style-name="T1506">"midias/Trimmed &amp; Taught - Dan Lebowitz.ogg"</text:span><text:span text:style-name="T1559"> </text:span><text:span text:style-name="T1482">type</text:span><text:span text:style-name="T1559">=</text:span><text:span text:style-name="T1506">"audio/ogg"</text:span><text:span text:style-name="T1454">&gt;<text:tab/></text:span></text:p>
      <text:p text:style-name="P396"><text:span text:style-name="T1454">&lt;</text:span><text:span text:style-name="T1468">p</text:span><text:span text:style-name="T1454">&gt;</text:span><text:span text:style-name="T1559">Infelizmente o seu navegador não consegue reproduzir formatos de áudio.<text:tab/></text:span></text:p>
      <text:p text:style-name="P396"><text:span text:style-name="T1454">&lt;</text:span><text:span text:style-name="T1468">a</text:span><text:span text:style-name="T1559"> </text:span><text:span text:style-name="T1482">href</text:span><text:span text:style-name="T1559">=</text:span><text:span text:style-name="T1506">"midias/Trimmed &amp; Taught - Dan Lebowitz.mp3"</text:span><text:span text:style-name="T1559"> <text:tab/><text:tab/><text:tab/><text:tab/><text:tab/></text:span></text:p>
      <text:p text:style-name="P396"><text:span text:style-name="T1482">downloa</text:span><text:span text:style-name="T1483">d</text:span><text:span text:style-name="T1559">=</text:span><text:span text:style-name="T1506">"Trimmed &amp; Taught - Dan Lebowitz.mp3"</text:span><text:span text:style-name="T1559"> <text:tab/><text:tab/><text:tab/><text:tab/><text:tab/><text:tab/></text:span></text:p>
      <text:p text:style-name="P396"><text:span text:style-name="T1482">target</text:span><text:span text:style-name="T1559">=</text:span><text:span text:style-name="T1506">"_blank"</text:span><text:span text:style-name="T1559"> </text:span><text:span text:style-name="T1482">type</text:span><text:span text:style-name="T1559">=</text:span><text:span text:style-name="T1506">"audio/mpeg"</text:span><text:span text:style-name="T1454">&gt;</text:span><text:span text:style-name="T1559">Clique aqui</text:span><text:span text:style-name="T1454">&lt;/</text:span><text:span text:style-name="T1468">a</text:span><text:span text:style-name="T1454">&gt;</text:span><text:span text:style-name="T1559"> para fazer o download do MP3</text:span><text:span text:style-name="T1454">&lt;/</text:span><text:span text:style-name="T1468">p</text:span><text:span text:style-name="T1454">&gt;<text:tab/><text:tab/><text:tab/><text:tab/><text:tab/><text:tab/><text:tab/><text:tab/><text:tab/><text:tab/><text:tab/><text:tab/><text:tab/></text:span></text:p>
      <text:p text:style-name="P396"><text:span text:style-name="T1454">&lt;/</text:span><text:span text:style-name="T1468">audio</text:span><text:span text:style-name="T1454">&gt; &lt;/</text:span><text:span text:style-name="T1468">h3</text:span><text:span text:style-name="T1454">&gt;<text:tab/><text:tab/><text:tab/><text:tab/><text:tab/><text:tab/><text:tab/><text:tab/><text:tab/><text:tab/><text:tab/><text:tab/></text:span></text:p>
      <text:p text:style-name="P274"><text:s/></text:p>
      <text:p text:style-name="P281"/>
      <text:p text:style-name="P282"><text:span text:style-name="T1579">O</text:span>s principais <text:span text:style-name="T1686">parâmetros</text:span> da tag <text:span text:style-name="T1393">&lt;audio&gt;</text:span><text:span text:style-name="T1579"> são</text:span>:</text:p>
      <text:list text:style-name="L11">
        <text:list-header>
          <text:p text:style-name="P589"/>
        </text:list-header>
        <text:list-item>
          <text:p text:style-name="P563"><text:span text:style-name="T890">controls</text:span><text:span text:style-name="T231">: vai apresentar o player na tela. Caso não seja colocado na tag, o controle será transparente e o usuário não poderá interagir com ele.</text:span></text:p>
        </text:list-item>
        <text:list-item>
          <text:p text:style-name="P563"><text:span text:style-name="T891">a</text:span><text:span text:style-name="T890">utoplay</text:span><text:span text:style-name="T231">: vai iniciar a reprodução do áudio assim que a página for carregada. </text:span></text:p>
        </text:list-item>
        <text:list-item>
          <text:p text:style-name="P563"><text:span text:style-name="T891">l</text:span><text:span text:style-name="T890">oop</text:span><text:span text:style-name="T231">: vai fazer com que o áudio seja repetido assim que terminar a sua reprodução.</text:span></text:p>
        </text:list-item>
        <text:list-item>
          <text:p text:style-name="P563"><text:span text:style-name="T890">preload</text:span><text:span text:style-name="T231">: indica se o áudio será pré-carregado ou não e aceita três valores:</text:span></text:p>
        </text:list-item>
      </text:list>
      <text:list text:style-name="L12">
        <text:list-item>
          <text:list>
            <text:list-item>
              <text:p text:style-name="P564"><text:soft-page-break/><text:span text:style-name="T1077">metadata</text:span><text:span text:style-name="T955">:</text:span><text:span text:style-name="T231"> vai carregar apenas as informações sobre o arquivo (tamanho, tempo, informações de direitos, etc)</text:span></text:p>
            </text:list-item>
            <text:list-item>
              <text:p text:style-name="P564"><text:span text:style-name="T1077">none</text:span><text:span text:style-name="T955">:</text:span><text:span text:style-name="T231"> não vai carregar absolutamente nada até que o usuário clique no botão play ou um script inicie a reprodução</text:span></text:p>
            </text:list-item>
            <text:list-item>
              <text:p text:style-name="P564"><text:span text:style-name="T1077">auto</text:span><text:span text:style-name="T955">:</text:span><text:span text:style-name="T231"> (padrão) vai carregar o arquivo de áudio inteiro assim que a página for carregada, mesmo que o usuário nunca aperte o play</text:span></text:p>
            </text:list-item>
          </text:list>
        </text:list-item>
      </text:list>
      <text:p text:style-name="P282"/>
      <text:p text:style-name="P121"><text:span text:style-name="T231">D</text:span><text:span text:style-name="T230">icas:</text:span></text:p>
      <text:p text:style-name="P419"><text:span text:style-name="T165"><text:tab/>U</text:span><text:span text:style-name="T166">m bom </text:span><text:span text:style-name="T167">lugar</text:span><text:span text:style-name="T166"> para baixar </text:span><text:span text:style-name="T178">áudio</text:span><text:span text:style-name="T179">s sem direitos autorais</text:span><text:span text:style-name="T166"> é </text:span><text:span text:style-name="T167">n</text:span><text:span text:style-name="T166">a </text:span><text:span text:style-name="T177">biblioteca de áudio</text:span><text:span text:style-name="T166"> do </text:span><text:a xlink:type="simple" xlink:href="https://studio.youtube.com/channel/UCGws3f7eBAgkZmpy8Dzi_LA/music" text:style-name="Internet_20_link" text:visited-style-name="Visited_20_Internet_20_Link"><text:span text:style-name="T1657">Youtube Studio</text:span></text:a><text:span text:style-name="T166">.</text:span></text:p>
      <text:p text:style-name="P464"><text:span text:style-name="T165"><text:tab/>U</text:span><text:span text:style-name="T164">m bom site para baixar vídeo</text:span><text:span text:style-name="T167">s </text:span><text:span text:style-name="T179">sem direitos autorais</text:span><text:span text:style-name="T164"> é o </text:span><text:a xlink:type="simple" xlink:href="https://www.pexels.com/pt-br/videos/" text:style-name="Internet_20_link" text:visited-style-name="Visited_20_Internet_20_Link"><text:span text:style-name="T1657">Pexels</text:span></text:a><text:span text:style-name="T164">.</text:span></text:p>
      <text:p text:style-name="P121"><text:span text:style-name="T230"><text:tab/>Um bom programa, Open Source, para </text:span><text:span text:style-name="T192">edição de imagens</text:span><text:span text:style-name="T230"> é o </text:span><text:span text:style-name="T255">GIMP</text:span><text:span text:style-name="T230">. </text:span></text:p>
      <text:p text:style-name="P121"><text:span text:style-name="T230"><text:tab/>Um bom programa, Open Source, para </text:span><text:span text:style-name="T192">converter</text:span><text:span text:style-name="T230"> e diminuir o tamanho de vídeos é o </text:span><text:span text:style-name="T255">HandBrake</text:span><text:span text:style-name="T230">.</text:span></text:p>
      <text:p text:style-name="P122"><text:span text:style-name="T230"><text:tab/>O padrão de vídeos para a web mais popular </text:span><text:span text:style-name="T232">e, portanto, mais recomendado</text:span><text:span text:style-name="T230"> é o padrão </text:span><text:span text:style-name="T255">MPEG</text:span><text:span text:style-name="T230">: mp4 ou </text:span><text:span text:style-name="T192">m4v</text:span></text:p>
      <text:p text:style-name="P122"><text:span text:style-name="T230"><text:tab/>O formato </text:span><text:span text:style-name="T255">W</text:span><text:span text:style-name="T256">E</text:span><text:span text:style-name="T255">BM</text:span><text:span text:style-name="T230"> é bem leve e também possui compatibilidade com a maioria dos navegadores porém sua qualidade é sofrível.</text:span></text:p>
      <text:p text:style-name="P123"><text:span text:style-name="T230"><text:tab/>O formato </text:span><text:span text:style-name="T255">OGV</text:span><text:span text:style-name="T230"> é o mais leve </text:span><text:span text:style-name="T233">mas</text:span><text:span text:style-name="T230"> é compatível </text:span><text:span text:style-name="T233">somente</text:span><text:span text:style-name="T230"> com o Google Chrome, </text:span><text:span text:style-name="T234">não sendo compatível com o Safari(Iphone)</text:span></text:p>
      <text:p text:style-name="P307"/>
      <text:p text:style-name="P326"/>
      <text:p text:style-name="P327">Videos</text:p>
      <text:p text:style-name="P326"/>
      <text:p text:style-name="P124"><text:span text:style-name="T234"><text:tab/>A</text:span><text:span text:style-name="T230">ssim como na inserção de áudio, a inserção de vídeo é semelhante, através da tag </text:span><text:span text:style-name="T841">&lt;video&gt;</text:span><text:span text:style-name="T230">, contendo a tag </text:span><text:span text:style-name="T725">&lt;source&gt;</text:span></text:p>
      <text:p text:style-name="P283"/>
      <text:p text:style-name="P465"><text:span text:style-name="T961">&lt;p&gt;</text:span><text:span text:style-name="T1078">Forma simples:</text:span><text:span text:style-name="T961">&lt;/p&gt;<text:tab/><text:tab/><text:tab/><text:tab/><text:tab/><text:tab/><text:tab/><text:tab/><text:tab/><text:tab/><text:tab/></text:span></text:p>
      <text:p text:style-name="P396"><text:span text:style-name="T1454"><text:tab/>&lt;</text:span><text:span text:style-name="T1468">video</text:span><text:span text:style-name="T1559"> </text:span><text:span text:style-name="T1482">src</text:span><text:span text:style-name="T1559">=</text:span><text:span text:style-name="T1506">"midias/Beach Waves And Sunset.mp4"</text:span><text:span text:style-name="T1559"> </text:span><text:span text:style-name="T1482">width</text:span><text:span text:style-name="T1559">=</text:span><text:span text:style-name="T1506">"500"</text:span><text:span text:style-name="T1559"> </text:span><text:span text:style-name="T1482">controls</text:span><text:span text:style-name="T1559"> <text:tab/></text:span></text:p>
      <text:p text:style-name="P396"><text:span text:style-name="T1482">autoplay</text:span><text:span text:style-name="T1559"> </text:span><text:span text:style-name="T1484">loop</text:span><text:span text:style-name="T1561"> </text:span><text:span text:style-name="T1482">poster</text:span><text:span text:style-name="T1559">=</text:span><text:span text:style-name="T1506">"imagens/tumblr por do sol.jpg"</text:span><text:span text:style-name="T1454">&gt;&lt;/</text:span><text:span text:style-name="T1468">video</text:span><text:span text:style-name="T1454">&gt;<text:tab/><text:tab/><text:tab/></text:span></text:p>
      <text:p text:style-name="P466"><text:tab/><text:tab/><text:tab/><text:tab/><text:tab/><text:tab/><text:tab/><text:tab/><text:tab/><text:tab/><text:tab/><text:tab/><text:tab/><text:tab/></text:p>
      <text:p text:style-name="P402"><text:span text:style-name="T1451">&lt;</text:span><text:span text:style-name="T1465">p</text:span><text:span text:style-name="T1451">&gt;</text:span><text:span text:style-name="T1628">Forma com a redundância de várias tags</text:span> <text:span text:style-name="T1465">&amp;lt;</text:span>source<text:span text:style-name="T1465">&amp;gt;</text:span>:<text:span text:style-name="T1451">&lt;/</text:span><text:span text:style-name="T1465">p</text:span><text:span text:style-name="T1451">&gt;<text:tab/><text:tab/><text:tab/></text:span></text:p>
      <text:p text:style-name="P396"><text:span text:style-name="T1454"><text:tab/></text:span><text:span text:style-name="T1460">&lt;</text:span><text:span text:style-name="T1474">video</text:span><text:span text:style-name="T1562"> </text:span><text:span text:style-name="T1492">controls</text:span><text:span text:style-name="T1562"> </text:span><text:span text:style-name="T1492">width</text:span><text:span text:style-name="T1562">=</text:span><text:span text:style-name="T1515">"600"</text:span><text:span text:style-name="T1460">&gt;<text:tab/><text:tab/><text:tab/><text:tab/><text:tab/><text:tab/><text:tab/><text:tab/></text:span></text:p>
      <text:p text:style-name="P461"><text:tab/>&lt;!--ordene por tamanho do arquivo!-→<text:tab/><text:tab/><text:tab/><text:tab/><text:tab/><text:tab/><text:tab/></text:p>
      <text:p text:style-name="P396"><text:span text:style-name="T1454"><text:tab/>&lt;</text:span><text:span text:style-name="T1468">source</text:span><text:span text:style-name="T1559"> </text:span><text:span text:style-name="T1482">src</text:span><text:span text:style-name="T1559">=</text:span><text:span text:style-name="T1506">"midias/Beach Waves And Sunset.mp4"</text:span><text:span text:style-name="T1559"> </text:span><text:span text:style-name="T1482">type</text:span><text:span text:style-name="T1559">=</text:span><text:span text:style-name="T1506">"video/mp4"</text:span><text:span text:style-name="T1454">&gt;<text:tab/></text:span></text:p>
      <text:p text:style-name="P396"><text:span text:style-name="T1454"><text:tab/>&lt;</text:span><text:span text:style-name="T1468">source</text:span><text:span text:style-name="T1559"> </text:span><text:span text:style-name="T1482">src</text:span><text:span text:style-name="T1559">=</text:span><text:span text:style-name="T1506">"midias/Beach Waves And Sunset.ogv"</text:span><text:span text:style-name="T1559"> </text:span><text:span text:style-name="T1482">type</text:span><text:span text:style-name="T1559">=</text:span><text:span text:style-name="T1506">"video/ogg"</text:span><text:span text:style-name="T1454">&gt;<text:tab/></text:span></text:p>
      <text:p text:style-name="P396"><text:span text:style-name="T1454"><text:tab/>&lt;</text:span><text:span text:style-name="T1468">source</text:span><text:span text:style-name="T1559"> </text:span><text:span text:style-name="T1482">src</text:span><text:span text:style-name="T1559">=</text:span><text:span text:style-name="T1506">"midias/Beach Waves And Sunset.webm"</text:span><text:span text:style-name="T1559"> </text:span><text:span text:style-name="T1482">type</text:span><text:span text:style-name="T1559">=</text:span><text:span text:style-name="T1506">"video/webm"</text:span><text:span text:style-name="T1454">&gt;<text:tab/></text:span></text:p>
      <text:p text:style-name="P396"><text:span text:style-name="T1454"><text:tab/>&lt;</text:span><text:span text:style-name="T1468">p</text:span><text:span text:style-name="T1454">&gt;</text:span><text:span text:style-name="T1559">Seu navegador não tem compatibilidade com reprodução de videos</text:span><text:span text:style-name="T1454">&lt;/</text:span><text:span text:style-name="T1468">p</text:span><text:span text:style-name="T1454">&gt;</text:span><text:span text:style-name="T1559"> </text:span><text:span text:style-name="T1568">&lt;!--só aparece esse parágrafo se o navegador não conseguir executar nenhum dos formatos acima-→<text:tab/><text:tab/><text:tab/><text:tab/><text:tab/><text:tab/><text:tab/><text:tab/><text:tab/><text:tab/><text:tab/></text:span></text:p>
      <text:p text:style-name="P396"><text:span text:style-name="T1454"><text:tab/>&lt;/</text:span><text:span text:style-name="T1468">video</text:span><text:span text:style-name="T1454">&gt;<text:tab/><text:tab/><text:tab/><text:tab/><text:tab/><text:tab/><text:tab/><text:tab/><text:tab/><text:tab/><text:tab/><text:tab/></text:span></text:p>
      <text:p text:style-name="P467"/>
      <text:p text:style-name="P283"><text:span text:style-name="T1580"><text:tab/>A</text:span>lguns atributos importantes:</text:p>
      <text:list text:style-name="L13">
        <text:list-item>
          <text:p text:style-name="P565"><text:span text:style-name="T892">width</text:span><text:span text:style-name="T857">:</text:span><text:span text:style-name="T234"> vai indicar a largura que o vídeo vai ter na tela. </text:span><text:span text:style-name="T235">E</text:span><text:span text:style-name="T234">xemplo: 600</text:span><text:span text:style-name="T257">px</text:span><text:span text:style-name="T234">.</text:span></text:p>
        </text:list-item>
        <text:list-item>
          <text:p text:style-name="P565"><text:span text:style-name="T893">p</text:span><text:span text:style-name="T892">oster</text:span><text:span text:style-name="T234">: </text:span><text:span text:style-name="T235">é a tumblr, </text:span><text:span text:style-name="T234">configura </text:span><text:span text:style-name="T233">a</text:span><text:span text:style-name="T234"> imagem que vai aparecer como capa enquanto o visitante não reproduzir o vídeo</text:span></text:p>
        </text:list-item>
        <text:list-item>
          <text:p text:style-name="P565"><text:span text:style-name="T892">controls</text:span><text:span text:style-name="T234">: </text:span><text:span text:style-name="T233">mostra</text:span><text:span text:style-name="T235"> </text:span><text:span text:style-name="T234">os controles do vídeo</text:span></text:p>
        </text:list-item>
        <text:list-item>
          <text:p text:style-name="P565"><text:span text:style-name="T892">autoplay</text:span><text:span text:style-name="T234">: </text:span><text:span text:style-name="T235">reproduz </text:span><text:span text:style-name="T234">automaticamente, assim que a página for carregada. </text:span></text:p>
        </text:list-item>
      </text:list>
      <text:p text:style-name="P283"/>
      <text:p text:style-name="P284"><text:tab/>É possível <text:span text:style-name="T1581">inserir</text:span> vídeos de outros servidores (como Youtube, Vimeo) para dentro do seu site. <text:span text:style-name="T1581">A</text:span> vantagem é que os vídeos não consumirão sua banda de internet. <text:span text:style-name="T1581">Para isso, bastar escolher a opção incorporar, dentro do botão compartilhar, e copiar o código HTML personalizado para dentro de seu site.</text:span></text:p>
      <text:p text:style-name="P284"/>
      <text:p text:style-name="P309"/>
      <text:p text:style-name="P310">Iframes</text:p>
      <text:p text:style-name="P308"/>
      <text:p text:style-name="P288"><text:span text:style-name="T1387"><text:tab/></text:span><text:span text:style-name="T1388">&lt;</text:span><text:span text:style-name="T1389">Iframe</text:span><text:span text:style-name="T1388"> </text:span><text:span text:style-name="T1538">src</text:span><text:span text:style-name="T1539">="</text:span><text:span text:style-name="T1448">https://www.com.br</text:span><text:span text:style-name="T1539">"</text:span><text:span text:style-name="T1388">&gt;</text:span><text:span text:style-name="T1441"> é uma tag que permite incluir um elemento HTML </text:span><text:span text:style-name="T1443">aninhado</text:span><text:span text:style-name="T1441"> dentro de outro objeto HTML principal. Com esse recurso é possível carregar somente um documento específico de outro site ou até mesmo o site inteiro. </text:span><text:span text:style-name="T1442">Essa tag é muito utilizada na incorporação de vídeos.</text:span></text:p>
      <text:p text:style-name="P69"><text:span text:style-name="T656"><text:tab/>Um </text:span><text:span text:style-name="T1100">&lt;iframe&gt;</text:span><text:span text:style-name="T657"> (inline frame) é um </text:span><text:span text:style-name="T656">quadro embutido </text:span><text:span text:style-name="T658">que incorpora</text:span><text:span text:style-name="T656"> </text:span><text:span text:style-name="T657">um</text:span><text:span text:style-name="T656"> documento </text:span><text:span text:style-name="T657">HTML no </text:span><text:span text:style-name="T656">documento HTML atual. </text:span><text:span text:style-name="T658">Podemos também incorporar vídeos do youtube / vimeo, google maps, waze maps, apresentação google docs, etc…</text:span></text:p>
      <text:p text:style-name="P69"/>
      <text:p text:style-name="P69"><text:span text:style-name="T656"><text:tab/>O atributo </text:span><text:span text:style-name="T923">src</text:span><text:span text:style-name="T656"> define a URL da página a ser incorporada. </text:span><text:span text:style-name="T659">Já </text:span><text:span text:style-name="T660">o parâmetro </text:span><text:span text:style-name="T923">srcdoc</text:span><text:span text:style-name="T660"> </text:span><text:span text:style-name="T659">permite</text:span><text:span text:style-name="T660"> </text:span><text:span text:style-name="T659">implementar</text:span><text:span text:style-name="T660"> um conteúdo </text:span><text:span text:style-name="T659">HTML </text:span><text:span text:style-name="T660">simples dentro do iframe.</text:span></text:p>
      <text:p text:style-name="P69"><text:span text:style-name="T656"><text:line-break/><text:tab/></text:span><text:span text:style-name="T660">O atributo </text:span><text:span text:style-name="T923">frameborder</text:span><text:span text:style-name="T660"> considera apenas 2 valores: zero para nenhuma borda e um(ou qualquer número acima de zero) para uma borda simples.<text:line-break/>(lembre-se de trocar por aspas simples se for preciso usá-las dentro desse atributo)</text:span></text:p>
      <text:p text:style-name="P69"/>
      <text:p text:style-name="P69"><text:span text:style-name="T656"><text:tab/>Quando o atributo </text:span><text:span text:style-name="T923">target</text:span><text:span text:style-name="T656"> de um </text:span><text:span text:style-name="T744">&lt;link&gt;</text:span><text:span text:style-name="T656"> corresponder ao </text:span><text:span text:style-name="T923">name</text:span><text:span text:style-name="T656"> de um </text:span><text:span text:style-name="T922">&lt;iframe&gt;</text:span><text:span text:style-name="T656">, o link será aberto no iframe. </text:span><text:span text:style-name="T660">Exemplo:</text:span></text:p>
      <text:p text:style-name="P69"/>
      <text:p text:style-name="P125"><text:span text:style-name="T1133">&lt;</text:span><text:span text:style-name="T964">iframe</text:span><text:span text:style-name="T1059"> </text:span><text:span text:style-name="T1153">src</text:span><text:span text:style-name="T1154">doc</text:span><text:span text:style-name="T1059">=</text:span><text:span text:style-name="T1022">"&lt;</text:span><text:span text:style-name="T1023">h1&gt;Demonstração&lt;/h1&gt;&lt;p&gt;lorem ipsum&lt;/p&gt;</text:span><text:span text:style-name="T1022">"</text:span><text:span text:style-name="T1059"> </text:span><text:span text:style-name="T1153">name</text:span><text:span text:style-name="T1059">=</text:span><text:span text:style-name="T1022">"iframe_a"</text:span><text:span text:style-name="T1059"> </text:span><text:span text:style-name="T1153">height</text:span><text:span text:style-name="T1059">=</text:span><text:span text:style-name="T1022">"300px"</text:span><text:span text:style-name="T1059"> </text:span><text:span text:style-name="T1153">width</text:span><text:span text:style-name="T1059">=</text:span><text:span text:style-name="T1022">"100%"</text:span><text:span text:style-name="T1059"> <text:s/> </text:span><text:span text:style-name="T1168">scrolling</text:span><text:span text:style-name="T1070">=</text:span><text:span text:style-name="T1043">"no"</text:span><text:span text:style-name="T1059"> </text:span><text:span text:style-name="T1153">frameborder</text:span><text:span text:style-name="T1059">=</text:span><text:span text:style-name="T1022">"1"</text:span><text:span text:style-name="T1059"> </text:span><text:span text:style-name="T1153">title</text:span><text:span text:style-name="T1059">=</text:span><text:span text:style-name="T1022">"Iframe<text:tab/>Example"</text:span><text:span text:style-name="T1133">&gt;&lt;/</text:span><text:span text:style-name="T964">iframe</text:span><text:span text:style-name="T1133">&gt;<text:tab/><text:tab/><text:tab/><text:tab/><text:tab/><text:tab/><text:tab/><text:tab/><text:tab/><text:tab/></text:span></text:p>
      <text:p text:style-name="P406"><text:span text:style-name="T1451">&lt;</text:span><text:span text:style-name="T1465">p</text:span><text:span text:style-name="T1451">&gt;&lt;</text:span><text:span text:style-name="T1465">a</text:span> <text:span text:style-name="T1480">href</text:span>=<text:span text:style-name="T1504">"https://www.w3schools.com"</text:span> <text:tab/><text:tab/><text:tab/><text:tab/><text:tab/><text:tab/><text:tab/><text:span text:style-name="T1480">target</text:span>=<text:span text:style-name="T1504">"iframe_a"</text:span><text:span text:style-name="T1451">&gt;</text:span>W3Schools.com<text:span text:style-name="T1451">&lt;/</text:span><text:span text:style-name="T1465">a</text:span><text:span text:style-name="T1451">&gt;&lt;/</text:span><text:span text:style-name="T1465">p</text:span><text:span text:style-name="T1451">&gt;<text:tab/><text:tab/><text:tab/><text:tab/><text:tab/></text:span></text:p>
      <text:p text:style-name="P444"/>
      <text:p text:style-name="P40"><text:span text:style-name="T660"><text:tab/>Cuidado </text:span><text:span text:style-name="T661">ao escolher trabalhar com iframes porque essa ação pode comprometer a segurança de seu site, expondo-o a vulnerabilidades como ataque</text:span><text:span text:style-name="T662">s</text:span><text:span text:style-name="T661"> de cross-site scripting (XSS). É por isso que alguns </text:span><text:span text:style-name="T660">sites bloqueiam sua atualização via iframe</text:span><text:span text:style-name="T661">s</text:span><text:span text:style-name="T660">.</text:span></text:p>
      <text:p text:style-name="P40"/>
      <text:p text:style-name="P40"><text:span text:style-name="T663">Uma configuração que pode aumentar a segurança do iframe é o parâmetro </text:span><text:span text:style-name="T923">sandbox="san</text:span><text:span text:style-name="T924">d</text:span><text:span text:style-name="T923">box”</text:span><text:span text:style-name="T663">, </text:span><text:span text:style-name="T662">e</text:span><text:span text:style-name="T663">l</text:span><text:span text:style-name="T662">e</text:span><text:span text:style-name="T663"> pode impedir a captura de qualquer tipo de informação como, por exemplo, inputs de um formulário </text:span><text:span text:style-name="T664">ou execução de scripts</text:span><text:span text:style-name="T663">. <text:line-break/>E</text:span><text:span text:style-name="T664">xistem vários parâmetros, por e</text:span><text:span text:style-name="T663">xemplo:</text:span></text:p>
      <text:p text:style-name="P42"/>
      <text:p text:style-name="P125"><text:span text:style-name="T1134">&lt;</text:span><text:span text:style-name="T965">iframe</text:span><text:span text:style-name="T1060"> </text:span><text:span text:style-name="T1155">srcdoc</text:span><text:span text:style-name="T1060">=</text:span><text:span text:style-name="T1024">"</text:span><text:span text:style-name="T1231">&lt;</text:span><text:span text:style-name="T1024">h1&gt;Página exemplo</text:span><text:span text:style-name="T1231">&lt;</text:span><text:span text:style-name="T1024">/h1&gt;"</text:span><text:span text:style-name="T1060"> </text:span><text:span text:style-name="T1155">frameborder</text:span><text:span text:style-name="T1060">=</text:span><text:span text:style-name="T1024">"1"</text:span><text:span text:style-name="T1060"> </text:span><text:span text:style-name="T1155">sandbox</text:span><text:span text:style-name="T1060">=</text:span><text:span text:style-name="T1024">"</text:span><text:span text:style-name="T1125">sanbox</text:span><text:span text:style-name="T1024"> </text:span><text:span text:style-name="T1044">allow-script</text:span><text:span text:style-name="T1024">"</text:span><text:span text:style-name="T1060"> </text:span><text:span text:style-name="T1155">referrerpolicy</text:span><text:span text:style-name="T1060">=</text:span><text:span text:style-name="T1024">"</text:span><text:span text:style-name="T1125">no-referrer</text:span><text:span text:style-name="T1024">-when-downgrade"</text:span><text:span text:style-name="T1134">&gt;&lt;/</text:span><text:span text:style-name="T965">iframe</text:span><text:span text:style-name="T1134">&gt;<text:tab/><text:tab/><text:tab/><text:tab/><text:tab/><text:tab/><text:tab/><text:tab/><text:tab/></text:span></text:p>
      <text:p text:style-name="P119"/>
      <text:p text:style-name="P119"><text:soft-page-break/><text:span text:style-name="T670">Quando habilitamos a </text:span><text:span text:style-name="T671">política de </text:span><text:span text:style-name="T670">sandbox em nosso iframe, automaticamente o site que está dentro do quadro perde algumas funcionalidades, dentre elas:</text:span></text:p>
      <text:list text:style-name="L14">
        <text:list-item>
          <text:p text:style-name="P614">Não pode mais enviar dados de formulários</text:p>
        </text:list-item>
        <text:list-item>
          <text:p text:style-name="P614">Não pode mais executar scripts</text:p>
        </text:list-item>
        <text:list-item>
          <text:p text:style-name="P614">Desabilita todo tipo de API, janelas modais e popups</text:p>
        </text:list-item>
        <text:list-item>
          <text:p text:style-name="P590"><text:span text:style-name="T663">Desabilita todo tipo de plugin com </text:span><text:span text:style-name="T745">&lt;</text:span><text:span text:style-name="T746">embed&gt;</text:span><text:span text:style-name="T662">, </text:span><text:span text:style-name="T746">&lt;object&gt;</text:span><text:span text:style-name="T662">, </text:span><text:span text:style-name="T746">&lt;applet&gt;</text:span></text:p>
        </text:list-item>
        <text:list-item>
          <text:p text:style-name="P614">Evita que o site dentro do iframe assuma a navegação top level do navegador</text:p>
        </text:list-item>
        <text:list-item>
          <text:p text:style-name="P614">Bloqueia recursos como autoplay e foco automático em elementos de formulário </text:p>
        </text:list-item>
      </text:list>
      <text:p text:style-name="P227"/>
      <text:p text:style-name="P227">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748">no-referrer, no-referrer-when-downgrade, same-origin, unsafe-url</text:span>, etc…</text:p>
      <text:p text:style-name="P300">Listas</text:p>
      <text:p text:style-name="P303"/>
      <text:p text:style-name="P241"><text:span text:style-name="T1411">L</text:span><text:span text:style-name="T1410">istas</text:span> são muito úteis, elas simplificam e sintetizam o conteúdo a ser passado e faz a demarcação de cada item para facilitar a visualização. </text:p>
      <text:p text:style-name="P248"/>
      <text:p text:style-name="P242"><text:span text:style-name="T1390">&lt;ol </text:span><text:span text:style-name="T1546">type</text:span><text:span text:style-name="T1391">=”</text:span><text:span text:style-name="T1449">a</text:span><text:span text:style-name="T1391">” </text:span><text:span text:style-name="T1546">start</text:span><text:span text:style-name="T1391">=”</text:span><text:span text:style-name="T1449">5</text:span><text:span text:style-name="T1391">”</text:span><text:span text:style-name="T1390">&gt; </text:span><text:span text:style-name="T1391">&lt;/ol&gt;</text:span> ordered list: delimita uma <text:span text:style-name="T1410">lista ordenada</text:span>. Possui um parâmetro <text:span text:style-name="T1542">type</text:span>, onde <text:span text:style-name="T1440">personalizamos</text:span> o tipo de marcador da lista atual. As opções de valores para esse parâmetro são:</text:p>
      <text:p text:style-name="P241">‣ <text:span text:style-name="T1536">1</text:span> - Valor padrão. Cria listas numeradas. Ex: 1, 2, 3 … </text:p>
      <text:p text:style-name="P241">‣ <text:span text:style-name="T1536">A</text:span> - Cria listas alfabéticas em maiúsculas. Ex: A, B, C… </text:p>
      <text:p text:style-name="P241">‣ <text:span text:style-name="T1536">a</text:span> - Cria listas alfabéticas em minúsculas. Ex: a, b, c … </text:p>
      <text:p text:style-name="P241">‣ <text:span text:style-name="T1536">I</text:span> - Cria listas com algarismos romanos em maiúsculas.</text:p>
      <text:p text:style-name="P241">‣ <text:span text:style-name="T1536">i</text:span> - Cria listas com algarismos romanos em minúsculas.</text:p>
      <text:p text:style-name="P242">Você também pode indicar o início da contagem usando o parâmetro <text:span text:style-name="T1542">start</text:span>, <text:span text:style-name="T1533">mas tenha atenção pois ele é um parâmetro </text:span><text:span text:style-name="T1723">somente </text:span><text:span text:style-name="T1533">numérico!</text:span></text:p>
      <text:p text:style-name="P241"/>
      <text:p text:style-name="P248"><text:span text:style-name="T1390">&lt;li&gt;</text:span> list item: identifica cada <text:span text:style-name="T1410">item da lista</text:span> (seu fechamento <text:span text:style-name="T1613">é </text:span>opcional)</text:p>
      <text:p text:style-name="P248"><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48"/>
      <text:p text:style-name="P248"/>
      <text:p text:style-name="P248"/>
      <text:p text:style-name="P248"/>
      <text:p text:style-name="P248"/>
      <text:p text:style-name="P248"/>
      <text:p text:style-name="P248"/>
      <text:p text:style-name="P249"><text:span text:style-name="T1385">&lt;ul&gt;</text:span> unordered list: <text:span text:style-name="T1410">listas com marcadores</text:span>, são aquelas onde a ordem dos itens não influenciará no significado da lista.</text:p>
      <text:p text:style-name="P249"><text:tab/>O marcador padrão é a bolinha preta totalmente preenchida (<text:span text:style-name="T1534">disc</text:span>), mas existe a opção de configurar a propriedade <text:span text:style-name="T1543">type</text:span> da tag com os valores: </text:p>
      <text:p text:style-name="P249">‣ <text:span text:style-name="T1543">disc</text:span> – <text:span text:style-name="T1723">(by default)</text:span>. Uma bola preta totalmente pintada </text:p>
      <text:p text:style-name="P249">‣ <text:span text:style-name="T1543">circle</text:span> - Uma bola com uma borda preta e sem preenchimento </text:p>
      <text:p text:style-name="P249">‣ <text:span text:style-name="T1543">square</text:span> - Um pequeno quadrado preto <text:span text:style-name="T1613">pintado</text:span> </text:p>
      <text:p text:style-name="P378"><text:span text:style-name="T986"><text:tab/></text:span><text:span text:style-name="T987">Também é possível</text:span><text:span text:style-name="T986"> personalizar o símbolo de cada elemento </text:span><text:span text:style-name="T990">via CSS</text:span><text:span text:style-name="T986">, usando a propriedade: </text:span><text:span text:style-name="T1489">list-style-type</text:span><text:span text:style-name="T1585">: </text:span><text:span text:style-name="T1511">'</text:span><text:span text:style-name="T1602">\2714\00A0\00A0</text:span><text:span text:style-name="T1511">'</text:span><text:span text:style-name="T1585"> </text:span><text:span text:style-name="T1571">/*O '</text:span><text:span text:style-name="T1572">\</text:span><text:span text:style-name="T1571">00A0' coloca um espaçamento, código do markcheck encontrado no emotepedia*/</text:span><text:span text:style-name="T1585">;</text:span></text:p>
      <text:p text:style-name="P267"/>
      <text:p text:style-name="P267">É possível <text:span text:style-name="T1406">aninhar</text:span> listas ou até mesmo misturar, juntando </text:p>
      <text:p text:style-name="P268">listas &lt;ol&gt; com &lt;ul&gt;, <text:span text:style-name="T1613">uma prática muito utilizada na criação de menus.</text:span></text:p>
      <text:p text:style-name="P4"><text:span text:style-name="T180">Lista de Definição</text:span><text:span text:style-name="T202"> é como se fosse um </text:span><text:span text:style-name="T182">dicionário</text:span><text:span text:style-name="T202">, temos os termos e as suas descrições. É uma lista sem demarcadores.</text:span></text:p>
      <text:p text:style-name="P250"/>
      <text:p text:style-name="P35"><text:span text:style-name="T835">&lt;</text:span><text:span text:style-name="T834">dl&gt;</text:span><text:span text:style-name="T819"> </text:span><text:span text:style-name="T201">definition list: delimita a lista de definição</text:span></text:p>
      <text:p text:style-name="P35"><text:span text:style-name="T834">&lt;dt&gt;</text:span><text:span text:style-name="T819"> </text:span><text:span text:style-name="T201">definition term: termo</text:span></text:p>
      <text:p text:style-name="P35"><text:span text:style-name="T834">&lt;dd&gt;</text:span><text:span text:style-name="T719"> </text:span><text:span text:style-name="T201">definition description: definição do termo</text:span></text:p>
      <text:p text:style-name="P270"><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97"/>
      <text:p text:style-name="P297"/>
      <text:p text:style-name="P312">Links</text:p>
      <text:p text:style-name="P304"/>
      <text:p text:style-name="P136"><text:span text:style-name="T827">&lt;a href=”</text:span><text:span text:style-name="T810">https://google.com</text:span><text:span text:style-name="T827">”&gt;</text:span><text:span text:style-name="T169"> </text:span><text:span text:style-name="T170">ancor hypertext reference:</text:span><text:span text:style-name="T169"> cria link</text:span><text:span text:style-name="T171">s. </text:span><text:span text:style-name="T172">No contexto semântico, é importante usar </text:span><text:span text:style-name="Strong_20_Emphasis"><text:span text:style-name="T172">links descritivos </text:span></text:span><text:span text:style-name="T172">em vez de genéricos “clique_aqui” para deixar claro o destino desse link. </text:span></text:p>
      <text:p text:style-name="P251"/>
      <text:p text:style-name="P251">O <text:span text:style-name="T1447">atributo</text:span> <text:span text:style-name="T1543">hreflang</text:span> indica o idioma principal do site: </text:p>
      <text:p text:style-name="P329"><text:span text:style-name="T1464">&lt;</text:span><text:span text:style-name="T1479">a</text:span><text:span text:style-name="T1726"> </text:span><text:span text:style-name="T1503">href</text:span><text:span text:style-name="T1726">=</text:span><text:span text:style-name="T1524">”https://google.com”</text:span><text:span text:style-name="T1726"> </text:span><text:span text:style-name="T1503">hreflang</text:span><text:span text:style-name="T1726">=</text:span><text:span text:style-name="T1524">”en”</text:span><text:span text:style-name="T1464">&gt;&lt;/</text:span><text:span text:style-name="T1479">a</text:span><text:span text:style-name="T1464">&gt;</text:span></text:p>
      <text:p text:style-name="P269"/>
      <text:p text:style-name="P254"><text:span text:style-name="T1615">Link interno</text:span><text:span text:style-name="T1614"> faz </text:span><text:span text:style-name="T1626">ligação</text:span><text:span text:style-name="T1614"> com outra página do </text:span><text:span text:style-name="T1626">mesmo</text:span><text:span text:style-name="T1614"> site, que está dentro do mesmo servidor</text:span></text:p>
      <text:p text:style-name="P257"><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55">Note que não é necessário indicar a URL completa nesses casos. </text:p>
      <text:p text:style-name="P259"/>
      <text:p text:style-name="P6"><text:span text:style-name="T206">O</text:span><text:span text:style-name="T203"> </text:span><text:span text:style-name="T204">atributo</text:span><text:span text:style-name="T203"> </text:span><text:span text:style-name="T888">target</text:span><text:span text:style-name="T204"> </text:span><text:span text:style-name="T206">p</text:span><text:span text:style-name="T204">o</text:span><text:span text:style-name="T206">ssui os</text:span><text:span text:style-name="T204"> parâmetro</text:span><text:span text:style-name="T206">s:</text:span></text:p>
      <text:list text:style-name="L15">
        <text:list-item>
          <text:p text:style-name="P553"><text:span text:style-name="T804">_self</text:span><text:span text:style-name="T913"> </text:span><text:span text:style-name="T185">s</text:span><text:span text:style-name="T183">obrepõe a </text:span><text:span text:style-name="T184">página</text:span><text:span text:style-name="T183"> atual</text:span><text:span text:style-name="T203"> quando clicado. </text:span><text:span text:style-name="T205">Esse parâmetro </text:span><text:span text:style-name="T203">já vem configurado como padrão ao criarmos um hiperlink.</text:span></text:p>
        </text:list-item>
        <text:list-item>
          <text:p text:style-name="P553"><text:span text:style-name="T804">_blank</text:span><text:span text:style-name="T913"> </text:span><text:span text:style-name="T183">abre o link em uma nova </text:span><text:span text:style-name="T184">aba</text:span><text:span text:style-name="T203">, assim não fecha a guia atual </text:span><text:span text:style-name="T204">(atenção para o underline)</text:span></text:p>
        </text:list-item>
        <text:list-item>
          <text:p text:style-name="P553"><text:span text:style-name="T804">_</text:span><text:span text:style-name="T805">parent</text:span><text:span text:style-name="T203"> Abre a página no iframe pai </text:span><text:span text:style-name="T206">(ou n</text:span><text:span text:style-name="T203">o mesmo iframe se não houver pai. </text:span></text:p>
        </text:list-item>
        <text:list-item>
          <text:p text:style-name="P553"><text:span text:style-name="T804">_</text:span><text:span text:style-name="T805">top</text:span><text:span text:style-name="T203"> Abre a página no </text:span><text:span text:style-name="T207">nív</text:span><text:span text:style-name="T211">e</text:span><text:span text:style-name="T207">l raiz</text:span><text:span text:style-name="T203">, que sempre é a </text:span><text:span text:style-name="T207">aba</text:span><text:span text:style-name="T203">/janela completa do navegador. </text:span></text:p>
        </text:list-item>
        <text:list-item>
          <text:p text:style-name="P554"><text:span text:style-name="T804">_</text:span><text:span text:style-name="T805">nomeDoIframe</text:span><text:span text:style-name="T203"> Abre a página em um iframe nomeado.</text:span></text:p>
        </text:list-item>
      </text:list>
      <text:p text:style-name="P5"/>
      <text:p text:style-name="P5"><text:span text:style-name="T204">O atributo </text:span><text:span text:style-name="T888">rel</text:span><text:span text:style-name="T204"> </text:span><text:span text:style-name="T206">p</text:span><text:span text:style-name="T204">o</text:span><text:span text:style-name="T206">ssui os</text:span><text:span text:style-name="T204"> parâmetro</text:span><text:span text:style-name="T206">s:</text:span></text:p>
      <text:list text:style-name="L16">
        <text:list-item>
          <text:p text:style-name="P555"><text:span text:style-name="T806">next</text:span><text:span text:style-name="T204"> indica que o link </text:span><text:span text:style-name="T208">aponta</text:span><text:span text:style-name="T204"> para a </text:span><text:span text:style-name="T186">próxima</text:span><text:span text:style-name="T204"> parte do documento atual</text:span></text:p>
        </text:list-item>
        <text:list-item>
          <text:p text:style-name="P555"><text:span text:style-name="T806">prev</text:span><text:span text:style-name="T204"> indica que o link </text:span><text:span text:style-name="T208">aponta</text:span><text:span text:style-name="T204"> para a parte </text:span><text:span text:style-name="T186">anterior</text:span><text:span text:style-name="T204"> do documento atual</text:span></text:p>
        </text:list-item>
        <text:list-item>
          <text:p text:style-name="P555"><text:span text:style-name="T806">author</text:span><text:span text:style-name="T204"> indica que é </text:span><text:span text:style-name="T208">o</text:span><text:span text:style-name="T204"> link </text:span><text:span text:style-name="T208">aponta para</text:span><text:span text:style-name="T204"> o </text:span><text:span text:style-name="T186">site do autor</text:span><text:span text:style-name="T204"> do artigo atual</text:span></text:p>
        </text:list-item>
        <text:list-item>
          <text:p text:style-name="P555"><text:span text:style-name="T806">external</text:span><text:span text:style-name="T204"> indica que é um link </text:span><text:span text:style-name="T208">de</text:span><text:span text:style-name="T204"> </text:span><text:span text:style-name="T186">outro site</text:span><text:span text:style-name="T204">, não faz</text:span><text:span text:style-name="T208">endo</text:span><text:span text:style-name="T204"> parte do site </text:span><text:span text:style-name="T208">atual</text:span></text:p>
        </text:list-item>
        <text:list-item>
          <text:p text:style-name="P555"><text:span text:style-name="T806">nofollow</text:span><text:span text:style-name="T204"> indica que é um link para um site que </text:span><text:span text:style-name="T187">não tem o seu aval</text:span><text:span text:style-name="T204">, como exemplo, um link patrocinado, instruindo os mecanismos de pesquisa a </text:span><text:span text:style-name="T186">não</text:span><text:span text:style-name="T204"> contar esse hyperlink como ponto de relevância no PageRank do seu site ou blog.</text:span></text:p>
        </text:list-item>
      </text:list>
      <text:p text:style-name="P258"/>
      <text:p text:style-name="P260"/>
      <text:p text:style-name="P261">Note que o fechamento da tag <text:span text:style-name="T1458">&lt;/</text:span><text:span text:style-name="T1472">a</text:span><text:span text:style-name="T1458">&gt;</text:span> vem depois do <text:span text:style-name="T1676">texto-nome</text:span> do link, exemplo:</text:p>
      <text:p text:style-name="P314">acesse o meu <text:span text:style-name="T1451">&lt;</text:span><text:span text:style-name="T1465">a</text:span> <text:span text:style-name="T1480">href</text:span>=<text:span text:style-name="T1504">"https://www.youtube.com/watch?v=naFQrPhD09I"</text:span> </text:p>
      <text:p text:style-name="P317"><text:span text:style-name="T1481">target</text:span><text:span text:style-name="T1531">=</text:span><text:span text:style-name="T1505">"_self"</text:span><text:span text:style-name="T1531"> </text:span><text:span text:style-name="T1481">rel</text:span><text:span text:style-name="T1531">=</text:span><text:span text:style-name="T1505">"external"</text:span><text:span text:style-name="T1452">&gt;</text:span><text:span text:style-name="T1675">canal no youtube</text:span><text:span text:style-name="T1452">&lt;/</text:span><text:span text:style-name="T1466">a</text:span><text:span text:style-name="T1452">&gt;</text:span></text:p>
      <text:p text:style-name="P253"/>
      <text:p text:style-name="P253">Quando criar<text:span text:style-name="T1614"> </text:span><text:span text:style-name="T1616">L</text:span><text:span text:style-name="T1615">inks externos</text:span><text:span text:style-name="T1614">, </text:span>ou seja, que não pertençam ao seu site, é recomend<text:span text:style-name="T1661">ável</text:span> utilizar os atributos <text:span text:style-name="T1271">target=”_blank”</text:span> e <text:span text:style-name="T1271">rel=”external”</text:span></text:p>
      <text:p text:style-name="P256"><draw:frame draw:style-name="fr5" draw:name="Figura11" text:anchor-type="as-char" svg:width="15.346cm" svg:height="1.64cm" draw:z-index="19"><draw:image xlink:href="Pictures/10000000000002440000003EF28C3D723A218E03.jpg" xlink:type="simple" xlink:show="embed" xlink:actuate="onLoad" draw:mime-type="image/jpeg"/></draw:frame></text:p>
      <text:p text:style-name="P252">Nestes casos, devemos indicar a URL <text:span text:style-name="T1406">completa</text:span>, <text:span text:style-name="T1644">pois t</text:span><text:span text:style-name="T1302">odo link externo precisa </text:span><text:span text:style-name="T1303">começar</text:span><text:span text:style-name="T1302"> com </text:span>o protocolo <text:span text:style-name="T1271">http://</text:span> ou <text:span text:style-name="T1271">http</text:span><text:span text:style-name="T1718">s</text:span><text:span text:style-name="T1271">://</text:span> <text:span text:style-name="T1645">mais </text:span>o caminho que leve <text:span text:style-name="T1530">a</text:span> uma página específica, se for necessário. </text:p>
      <text:p text:style-name="P262"/>
      <text:p text:style-name="P265"><text:span text:style-name="T1615">Link para download</text:span><text:span text:style-name="T1614">: </text:span><text:span text:style-name="T1626">são</text:span><text:span text:style-name="T1614"> necessário</text:span><text:span text:style-name="T1626">s</text:span><text:span text:style-name="T1614"> </text:span><text:span text:style-name="T1627">2 atributos:</text:span><text:span text:style-name="T1532"> </text:span></text:p>
      <text:list text:style-name="L17">
        <text:list-item>
          <text:p text:style-name="P616">O atributo <text:span text:style-name="T1546">download</text:span> indica o nome do arquivo</text:p>
        </text:list-item>
        <text:list-item>
          <text:p text:style-name="P556"><text:span text:style-name="T208">O atributo</text:span><text:span text:style-name="T209"> </text:span><text:span text:style-name="T914">type</text:span><text:span text:style-name="T209"> </text:span><text:span text:style-name="T210">indica a extensão do arquivo</text:span></text:p>
        </text:list-item>
      </text:list>
      <text:p text:style-name="P266"><draw:frame draw:style-name="fr3"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727">sobre </text:span><text:span text:style-name="T1271">media types</text:span>.</text:p>
      <text:p text:style-name="P263"/>
      <text:p text:style-name="P263">O atributo <text:span text:style-name="T1536">title</text:span> especifica informações extras sobre um elemento. <text:span text:style-name="T1743">Essas</text:span> informações geralmente são mostradas como um texto de dica quando o mouse passa sobre o elemento. <text:span text:style-name="T1743">Exemplo:</text:span></text:p>
      <text:p text:style-name="P330"><text:span text:style-name="T1451">&lt;</text:span><text:span text:style-name="T1465">a</text:span> <text:span text:style-name="T1480">href</text:span>=<text:span text:style-name="T1504">"https://www.w3schools.com/html/"</text:span> <text:span text:style-name="T1480">title</text:span>=<text:span text:style-name="T1504">"Go to W3Schools HTML section"</text:span><text:span text:style-name="T1451">&gt;</text:span>Visit our HTML Tutorial<text:span text:style-name="T1451">&lt;/</text:span><text:span text:style-name="T1465">a</text:span><text:span text:style-name="T1451">&gt;</text:span></text:p>
      <text:p text:style-name="P263"/>
      <text:p text:style-name="P30"><text:span text:style-name="T222">Use </text:span><text:span text:style-name="T858">mailto:</text:span><text:span text:style-name="T222"> dentro do atributo </text:span><text:span text:style-name="T858">href</text:span><text:span text:style-name="T222"> para criar um link que abre o programa de e-mail do usuário (para permitir que ele envie um novo e-mail). </text:span><text:span text:style-name="T223">Exemplo:</text:span></text:p>
      <text:p text:style-name="P30"><text:span text:style-name="T1146">&lt;</text:span><text:span text:style-name="T980">a</text:span><text:span text:style-name="T1237"> </text:span><text:span text:style-name="T1177">href</text:span><text:span text:style-name="T1237">=</text:span><text:span text:style-name="T1017">"mailto:someone@example.com"</text:span><text:span text:style-name="T1146">&gt;</text:span><text:span text:style-name="T1237">Send email</text:span><text:span text:style-name="T1146">&lt;/</text:span><text:span text:style-name="T980">a</text:span><text:span text:style-name="T1146">&gt;</text:span></text:p>
      <text:p text:style-name="P264"><text:line-break/>Um <text:span text:style-name="T1279">file path</text:span> descreve a localização de um arquivo na estrutura de pastas de um site.</text:p>
      <text:p text:style-name="P264"><text:span text:style-name="T1744">&lt;img src="</text:span><text:span text:style-name="T1746">picture.jpg</text:span><text:span text:style-name="T1744">"&gt; o arquivo está localizado na </text:span><text:span text:style-name="T1745">mesma pasta</text:span><text:span text:style-name="T1744"> da página atual</text:span></text:p>
      <text:p text:style-name="P31"><text:span text:style-name="T754">&lt;img src="images</text:span><text:span text:style-name="T956">/</text:span><text:span text:style-name="T1258">picture.jpg</text:span><text:span text:style-name="T754">"&gt; localizado na </text:span><text:span text:style-name="T756">pasta</text:span><text:span text:style-name="T754"> de imagens </text:span><text:span text:style-name="T757">dentro</text:span><text:span text:style-name="T755"> </text:span><text:span text:style-name="T754">da </text:span><text:span text:style-name="T756">pasta</text:span><text:span text:style-name="T754"> </text:span><text:span text:style-name="T756">atual</text:span></text:p>
      <text:p text:style-name="P31"><text:span text:style-name="T754">&lt;img src="</text:span><text:span text:style-name="T956">/</text:span><text:span text:style-name="T754">images/</text:span><text:span text:style-name="T1258">picture.jpg</text:span><text:span text:style-name="T754">"&gt; está na pasta de imagens, na </text:span><text:span text:style-name="T757">root</text:span><text:span text:style-name="T754"> da web atual</text:span></text:p>
      <text:p text:style-name="P31"><text:span text:style-name="T754">&lt;img src="</text:span><text:span text:style-name="T956">../</text:span><text:span text:style-name="T1258">picture.jpg</text:span><text:span text:style-name="T754">"&gt; </text:span><text:span text:style-name="T755">está </text:span><text:span text:style-name="T754">localizado na </text:span><text:span text:style-name="T756">pasta um nível acima</text:span><text:span text:style-name="T754"> da pasta atual</text:span></text:p>
      <text:p text:style-name="P313">Tabelas</text:p>
      <text:p text:style-name="P198"><text:span text:style-name="T1435"><text:line-break/></text:span><text:span text:style-name="T1633">&lt;table&gt;</text:span><text:span text:style-name="T1435"> cria tabela<text:line-break/></text:span><text:span text:style-name="T1633">&lt;caption&gt;</text:span><text:span text:style-name="T1435"> designa o </text:span><text:span text:style-name="T1407">título da tabela</text:span><text:span text:style-name="T1617"><text:line-break/></text:span><text:span text:style-name="T1637">&lt;</text:span><text:span text:style-name="T1640">thead</text:span><text:span text:style-name="T1637">&gt;</text:span><text:span text:style-name="T1617"> </text:span><text:span text:style-name="T1621">agrupa os elementos do </text:span><text:span text:style-name="T1408">cabeçalho</text:span><text:span text:style-name="T1617"><text:line-break/></text:span><text:span text:style-name="T1637">&lt;</text:span><text:span text:style-name="T1640">tbody</text:span><text:span text:style-name="T1637">&gt;</text:span><text:span text:style-name="T1617"> </text:span><text:span text:style-name="T1621">agrupa os elementos do </text:span><text:span text:style-name="T1408">corpo</text:span><text:span text:style-name="T1617"><text:line-break/></text:span><text:span text:style-name="T1637">&lt;</text:span><text:span text:style-name="T1640">tfoot</text:span><text:span text:style-name="T1637">&gt;</text:span><text:span text:style-name="T1617"> <text:s/></text:span><text:span text:style-name="T1621">agrupa os elementos do </text:span><text:span text:style-name="T1408">rodapé</text:span></text:p>
      <text:p text:style-name="P379"><text:span text:style-name="T1110">&lt;tr&gt;</text:span><text:span text:style-name="T1002"> table </text:span><text:span text:style-name="T1005">rows</text:span><text:span text:style-name="T1002">, </text:span><text:span text:style-name="T1003">cria</text:span><text:span text:style-name="T1002"> as </text:span><text:span text:style-name="T1008">linhas</text:span><text:span text:style-name="T1002"><text:line-break/></text:span><text:span text:style-name="T1110">&lt;th&gt;</text:span><text:span text:style-name="T1004"> table head, </text:span><text:span text:style-name="T1002">designa </text:span><text:span text:style-name="T1009">título da coluna</text:span><text:span text:style-name="T1006">, </text:span><text:span text:style-name="T1005">dentro de cada linha</text:span></text:p>
      <text:p text:style-name="P59"><text:span text:style-name="T601"><text:tab/></text:span><text:span text:style-name="T1131">&lt;</text:span><text:span text:style-name="T962">th</text:span><text:span text:style-name="T1056"> </text:span><text:span text:style-name="T1151">scope</text:span><text:span text:style-name="T1056">=</text:span><text:span text:style-name="T1019">"col</text:span><text:span text:style-name="T1020">group</text:span><text:span text:style-name="T1019">"</text:span><text:span text:style-name="T1131">&gt;&lt;/</text:span><text:span text:style-name="T962">th</text:span><text:span text:style-name="T1131">&gt;</text:span><text:span text:style-name="T601"> </text:span><text:span text:style-name="T602">o atributo </text:span><text:span text:style-name="T918">scope</text:span><text:span text:style-name="T601"> </text:span><text:span text:style-name="T602">tem apenas </text:span><text:span text:style-name="T574">valor semântico</text:span><text:span text:style-name="T602"> e </text:span><text:span text:style-name="T603">define o escopo, ou seja,</text:span><text:span text:style-name="T601"> se a </text:span><text:span text:style-name="T738">&lt;t</text:span><text:span text:style-name="T739">h</text:span><text:span text:style-name="T738">&gt;</text:span><text:span text:style-name="T601"> é um cabeçalho para coluna </text:span><text:span text:style-name="T604">ou</text:span><text:span text:style-name="T601"> linha ou</text:span><text:span text:style-name="T603"> </text:span><text:span text:style-name="T601">grupo de colunas ou linhas.</text:span><text:span text:style-name="T485"><text:line-break/></text:span><text:span text:style-name="T1100">&lt;td&gt;</text:span><text:span text:style-name="T485"> table </text:span><text:span text:style-name="T601">data</text:span><text:span text:style-name="T485">, </text:span><text:span text:style-name="T490">cria</text:span><text:span text:style-name="T485"> as </text:span><text:span text:style-name="T573">células</text:span><text:span text:style-name="T485">, dentro de cada linha. </text:span><text:span text:style-name="T491">(fechamento opcional)</text:span><text:span text:style-name="T485"><text:line-break/><text:tab/></text:span><text:span text:style-name="T1143">&lt;</text:span><text:span text:style-name="T976">td</text:span><text:span text:style-name="T1076"> </text:span><text:span text:style-name="T1174">rowspan</text:span><text:span text:style-name="T1076">=</text:span><text:span text:style-name="T1042">"2"</text:span><text:span text:style-name="T1143">&gt;&lt;/</text:span><text:span text:style-name="T976">td</text:span><text:span text:style-name="T1143">&gt;</text:span><text:span text:style-name="T485"> </text:span><text:span text:style-name="T492">o atributo </text:span><text:span text:style-name="T918">rowspan</text:span><text:span text:style-name="T485"> faz a célula ocupar mais de uma </text:span><text:span text:style-name="T601">linha, </text:span><text:span text:style-name="T484">expan</text:span><text:span text:style-name="T492">dindo-a</text:span><text:span text:style-name="T485"> </text:span><text:span text:style-name="T493">(</text:span><text:span text:style-name="T575">mesclar </text:span><text:span text:style-name="T576">vertical</text:span><text:span text:style-name="T493">)</text:span><text:span text:style-name="T485"><text:line-break/><text:tab/></text:span><text:span text:style-name="T1143">&lt;</text:span><text:span text:style-name="T976">td</text:span><text:span text:style-name="T1076"> </text:span><text:span text:style-name="T1175">cols</text:span><text:span text:style-name="T1174">pan</text:span><text:span text:style-name="T1076">=</text:span><text:span text:style-name="T1042">"2"</text:span><text:span text:style-name="T1143">&gt;&lt;/</text:span><text:span text:style-name="T976">td</text:span><text:span text:style-name="T1143">&gt;</text:span><text:span text:style-name="T485"> </text:span><text:span text:style-name="T492">o atributo </text:span><text:span text:style-name="T919">col</text:span><text:span text:style-name="T918">span</text:span><text:span text:style-name="T1230"> </text:span><text:span text:style-name="T485">faz a célula ocupar mais de uma </text:span><text:span text:style-name="T600">coluna</text:span><text:span text:style-name="T601"> </text:span><text:span text:style-name="T602">(</text:span><text:span text:style-name="T576">mesclar horizontal</text:span><text:span text:style-name="T492">)</text:span></text:p>
      <text:p text:style-name="P197"/>
      <text:p text:style-name="P65"><text:span text:style-name="T494">Em CSS, a propriedade </text:span><text:span text:style-name="T1100">border-collapse </text:span><text:span text:style-name="T494">define se as bordas da tabela devem ser </text:span><text:span text:style-name="T577">unidas</text:span><text:span text:style-name="T494"> em uma única borda ou </text:span><text:span text:style-name="T578">separadas</text:span><text:span text:style-name="T605">, respectivamente. Exemplo</text:span><text:span text:style-name="T606">s</text:span><text:span text:style-name="T605">:</text:span></text:p>
      <text:p text:style-name="P89"><text:span text:style-name="T1497">border-collapse</text:span><text:span text:style-name="T1595">: </text:span><text:span text:style-name="T1519">collapse</text:span><text:span text:style-name="T1595">;</text:span></text:p>
      <text:p text:style-name="P89"><text:span text:style-name="T1497">border-collapse</text:span><text:span text:style-name="T1595">: </text:span><text:span text:style-name="T1519">separate</text:span><text:span text:style-name="T1595">;</text:span></text:p>
      <text:p text:style-name="P207"/>
      <text:p text:style-name="P60"><text:span text:style-name="T491">Para alinhar as </text:span><text:span text:style-name="T731">&lt;td&gt;</text:span><text:span text:style-name="T491"> horizontalmente, use a propriedade </text:span><text:span text:style-name="T1100">text-align</text:span><text:span text:style-name="T491">.</text:span></text:p>
      <text:p text:style-name="P65"><text:span text:style-name="T491">Já para alinhar verticalmente, use a propriedade </text:span><text:span text:style-name="T1100">vertical-align</text:span><text:span text:style-name="T491">.<text:line-break/>Exemplos: </text:span></text:p>
      <text:p text:style-name="P89"><text:span text:style-name="T1498">text-align</text:span><text:span text:style-name="T1596">: </text:span><text:span text:style-name="T1520">center</text:span><text:span text:style-name="T1596">; <text:tab/></text:span></text:p>
      <text:p text:style-name="P89"><text:span text:style-name="T1498">vertical-align</text:span><text:span text:style-name="T1596">: </text:span><text:span text:style-name="T1677">middle</text:span><text:span text:style-name="T1596">;</text:span></text:p>
      <text:p text:style-name="P179"/>
      <text:p text:style-name="P76"/>
      <text:p text:style-name="P75"><text:span text:style-name="T491">Para criar </text:span><text:span text:style-name="T1228">efeito zebrado nas linhas da tabela</text:span><text:span text:style-name="T491">, utilize a seguinte configuração CSS:</text:span></text:p>
      <text:p text:style-name="P470"><text:span text:style-name="T1226">tbody</text:span><text:span text:style-name="T1074"> &gt; </text:span><text:span text:style-name="T1226">tr:</text:span><text:span text:style-name="T1126">nth-child(</text:span><text:span text:style-name="T1074">even</text:span><text:span text:style-name="T1126">)</text:span><text:span text:style-name="T1074"> {<text:tab/><text:tab/><text:tab/><text:tab/><text:tab/><text:tab/><text:tab/><text:tab/></text:span></text:p>
      <text:p text:style-name="P469"><text:span text:style-name="T1252">/* </text:span><text:span text:style-name="T1253">exemplos de parâmetros: </text:span><text:span text:style-name="T1252">2n / </text:span><text:span text:style-name="T1253">2n-1 / </text:span><text:span text:style-name="T1127">even</text:span><text:span text:style-name="T1253">(par) / </text:span><text:span text:style-name="T1127">odd</text:span><text:span text:style-name="T1253">(ímpar)</text:span><text:span text:style-name="T1252"> */<text:tab/><text:line-break/><text:tab/></text:span><text:span text:style-name="T1495">background-color</text:span><text:span text:style-name="T1592">: </text:span><text:span text:style-name="T1518">lightgray</text:span><text:span text:style-name="T1592">;</text:span><text:span text:style-name="T1593">}</text:span><text:span text:style-name="T1592"><text:tab/><text:tab/><text:tab/><text:tab/><text:tab/><text:tab/><text:tab/></text:span></text:p>
      <text:p text:style-name="P180"/>
      <text:p text:style-name="P49"><text:span text:style-name="T495">Para </text:span><text:span text:style-name="T1228">fixar o cabeçalho no topo da tabela</text:span><text:span text:style-name="T495">, use a seguinte configuração:</text:span></text:p>
      <text:p text:style-name="P469"><text:span text:style-name="T1227">head</text:span><text:span text:style-name="T1075"> &gt; </text:span><text:span text:style-name="T1227">tr</text:span><text:span text:style-name="T1075"> &gt; </text:span><text:span text:style-name="T1227">th</text:span><text:span text:style-name="T1075"> {<text:tab/><text:tab/><text:tab/><text:tab/><text:tab/><text:tab/><text:tab/><text:tab/><text:tab/><text:tab/><text:tab/><text:tab/></text:span><text:span text:style-name="T1495">position</text:span><text:span text:style-name="T1592">: </text:span><text:span text:style-name="T1518">sticky</text:span><text:span text:style-name="T1592">; </text:span><text:span text:style-name="T1577">/*é preciso que a &lt;table&gt; esteja<text:tab/><text:tab/><text:tab/><text:tab/>configurada com position: absolute*/<text:tab/><text:tab/><text:tab/><text:tab/><text:tab/><text:tab/></text:span></text:p>
      <text:p text:style-name="P414"><text:span text:style-name="T1493"><text:tab/>top</text:span><text:span text:style-name="T1563">: </text:span><text:span text:style-name="T1609">-1px</text:span><text:span text:style-name="T1563">; </text:span><text:span text:style-name="T1575">/*é preciso </text:span><text:span text:style-name="T1576">declarar</text:span><text:span text:style-name="T1575"> </text:span><text:span text:style-name="T1576">o ponto de fixação</text:span><text:span text:style-name="T1575">*/<text:tab/><text:tab/><text:tab/></text:span></text:p>
      <text:p text:style-name="P415"><text:span text:style-name="T1493"><text:tab/>background-color</text:span><text:span text:style-name="T1563">: </text:span><text:span text:style-name="T1516">lightgray</text:span><text:span text:style-name="T1563">;</text:span><text:span text:style-name="T1564">}</text:span><text:span text:style-name="T1563"> </text:span><text:span text:style-name="T1575">/*é importante colorir a &lt;th&gt;*/<text:tab/></text:span></text:p>
      <text:p text:style-name="P181"/>
      <text:p text:style-name="P36"><text:span text:style-name="T496">Para </text:span><text:span text:style-name="T1228">aplicar estilo nas colunas d</text:span><text:span text:style-name="T1229">a</text:span><text:span text:style-name="T1228"> tabela</text:span><text:span text:style-name="T496"> use a tag </text:span><text:span text:style-name="T1100">&lt;colgroup&gt;</text:span><text:span text:style-name="T496"> </text:span><text:span text:style-name="T497">combinada com a tag</text:span><text:span text:style-name="T496"> </text:span><text:span text:style-name="T1101">&lt;col&gt;</text:span><text:span text:style-name="T497">. Usando o</text:span><text:span text:style-name="T1102"> </text:span><text:span text:style-name="T497">atributo </text:span><text:span text:style-name="T877">&lt;span&gt;</text:span><text:span text:style-name="T497">, o estilo é aplicado nas colunas seguintes </text:span><text:span text:style-name="T498">também</text:span><text:span text:style-name="T497">. </text:span><text:span text:style-name="T496">Exemplo:</text:span></text:p>
      <text:p text:style-name="P36"/>
      <text:p text:style-name="P410"><text:span text:style-name="T1140">&lt;/</text:span><text:span text:style-name="T972">style</text:span><text:span text:style-name="T1140">&gt;<text:tab/><text:tab/><text:tab/><text:tab/><text:tab/><text:tab/><text:tab/><text:tab/><text:tab/><text:tab/></text:span></text:p>
      <text:p text:style-name="P411"><text:span text:style-name="T1603"><text:tab/>col.destaque</text:span><text:span text:style-name="T1563"> {<text:tab/><text:tab/><text:tab/><text:tab/><text:tab/><text:tab/><text:tab/><text:tab/></text:span></text:p>
      <text:p text:style-name="P411"><text:span text:style-name="T1493"><text:tab/><text:tab/>background-color</text:span><text:span text:style-name="T1563">: </text:span><text:span text:style-name="T1516">chartreuse</text:span><text:span text:style-name="T1563">;<text:tab/><text:tab/><text:tab/><text:tab/></text:span></text:p>
      <text:p text:style-name="P409"><text:tab/>}<text:tab/><text:tab/><text:tab/><text:tab/><text:tab/><text:tab/><text:tab/><text:tab/><text:tab/><text:tab/></text:p>
      <text:p text:style-name="P411"><text:span text:style-name="T1603"><text:tab/>col.c_sexo</text:span><text:span text:style-name="T1563">, </text:span><text:span text:style-name="T1603">col.c_idade</text:span><text:span text:style-name="T1563">, </text:span><text:span text:style-name="T1603">col.c_profissao</text:span><text:span text:style-name="T1563"> {<text:tab/><text:tab/></text:span></text:p>
      <text:p text:style-name="P411"><text:span text:style-name="T1493"><text:tab/><text:tab/>background-color</text:span><text:span text:style-name="T1563">: </text:span><text:span text:style-name="T1516">yellow</text:span><text:span text:style-name="T1563">;<text:tab/><text:tab/><text:tab/><text:tab/></text:span></text:p>
      <text:p text:style-name="P409"><text:tab/>}<text:tab/><text:tab/><text:tab/><text:tab/><text:tab/><text:tab/><text:tab/><text:tab/><text:tab/><text:tab/></text:p>
      <text:p text:style-name="P411"><text:span text:style-name="T1603"><text:tab/>col.c_grupo</text:span><text:span text:style-name="T1563"> {<text:tab/><text:tab/><text:tab/><text:tab/><text:tab/><text:tab/><text:tab/><text:tab/></text:span></text:p>
      <text:p text:style-name="P411"><text:span text:style-name="T1493"><text:tab/><text:tab/>background-color</text:span><text:span text:style-name="T1563">: </text:span><text:span text:style-name="T1516">lightcoral</text:span><text:span text:style-name="T1563">;<text:tab/><text:tab/><text:tab/><text:tab/></text:span></text:p>
      <text:p text:style-name="P409"><text:tab/>}<text:tab/><text:tab/><text:tab/><text:tab/><text:tab/><text:tab/><text:tab/><text:tab/><text:tab/><text:tab/></text:p>
      <text:p text:style-name="P412"><text:span text:style-name="T1461">&lt;/</text:span><text:span text:style-name="T1475">style</text:span><text:span text:style-name="T1461">&gt;<text:tab/><text:tab/><text:tab/><text:tab/><text:tab/><text:tab/><text:tab/><text:tab/><text:tab/><text:tab/></text:span></text:p>
      <text:p text:style-name="P468">&lt;table&gt;<text:tab/><text:tab/><text:tab/><text:tab/><text:tab/><text:tab/><text:tab/><text:tab/><text:tab/><text:tab/></text:p>
      <text:p text:style-name="P411"><text:span text:style-name="T1461"><text:tab/>&lt;</text:span><text:span text:style-name="T1475">colgroup</text:span><text:span text:style-name="T1461">&gt;<text:tab/><text:tab/><text:tab/><text:tab/><text:tab/><text:tab/><text:tab/><text:tab/></text:span></text:p>
      <text:p text:style-name="P411"><text:span text:style-name="T1461"><text:tab/><text:tab/>&lt;</text:span><text:span text:style-name="T1475">col</text:span><text:span text:style-name="T1563"> </text:span><text:span text:style-name="T1493">class</text:span><text:span text:style-name="T1563">=</text:span><text:span text:style-name="T1516">"c_nome destaque"</text:span><text:span text:style-name="T1461">&gt;<text:tab/><text:tab/><text:tab/><text:tab/></text:span></text:p>
      <text:p text:style-name="P411"><text:span text:style-name="T1461"><text:tab/><text:tab/>&lt;</text:span><text:span text:style-name="T1475">col</text:span><text:span text:style-name="T1563"> </text:span><text:span text:style-name="T1493">class</text:span><text:span text:style-name="T1563">=</text:span><text:span text:style-name="T1516">"c_sexo c_grupo"</text:span><text:span text:style-name="T1563"> </text:span><text:span text:style-name="T1493">span</text:span><text:span text:style-name="T1563">=</text:span><text:span text:style-name="T1516">"2"</text:span><text:span text:style-name="T1461">&gt;<text:tab/><text:tab/></text:span></text:p>
      <text:p text:style-name="P411"><text:span text:style-name="T1461"><text:tab/><text:tab/>&lt;</text:span><text:span text:style-name="T1475">col</text:span><text:span text:style-name="T1563"> </text:span><text:span text:style-name="T1493">class</text:span><text:span text:style-name="T1563">=</text:span><text:span text:style-name="T1516">"c_idade"</text:span><text:span text:style-name="T1461">&gt;<text:tab/><text:tab/><text:tab/><text:tab/><text:tab/></text:span></text:p>
      <text:p text:style-name="P411"><text:span text:style-name="T1461"><text:tab/><text:tab/>&lt;</text:span><text:span text:style-name="T1475">col</text:span><text:span text:style-name="T1563"> </text:span><text:span text:style-name="T1493">class</text:span><text:span text:style-name="T1563">=</text:span><text:span text:style-name="T1516">"c_profissao"</text:span><text:span text:style-name="T1461">&gt;<text:tab/><text:tab/><text:tab/><text:tab/></text:span></text:p>
      <text:p text:style-name="P411"><text:span text:style-name="T1461"><text:tab/>&lt;/</text:span><text:span text:style-name="T1475">colgroup</text:span><text:span text:style-name="T1461">&gt;<text:tab/><text:tab/><text:tab/><text:tab/><text:tab/><text:tab/><text:tab/><text:tab/></text:span></text:p>
      <text:p text:style-name="P411"><text:span text:style-name="T1461"><text:tab/>&lt;</text:span><text:span text:style-name="T1475">caption</text:span><text:span text:style-name="T1461">&gt;&lt;</text:span><text:span text:style-name="T1475">strong</text:span><text:span text:style-name="T1461">&gt;</text:span><text:span text:style-name="T1563">Cadastro</text:span><text:span text:style-name="T1461">&lt;/</text:span><text:span text:style-name="T1475">strong</text:span><text:span text:style-name="T1461">&gt;&lt;/</text:span><text:span text:style-name="T1475">caption</text:span><text:span text:style-name="T1461">&gt;<text:tab/><text:tab/></text:span></text:p>
      <text:p text:style-name="P411"><text:span text:style-name="T1461"><text:tab/>&lt;</text:span><text:span text:style-name="T1475">tr</text:span><text:span text:style-name="T1461">&gt;<text:tab/><text:tab/><text:tab/><text:tab/><text:tab/><text:tab/><text:tab/><text:tab/><text:tab/><text:tab/></text:span></text:p>
      <text:p text:style-name="P411"><text:span text:style-name="T1461"><text:tab/><text:tab/>&lt;</text:span><text:span text:style-name="T1475">th</text:span><text:span text:style-name="T1563"> </text:span><text:span text:style-name="T1493">scope</text:span><text:span text:style-name="T1563">=</text:span><text:span text:style-name="T1516">"col"</text:span><text:span text:style-name="T1461">&gt;</text:span><text:span text:style-name="T1563">Nome</text:span><text:span text:style-name="T1461">&lt;/</text:span><text:span text:style-name="T1475">th</text:span><text:span text:style-name="T1461">&gt;<text:tab/><text:tab/><text:tab/><text:tab/></text:span></text:p>
      <text:p text:style-name="P411"><text:span text:style-name="T1461"><text:tab/><text:tab/>&lt;</text:span><text:span text:style-name="T1475">th</text:span><text:span text:style-name="T1563"> </text:span><text:span text:style-name="T1493">scope</text:span><text:span text:style-name="T1563">=</text:span><text:span text:style-name="T1516">"col"</text:span><text:span text:style-name="T1461">&gt;</text:span><text:span text:style-name="T1563">Sexo</text:span><text:span text:style-name="T1461">&lt;/</text:span><text:span text:style-name="T1475">th</text:span><text:span text:style-name="T1461">&gt;<text:tab/><text:tab/><text:tab/><text:tab/></text:span></text:p>
      <text:p text:style-name="P411"><text:span text:style-name="T1461"><text:tab/><text:tab/>&lt;</text:span><text:span text:style-name="T1475">th</text:span><text:span text:style-name="T1563"> </text:span><text:span text:style-name="T1493">scope</text:span><text:span text:style-name="T1563">=</text:span><text:span text:style-name="T1516">"col"</text:span><text:span text:style-name="T1461">&gt;</text:span><text:span text:style-name="T1563">Idade</text:span><text:span text:style-name="T1461">&lt;/</text:span><text:span text:style-name="T1475">th</text:span><text:span text:style-name="T1461">&gt;<text:tab/><text:tab/><text:tab/><text:tab/></text:span></text:p>
      <text:p text:style-name="P411"><text:span text:style-name="T1461"><text:tab/><text:tab/>&lt;</text:span><text:span text:style-name="T1475">th</text:span><text:span text:style-name="T1563"> </text:span><text:span text:style-name="T1493">scope</text:span><text:span text:style-name="T1563">=</text:span><text:span text:style-name="T1516">"col"</text:span><text:span text:style-name="T1461">&gt;</text:span><text:span text:style-name="T1563">Profissão</text:span><text:span text:style-name="T1461">&lt;/</text:span><text:span text:style-name="T1475">th</text:span><text:span text:style-name="T1461">&gt;<text:tab/><text:tab/><text:tab/></text:span></text:p>
      <text:p text:style-name="P413"><text:span text:style-name="T1461"><text:tab/>&lt;/</text:span><text:span text:style-name="T1475">tr</text:span><text:span text:style-name="T1461">&gt;<text:tab/><text:tab/><text:tab/><text:tab/><text:tab/><text:tab/><text:tab/><text:tab/><text:tab/></text:span></text:p>
      <text:p text:style-name="P413"><text:span text:style-name="T1475">&lt;/table&gt;<text:tab/></text:span><text:span text:style-name="T1461"><text:tab/><text:tab/><text:tab/><text:tab/><text:tab/><text:tab/><text:tab/><text:tab/><text:tab/></text:span></text:p>
      <text:p text:style-name="P442"/>
      <text:p text:style-name="P186"><draw:frame draw:style-name="fr3" draw:name="Figura20" text:anchor-type="as-char" svg:width="11.361cm" svg:height="4.591cm" draw:z-index="10"><draw:image xlink:href="Pictures/1000000100000342000001517F27ABDCC5EF066A.png" xlink:type="simple" xlink:show="embed" xlink:actuate="onLoad" draw:mime-type="image/png"/></draw:frame></text:p>
      <text:p text:style-name="P441"/>
      <text:p text:style-name="P46"><text:span text:style-name="T535">Para tornar as tabelas mais </text:span><text:span text:style-name="T589">responsivas</text:span><text:span text:style-name="T535">, envelope-as dentro de uma </text:span><text:span text:style-name="T736">&lt;div&gt;</text:span><text:span text:style-name="T535"> e aplique o estilo </text:span><text:span text:style-name="T1169">overflow</text:span><text:span text:style-name="T1071">: </text:span><text:span text:style-name="T1045">auto</text:span><text:span text:style-name="T1071">;</text:span><text:span text:style-name="T535"> para habilitar a barra de rolagem horizontal </text:span><text:span text:style-name="T536">apenas na tabela</text:span><text:span text:style-name="T535">.</text:span></text:p>
      <text:p text:style-name="P185"/>
      <text:p text:style-name="P185">Exemplo de anatomia para tabelas grandes:</text:p>
      <text:p text:style-name="P185">TABLE</text:p>
      <text:p text:style-name="P185"><text:tab/>CAPTION</text:p>
      <text:p text:style-name="P185"><text:tab/>THEAD</text:p>
      <text:p text:style-name="P185"><text:tab/><text:tab/> TR, TH</text:p>
      <text:p text:style-name="P185"><text:tab/>TBODY</text:p>
      <text:p text:style-name="P185"><text:tab/><text:tab/>TR, TD, TH</text:p>
      <text:p text:style-name="P185"><text:tab/>TFOOT</text:p>
      <text:p text:style-name="P185"><text:tab/><text:tab/>TR, TH, TD</text:p>
      <text:p text:style-name="P185"/>
      <text:h text:style-name="P519" text:outline-level="1"><text:span text:style-name="T1013">F</text:span><text:span text:style-name="T1012">ormulários</text:span></text:h>
      <text:p text:style-name="P196"/>
      <text:p text:style-name="P418"><text:span text:style-name="Strong_20_Emphasis"><text:span text:style-name="T1086">&lt;form&gt;</text:span></text:span><text:span text:style-name="Strong_20_Emphasis"><text:span text:style-name="T361"> </text:span></text:span><text:span text:style-name="T361">inicia um formulário, delimit</text:span><text:span text:style-name="T362">ando</text:span><text:span text:style-name="T361"> </text:span><text:span text:style-name="T362">sua</text:span><text:span text:style-name="T361"> área. </text:span><text:span text:style-name="T372">Seus principais parâmetros são</text:span><text:span text:style-name="T361">:</text:span></text:p>
      <text:list text:style-name="L18">
        <text:list-item>
          <text:p text:style-name="P566"><text:span text:style-name="T895">method:</text:span><text:span text:style-name="T639"> é o método HTTP para enviar o formulário</text:span></text:p>
        </text:list-item>
      </text:list>
      <text:list text:style-name="L19">
        <text:list-item>
          <text:list>
            <text:list-item>
              <text:p text:style-name="P567"><text:span text:style-name="T1212">ge</text:span><text:span text:style-name="T1213">t</text:span><text:span text:style-name="T600">: </text:span><text:span text:style-name="T640">os dados são incrementados</text:span><text:span text:style-name="T600"> na URL </text:span><text:span text:style-name="T640">ao submeter</text:span><text:span text:style-name="T600"> </text:span><text:span text:style-name="T641">o</text:span><text:span text:style-name="T600"> formulário, </text:span><text:span text:style-name="T607">com limite máximo de 3000 bytes </text:span><text:span text:style-name="T642">(2048 caracteres)</text:span><text:span text:style-name="T600">.<text:line-break/> </text:span><text:span text:style-name="T642">Seu uso é recomendado quando existir interesse em compartilhar a URL e/ou quando a operação for </text:span><text:span text:style-name="T590">idempotente</text:span><text:span text:style-name="T642"> (quando a mesma requisição puder ser enviada mais de uma vez sem consequências negativas).</text:span></text:p>
            </text:list-item>
            <text:list-item>
              <text:p text:style-name="P567"><text:span text:style-name="T1212">post</text:span><text:span text:style-name="T600">: </text:span><text:span text:style-name="T640">os dados não se apresentam na URL mas podem ser encontrados no network→ </text:span><text:span text:style-name="T643">payload</text:span><text:span text:style-name="T640"> d</text:span><text:span text:style-name="T643">a ferramenta D</text:span><text:span text:style-name="T640">ev</text:span><text:span text:style-name="T643">T</text:span><text:span text:style-name="T640">ools</text:span><text:span text:style-name="T600">.<text:line-break/> </text:span><text:span text:style-name="T643">Seu uso é</text:span><text:span text:style-name="T607"> recomendado quando </text:span><text:span text:style-name="T643">não queremos que os dados apareçam explicitamente na URL (ao capturar dados sensíveis, como senhas ou documentos) e também quando for preciso enviar muitos dados como, por exemplo, imagens ou outros tipos de arquivos.</text:span></text:p>
            </text:list-item>
            <text:list-item>
              <text:p text:style-name="P621"><text:span text:style-name="T1211">dialog</text:span><text:span text:style-name="T372">: quando um formulário está dentro de um </text:span><text:span text:style-name="Source_20_Text"><text:span text:style-name="T715">&lt;dialog&gt;</text:span></text:span><text:span text:style-name="T372">, ao submetê-lo, o diálogo é fechado, um evento de envio é disparado, mas os dados do formulário não são enviados e o formulário não é limpo.</text:span></text:p>
            </text:list-item>
          </text:list>
        </text:list-item>
      </text:list>
      <text:list text:style-name="L20">
        <text:list-item>
          <text:p text:style-name="P568"><text:span text:style-name="T895">action</text:span><text:span text:style-name="T608">: aponta para o arquivo que processará os dados</text:span></text:p>
        </text:list-item>
        <text:list-item>
          <text:p text:style-name="P641"><text:span text:style-name="Strong_20_Emphasis"><text:span text:style-name="T903">enctype</text:span></text:span><text:span text:style-name="T369">: especifica como os dados do formulário devem ser codificados antes de serem enviados para o servidor.</text:span></text:p>
        </text:list-item>
        <text:list-item>
          <text:p text:style-name="P642"><text:span text:style-name="T895">autocomplete</text:span><text:span text:style-name="T608">: </text:span><text:span text:style-name="T1212">on</text:span><text:span text:style-name="T608">/</text:span><text:span text:style-name="T1212">off</text:span></text:p>
        </text:list-item>
        <text:list-item>
          <text:p text:style-name="P643"><text:span text:style-name="T895">capitalize</text:span><text:span text:style-name="T1214">: on</text:span><text:span text:style-name="T608">, </text:span><text:span text:style-name="T1214">off</text:span><text:span text:style-name="T608">, </text:span><text:span text:style-name="T1214">words</text:span><text:span text:style-name="T608">, </text:span><text:span text:style-name="T1214">characters</text:span></text:p>
        </text:list-item>
        <text:list-item>
          <text:p text:style-name="P644"><text:span text:style-name="T895">novalidate</text:span><text:span text:style-name="T608">: não valida os campos do formulário </text:span><text:span text:style-name="T644">em seu</text:span><text:span text:style-name="T608"> envio</text:span></text:p>
        </text:list-item>
        <text:list-item>
          <text:p text:style-name="P645"><text:span text:style-name="T895">target</text:span><text:span text:style-name="T644">: indica onde exibir a resposta após envio: </text:span><text:span text:style-name="T1214">_self</text:span><text:span text:style-name="T644">, </text:span><text:span text:style-name="T1214">_blank</text:span><text:span text:style-name="T644">, </text:span><text:span text:style-name="T1214">_parent</text:span><text:span text:style-name="T644"> ou </text:span><text:span text:style-name="T1214">_top</text:span></text:p>
        </text:list-item>
      </text:list>
      <text:p text:style-name="P424"><text:span text:style-name="Strong_20_Emphasis"/></text:p>
      <text:p text:style-name="P213"><text:span text:style-name="T1635">&lt;fieldset&gt;</text:span> tag semântica, indica um conjunto de campos, <text:span text:style-name="T1731">margeando-os</text:span>. Exemplo: identificação, endereço, pagamento.</text:p>
      <text:p text:style-name="P213"><text:span text:style-name="T1635">&lt;legend&gt;</text:span> representa o título do <text:span text:style-name="T1710">conjunto de campos</text:span>, <text:span text:style-name="T1710">rotulando</text:span> o conteúdo<text:line-break/><text:line-break/><text:span text:style-name="T1635">&lt;input&gt;</text:span> é usada para criar controles interativos (<text:span text:style-name="T1271">objetos</text:span>) para formulários. Essa tag não tem fechamento. <text:span text:style-name="T1687">Alguns parâmetros são:</text:span></text:p>
      <text:list text:style-name="L21">
        <text:list-item>
          <text:p text:style-name="P569"><text:span text:style-name="T895">t</text:span><text:span text:style-name="T899">ype:</text:span><text:span text:style-name="T600"> indica o tipo do campo. </text:span><text:span text:style-name="T645">Entre os vários parâmetros, </text:span><text:span text:style-name="T608">tem</text:span><text:span text:style-name="T645">os </text:span><text:span text:style-name="T608">os</text:span><text:span text:style-name="T645"> principais </text:span><text:span text:style-name="T608">que </text:span><text:span text:style-name="T645">são</text:span><text:span text:style-name="T600"> </text:span><text:span text:style-name="T1218">tex</text:span><text:span text:style-name="T1219">t</text:span><text:span text:style-name="T600">, </text:span><text:span text:style-name="T1220">number</text:span><text:span text:style-name="T609">,</text:span><text:span text:style-name="T600"> </text:span><text:span text:style-name="T1221">mail</text:span><text:span text:style-name="T645">,</text:span><text:span text:style-name="T609"> </text:span><text:span text:style-name="T1218">password</text:span><text:span text:style-name="T600">,</text:span><text:span text:style-name="T645"> </text:span><text:span text:style-name="T1221">radio</text:span><text:span text:style-name="T645">, </text:span><text:span text:style-name="T1221">checkbox</text:span><text:span text:style-name="T645">, </text:span><text:span text:style-name="T1221">range</text:span><text:span text:style-name="T645">, </text:span><text:span text:style-name="T1222">month</text:span><text:span text:style-name="T610">, </text:span><text:span text:style-name="T1222">date</text:span><text:span text:style-name="T610">, </text:span><text:span text:style-name="T1222">time</text:span><text:span text:style-name="T610">, </text:span><text:span text:style-name="T1222">tel</text:span><text:span text:style-name="T610">, </text:span><text:span text:style-name="T1223">list</text:span><text:span text:style-name="T611">, </text:span><text:span text:style-name="T1221">button</text:span><text:span text:style-name="T645">, </text:span><text:span text:style-name="T1221">submit</text:span><text:span text:style-name="T645">, </text:span><text:span text:style-name="T1222">reset</text:span><text:span text:style-name="T610">, </text:span><text:span text:style-name="T1222">file</text:span><text:span text:style-name="T646">, </text:span><text:span text:style-name="T645">etc</text:span></text:p>
        </text:list-item>
        <text:list-item>
          <text:p text:style-name="P570"><text:soft-page-break/><text:span text:style-name="T895">name</text:span><text:span text:style-name="T608">:</text:span><text:span text:style-name="T610"> </text:span><text:span text:style-name="T612">utilizado no </text:span><text:span text:style-name="T579">backend</text:span><text:span text:style-name="T612"> pois </text:span><text:span text:style-name="T610">referencia o elemento </text:span><text:span text:style-name="T579">para processar</text:span><text:span text:style-name="T612"> seu valor. É ele que aparece na URL (ao usar o método GET) e no corpo do HTTP request (ao usar o método POST).</text:span></text:p>
        </text:list-item>
        <text:list-item>
          <text:p text:style-name="P571"><text:span text:style-name="T895">id</text:span><text:span text:style-name="T608">: </text:span><text:span text:style-name="T612">utilizado pelo </text:span><text:span text:style-name="T579">frontend</text:span><text:span text:style-name="T612"> para identificar o elemento e então</text:span><text:span text:style-name="T608"> </text:span><text:span text:style-name="T612">receber tratamentos via Javascript e/ou CSS. Esse atributo também é necessário para fazer a ligação com a tag </text:span><text:span text:style-name="T740">&lt;label&gt;</text:span></text:p>
        </text:list-item>
        <text:list-item>
          <text:p text:style-name="P570"><text:span text:style-name="T896">required</text:span><text:span text:style-name="T879">: </text:span><text:span text:style-name="T600">com essa cláusula, </text:span><text:span text:style-name="T608">o campo torna-se obrigatório</text:span></text:p>
        </text:list-item>
        <text:list-item>
          <text:p text:style-name="P594"><text:span text:style-name="T897">readonly:</text:span><text:span text:style-name="T600"> impede que seja inserido valor na textbox</text:span></text:p>
        </text:list-item>
        <text:list-item>
          <text:p text:style-name="P594"><text:span text:style-name="T897">checked:</text:span><text:span text:style-name="T600"> já deixa a opção como marcada em uma checkbox </text:span><text:span text:style-name="T609">ou radio</text:span></text:p>
        </text:list-item>
        <text:list-item>
          <text:p text:style-name="P570"><text:span text:style-name="T897">placeholder</text:span><text:span text:style-name="T608">: dica dentro do campo para descrever o valor esperado</text:span><text:span text:style-name="T609"> campo, </text:span><text:span text:style-name="T608">auxili</text:span><text:span text:style-name="T609">ando</text:span><text:span text:style-name="T608"> na validação do campo</text:span></text:p>
        </text:list-item>
        <text:list-item>
          <text:p text:style-name="P572"><text:span text:style-name="T897">min</text:span><text:span text:style-name="T600"> e </text:span><text:span text:style-name="T897">max</text:span><text:span text:style-name="T880">: </text:span><text:span text:style-name="T600">limita </text:span><text:span text:style-name="T607">o</text:span><text:span text:style-name="T600"> </text:span><text:span text:style-name="T571">valor</text:span><text:span text:style-name="T600"> </text:span><text:span text:style-name="T609">mínimo e máximo do </text:span><text:span text:style-name="T607">campo numérico, slide, etc</text:span></text:p>
        </text:list-item>
        <text:list-item>
          <text:p text:style-name="P595"><text:span text:style-name="T897">value:</text:span><text:span text:style-name="T607"> </text:span><text:span text:style-name="T610">o campo já começa um valor definido. Exemplo: data atual</text:span></text:p>
        </text:list-item>
        <text:list-item>
          <text:p text:style-name="P596"><text:span text:style-name="T897">size:</text:span><text:span text:style-name="T599"> </text:span><text:span text:style-name="T609">indica quantos caracteres serão exibidos na caixa</text:span></text:p>
        </text:list-item>
        <text:list-item>
          <text:p text:style-name="P596"><text:span text:style-name="T897">maxlength</text:span><text:span text:style-name="T608"> e </text:span><text:span text:style-name="T896">min</text:span><text:span text:style-name="T897">length:</text:span><text:span text:style-name="T600"> </text:span><text:span text:style-name="T608">limita </text:span><text:span text:style-name="T571">comprimento</text:span><text:span text:style-name="T600"> máximo </text:span><text:span text:style-name="T609">e mínimo do</text:span></text:p>
        </text:list-item>
        <text:list-item>
          <text:p text:style-name="P573"><text:span text:style-name="T897">step</text:span><text:span text:style-name="T610">: determina o passo. Exemplo, o campo do tipo number avança de 0.5 em 0.5 ponto</text:span></text:p>
        </text:list-item>
        <text:list-item>
          <text:p text:style-name="P573"><text:span text:style-name="T897">pattern</text:span><text:span text:style-name="T610">: armazena uma expressão regular (RegEx), validando o campo</text:span></text:p>
        </text:list-item>
        <text:list-item>
          <text:p text:style-name="P570"><text:span text:style-name="T897">autocomplete</text:span><text:span text:style-name="T608">: existem várias opções de preenchimento automático</text:span></text:p>
        </text:list-item>
        <text:list-item>
          <text:p text:style-name="P574"><text:span text:style-name="T895">list</text:span><text:span text:style-name="T600">: se liga a tag </text:span><text:span text:style-name="T741">&lt;datalist&gt;</text:span></text:p>
        </text:list-item>
        <text:list-item>
          <text:p text:style-name="P575"><text:span text:style-name="T897">f</text:span><text:span text:style-name="T900">ormnovalidate</text:span><text:span text:style-name="T608">: bypass da validação no envio do formulário</text:span></text:p>
        </text:list-item>
        <text:list-item>
          <text:p text:style-name="P571"><text:span text:style-name="T897">accept</text:span><text:span text:style-name="T614">: limita as extensões aceitas para realizar o upload do arquivo.<text:line-break/></text:span><text:span text:style-name="T612">No exemplo a seguir, o input aceita apenas imagens</text:span><text:span text:style-name="T614">:</text:span></text:p>
        </text:list-item>
      </text:list>
      <text:p text:style-name="P94"><text:span text:style-name="T1132">&lt;</text:span><text:span text:style-name="T963">input</text:span><text:span text:style-name="T1232"> </text:span><text:span text:style-name="T1152">type</text:span><text:span text:style-name="T1232">=</text:span><text:span text:style-name="T1021">"file"</text:span><text:span text:style-name="T1232"> </text:span><text:span text:style-name="T1152">name</text:span><text:span text:style-name="T1232">=</text:span><text:span text:style-name="T1021">""</text:span><text:span text:style-name="T1232"> </text:span><text:span text:style-name="T1152">id</text:span><text:span text:style-name="T1232">=</text:span><text:span text:style-name="T1021">""</text:span><text:span text:style-name="T1232"> </text:span><text:span text:style-name="T1152">accept</text:span><text:span text:style-name="T1232">=</text:span><text:span text:style-name="T1021">"image/*"</text:span><text:span text:style-name="T1132">&gt;</text:span></text:p>
      <text:list xml:id="list3428393740" text:style-name="L22">
        <text:list-item>
          <text:p text:style-name="P576"><text:span text:style-name="T895">popovertarget</text:span><text:span text:style-name="T647">: associa o botão a um elemento modal</text:span><text:span text:style-name="T648"> através do</text:span><text:span text:style-name="T647"> #id</text:span></text:p>
        </text:list-item>
        <text:list-item>
          <text:p text:style-name="P576"><text:span text:style-name="T895">popovertargetaction</text:span><text:span text:style-name="T647">: especifica o tipo de ação aplicada ao modal: </text:span><text:span text:style-name="T1212">hide</text:span><text:span text:style-name="T647">, </text:span><text:span text:style-name="T1212">show</text:span><text:span text:style-name="T647"> ou </text:span><text:span text:style-name="T1212">toogle</text:span></text:p>
        </text:list-item>
      </text:list>
      <text:p text:style-name="P216"/>
      <text:p text:style-name="P61"><text:span text:style-name="T1112">&lt;</text:span><text:span text:style-name="T1115">button&gt;</text:span><text:span text:style-name="T615"> elemento interativo ativado pelo mouse. Seus principais atributos são:</text:span></text:p>
      <text:list xml:id="list144426775555784" text:continue-numbering="true" text:style-name="L22">
        <text:list-item>
          <text:p text:style-name="P577"><text:span text:style-name="T895">type</text:span><text:span text:style-name="T647">:</text:span></text:p>
          <text:list>
            <text:list-item>
              <text:p text:style-name="P577"><text:span text:style-name="T1212">submit</text:span><text:span text:style-name="T647">: envia os dados</text:span></text:p>
            </text:list-item>
            <text:list-item>
              <text:p text:style-name="P577"><text:span text:style-name="T1212">reset</text:span><text:span text:style-name="T647">: limpa os campos</text:span></text:p>
            </text:list-item>
          </text:list>
        </text:list-item>
        <text:list-item>
          <text:p text:style-name="P577"><text:span text:style-name="T895">disabled</text:span><text:span text:style-name="T647">: impede de ser pressionado ou focado</text:span></text:p>
        </text:list-item>
        <text:list-item>
          <text:p text:style-name="P577"><text:span text:style-name="T895">form</text:span><text:span text:style-name="T647">: associa o botão a um formulário específico</text:span></text:p>
        </text:list-item>
        <text:list-item>
          <text:p text:style-name="P577"><text:span text:style-name="T895">formaction</text:span><text:span text:style-name="T647">: especifica a URL para onde enviar os dados</text:span></text:p>
        </text:list-item>
        <text:list-item>
          <text:p text:style-name="P577"><text:span text:style-name="T895">formmethod</text:span><text:span text:style-name="T647">: especifica se o método HTTP será </text:span><text:span text:style-name="T1212">GET</text:span><text:span text:style-name="T647"> ou </text:span><text:span text:style-name="T1212">POST</text:span></text:p>
        </text:list-item>
        <text:list-item>
          <text:p text:style-name="P577"><text:span text:style-name="T895">formnovalidate</text:span><text:span text:style-name="T647">: o formulário não é validado quando for enviado</text:span></text:p>
        </text:list-item>
        <text:list-item>
          <text:p text:style-name="P577"><text:span text:style-name="T895">formtarget</text:span><text:span text:style-name="T647">: especifica onde abrir a resposta do formulário após o envio. Pode ser </text:span><text:span text:style-name="T1212">_blank</text:span><text:span text:style-name="T647">, </text:span><text:span text:style-name="T1212">_self</text:span><text:span text:style-name="T647">, </text:span><text:span text:style-name="T1212">_parent</text:span><text:span text:style-name="T647"> ou </text:span><text:span text:style-name="T1212">_top</text:span><text:span text:style-name="T647">. </text:span></text:p>
        </text:list-item>
        <text:list-item>
          <text:p text:style-name="P577"><text:soft-page-break/><text:span text:style-name="T895">popovertarget</text:span><text:span text:style-name="T647">: associa o botão a um elemento modal</text:span><text:span text:style-name="T648"> através do</text:span><text:span text:style-name="T647"> #id</text:span></text:p>
        </text:list-item>
        <text:list-item>
          <text:p text:style-name="P577"><text:span text:style-name="T895">popovertargetaction</text:span><text:span text:style-name="T647">: especifica o tipo de ação aplicada ao modal: </text:span><text:span text:style-name="T1212">hide</text:span><text:span text:style-name="T647">, </text:span><text:span text:style-name="T1212">show</text:span><text:span text:style-name="T647"> ou </text:span><text:span text:style-name="T1212">toogle</text:span></text:p>
        </text:list-item>
      </text:list>
      <text:p text:style-name="P87"/>
      <text:p text:style-name="P61"><text:span text:style-name="T1112">&lt;label&gt;</text:span><text:span text:style-name="T600"> </text:span><text:span text:style-name="T615">além de </text:span><text:span text:style-name="T583">rotular</text:span><text:span text:style-name="T617"> cada campo do </text:span><text:span text:style-name="T615">f</text:span><text:span text:style-name="T617">ormulário, </text:span><text:span text:style-name="T600">é usad</text:span><text:span text:style-name="T615">a</text:span><text:span text:style-name="T600"> para </text:span><text:span text:style-name="T571">referenciar um objeto, ligando-se ao </text:span><text:span text:style-name="T580">seu </text:span><text:span text:style-name="T571">parâmetro </text:span><text:span text:style-name="T902">id</text:span><text:span text:style-name="T600"> </text:span><text:span text:style-name="T618">(</text:span><text:span text:style-name="T600">da tag </text:span><text:span text:style-name="T741">&lt;input&gt;</text:span><text:span text:style-name="T618">)</text:span><text:span text:style-name="T600">, </text:span><text:span text:style-name="T616">assim</text:span><text:span text:style-name="T600"> toda a palavra ou frase se torna</text:span><text:span text:style-name="T609">rá</text:span><text:span text:style-name="T600"> uma área de interação </text:span><text:span text:style-name="T692">clicável</text:span><text:span text:style-name="T600">. Além de seu valor prático, </text:span><text:span text:style-name="T613">possui</text:span><text:span text:style-name="T600"> também um valor semântico, melhorando o SEO. </text:span><text:span text:style-name="T609">Por e</text:span><text:span text:style-name="T618">xemplo: <text:line-break/></text:span><text:span text:style-name="T1135">&lt;</text:span><text:span text:style-name="T967">label</text:span><text:span text:style-name="T1065"> </text:span><text:span text:style-name="T1163">for</text:span><text:span text:style-name="T1065">=</text:span><text:span text:style-name="T1036">"idnome"</text:span><text:span text:style-name="T1135">&gt;</text:span><text:span text:style-name="T1065">Nome:</text:span><text:span text:style-name="T1135">&lt;/</text:span><text:span text:style-name="T967">label</text:span><text:span text:style-name="T1135">&gt;</text:span><text:span text:style-name="T1065"><text:tab/></text:span><text:span text:style-name="T1456">&lt;</text:span><text:span text:style-name="T1470">input</text:span><text:span text:style-name="T1584"> </text:span><text:span text:style-name="T1487">type</text:span><text:span text:style-name="T1584">=</text:span><text:span text:style-name="T1507">"text"</text:span><text:span text:style-name="T1584"> </text:span><text:span text:style-name="T1487">name</text:span><text:span text:style-name="T1584">=</text:span><text:span text:style-name="T1507">"nome"</text:span><text:span text:style-name="T1584"> </text:span><text:span text:style-name="T1487">id</text:span><text:span text:style-name="T1584">=</text:span><text:span text:style-name="T1507">"i</text:span><text:span text:style-name="T1508">d</text:span><text:span text:style-name="T1507">nome"</text:span><text:span text:style-name="T1456">&gt;</text:span></text:p>
      <text:p text:style-name="P62"><text:span text:style-name="T600"><text:line-break/></text:span><text:span text:style-name="T1112">&lt;select&gt;</text:span><text:span text:style-name="T600"> combina</text:span><text:span text:style-name="T619">da</text:span><text:span text:style-name="T600"> com a tag </text:span><text:span text:style-name="T741">&lt;option&gt;, </text:span><text:span text:style-name="T600">cria caixas combinadas (</text:span><text:span text:style-name="T619">lista</text:span><text:span text:style-name="T600"> de escolha)<text:line-break/><text:tab/></text:span><text:span text:style-name="T1112">&lt;option</text:span><text:span text:style-name="T741"> </text:span><text:span text:style-name="T921">value="</text:span><text:span text:style-name="T807">RJ</text:span><text:span text:style-name="T921">" selected</text:span><text:span text:style-name="T1112">&gt;</text:span><text:span text:style-name="T600"> mostra as </text:span><text:span text:style-name="T620">opções</text:span><text:span text:style-name="T600"> da tag &lt;select&gt;.<text:line-break/><text:tab/></text:span><text:span text:style-name="T619">Os parâmetros:</text:span></text:p>
      <text:list text:style-name="L23">
        <text:list-item>
          <text:list>
            <text:list-item>
              <text:p text:style-name="P578"><text:span text:style-name="T895">selected</text:span><text:span text:style-name="T600">: já deixa a opção como </text:span><text:span text:style-name="T615">marcada/</text:span><text:span text:style-name="T600">selecionada</text:span></text:p>
            </text:list-item>
          </text:list>
        </text:list-item>
      </text:list>
      <text:list text:style-name="L24">
        <text:list-item>
          <text:list>
            <text:list-item>
              <text:p text:style-name="P579"><text:span text:style-name="T895">value</text:span><text:span text:style-name="T600">: envia somente o valor “RJ” ao banco de dados.</text:span></text:p>
            </text:list-item>
          </text:list>
        </text:list-item>
      </text:list>
      <text:p text:style-name="P63"><text:span text:style-name="T1112"><text:tab/>&lt;optgroup </text:span><text:span text:style-name="T921">label=</text:span><text:span text:style-name="T807">"Região Sul"</text:span><text:span text:style-name="T1112">&gt;</text:span><text:span text:style-name="T600"> separa </text:span><text:span text:style-name="T748">&lt;option&gt;</text:span><text:span text:style-name="T749"> </text:span><text:span text:style-name="T600">em áreas</text:span></text:p>
      <text:p text:style-name="P287"/>
      <text:p text:style-name="P64"><text:span text:style-name="T1112">&lt;datalist&gt;</text:span><text:span text:style-name="T600"> cria uma lista </text:span><text:span text:style-name="T611">que oferece opções </text:span><text:span text:style-name="T600">de preenchimento automático </text:span><text:span text:style-name="T611">para</text:span><text:span text:style-name="T600"> um </text:span><text:span text:style-name="T611">elemento</text:span><text:span text:style-name="T600"> </text:span><text:span text:style-name="T741">&lt;input&gt;</text:span><text:span text:style-name="T600"> </text:span><text:span text:style-name="T611">do tipo caixa de texto, mas também permite a inserção de dados não contemplados pela mesma (diferente do elemento </text:span><text:span text:style-name="T741">&lt;select&gt; </text:span><text:span text:style-name="T611">que só permite a seleção do</text:span><text:span text:style-name="T609">s</text:span><text:span text:style-name="T611"> dados já configurados nas opções).<text:line-break/>O atributo </text:span><text:span text:style-name="T881">id</text:span><text:span text:style-name="T611"> desse elemento se liga ao atributo </text:span><text:span text:style-name="T881">list</text:span><text:span text:style-name="T611"> do elemento </text:span><text:span text:style-name="T742">&lt;input&gt;</text:span></text:p>
      <text:p text:style-name="P64"><text:span text:style-name="T600"><text:line-break/></text:span><text:span text:style-name="T1112">&lt;textarea&gt;</text:span><text:span text:style-name="T600"> </text:span><text:span text:style-name="T611">são caixa de texto</text:span><text:span text:style-name="T615"> </text:span><text:span text:style-name="T600">maiores, usad</text:span><text:span text:style-name="T611">a</text:span><text:span text:style-name="T600">s para </text:span><text:span text:style-name="T611">inserir grandes mensagens ou</text:span><text:span text:style-name="T649"> </text:span><text:span text:style-name="T591">textos</text:span><text:span text:style-name="T649">. </text:span><text:span text:style-name="T650">Exemplo:<text:line-break/></text:span><text:span text:style-name="T1136">&lt;</text:span><text:span text:style-name="T968">textarea</text:span><text:span text:style-name="T1066"> </text:span><text:span text:style-name="T1164">name</text:span><text:span text:style-name="T1066">=</text:span><text:span text:style-name="T1037">"tMsg"</text:span><text:span text:style-name="T1066"> </text:span><text:span text:style-name="T1164">id</text:span><text:span text:style-name="T1066">=</text:span><text:span text:style-name="T1037">"cMsg"</text:span><text:span text:style-name="T1066"> </text:span><text:span text:style-name="T1164">cols</text:span><text:span text:style-name="T1066">=</text:span><text:span text:style-name="T1037">"45"</text:span><text:span text:style-name="T1066"> </text:span><text:span text:style-name="T1164">rows</text:span><text:span text:style-name="T1066">=</text:span><text:span text:style-name="T1037">"5"</text:span><text:span text:style-name="T1066"> </text:span><text:span text:style-name="T1164">placeholder</text:span><text:span text:style-name="T1066">=</text:span><text:span text:style-name="T1037">"</text:span><text:span text:style-name="T1038">Sua m</text:span><text:span text:style-name="T1039">ensa</text:span><text:span text:style-name="T1038">g</text:span><text:span text:style-name="T1039">e</text:span><text:span text:style-name="T1037">"</text:span><text:span text:style-name="T1066"> </text:span><text:span text:style-name="T1136">&gt;&lt;/</text:span><text:span text:style-name="T968">textarea</text:span><text:span text:style-name="T1136">&gt;</text:span></text:p>
      <text:p text:style-name="P217"/>
      <text:p text:style-name="P320">&lt;progress&gt;<text:span text:style-name="T1404"> </text:span><text:span text:style-name="T1372">é </text:span><text:span text:style-name="T1374">utilizado</text:span><text:span text:style-name="T1372"> para visualizar o progresso de uma </text:span><text:span text:style-name="T1375">tarefa</text:span><text:span text:style-name="T1372">. </text:span><text:span text:style-name="T1373">Exemplo:</text:span></text:p>
      <text:p text:style-name="P316">&lt;<text:span text:style-name="T1688">progress</text:span> <text:span text:style-name="T1480">value</text:span>=<text:span text:style-name="T1504">"70"</text:span> <text:span text:style-name="T1480">max</text:span>=<text:span text:style-name="T1504">"100"</text:span>&gt;<text:span text:style-name="T1606">70</text:span> %&lt;/<text:span text:style-name="T1480">progress</text:span>&gt;</text:p>
      <text:p text:style-name="P420"><text:span text:style-name="Source_20_Text"><text:span text:style-name="T1086">&lt;meter&gt;</text:span></text:span><text:span text:style-name="T370"> </text:span><text:span text:style-name="T374">visualmente parecido com o elemento </text:span><text:span text:style-name="T716">&lt;progress&gt;</text:span><text:span text:style-name="T374">, porém possui propósito diferente pois é</text:span><text:span text:style-name="T373"> </text:span><text:span text:style-name="T370">utilizad</text:span><text:span text:style-name="T373">o</text:span><text:span text:style-name="T370"> para </text:span><text:span text:style-name="T374">visualizar </text:span><text:span text:style-name="T376">a</text:span><text:span text:style-name="T375"> </text:span><text:span text:style-name="T453">medição </text:span><text:span text:style-name="T454">de uma</text:span><text:span text:style-name="T453"> escala</text:span><text:span text:style-name="T375"> </text:span><text:span text:style-name="T453">conhecida</text:span><text:span text:style-name="T370"> </text:span><text:span text:style-name="T377">para, p</text:span><text:span text:style-name="T374">or exemplo,</text:span><text:span text:style-name="T20"> o uso atual d</text:span><text:span text:style-name="T35">e</text:span><text:span text:style-name="T20"> disco </text:span><text:span text:style-name="T36">rígido</text:span><text:span text:style-name="T20"> ou medição de temperatura. </text:span><text:span text:style-name="T37">Esse medidor </text:span><text:span text:style-name="T20">é dividid</text:span><text:span text:style-name="T37">o</text:span><text:span text:style-name="T20"> em três partes: baixa, média e alta. A cor d</text:span><text:span text:style-name="T37">a barra</text:span><text:span text:style-name="T20"> depende de qual dessas partes o valor medido se enquadra. </text:span><text:span text:style-name="T37">Exemplo:</text:span></text:p>
      <text:p text:style-name="P454"><text:span text:style-name="T1149">&lt;</text:span><text:span text:style-name="T983">p</text:span><text:span text:style-name="T1149">&gt;</text:span><text:span text:style-name="T1259">Espaço em disco ocupado </text:span><text:span text:style-name="T1149">&lt;</text:span><text:span text:style-name="T983">meter</text:span><text:span text:style-name="T1259"> </text:span><text:span text:style-name="T1180">min</text:span><text:span text:style-name="T1259">=</text:span><text:span text:style-name="T1051">"200"</text:span><text:span text:style-name="T1259"> </text:span><text:span text:style-name="T1180">max</text:span><text:span text:style-name="T1259">=</text:span><text:span text:style-name="T1051">"500"</text:span><text:span text:style-name="T1259"> </text:span><text:span text:style-name="T1180">low</text:span><text:span text:style-name="T1259">=</text:span><text:span text:style-name="T1051">"300"</text:span><text:span text:style-name="T1259"> </text:span><text:span text:style-name="T1180">high</text:span><text:span text:style-name="T1259">=</text:span><text:span text:style-name="T1051">"400"</text:span><text:span text:style-name="T1259"> </text:span><text:span text:style-name="T1180">optimum</text:span><text:span text:style-name="T1259">=</text:span><text:span text:style-name="T1051">"250"</text:span><text:span text:style-name="T1259"> </text:span><text:span text:style-name="T1180">value</text:span><text:span text:style-name="T1259">=</text:span><text:span text:style-name="T1051">"250"</text:span><text:span text:style-name="T1149">&gt;</text:span><text:span text:style-name="T1259">250 </text:span><text:span text:style-name="T1260">Gigabytes</text:span><text:span text:style-name="T1149">&lt;/</text:span><text:span text:style-name="T983">meter</text:span><text:span text:style-name="T1149">&gt;</text:span><text:span text:style-name="T1259">.</text:span><text:span text:style-name="T1149">&lt;/</text:span><text:span text:style-name="T983">p</text:span><text:span text:style-name="T1149">&gt;</text:span></text:p>
      <text:p text:style-name="P455"/>
      <text:p text:style-name="P68"/>
      <text:p text:style-name="P215"/>
      <text:p text:style-name="P214"><text:span text:style-name="T1635">&lt;output&gt;</text:span> <text:span text:style-name="T1711">usada para representar, </text:span><text:span text:style-name="T1713">de forma simples,</text:span><text:span text:style-name="T1711"> o resultado de um cálculo processado via Javascript. Seu valor é referenciado através do atributo </text:span><text:span text:style-name="T1547">oninput</text:span><text:span text:style-name="T1711"> presente em </text:span><text:span text:style-name="T1712">um</text:span><text:span text:style-name="T1711"> elemento </text:span><text:span text:style-name="T1672">&lt;input&gt;</text:span><text:span text:style-name="T1711">. É importante lembrar que o valor contido nessa tag não é enviado ao submeter o formulário. Exemplo:</text:span></text:p>
      <text:p text:style-name="P390"><text:span text:style-name="T1454">&lt;</text:span><text:span text:style-name="T1468">label</text:span><text:span text:style-name="T1559"> </text:span><text:span text:style-name="T1482">for</text:span><text:span text:style-name="T1559">=</text:span><text:span text:style-name="T1506">"iano"</text:span><text:span text:style-name="T1454">&gt;</text:span><text:span text:style-name="T1559">Em que ano você nasceu? </text:span><text:span text:style-name="T1454">&lt;/</text:span><text:span text:style-name="T1468">label</text:span><text:span text:style-name="T1454">&gt;<text:tab/><text:tab/><text:tab/><text:tab/></text:span></text:p>
      <text:p text:style-name="P390"><text:span text:style-name="T1454">&lt;</text:span><text:span text:style-name="T1468">input</text:span><text:span text:style-name="T1559"> </text:span><text:span text:style-name="T1482">type</text:span><text:span text:style-name="T1559">=</text:span><text:span text:style-name="T1506">"number"</text:span><text:span text:style-name="T1559"> </text:span><text:span text:style-name="T1482">name</text:span><text:span text:style-name="T1559">=</text:span><text:span text:style-name="T1506">"ano"</text:span><text:span text:style-name="T1559"> </text:span><text:span text:style-name="T1482">id</text:span><text:span text:style-name="T1559">=</text:span><text:span text:style-name="T1506">"iano"</text:span><text:span text:style-name="T1559"> </text:span><text:span text:style-name="T1482">oninput</text:span><text:span text:style-name="T1559">=</text:span><text:span text:style-name="T1506">"</text:span><text:span text:style-name="T1706">calcIdade</text:span><text:span text:style-name="T1506">()"</text:span><text:span text:style-name="T1454">&gt;<text:tab/><text:tab/></text:span></text:p>
      <text:p text:style-name="P390"><text:span text:style-name="T1454">&lt;</text:span><text:span text:style-name="T1468">label</text:span><text:span text:style-name="T1559"> </text:span><text:span text:style-name="T1482">for</text:span><text:span text:style-name="T1559">=</text:span><text:span text:style-name="T1506">"iidade"</text:span><text:span text:style-name="T1454">&gt;</text:span><text:span text:style-name="T1559">Sua idade é: </text:span><text:span text:style-name="T1454">&lt;/</text:span><text:span text:style-name="T1468">label</text:span><text:span text:style-name="T1454">&gt;<text:tab/><text:tab/><text:tab/><text:tab/><text:tab/><text:tab/></text:span></text:p>
      <text:p text:style-name="P390"><text:span text:style-name="T1454">&lt;</text:span><text:span text:style-name="T1468">output</text:span><text:span text:style-name="T1559"> </text:span><text:span text:style-name="T1482">id</text:span><text:span text:style-name="T1559">=</text:span><text:span text:style-name="T1506">"iidade"</text:span><text:span text:style-name="T1454">&gt;</text:span><text:span text:style-name="T1559">0</text:span><text:span text:style-name="T1454">&lt;/</text:span><text:span text:style-name="T1468">output</text:span><text:span text:style-name="T1454">&gt;<text:tab/><text:tab/><text:tab/><text:tab/><text:tab/><text:tab/><text:tab/><text:tab/></text:span></text:p>
      <text:p text:style-name="P391"><text:span text:style-name="T1454">&lt;</text:span><text:span text:style-name="T1468">script</text:span><text:span text:style-name="T1454">&gt;<text:tab/><text:tab/><text:tab/><text:tab/><text:tab/><text:tab/><text:tab/><text:tab/><text:tab/><text:tab/><text:tab/><text:tab/></text:span></text:p>
      <text:p text:style-name="P391"><text:span text:style-name="T1454"><text:tab/></text:span><text:span text:style-name="T1468">function</text:span><text:span text:style-name="T1559"> </text:span><text:span text:style-name="T1706">calcIdade</text:span><text:span text:style-name="T1559">() {<text:tab/><text:tab/><text:tab/><text:tab/><text:tab/><text:tab/><text:tab/><text:tab/></text:span></text:p>
      <text:p text:style-name="P392"><text:span text:style-name="T1468"><text:tab/><text:tab/>let</text:span><text:span text:style-name="T1559"> </text:span><text:span text:style-name="T1482">atual</text:span><text:span text:style-name="T1559"> = </text:span><text:span text:style-name="T1468">new</text:span><text:span text:style-name="T1559"> </text:span><text:span text:style-name="T1689">Date</text:span><text:span text:style-name="T1559">().</text:span><text:span text:style-name="T1706">getFullYear</text:span><text:span text:style-name="T1559">();<text:tab/><text:tab/><text:tab/><text:tab/><text:tab/></text:span></text:p>
      <text:p text:style-name="P392"><text:span text:style-name="T1482"><text:tab/><text:tab/>iidade</text:span><text:span text:style-name="T1559">.</text:span><text:span text:style-name="T1482">innerHTML</text:span><text:span text:style-name="T1559"> = </text:span><text:span text:style-name="T1689">Number</text:span><text:span text:style-name="T1559">(</text:span><text:span text:style-name="T1482">atual</text:span><text:span text:style-name="T1559">) – </text:span><text:span text:style-name="T1689">Number</text:span><text:span text:style-name="T1559">(</text:span><text:span text:style-name="T1482">iano</text:span><text:span text:style-name="T1559">.</text:span><text:span text:style-name="T1482">value</text:span><text:span text:style-name="T1559">);<text:tab/></text:span></text:p>
      <text:p text:style-name="P398"><text:tab/>}<text:tab/><text:tab/><text:tab/><text:tab/><text:tab/><text:tab/><text:tab/><text:tab/><text:tab/><text:tab/><text:tab/><text:tab/></text:p>
      <text:p text:style-name="P52"><text:span text:style-name="T1455">&lt;/</text:span><text:span text:style-name="T1469">script</text:span><text:span text:style-name="T1455">&gt;<text:tab/><text:tab/><text:tab/><text:tab/><text:tab/><text:tab/><text:tab/><text:tab/><text:tab/><text:tab/><text:tab/><text:tab/></text:span></text:p>
      <text:p text:style-name="P92"/>
      <text:p text:style-name="P302">Outras tags</text:p>
      <text:p text:style-name="P133"/>
      <text:p text:style-name="P74"><text:span text:style-name="T1107">&lt;</text:span><text:span text:style-name="T1108">s</text:span><text:span text:style-name="T1105">cript&gt;</text:span><text:span text:style-name="T551"> </text:span><text:span text:style-name="T565">incorpora scripts para adicionar interatividade, manipulação de dados e comportamentos dinâmicos</text:span><text:span text:style-name="T551"> </text:span><text:span text:style-name="T565">a uma página.</text:span></text:p>
      <text:p text:style-name="P74"><text:span text:style-name="T1107">&lt;</text:span><text:span text:style-name="T1105">noscript&gt;</text:span><text:span text:style-name="T551"> usada apenas para fornecer conteúdo </text:span><text:span text:style-name="T596">alternativo</text:span><text:span text:style-name="T551"> que será exibido apenas quando scripts não estiverem disponíveis ou habilitados no navegador do usuário. </text:span></text:p>
      <text:p text:style-name="P74"><text:span text:style-name="T551">&lt;</text:span><text:span text:style-name="T566">data&gt; usada para encapsular dados que podem ser processados dinamicamente (Javascript). Exemplo:</text:span></text:p>
      <text:p text:style-name="P443"><text:span text:style-name="T1462">&lt;</text:span><text:span text:style-name="T1476">p</text:span><text:span text:style-name="T1462">&gt;</text:span><text:span text:style-name="T1725">A temperatura atual é </text:span><text:span text:style-name="T1462">&lt;</text:span><text:span text:style-name="T1476">data</text:span><text:span text:style-name="T1725"> </text:span><text:span text:style-name="T1494">value</text:span><text:span text:style-name="T1725">=</text:span><text:span text:style-name="T1517">"23"</text:span><text:span text:style-name="T1462">&gt;</text:span><text:span text:style-name="T1725">23°C</text:span><text:span text:style-name="T1462">&lt;/</text:span><text:span text:style-name="T1476">data</text:span><text:span text:style-name="T1462">&gt;</text:span><text:span text:style-name="T1725">.</text:span><text:span text:style-name="T1462">&lt;/</text:span><text:span text:style-name="T1476">p</text:span><text:span text:style-name="T1462">&gt;</text:span></text:p>
      <text:p text:style-name="P74"><text:span text:style-name="T1107">&lt;</text:span><text:span text:style-name="T1105">template&gt;</text:span><text:span text:style-name="T238"> armazena HTML que não deve ser renderizado imediatamente quando uma página é carregada, mas pode ser instanciado posteriormente durante o tempo de execução usando JavaScript.</text:span></text:p>
      <text:p text:style-name="P73"/>
      <text:p text:style-name="P134"><text:span text:style-name="T1403">&lt;br&gt;</text:span><text:span text:style-name="T1327"> b</text:span><text:span text:style-name="T1324">reak row: tag que quebra a </text:span><text:span text:style-name="T1328">linha</text:span></text:p>
      <text:p text:style-name="P134"><text:span text:style-name="T1403">&lt;hr&gt;</text:span><text:span text:style-name="T1328"> horizontal row: tag equivalente à </text:span><text:span text:style-name="T1376">&lt;br&gt;</text:span><text:span text:style-name="T1328"> porém adiciona uma linha horizontal</text:span></text:p>
      <text:p text:style-name="P134"/>
      <text:p text:style-name="P96"/>
      <text:p text:style-name="P323">CSS</text:p>
      <text:p text:style-name="P360"/>
      <text:p text:style-name="P32"><text:span text:style-name="T1318">A</text:span><text:span text:style-name="T1315">s </text:span><text:span text:style-name="T1338">CSS</text:span><text:span text:style-name="T1329"> – </text:span><text:span text:style-name="T1346">Cascading Style Sheets</text:span><text:span text:style-name="T1315"> (Folhas de Estilo em Cascata) - são usadas para </text:span><text:span text:style-name="T1330">aplicar estilos visuais aos</text:span><text:span text:style-name="T1315"> elementos HTML, </text:span><text:span text:style-name="T1314">e</text:span><text:span text:style-name="T1331">ssas</text:span><text:span text:style-name="T1315"> configurações são </text:span><text:span text:style-name="T1330">definidas</text:span><text:span text:style-name="T1315"> </text:span><text:span text:style-name="T1330">por meio de</text:span><text:span text:style-name="T1315"> seletores:</text:span></text:p>
      <text:p text:style-name="P32"/>
      <text:p text:style-name="P360"><draw:frame draw:style-name="fr5" draw:name="Figura5" text:anchor-type="as-char" svg:width="11.081cm" svg:height="6.964cm" draw:z-index="20"><draw:image xlink:href="Pictures/100000000000014B000000D0C9520A4DDA4E45A8.jpg" xlink:type="simple" xlink:show="embed" xlink:actuate="onLoad" draw:mime-type="image/jpeg"/></draw:frame></text:p>
      <text:p text:style-name="P364"/>
      <text:p text:style-name="P47"><text:span text:style-name="T1317">CSS tem </text:span><text:span text:style-name="T1347">seletores</text:span><text:span text:style-name="T1317">, e dentro de seletores têm </text:span><text:span text:style-name="T1348">propriedades</text:span><text:span text:style-name="T1317">, </text:span><text:span text:style-name="T1332">que são </text:span><text:span text:style-name="T1317">declaraç</text:span><text:span text:style-name="T1332">ões</text:span><text:span text:style-name="T1317"> composta</text:span><text:span text:style-name="T1332">s</text:span><text:span text:style-name="T1317"> por par</text:span><text:span text:style-name="T1330">es</text:span><text:span text:style-name="T1317"> de </text:span><text:span text:style-name="T1348">chave</text:span><text:span text:style-name="T1347"> </text:span><text:span text:style-name="T1383">:</text:span><text:span text:style-name="T1384"> </text:span><text:span text:style-name="T1347">valor</text:span><text:span text:style-name="T1317"> (</text:span><text:span text:style-name="T1315">separados por </text:span><text:span text:style-name="T1378">dois-pontos</text:span><text:span text:style-name="T1320">) </text:span><text:span text:style-name="T1330">e contidas por um bloco de chaves </text:span><text:span text:style-name="T1378">{}</text:span><text:span text:style-name="T1317">. Toda declaração CSS deve terminar com ponto e vírgula (;).</text:span></text:p>
      <text:p text:style-name="P47"/>
      <text:p text:style-name="P192"><text:span text:style-name="T1625">O seletor </text:span><text:span text:style-name="T1551">asterisco (*)</text:span><text:span text:style-name="T1625"> aplica as propriedades CSS para todos os elementos HTML</text:span></text:p>
      <text:p text:style-name="P372"/>
      <text:p text:style-name="P289"><text:span text:style-name="T1444">Após criar o documento CSS, conecte-o </text:span><text:span text:style-name="T1445">à</text:span><text:span text:style-name="T1444"> </text:span><text:span text:style-name="T1446">&lt;head&gt;</text:span><text:span text:style-name="T1444"> da página HTML através da tag </text:span><text:span text:style-name="T1643">&lt;link&gt;</text:span><text:span text:style-name="T1444">:<text:tab/></text:span><text:span text:style-name="T1463">&lt;</text:span><text:span text:style-name="T1478">link</text:span><text:span text:style-name="T1598"> </text:span><text:span text:style-name="T1501">rel</text:span><text:span text:style-name="T1598">=</text:span><text:span text:style-name="T1523">"stylesheet"</text:span><text:span text:style-name="T1598"> </text:span><text:span text:style-name="T1501">href</text:span><text:span text:style-name="T1598">=</text:span><text:span text:style-name="T1523">"style.css"</text:span><text:span text:style-name="T1463">&gt;</text:span></text:p>
      <text:p text:style-name="P202"><text:span text:style-name="T1652">C</text:span>uidado ao escrever os parâmetros porque <text:span text:style-name="T1379">ESPAÇO</text:span> <text:span text:style-name="T1406">indica mudança de parâmetro</text:span></text:p>
      <text:p text:style-name="P201"/>
      <text:p text:style-name="P209"><text:span text:style-name="T1276">A</text:span><text:span text:style-name="T1274">talho:</text:span><text:span text:style-name="T1631"> para criar uma pasta dedicada aos estilos CSS, </text:span><text:span text:style-name="T1700">implemente </text:span><text:span text:style-name="T1631">na </text:span><text:span text:style-name="T1667">&lt;head&gt;</text:span><text:span text:style-name="T1631"> um</text:span><text:span text:style-name="T1426"> link css</text:span><text:span text:style-name="T1631">, como exemplo: </text:span><text:span text:style-name="T1459">&lt;</text:span><text:span text:style-name="T1473">link</text:span><text:span text:style-name="T1589"> </text:span><text:span text:style-name="T1491">rel</text:span><text:span text:style-name="T1589">=</text:span><text:span text:style-name="T1514">"stylesheet"</text:span><text:span text:style-name="T1589"> </text:span><text:span text:style-name="T1491">href</text:span><text:span text:style-name="T1589">=</text:span><text:span text:style-name="T1514">"</text:span><text:span text:style-name="T1632">estilo/</text:span><text:span text:style-name="T1514">style.css"</text:span><text:span text:style-name="T1459">&gt;</text:span></text:p>
      <text:p text:style-name="P372"><text:span text:style-name="T995">C</text:span><text:span text:style-name="T996">om o cursor em cima desse link, </text:span><text:span text:style-name="T997">aperte </text:span><text:span text:style-name="T1000">CONTROL</text:span><text:span text:style-name="T997"> + </text:span><text:span text:style-name="T1001">ESPAÇO</text:span><text:span text:style-name="T997"> e o VSCode vai acusar que não conseguiu encontrar a pasta, perguntando se deseja criá-la.</text:span> </text:p>
      <text:p text:style-name="P373"/>
      <text:p text:style-name="P372">Surgiram frameworks CSS, como <text:span text:style-name="T1271">Bootstrap</text:span>, e pré-processadores, como <text:span text:style-name="T1271">Sass</text:span> e <text:span text:style-name="T1271">Less</text:span>, para facilitar o desenvolvimento e melhorar a manutenção do código CSS.</text:p>
      <text:p text:style-name="P334">Formas de aplicar CSS: Inline, Local ou Externo</text:p>
      <text:p text:style-name="P286"/>
      <text:list xml:id="list2614129580" text:style-name="L25">
        <text:list-item>
          <text:p text:style-name="P580"><text:span text:style-name="T239">O atributo</text:span><text:span text:style-name="T240"> </text:span><text:span text:style-name="T1246">Inline</text:span><text:span text:style-name="T240"> é </text:span><text:span text:style-name="T239">a maneira</text:span><text:span text:style-name="T240"> </text:span><text:span text:style-name="T241">mais simples</text:span><text:span text:style-name="T240">, devendo ser aplicad</text:span><text:span text:style-name="T239">o</text:span><text:span text:style-name="T240"> somente para </text:span><text:span text:style-name="T194">pequenas </text:span><text:span text:style-name="T195">configurações</text:span><text:span text:style-name="T194"> </text:span><text:span text:style-name="T196">pontuais</text:span><text:span text:style-name="T242">, </text:span><text:span text:style-name="T241">caso contrário,</text:span><text:span text:style-name="T243"> o </text:span><text:span text:style-name="T241">código</text:span><text:span text:style-name="T243"> fica</text:span><text:span text:style-name="T241">rá </text:span><text:span text:style-name="T243">poluído </text:span><text:span text:style-name="T244">e confuso</text:span><text:span text:style-name="T242">. Ess</text:span><text:span text:style-name="T245">a </text:span><text:span text:style-name="T241">forma de CSS é inserida como </text:span><text:span text:style-name="T197">parâmetro</text:span><text:span text:style-name="T198">s</text:span><text:span text:style-name="T241"> dentro das tags, na área do &lt;body&gt; e</text:span><text:span text:style-name="T242"> prevalece</text:span><text:span text:style-name="T241">m</text:span><text:span text:style-name="T242"> sobre </text:span><text:span text:style-name="T246">quaisquer outras </text:span><text:span text:style-name="T242">configurações gerais </text:span><text:span text:style-name="T241">de estilos </text:span><text:span text:style-name="T242">(</text:span><text:span text:style-name="T246">seja</text:span><text:span text:style-name="T241">m elas</text:span><text:span text:style-name="T246"> na &lt;head&gt; ou &lt;link&gt;</text:span><text:span text:style-name="T242">). </text:span><text:span text:style-name="T241">Para isso, adicione o parâmetro </text:span><text:span text:style-name="T822">style</text:span><text:span text:style-name="T253"> </text:span><text:span text:style-name="T254">e digite as declarações como no exemplo a seguir: </text:span><text:span text:style-name="T1455">&lt;</text:span><text:span text:style-name="T1469">h1</text:span><text:span text:style-name="T1583"> </text:span><text:span text:style-name="T1488">style</text:span><text:span text:style-name="T1583">=</text:span><text:span text:style-name="T1509">"color:mediumblue; font-size: </text:span><text:span text:style-name="T1510">2</text:span><text:span text:style-name="T1509">em</text:span><text:span text:style-name="T1455">&gt; </text:span><text:span text:style-name="T1583">Capítulo 1</text:span><text:span text:style-name="T1455">&lt;/</text:span><text:span text:style-name="T1469">h1</text:span><text:span text:style-name="T1455">&gt;<text:line-break/></text:span></text:p>
        </text:list-item>
        <text:list-item>
          <text:p text:style-name="P580"><text:span text:style-name="T245">P</text:span><text:span text:style-name="T247">ara as configurações </text:span><text:span text:style-name="T1247">L</text:span><text:span text:style-name="T1248">ocais</text:span><text:span text:style-name="T247"> de um documento, </text:span><text:span text:style-name="T245">p</text:span><text:span text:style-name="T247">odemos </text:span><text:span text:style-name="T242">aplicar o estilo </text:span><text:span text:style-name="T247">adiciona</text:span><text:span text:style-name="T242">ndo </text:span><text:span text:style-name="T247">uma </text:span><text:span text:style-name="T199">tag</text:span><text:span text:style-name="T247"> </text:span><text:span text:style-name="T821">&lt;style&gt;</text:span><text:span text:style-name="T247">,</text:span><text:span text:style-name="T248"> dentro da área </text:span><text:span text:style-name="T727">&lt;head&gt;</text:span><text:span text:style-name="T248">, e então estilizar cada conjunto de tags, como no exemplo </text:span><text:span text:style-name="T249">a seguir</text:span><text:span text:style-name="T248">:</text:span></text:p>
        </text:list-item>
      </text:list>
      <text:p text:style-name="P90"><text:span text:style-name="T1138">&lt;</text:span><text:span text:style-name="T970">style</text:span><text:span text:style-name="T1138">&gt;<text:tab/><text:tab/><text:tab/><text:tab/><text:tab/><text:tab/><text:tab/><text:tab/><text:tab/></text:span></text:p>
      <text:p text:style-name="P393"><text:span text:style-name="T1600"><text:tab/>body</text:span><text:span text:style-name="T1559"> {<text:tab/><text:tab/><text:tab/><text:tab/><text:tab/><text:tab/><text:tab/><text:tab/></text:span></text:p>
      <text:p text:style-name="P393"><text:span text:style-name="T1482"><text:tab/>background-color</text:span><text:span text:style-name="T1559">: </text:span><text:span text:style-name="T1506">lightsteelblue</text:span><text:span text:style-name="T1559">;<text:tab/><text:tab/><text:tab/></text:span></text:p>
      <text:p text:style-name="P393"><text:span text:style-name="T1482"><text:tab/>font-family</text:span><text:span text:style-name="T1559">: </text:span><text:span text:style-name="T1506">Arial</text:span><text:span text:style-name="T1559">, </text:span><text:span text:style-name="T1506">Helvetica</text:span><text:span text:style-name="T1559">, </text:span><text:span text:style-name="T1506">sans-serif</text:span><text:span text:style-name="T1559">;<text:tab/><text:tab/></text:span></text:p>
      <text:p text:style-name="P393"><text:span text:style-name="T1482"><text:tab/>font-size</text:span><text:span text:style-name="T1559">: </text:span><text:span text:style-name="T1607">20px</text:span><text:span text:style-name="T1559">;<text:tab/><text:tab/><text:tab/><text:tab/><text:tab/><text:tab/><text:tab/></text:span></text:p>
      <text:p text:style-name="P399"><text:tab/>}<text:tab/><text:tab/><text:tab/><text:tab/><text:tab/><text:tab/><text:tab/><text:tab/><text:tab/></text:p>
      <text:p text:style-name="P393"><text:span text:style-name="T1600"><text:tab/>h1</text:span><text:span text:style-name="T1559"> {<text:tab/><text:tab/><text:tab/><text:tab/><text:tab/><text:tab/><text:tab/><text:tab/><text:tab/></text:span></text:p>
      <text:p text:style-name="P393"><text:span text:style-name="T1482"><text:tab/>color</text:span><text:span text:style-name="T1559">: </text:span><text:span text:style-name="T1506">darkblue</text:span><text:span text:style-name="T1559">;<text:tab/><text:tab/><text:tab/><text:tab/><text:tab/><text:tab/><text:tab/></text:span></text:p>
      <text:p text:style-name="P393"><text:span text:style-name="T1482"><text:tab/>background-color</text:span><text:span text:style-name="T1559">: </text:span><text:span text:style-name="T1506">lightblue</text:span><text:span text:style-name="T1559">;<text:tab/><text:tab/><text:tab/><text:tab/></text:span></text:p>
      <text:p text:style-name="P399"><text:tab/>}<text:tab/><text:tab/><text:tab/><text:tab/><text:tab/><text:tab/><text:tab/><text:tab/><text:tab/></text:p>
      <text:p text:style-name="P393"><text:span text:style-name="T1600"><text:tab/>h2</text:span><text:span text:style-name="T1559"> {<text:tab/><text:tab/><text:tab/><text:tab/><text:tab/><text:tab/><text:tab/><text:tab/><text:tab/></text:span></text:p>
      <text:p text:style-name="P393"><text:span text:style-name="T1482"><text:tab/>color</text:span><text:span text:style-name="T1559">: </text:span><text:span text:style-name="T1506">darkred</text:span><text:span text:style-name="T1559">;<text:tab/><text:tab/><text:tab/><text:tab/><text:tab/><text:tab/><text:tab/></text:span></text:p>
      <text:p text:style-name="P399"><text:tab/>}<text:tab/><text:tab/><text:tab/><text:tab/><text:tab/><text:tab/><text:tab/><text:tab/><text:tab/></text:p>
      <text:p text:style-name="P393"><text:span text:style-name="T1600"><text:tab/>p</text:span><text:span text:style-name="T1559"> {<text:tab/><text:tab/><text:tab/><text:tab/><text:tab/><text:tab/><text:tab/><text:tab/><text:tab/></text:span></text:p>
      <text:p text:style-name="P393"><text:span text:style-name="T1482"><text:tab/>text-align</text:span><text:span text:style-name="T1559">: </text:span><text:span text:style-name="T1506">justify</text:span><text:span text:style-name="T1559">;<text:tab/><text:tab/><text:tab/><text:tab/><text:tab/><text:tab/></text:span></text:p>
      <text:p text:style-name="P399"><text:tab/>}<text:tab/><text:tab/><text:tab/><text:tab/><text:tab/><text:tab/><text:tab/><text:tab/><text:tab/></text:p>
      <text:p text:style-name="P50"><text:span text:style-name="T1139">&lt;/</text:span><text:span text:style-name="T971">style</text:span><text:span text:style-name="T1139">&gt;<text:tab/><text:tab/><text:tab/><text:tab/><text:tab/><text:tab/><text:tab/><text:tab/><text:tab/></text:span></text:p>
      <text:p text:style-name="P50"/>
      <text:list xml:id="list144427024856275" text:continue-numbering="true" text:style-name="L25">
        <text:list-item>
          <text:p text:style-name="P580"><text:span text:style-name="T250">M</text:span><text:span text:style-name="T247">anter as </text:span><text:span text:style-name="T250">CSS</text:span><text:span text:style-name="T247"> fora do código HTML, além de uma maior organização, faz com que tudo seja reaproveitado de maneira mais eficiente nas outras páginas do site. Para isso, utilizamos a tag </text:span><text:span text:style-name="T843">&lt;link </text:span><text:span text:style-name="T1195">rel=”” href=””</text:span><text:span text:style-name="T843">&gt;</text:span><text:span text:style-name="T243"> </text:span><text:span text:style-name="T247">especialmente configurada para trabalhar com arquivos </text:span><text:span text:style-name="T1248">externos</text:span><text:span text:style-name="T247"> de estilo. Essa tag deve ser colocada dentro da área </text:span><text:span text:style-name="T728">&lt;head&gt;</text:span><text:span text:style-name="T243"> </text:span><text:span text:style-name="T247">do documento HTML. Opte </text:span><text:span text:style-name="T251">por</text:span><text:span text:style-name="T247"> </text:span><text:span text:style-name="T251">essa</text:span><text:span text:style-name="T247"> técnica </text:span><text:span text:style-name="T251">(</text:span><text:span text:style-name="T247">CSS external style</text:span><text:span text:style-name="T251">)</text:span><text:span text:style-name="T247"> sempre que seu estilo for usado em várias páginas dentro do </text:span><text:span text:style-name="T233">mesmo </text:span><text:span text:style-name="T247">site </text:span><text:span text:style-name="T251">porque, ao usar </text:span><text:span text:style-name="T233">ess</text:span><text:span text:style-name="T251">a tag </text:span><text:span text:style-name="T729">&lt;link&gt;</text:span><text:span text:style-name="T251">,</text:span><text:span text:style-name="T247"> você pode compartilhar </text:span><text:span text:style-name="T251">um</text:span><text:span text:style-name="T247"> mesmo estilo entre </text:span><text:span text:style-name="T251">as páginas</text:span><text:span text:style-name="T247">, </text:span><text:span text:style-name="T233">reaproveitando código e </text:span><text:span text:style-name="T247">não </text:span><text:span text:style-name="T251">precisando</text:span><text:span text:style-name="T247"> </text:span><text:span text:style-name="T251">alterar</text:span><text:span text:style-name="T247"> vários arquivos quando o seu cliente solicitar uma pequena mudança no tom de uma determinada cor, por exemplo. </text:span><text:span text:style-name="T233">A</text:span><text:span text:style-name="T251">baixo, foi criado um arquivo com extensão </text:span><text:span text:style-name="T729">.css</text:span><text:span text:style-name="T251"> que </text:span><text:span text:style-name="T252">configura o estilo dos </text:span><text:span text:style-name="T200">seletores</text:span><text:span text:style-name="T251">.</text:span></text:p>
        </text:list-item>
      </text:list>
      <text:p text:style-name="P43"><text:soft-page-break/><text:span text:style-name="T1053">@charset </text:span><text:span text:style-name="T1015">"UTF8"</text:span><text:span text:style-name="T1055">;</text:span><text:span text:style-name="T1068">/*evita incompatibilidade com acentos nas palavras*/<text:tab/></text:span></text:p>
      <text:p text:style-name="P403"><text:span text:style-name="T1599">body</text:span> {<text:tab/><text:tab/><text:tab/><text:tab/><text:tab/><text:tab/><text:tab/><text:tab/><text:tab/><text:tab/><text:tab/><text:tab/></text:p>
      <text:p text:style-name="P397"><text:span text:style-name="T1482"><text:tab/>background-color</text:span><text:span text:style-name="T1559">: </text:span><text:span text:style-name="T1506">lightgoldenrodyellow</text:span><text:span text:style-name="T1559">;<text:tab/><text:tab/><text:tab/><text:tab/><text:tab/></text:span></text:p>
      <text:p text:style-name="P397"><text:span text:style-name="T1482"><text:tab/>font-family</text:span><text:span text:style-name="T1559">: </text:span><text:span text:style-name="T1506">Arial</text:span><text:span text:style-name="T1559">, </text:span><text:span text:style-name="T1506">Helvetica</text:span><text:span text:style-name="T1559">, </text:span><text:span text:style-name="T1506">sans-serif</text:span><text:span text:style-name="T1559">;<text:tab/><text:tab/><text:tab/><text:tab/><text:tab/></text:span></text:p>
      <text:p text:style-name="P397"><text:span text:style-name="T1482"><text:tab/>font-size</text:span><text:span text:style-name="T1559">: </text:span><text:span text:style-name="T1607">20px</text:span><text:span text:style-name="T1559">;<text:tab/><text:tab/><text:tab/><text:tab/><text:tab/><text:tab/><text:tab/><text:tab/><text:tab/><text:tab/></text:span></text:p>
      <text:p text:style-name="P403">}<text:tab/><text:tab/><text:tab/><text:tab/><text:tab/><text:tab/><text:tab/><text:tab/><text:tab/><text:tab/><text:tab/><text:tab/><text:tab/></text:p>
      <text:p text:style-name="P403"><text:span text:style-name="T1599">h1</text:span> {<text:tab/><text:tab/><text:tab/><text:tab/><text:tab/><text:tab/><text:tab/><text:tab/><text:tab/><text:tab/><text:tab/><text:tab/><text:tab/></text:p>
      <text:p text:style-name="P397"><text:span text:style-name="T1482"><text:tab/>color</text:span><text:span text:style-name="T1559">: </text:span><text:span text:style-name="T1506">maroon</text:span><text:span text:style-name="T1559">;<text:tab/><text:tab/><text:tab/><text:tab/><text:tab/><text:tab/><text:tab/><text:tab/><text:tab/><text:tab/></text:span></text:p>
      <text:p text:style-name="P397"><text:span text:style-name="T1482"><text:tab/>background-color</text:span><text:span text:style-name="T1559">: </text:span><text:span text:style-name="T1506">goldenrod</text:span><text:span text:style-name="T1559">;<text:tab/><text:tab/><text:tab/><text:tab/><text:tab/><text:tab/><text:tab/></text:span></text:p>
      <text:p text:style-name="P403">}<text:tab/><text:tab/><text:tab/><text:tab/><text:tab/><text:tab/><text:tab/><text:tab/><text:tab/><text:tab/><text:tab/><text:tab/><text:tab/></text:p>
      <text:p text:style-name="P403"><text:span text:style-name="T1599">h2</text:span> {<text:tab/><text:tab/><text:tab/><text:tab/><text:tab/><text:tab/><text:tab/><text:tab/><text:tab/><text:tab/><text:tab/><text:tab/><text:tab/></text:p>
      <text:p text:style-name="P397"><text:span text:style-name="T1482"><text:tab/>color</text:span><text:span text:style-name="T1559">: </text:span><text:span text:style-name="T1506">darkred</text:span><text:span text:style-name="T1559">;<text:tab/><text:tab/><text:tab/><text:tab/><text:tab/><text:tab/><text:tab/><text:tab/><text:tab/><text:tab/></text:span></text:p>
      <text:p text:style-name="P403">}<text:tab/><text:tab/><text:tab/><text:tab/><text:tab/><text:tab/><text:tab/><text:tab/><text:tab/><text:tab/><text:tab/><text:tab/><text:tab/></text:p>
      <text:p text:style-name="P403"><text:span text:style-name="T1599">p</text:span> {<text:tab/><text:tab/><text:tab/><text:tab/><text:tab/><text:tab/><text:tab/><text:tab/><text:tab/><text:tab/><text:tab/><text:tab/><text:tab/></text:p>
      <text:p text:style-name="P397"><text:span text:style-name="T1482"><text:tab/>text-align</text:span><text:span text:style-name="T1559">: </text:span><text:span text:style-name="T1506">justify</text:span><text:span text:style-name="T1559">;<text:tab/><text:tab/><text:tab/><text:tab/><text:tab/><text:tab/><text:tab/><text:tab/><text:tab/></text:span></text:p>
      <text:p text:style-name="P403">}<text:tab/><text:tab/><text:tab/><text:tab/><text:tab/><text:tab/><text:tab/><text:tab/><text:tab/><text:tab/><text:tab/><text:tab/><text:tab/></text:p>
      <text:p text:style-name="P352"/>
      <text:h text:style-name="P517" text:outline-level="1" text:is-list-header="true">Ordem da cascata</text:h>
      <text:p text:style-name="P210"/>
      <text:p text:style-name="P210">A <text:span text:style-name="T1271">ordem de leitura</text:span> dos estilos, quando em simultâneo num HTML, é a seguinte:</text:p>
      <text:list text:style-name="L26">
        <text:list-item>
          <text:p text:style-name="P650">CSS existente no browser (default)</text:p>
        </text:list-item>
        <text:list-item>
          <text:p text:style-name="P650">CSS externa</text:p>
        </text:list-item>
        <text:list-item>
          <text:p text:style-name="P650">CSS local</text:p>
        </text:list-item>
        <text:list-item>
          <text:p text:style-name="P650">CSS inline</text:p>
        </text:list-item>
      </text:list>
      <text:p text:style-name="P210"><text:span text:style-name="T1701">E</text:span>m caso de regras iguais com valores diferentes <text:span text:style-name="T1701">aplicados a um seletor</text:span>, <text:span text:style-name="T1701">os estilos</text:span> funcionam em <text:span text:style-name="T1406">cascata</text:span> <text:span text:style-name="T1701">e a</text:span> <text:span text:style-name="T1271">ordem de prioridade</text:span> é a seguinte:</text:p>
      <text:list text:style-name="L27">
        <text:list-item>
          <text:p text:style-name="P651">CSS Inline</text:p>
        </text:list-item>
        <text:list-item>
          <text:p text:style-name="P651">CSS local</text:p>
        </text:list-item>
        <text:list-item>
          <text:p text:style-name="P651">CSS externa</text:p>
        </text:list-item>
        <text:list-item>
          <text:p text:style-name="P653">CSS existente no browser (default)</text:p>
        </text:list-item>
      </text:list>
      <text:p text:style-name="P211"/>
      <text:p text:style-name="P335">Diferença entre id e class</text:p>
      <text:p text:style-name="P83"><text:span text:style-name="T550"><text:line-break/></text:span><text:span text:style-name="T485">No CSS, uma hash(#) identifica a "id", já o ponto(.) identifica uma classe.</text:span></text:p>
      <text:p text:style-name="P83"/>
      <text:p text:style-name="P83"><text:span text:style-name="T567">T</text:span><text:span text:style-name="T485">anto para HTML quanto para CSS um </text:span><text:span text:style-name="T1112">id</text:span><text:span text:style-name="T485"> só </text:span><text:span text:style-name="T537">deve</text:span><text:span text:style-name="T485"> ser aplicado para um </text:span><text:span text:style-name="T538">único </text:span><text:span text:style-name="T485">objeto e não para vários. Para </text:span><text:span text:style-name="T539">formatar</text:span><text:span text:style-name="T485"> vários objetos </text:span><text:span text:style-name="T539">utilize as</text:span><text:span text:style-name="T485"> </text:span><text:span text:style-name="T1112">class</text:span></text:p>
      <text:p text:style-name="P170"/>
      <text:p text:style-name="P82"/>
      <text:p text:style-name="P336">Box Model</text:p>
      <text:p text:style-name="P78"/>
      <text:p text:style-name="P423"><text:span text:style-name="T381">O</text:span><text:span text:style-name="T378">s elementos </text:span><text:span text:style-name="T379">HTML</text:span><text:span text:style-name="T378"> são como contêiner</text:span><text:span text:style-name="T413">s</text:span><text:span text:style-name="T378">: caixas que armazenam conteúdo; </text:span><text:span text:style-name="T381">eles são</text:span><text:span text:style-name="T378"> basea</text:span><text:span text:style-name="T381">dos</text:span><text:span text:style-name="T378"> no conceito </text:span><text:span text:style-name="T466">B</text:span><text:span text:style-name="T465">ox </text:span><text:span text:style-name="T466">M</text:span><text:span text:style-name="T465">odel</text:span><text:span text:style-name="T378">, que é uma representação visual de como os elementos HTML são renderizados na página, considerando as propriedades de conteúdo</text:span><text:span text:style-name="T380">(</text:span><text:span text:style-name="T1086">content</text:span><text:span text:style-name="T380">),</text:span><text:span text:style-name="T378"> preenchimento</text:span><text:span text:style-name="T380">(</text:span><text:span text:style-name="T1086">padding</text:span><text:span text:style-name="T380">),</text:span><text:span text:style-name="T378"> borda</text:span><text:span text:style-name="T380">(</text:span><text:span text:style-name="T1086">border</text:span><text:span text:style-name="T380">)</text:span><text:span text:style-name="T378"> </text:span><text:span text:style-name="T380">e </text:span><text:span text:style-name="T378">margem</text:span><text:span text:style-name="T380">(</text:span><text:span text:style-name="T1086">margin</text:span><text:span text:style-name="T380">)</text:span><text:span text:style-name="T378">. Juntas, essas áreas definem como os elementos se </text:span><text:span text:style-name="Strong_20_Emphasis"><text:span text:style-name="T378">relacionam entre si </text:span></text:span><text:span text:style-name="T378">e como eles </text:span><text:span text:style-name="Strong_20_Emphasis"><text:span text:style-name="T378">ocupam espaço </text:span></text:span><text:span text:style-name="T378">na página. </text:span></text:p>
      <text:p text:style-name="P200"/>
      <text:p text:style-name="P200"><text:span text:style-name="T1703">P</text:span>odemos classificar um elemento em <text:span text:style-name="T1703">2</text:span> <text:span text:style-name="T1703">comportamentos</text:span>:</text:p>
      <text:list text:style-name="L28">
        <text:list-item>
          <text:p text:style-name="P610">Caixa do tipo <text:span text:style-name="T1536">inline-level:</text:span> <text:span text:style-name="T1703">O</text:span> elemento <text:span text:style-name="T1739">começa</text:span> no ponto exato onde foram definidos <text:span text:style-name="T1739">e ocupam somente a </text:span><text:span text:style-name="T1419">largura</text:span><text:span text:style-name="T1406"> seu conteúdo</text:span>. <text:span text:style-name="T1703">Exemplos:</text:span></text:p>
        </text:list-item>
      </text:list>
      <text:p text:style-name="P350">&lt;a&gt; &lt;abbr&gt; &lt;br&gt; &lt;button&gt; &lt;cite&gt; &lt;code&gt; &lt;dfn&gt; &lt;em&gt; &lt;img&gt; &lt;input&gt; &lt;kbd&gt; &lt;label&gt; &lt;map&gt; &lt;object&gt; &lt;output&gt; &lt;q&gt; &lt;samp&gt; &lt;script&gt; &lt;select&gt; &lt;small&gt; &lt;span&gt; &lt;strong&gt; &lt;sub&gt; &lt;textarea&gt; &lt;var&gt;</text:p>
      <text:list text:style-name="L29">
        <text:list-item>
          <text:p text:style-name="P581"><text:span text:style-name="T550">Caixa do tipo </text:span><text:span text:style-name="T878">block-level</text:span><text:span text:style-name="T550">: </text:span><text:span text:style-name="T555">O</text:span><text:span text:style-name="T550"> elemento sempre vai se iniciar em uma nova linha e ocupar </text:span><text:span text:style-name="T561">toda a largura do seu elemento pai (o container)</text:span><text:span text:style-name="T555">. Exemplos:</text:span></text:p>
        </text:list-item>
      </text:list>
      <text:p text:style-name="P351">&lt;address&gt; &lt;article&gt; &lt;aside&gt; &lt;blockquote&gt; &lt;canvas&gt; &lt;dd&gt; &lt;div&gt; &lt;dl&gt; &lt;dt&gt;</text:p>
      <text:p text:style-name="P474">&lt;fieldset&gt; &lt;figcaption&gt; &lt;figure&gt; &lt;footer&gt; &lt;form&gt; &lt;h1-6&gt; &lt;header&gt; &lt;hr&gt; &lt;li&gt; &lt;main&gt; &lt;nav&gt; &lt;ol&gt; &lt;p&gt; &lt;pre&gt; &lt;section&gt; &lt;table&gt; &lt;tfoot&gt; &lt;ul&gt; </text:p>
      <text:p text:style-name="P473"/>
      <text:p text:style-name="P218">Por padrão, toda caixa é composta apenas pelo <text:span text:style-name="T1635">content</text:span><text:span text:style-name="T1702"> (</text:span>conteúdo<text:span text:style-name="T1702">)</text:span> e não possui <text:span text:style-name="T1635">padding</text:span>, nem <text:span text:style-name="T1635">border</text:span>, nem <text:span text:style-name="T1635">outline</text:span> e nem <text:span text:style-name="T1635">margin</text:span>. </text:p>
      <text:p text:style-name="P218">Todo conteúdo possui uma <text:span text:style-name="T1635">width</text:span> (largura) e uma <text:span text:style-name="T1635">height</text:span> (altura) e a esse conjunto de propriedades, damos o nome de <text:span text:style-name="T1635">box-sizing</text:span></text:p>
      <text:p text:style-name="P218"/>
      <text:p text:style-name="P78"><text:span text:style-name="T1112">padding</text:span><text:span text:style-name="T630">(preenchimento)</text:span><text:span text:style-name="T550">: é o parâmetro </text:span><text:span text:style-name="T553">que define o espaço </text:span><text:span text:style-name="T593">interno</text:span><text:span text:style-name="T550"> </text:span><text:span text:style-name="T553">do objeto</text:span><text:span text:style-name="T550"><text:line-break/></text:span><text:span text:style-name="T1112">margin</text:span><text:span text:style-name="T550">: é o parâmetro </text:span><text:span text:style-name="T553">que define o espaço </text:span><text:span text:style-name="T593">externo</text:span><text:span text:style-name="T550"> do objeto<text:line-break/>Entre a margem e a borda, podemos determinar o </text:span><text:span text:style-name="T1112">outline</text:span><text:span text:style-name="T550"> (contorn</text:span><text:span text:style-name="T554">o</text:span><text:span text:style-name="T550">) <text:line-break/></text:span></text:p>
      <text:p text:style-name="P375"><text:span text:style-name="T988">A </text:span><text:span text:style-name="T998">shorthand</text:span><text:span text:style-name="T988"> </text:span><text:span text:style-name="T1118">border</text:span><text:span text:style-name="T988"> simplifica a declaração de </text:span><text:span text:style-name="T1118">border-width</text:span><text:span text:style-name="T988">, </text:span><text:span text:style-name="T1118">border-style</text:span><text:span text:style-name="T988"> e </text:span><text:span text:style-name="T1118">border-color</text:span><text:span text:style-name="T1120"> </text:span><text:span text:style-name="T989">(consecutivamente). </text:span><text:span text:style-name="T988">Exemplo:<text:tab/></text:span><text:span text:style-name="T1489">border</text:span><text:span text:style-name="T1585">: </text:span><text:span text:style-name="T1608">10px</text:span><text:span text:style-name="T1585"> </text:span><text:span text:style-name="T1511">solid</text:span><text:span text:style-name="T1585"> </text:span><text:span text:style-name="T1511">red</text:span><text:span text:style-name="T1585">;</text:span></text:p>
      <text:p text:style-name="P187"/>
      <text:p text:style-name="P187">Todo elemento de caixa possui quatro valores para <text:span text:style-name="T1664">padding</text:span> e <text:span text:style-name="T1664">margin</text:span>, sempre nessa mesma ordem: -<text:span text:style-name="T1641">top</text:span>, <text:s/>-<text:span text:style-name="T1641">right</text:span>, -<text:span text:style-name="T1641">bottom</text:span>, <text:s/>-<text:span text:style-name="T1641">left</text:span><text:line-break/></text:p>
      <text:p text:style-name="P427"><text:span text:style-name="Source_20_Text"><text:span text:style-name="T404">A notação </text:span></text:span><text:span text:style-name="T907">margin:</text:span><text:span text:style-name="Source_20_Text"><text:span text:style-name="T912">auto</text:span></text:span><text:span text:style-name="T306"> permite que o </text:span><text:span text:style-name="T278">navegador calcule automaticamente as margens da esquerda e da direita para que o bloco seja colocado no </text:span><text:span text:style-name="T306">centro </text:span><text:span text:style-name="T274">(somente horizontal)</text:span><text:span text:style-name="T278">, independente do tamanho da janela.</text:span></text:p>
      <text:p text:style-name="P199"/>
      <text:p text:style-name="P337">Posicionamentos</text:p>
      <text:p text:style-name="P108"><text:span text:style-name="T549"><text:line-break/></text:span><text:span text:style-name="T562">A</text:span><text:span text:style-name="T564">s principais</text:span><text:span text:style-name="T559"> propriedade</text:span><text:span text:style-name="T564">s para controlar o posicionamento dos elementos são:</text:span></text:p>
      <text:list xml:id="list1344756691" text:style-name="L30">
        <text:list-item>
          <text:p text:style-name="P582"><text:span text:style-name="T1103">position</text:span><text:span text:style-name="T559">:</text:span><text:span text:style-name="T564"> controla o método de posicionamento de um elemento em relação ao seu contêiner.</text:span></text:p>
        </text:list-item>
      </text:list>
      <text:list text:style-name="L31">
        <text:list-item>
          <text:list>
            <text:list-item>
              <text:p text:style-name="P622"><text:span text:style-name="Source_20_Text"><text:span text:style-name="T1202">static</text:span></text:span><text:span text:style-name="T443">: (</text:span><text:span text:style-name="T451">default</text:span><text:span text:style-name="T320">), </text:span><text:span text:style-name="T326">a </text:span><text:span text:style-name="T354">posição é fixada</text:span><text:span text:style-name="T320"> de acordo com o fluxo normal do documento, ou seja, </text:span><text:span text:style-name="T321">na ordem em que aparecem no código </text:span><text:span text:style-name="T322">HTML. É o único que </text:span><text:span text:style-name="T353">não permite</text:span><text:span text:style-name="T355"> </text:span><text:span text:style-name="Source_20_Text"><text:span text:style-name="T355">deslocamento</text:span></text:span><text:span text:style-name="Source_20_Text"><text:span text:style-name="T321"> do elemento.</text:span></text:span></text:p>
            </text:list-item>
          </text:list>
        </text:list-item>
      </text:list>
      <text:list text:style-name="L32">
        <text:list-item>
          <text:list>
            <text:list-item>
              <text:p text:style-name="P623"><text:span text:style-name="Source_20_Text"><text:span text:style-name="T1202">relative</text:span></text:span><text:span text:style-name="T261">:</text:span><text:span text:style-name="T320"> </text:span><text:span text:style-name="T326">a </text:span><text:span text:style-name="T354">posição original é a referência</text:span><text:span text:style-name="T326"> para o deslocamento do elemento, permitindo o uso das propriedades</text:span><text:span text:style-name="T444"> </text:span><text:span text:style-name="T445">auxiliares como</text:span><text:span text:style-name="T320"> </text:span><text:span text:style-name="Source_20_Text"><text:span text:style-name="T709">top</text:span></text:span><text:span text:style-name="T320">, </text:span><text:span text:style-name="Source_20_Text"><text:span text:style-name="T709">right</text:span></text:span><text:span text:style-name="T320">, </text:span><text:span text:style-name="Source_20_Text"><text:span text:style-name="T709">b</text:span></text:span><text:span text:style-name="Source_20_Text"><text:span text:style-name="T710">o</text:span></text:span><text:span text:style-name="Source_20_Text"><text:span text:style-name="T709">ttom</text:span></text:span><text:span text:style-name="T320"> e </text:span><text:span text:style-name="Source_20_Text"><text:span text:style-name="T709">left</text:span></text:span></text:p>
            </text:list-item>
            <text:list-item>
              <text:p text:style-name="P624"><text:span text:style-name="Source_20_Text"><text:span text:style-name="T1202">absolut</text:span></text:span><text:span text:style-name="T307">:</text:span><text:span text:style-name="T320"> </text:span><text:span text:style-name="T326">o canto superior esquerdo do</text:span><text:span text:style-name="T320"> </text:span><text:span text:style-name="T357">elemento pai mais próximo</text:span><text:span text:style-name="T320"> </text:span><text:span text:style-name="T326">(e </text:span><text:span text:style-name="T320">que não </text:span><text:span text:style-name="T326">esteja</text:span><text:span text:style-name="T320"> </text:span><text:span text:style-name="T709">static</text:span><text:span text:style-name="T326">) é a referência para o deslocamento do elemento. </text:span><text:span text:style-name="T320">Se não houver tal </text:span><text:span text:style-name="T326">conteiner</text:span><text:span text:style-name="T320">, ele será posicionado em relação ao </text:span><text:span text:style-name="T326">elemento root</text:span><text:span text:style-name="T320"> </text:span><text:span text:style-name="T709">&lt;html&gt;</text:span><text:span text:style-name="T320">.</text:span></text:p>
            </text:list-item>
            <text:list-item>
              <text:p text:style-name="P624"><text:span text:style-name="Source_20_Text"><text:span text:style-name="T1202">fixed</text:span></text:span><text:span text:style-name="Source_20_Text"><text:span text:style-name="T414">:</text:span></text:span><text:span text:style-name="Source_20_Text"><text:span text:style-name="T320"> posiciona em relação à viewport (janela do navegador). Isso significa que </text:span></text:span><text:span text:style-name="Source_20_Text"><text:span text:style-name="T328">o elemento</text:span></text:span><text:span text:style-name="Source_20_Text"><text:span text:style-name="T320"> sempre permanecerá no mesmo lugar, </text:span></text:span><text:span text:style-name="Source_20_Text"><text:span text:style-name="T326">independente do scroll da</text:span></text:span><text:span text:style-name="Source_20_Text"><text:span text:style-name="T320"> página;</text:span></text:span></text:p>
            </text:list-item>
            <text:list-item>
              <text:p text:style-name="P625"><text:span text:style-name="Source_20_Text"><text:span text:style-name="T1202">sticky</text:span></text:span><text:span text:style-name="T320">: é um tipo híbrido entre </text:span><text:span text:style-name="Source_20_Text"><text:span text:style-name="T709">relative</text:span></text:span><text:span text:style-name="T320"> e </text:span><text:span text:style-name="Source_20_Text"><text:span text:style-name="T709">fixed</text:span></text:span><text:span text:style-name="T320">. Ele é tratado como </text:span><text:span text:style-name="Source_20_Text"><text:span text:style-name="T709">relative</text:span></text:span><text:span text:style-name="T320"> até que ele atinja um determinado ponto durante o rolar da página, momento em que se comporta co</text:span><text:span text:style-name="Source_20_Text"><text:span text:style-name="T323">mo </text:span></text:span><text:span text:style-name="Source_20_Text"><text:span text:style-name="T711">fixed</text:span></text:span><text:span text:style-name="Source_20_Text"><text:span text:style-name="T323">. A propriedade seguinte (</text:span></text:span><text:span text:style-name="Source_20_Text"><text:span text:style-name="T709">top</text:span></text:span><text:span text:style-name="Source_20_Text"><text:span text:style-name="T323"> ou </text:span></text:span><text:span text:style-name="Source_20_Text"><text:span text:style-name="T709">right</text:span></text:span><text:span text:style-name="Source_20_Text"><text:span text:style-name="T323"> ou </text:span></text:span><text:span text:style-name="Source_20_Text"><text:span text:style-name="T709">b</text:span></text:span><text:span text:style-name="Source_20_Text"><text:span text:style-name="T710">o</text:span></text:span><text:span text:style-name="Source_20_Text"><text:span text:style-name="T709">ttom</text:span></text:span><text:span text:style-name="Source_20_Text"><text:span text:style-name="T320"> </text:span></text:span><text:span text:style-name="Source_20_Text"><text:span text:style-name="T323">ou</text:span></text:span><text:span text:style-name="Source_20_Text"><text:span text:style-name="T320"> </text:span></text:span><text:span text:style-name="Source_20_Text"><text:span text:style-name="T709">left</text:span></text:span><text:span text:style-name="Source_20_Text"><text:span text:style-name="T323">) define a posição na qual o elemento mudará seu comportamento. É frequentemente utilizado para criar </text:span></text:span><text:span text:style-name="Source_20_Text"><text:span text:style-name="T356">menus</text:span></text:span><text:span text:style-name="Source_20_Text"><text:span text:style-name="T327">, </text:span></text:span><text:span text:style-name="Source_20_Text"><text:span text:style-name="T323">cabeçal</text:span></text:span><text:span text:style-name="T323">hos de páginas ou barras laterais que permanecem visíveis enquanto o usuário rola o conteúdo.</text:span></text:p>
            </text:list-item>
          </text:list>
        </text:list-item>
      </text:list>
      <text:list xml:id="list144428511852084" text:continue-list="list1344756691" text:style-name="L30">
        <text:list-item>
          <text:p text:style-name="P626"><text:span text:style-name="T1099">top, right, bottom, left</text:span><text:span text:style-name="T275">: </text:span><text:span text:style-name="T298">são 4 propriedades </text:span><text:span text:style-name="T340">auxiliares</text:span><text:span text:style-name="T298"> </text:span><text:span text:style-name="T299">de movimentação usadas </text:span><text:span text:style-name="T298">após alterar a </text:span><text:span text:style-name="T299">propriedade</text:span><text:span text:style-name="T298"> </text:span><text:span text:style-name="T707">position</text:span><text:span text:style-name="T298"> e </text:span><text:span text:style-name="T276">c</text:span><text:span text:style-name="T275">ontrolam o deslocamento do elemento em relação ao seu posicionamento normal.</text:span></text:p>
        </text:list-item>
        <text:list-item>
          <text:p text:style-name="P627"><text:span text:style-name="T1099">z-index</text:span><text:span text:style-name="T277">:</text:span><text:span text:style-name="Source_20_Text"><text:span text:style-name="T275"> </text:span></text:span><text:span text:style-name="Source_20_Text"><text:span text:style-name="T277">d</text:span></text:span><text:span text:style-name="Source_20_Text"><text:span text:style-name="T275">efine a ordem de empilhamento de elementos posicionados. Elementos com um z-index maior ficam sobre elementos com um z-index menor.</text:span></text:span></text:p>
        </text:list-item>
        <text:list-item>
          <text:p text:style-name="P583"><text:span text:style-name="T1103">float</text:span><text:span text:style-name="T540">: controla o posicionamento horizontal de um elemento, retirando-o do fluxo normal e permitindo que os elementos seguintes fluam ao redor dele.</text:span></text:p>
        </text:list-item>
        <text:list-item>
          <text:p text:style-name="P583"><text:span text:style-name="T1103">clear</text:span><text:span text:style-name="T540">: define em qual lado os elementos flutuantes não são permitidos. É frequentemente utilizado após elementos flutuantes para garantir que o próximo elemento não flutue ao seu lado.</text:span></text:p>
        </text:list-item>
        <text:list-item>
          <text:p text:style-name="P662"><text:span text:style-name="Strong_20_Emphasis"><text:span text:style-name="Source_20_Text"><text:span text:style-name="T1099">display</text:span></text:span></text:span><text:span text:style-name="Strong_20_Emphasis"><text:span text:style-name="T277">: c</text:span></text:span><text:span text:style-name="T277">ontrola </text:span><text:span text:style-name="T285">como o elemento interage com outros ao seu redor</text:span><text:span text:style-name="T277">.</text:span></text:p>
        </text:list-item>
      </text:list>
      <text:list xml:id="list3429609196" text:style-name="L33">
        <text:list-item>
          <text:list>
            <text:list-item>
              <text:p text:style-name="P664"><text:span text:style-name="Source_20_Text"><text:span text:style-name="T1202">Inline</text:span></text:span><text:span text:style-name="T287">: </text:span><text:span text:style-name="T286">ocupa somente o espaço necessário do conteúdo. Não permite definir largura e altura. Não começa em uma nova linha.</text:span></text:p>
            </text:list-item>
            <text:list-item>
              <text:p text:style-name="P664"><text:span text:style-name="Source_20_Text"><text:span text:style-name="T1202">block</text:span></text:span><text:span text:style-name="T287">: </text:span><text:span text:style-name="T286">ocupa toda a largura disponível, formando uma nova linha</text:span></text:p>
            </text:list-item>
            <text:list-item>
              <text:p text:style-name="P664"><text:span text:style-name="Source_20_Text"><text:span text:style-name="T1202">inline-block</text:span></text:span><text:span text:style-name="T287">: </text:span><text:span text:style-name="T286">permite que outros elementos fiquem ao seu lado (inline) porém também permite definir sua largura e altura (block)</text:span></text:p>
            </text:list-item>
            <text:list-item>
              <text:p text:style-name="P664"><text:span text:style-name="Source_20_Text"><text:span text:style-name="T1202">none</text:span></text:span><text:span text:style-name="T286">: remove completamente o elemento da página, não ocupando espaço, como se não existisse. Por outro lado, ao utilizar </text:span><text:span text:style-name="Source_20_Text"><text:span text:style-name="T1099">visibility:</text:span></text:span><text:span text:style-name="Source_20_Text"><text:span text:style-name="T1202"> hidden</text:span></text:span><text:span text:style-name="T286">, o elemento continua ocupando espaço, mantendo seu posicionamento relativo aos outros elementos na página, mesmo que não seja visível.</text:span></text:p>
            </text:list-item>
            <text:list-item>
              <text:p text:style-name="P665"><text:span text:style-name="Source_20_Text"><text:span text:style-name="T1202">contents</text:span></text:span><text:span text:style-name="Strong_20_Emphasis"><text:span text:style-name="T290">: causa uma “passagem” dos </text:span></text:span><text:span text:style-name="Strong_20_Emphasis"><text:span text:style-name="T346">filhos diretos</text:span></text:span><text:span text:style-name="Strong_20_Emphasis"><text:span text:style-name="T290"> para fora do contêiner, como se eles fossem filhos diretos do avô (elemento pai do contêiner). Essa propriedade é útil </text:span></text:span><text:span text:style-name="Strong_20_Emphasis"><text:span text:style-name="T310">para</text:span></text:span><text:span text:style-name="Strong_20_Emphasis"><text:span text:style-name="T290"> controlar o layout dos </text:span></text:span><text:span text:style-name="Strong_20_Emphasis"><text:span text:style-name="T346">filhos diretos</text:span></text:span><text:span text:style-name="Strong_20_Emphasis"><text:span text:style-name="T290"> sem afetar o layout do próprio contêiner.</text:span></text:span></text:p>
            </text:list-item>
            <text:list-item>
              <text:p text:style-name="P666"><text:span text:style-name="Source_20_Text"><text:span text:style-name="T1202">list-item</text:span></text:span><text:span text:style-name="T309">: </text:span><text:span text:style-name="T290">estiliza </text:span><text:span text:style-name="T310">um elemento como se ele fosse um </text:span><text:span text:style-name="T718">&lt;li&gt;</text:span><text:span text:style-name="T290">, </text:span><text:span text:style-name="T310">incluindo a adição de um marcador. Geralmente acompanhado da propriedade </text:span><text:span text:style-name="T1099">list-style-type</text:span><text:span text:style-name="T310">.</text:span></text:p>
            </text:list-item>
            <text:list-item>
              <text:p text:style-name="P666"><text:span text:style-name="Source_20_Text"><text:span text:style-name="T1202">flex</text:span></text:span><text:span text:style-name="T287">:</text:span><text:span text:style-name="T286"> </text:span><text:span text:style-name="T317">torna</text:span><text:span text:style-name="T288"> o contêiner (elemento pai) </text:span><text:span text:style-name="T317">em</text:span><text:span text:style-name="Strong_20_Emphasis"><text:span text:style-name="T317"> uma caixa </text:span></text:span><text:span text:style-name="Strong_20_Emphasis"><text:span text:style-name="T347">block-level</text:span></text:span><text:span text:style-name="Strong_20_Emphasis"><text:span text:style-name="T317"> flexível</text:span></text:span><text:span text:style-name="Strong_20_Emphasis"><text:span text:style-name="T286">, </text:span></text:span><text:span text:style-name="Strong_20_Emphasis"><text:span text:style-name="T288">transformando seus filhos </text:span></text:span><text:span text:style-name="Strong_20_Emphasis"><text:span text:style-name="T334">diretos</text:span></text:span><text:span text:style-name="Strong_20_Emphasis"><text:span text:style-name="T288"> em itens flexíveis. </text:span></text:span><text:span text:style-name="Strong_20_Emphasis"><text:span text:style-name="T291">Aumenta</text:span></text:span><text:span text:style-name="Strong_20_Emphasis"><text:span text:style-name="T288"> a </text:span></text:span><text:span text:style-name="Strong_20_Emphasis"><text:span text:style-name="T334">responsividade</text:span></text:span><text:span text:style-name="Strong_20_Emphasis"><text:span text:style-name="T288"> pois</text:span></text:span><text:span text:style-name="T286"> alinha e distribui espaço</text:span><text:span text:style-name="T308">s</text:span><text:span text:style-name="T286"> entre itens </text:span><text:span text:style-name="T288">com</text:span><text:span text:style-name="T286"> tamanhos desconhecidos.</text:span></text:p>
            </text:list-item>
            <text:list-item>
              <text:p text:style-name="P669"><text:span text:style-name="Source_20_Text"><text:span text:style-name="T1205">i</text:span></text:span><text:span text:style-name="Source_20_Text"><text:span text:style-name="T1202">nline-flex</text:span></text:span><text:span text:style-name="T317">: torna</text:span><text:span text:style-name="T288"> o contêiner </text:span><text:span text:style-name="Strong_20_Emphasis"><text:span text:style-name="T317">em uma caixa </text:span></text:span><text:span text:style-name="Strong_20_Emphasis"><text:span text:style-name="T347">inline-level</text:span></text:span><text:span text:style-name="Strong_20_Emphasis"><text:span text:style-name="T317"> flexível</text:span></text:span></text:p>
            </text:list-item>
            <text:list-item>
              <text:p text:style-name="P666"><text:span text:style-name="Source_20_Text"><text:span text:style-name="T1202">grid</text:span></text:span><text:span text:style-name="T287">:</text:span><text:span text:style-name="T286"> cria layouts bidimensionais, </text:span><text:span text:style-name="T289">organizando</text:span><text:span text:style-name="T286"> os elementos em </text:span><text:span text:style-name="T289">uma grade de </text:span><text:span text:style-name="T286">linhas e colunas. </text:span><text:span text:style-name="T290">O elemento pai é chamado de conteiner de grade e seus elementos filhos são chamados de itens de grade que ocupam células.</text:span></text:p>
            </text:list-item>
          </text:list>
        </text:list-item>
      </text:list>
      <text:p text:style-name="P511"/>
      <text:h text:style-name="P527" text:outline-level="1"><text:span text:style-name="Strong_20_Emphasis"><text:span text:style-name="T4"/></text:span></text:h>
      <text:h text:style-name="P528" text:outline-level="1"><text:span text:style-name="Strong_20_Emphasis"><text:span text:style-name="T4">Propriedades relacionadas ao </text:span></text:span><text:a xlink:type="simple" xlink:href="https://css-tricks.com/snippets/css/a-guide-to-flexbox/#aa-flexbox-properties" text:style-name="Internet_20_link" text:visited-style-name="Visited_20_Internet_20_Link"><text:span text:style-name="Strong_20_Emphasis"><text:span text:style-name="T1528">Módulo FlexBox Layout</text:span></text:span></text:a><text:span text:style-name="T1528">:</text:span></text:h>
      <text:p text:style-name="P511"/>
      <text:p text:style-name="P508"><text:span text:style-name="T286">O layout flexível possui um eixo principal </text:span><text:span text:style-name="T289">(main axis) </text:span><text:span text:style-name="T286">e um eixo cruzado </text:span><text:span text:style-name="T289">(cross axis), </text:span><text:span text:style-name="T303">o</text:span><text:span text:style-name="T286"> eixo principal é definido pela direção em que os itens flexíveis são organizados, e o eixo cruzado é perpendicular a ele.</text:span></text:p>
      <text:p text:style-name="P652"><draw:frame draw:style-name="fr3" draw:name="Figura29" text:anchor-type="as-char" svg:width="17.464cm" svg:height="7.555cm" draw:z-index="21"><draw:image xlink:href="Pictures/1000000100000234000000F4896642DB8525959F.png" xlink:type="simple" xlink:show="embed" xlink:actuate="onLoad" draw:mime-type="image/png"/></draw:frame></text:p>
      <text:p text:style-name="P511"/>
      <text:p text:style-name="P515"><text:span text:style-name="T286">A</text:span><text:span text:style-name="T260">lgumas propriedades são aplicadas ao parent (flex conteiner) e outras para os childrens (flex itens).</text:span></text:p>
      <text:p text:style-name="P515"/>
      <text:list text:style-name="L34">
        <text:list-item>
          <text:h text:style-name="P530" text:outline-level="2">Propriedades para o parent (flex conteiner):</text:h>
        </text:list-item>
      </text:list>
      <text:p text:style-name="P509"><text:span text:style-name="Source_20_Text"/></text:p>
      <text:p text:style-name="P509"><text:span text:style-name="Source_20_Text"><text:span text:style-name="T1099">flex-flow</text:span></text:span><text:span text:style-name="Source_20_Text"><text:span text:style-name="T867"> </text:span></text:span><text:span text:style-name="Source_20_Text"><text:span text:style-name="T403"><text:s/>é uma </text:span></text:span><text:span text:style-name="Source_20_Text"><text:span text:style-name="T416">propriedade</text:span></text:span><text:span text:style-name="Source_20_Text"><text:span text:style-name="T403"> </text:span></text:span><text:span text:style-name="Source_20_Text"><text:span text:style-name="T462">shorthand</text:span></text:span><text:span text:style-name="Source_20_Text"><text:span text:style-name="T403"> para as </text:span></text:span><text:span text:style-name="Source_20_Text"><text:span text:style-name="T406">2</text:span></text:span><text:span text:style-name="Source_20_Text"><text:span text:style-name="T404"> seguintes </text:span></text:span><text:span text:style-name="Source_20_Text"><text:span text:style-name="T403">propriedad</text:span></text:span><text:span text:style-name="Source_20_Text"><text:span text:style-name="T404">es:</text:span></text:span></text:p>
      <text:list xml:id="list144427539128127" text:continue-list="list3429609196" text:style-name="L33">
        <text:list-item>
          <text:p text:style-name="P667"><text:span text:style-name="Source_20_Text"><text:span text:style-name="T1099">flex-direction</text:span></text:span><text:span text:style-name="T286">: </text:span><text:span text:style-name="T308">d</text:span><text:span text:style-name="T286">efine a </text:span><text:span text:style-name="T476">direção</text:span><text:span text:style-name="T286"> principal dos itens flexíveis. </text:span><text:span text:style-name="T308">Seus valores são:</text:span></text:p>
          <text:list>
            <text:list-item>
              <text:p text:style-name="P667"><text:span text:style-name="Source_20_Text"><text:span text:style-name="T1202">row</text:span></text:span><text:span text:style-name="T289"> (default),</text:span></text:p>
            </text:list-item>
            <text:list-item>
              <text:p text:style-name="P667"><text:span text:style-name="Source_20_Text"><text:span text:style-name="T1202">row-reverse</text:span></text:span></text:p>
            </text:list-item>
            <text:list-item>
              <text:p text:style-name="P667"><text:span text:style-name="Source_20_Text"><text:span text:style-name="T1202">collumn</text:span></text:span></text:p>
            </text:list-item>
            <text:list-item>
              <text:p text:style-name="P667"><text:span text:style-name="Source_20_Text"><text:span text:style-name="T1202">column-reverse</text:span></text:span><text:span text:style-name="T289">. </text:span></text:p>
            </text:list-item>
          </text:list>
        </text:list-item>
      </text:list>
      <text:p text:style-name="P514"><text:soft-page-break/><text:span text:style-name="T286"><draw:frame draw:style-name="fr3" draw:name="Figura27" text:anchor-type="as-char" svg:width="16.182cm" svg:height="7.149cm" draw:z-index="22"><draw:image xlink:href="Pictures/1000000100000421000001D3EFC720AC835FA202.png" xlink:type="simple" xlink:show="embed" xlink:actuate="onLoad" draw:mime-type="image/png"/></draw:frame></text:span></text:p>
      <text:p text:style-name="P514"/>
      <text:list xml:id="list144427333967594" text:continue-numbering="true" text:style-name="L33">
        <text:list-item>
          <text:p text:style-name="P667"><text:span text:style-name="Source_20_Text"><text:span text:style-name="T1099">flex-wrap</text:span></text:span><text:span text:style-name="Source_20_Text"><text:span text:style-name="T403">:</text:span></text:span><text:span text:style-name="Source_20_Text"><text:span text:style-name="T404"> </text:span></text:span><text:span text:style-name="Source_20_Text"><text:span text:style-name="T409">d</text:span></text:span><text:span text:style-name="Source_20_Text"><text:span text:style-name="T407">efine o </text:span></text:span><text:span text:style-name="Source_20_Text"><text:span text:style-name="T409">comportamento dos itens flexíveis quando o tamanho do conteiner pai é alterado.</text:span></text:span><text:span text:style-name="Source_20_Text"><text:span text:style-name="T411"> </text:span></text:span><text:span text:style-name="Source_20_Text"><text:span text:style-name="T415">Seus valores sã</text:span></text:span><text:span text:style-name="Source_20_Text"><text:span text:style-name="T421">o:</text:span></text:span></text:p>
          <text:list>
            <text:list-item>
              <text:p text:style-name="P668"><text:span text:style-name="Source_20_Text"><text:span text:style-name="T1202">nowrap</text:span></text:span><text:span text:style-name="Source_20_Text"><text:span text:style-name="T404"> (default), </text:span></text:span><text:span text:style-name="Source_20_Text"><text:span text:style-name="T409">redimensiona </text:span></text:span><text:span text:style-name="Source_20_Text"><text:span text:style-name="T417">os itens flexíveis para </text:span></text:span><text:span text:style-name="Source_20_Text"><text:span text:style-name="T419">tentar </text:span></text:span><text:span text:style-name="Source_20_Text"><text:span text:style-name="T417">mantê-los em uma </text:span></text:span><text:span text:style-name="Source_20_Text"><text:span text:style-name="T467">única linha</text:span></text:span><text:span text:style-name="Source_20_Text"><text:span text:style-name="T417">.</text:span></text:span></text:p>
            </text:list-item>
            <text:list-item>
              <text:p text:style-name="P668"><text:span text:style-name="Source_20_Text"><text:span text:style-name="T1202">wrap </text:span></text:span><text:span text:style-name="Source_20_Text"><text:span text:style-name="T463">quebra </text:span></text:span><text:span text:style-name="Source_20_Text"><text:span text:style-name="T464">a</text:span></text:span><text:span text:style-name="Source_20_Text"><text:span text:style-name="T463"> linha</text:span></text:span><text:span text:style-name="Source_20_Text"><text:span text:style-name="T407"> </text:span></text:span><text:span text:style-name="Source_20_Text"><text:span text:style-name="T409">e move os</text:span></text:span><text:span text:style-name="Source_20_Text"><text:span text:style-name="T407"> itens </text:span></text:span><text:span text:style-name="Source_20_Text"><text:span text:style-name="T409">para a próxima sem ajustar os tamanhos</text:span></text:span><text:span text:style-name="Source_20_Text"><text:span text:style-name="T407">.</text:span></text:span></text:p>
            </text:list-item>
            <text:list-item>
              <text:p text:style-name="P668"><text:span text:style-name="Source_20_Text"><text:span text:style-name="T1202">wrap-reverse</text:span></text:span><text:span text:style-name="Source_20_Text"><text:span text:style-name="T404">.</text:span></text:span><text:span text:style-name="Source_20_Text"><text:span text:style-name="T409"> </text:span></text:span><text:span text:style-name="Source_20_Text"><text:span text:style-name="T417">q</text:span></text:span><text:span text:style-name="Source_20_Text"><text:span text:style-name="T409">uebra a linha e move os</text:span></text:span><text:span text:style-name="Source_20_Text"><text:span text:style-name="T407"> itens </text:span></text:span><text:span text:style-name="Source_20_Text"><text:span text:style-name="T409">para a próxima mas </text:span></text:span><text:span text:style-name="Source_20_Text"><text:span text:style-name="T418">na</text:span></text:span><text:span text:style-name="Source_20_Text"><text:span text:style-name="T409"> </text:span></text:span><text:span text:style-name="Source_20_Text"><text:span text:style-name="T418">direção</text:span></text:span><text:span text:style-name="Source_20_Text"><text:span text:style-name="T409"> </text:span></text:span><text:span text:style-name="Source_20_Text"><text:span text:style-name="T464">inversa</text:span></text:span><text:span text:style-name="Source_20_Text"><text:span text:style-name="T409"> </text:span></text:span><text:span text:style-name="Source_20_Text"><text:span text:style-name="T418">do cross axis.</text:span></text:span></text:p>
            </text:list-item>
          </text:list>
        </text:list-item>
      </text:list>
      <text:p text:style-name="P676"><text:span text:style-name="Source_20_Text"/></text:p>
      <text:p text:style-name="P510"><text:span text:style-name="Source_20_Text"><text:span text:style-name="T1099">justify-content</text:span></text:span><text:span text:style-name="Source_20_Text"><text:span text:style-name="T866">:</text:span></text:span><text:span text:style-name="T4"> </text:span><text:span text:style-name="T312">co</text:span><text:span text:style-name="T286">ntrola </text:span><text:span text:style-name="T304">o </text:span><text:span text:style-name="T305">alinhamento e </text:span><text:span text:style-name="T304">espaçamento</text:span><text:span text:style-name="T286"> dos itens flexíveis ao longo do </text:span><text:span text:style-name="T343">eixo principal</text:span><text:span text:style-name="T411"> </text:span><text:span text:style-name="T412">(</text:span><text:span text:style-name="T468">main axis</text:span><text:span text:style-name="T304">). </text:span><text:span text:style-name="T311">Seus valores são:</text:span></text:p>
      <text:list xml:id="list2969358575" text:style-name="L35">
        <text:list-item>
          <text:p text:style-name="P678"><text:span text:style-name="Source_20_Text"><text:span text:style-name="T1203">flex-start</text:span></text:span><text:span text:style-name="Source_20_Text"><text:span text:style-name="T304">: início da direção do main axis</text:span></text:span></text:p>
        </text:list-item>
        <text:list-item>
          <text:p text:style-name="P678"><text:span text:style-name="Source_20_Text"><text:span text:style-name="T1203">center</text:span></text:span><text:span text:style-name="Source_20_Text"><text:span text:style-name="T304">: centraliza os itens flexíveis</text:span></text:span></text:p>
        </text:list-item>
        <text:list-item>
          <text:p text:style-name="P678"><text:span text:style-name="Source_20_Text"><text:span text:style-name="T1203">flex-end</text:span></text:span><text:span text:style-name="Source_20_Text"><text:span text:style-name="T304">: final do main axis</text:span></text:span></text:p>
        </text:list-item>
        <text:list-item>
          <text:p text:style-name="P678"><text:span text:style-name="Source_20_Text"><text:span text:style-name="T1203">space-between</text:span></text:span><text:span text:style-name="Source_20_Text"><text:span text:style-name="T304">: os itens são igualmente distribuídos ao longo do eixo principal. Cada par de itens tem o mesmo espaçamento, porém o primeiro e o último item </text:span></text:span><text:span text:style-name="Source_20_Text"><text:span text:style-name="T318">ficam</text:span></text:span><text:span text:style-name="Source_20_Text"><text:span text:style-name="T304"> alinhados à </text:span></text:span><text:span text:style-name="Source_20_Text"><text:span text:style-name="T477">borda</text:span></text:span><text:span text:style-name="Source_20_Text"><text:span text:style-name="T304"> (main-start e main-end).</text:span></text:span></text:p>
        </text:list-item>
        <text:list-item>
          <text:p text:style-name="P679"><text:span text:style-name="Source_20_Text"><text:span text:style-name="T1203">Space-around</text:span></text:span><text:span text:style-name="Source_20_Text"><text:span text:style-name="T304">: semelhante a </text:span></text:span><text:span text:style-name="Source_20_Text"><text:span text:style-name="T764">space-between</text:span></text:span><text:span text:style-name="Source_20_Text"><text:span text:style-name="T304"> porém </text:span></text:span><text:span text:style-name="Source_20_Text"><text:span text:style-name="T312">o</text:span></text:span><text:span text:style-name="Source_20_Text"><text:span text:style-name="T304"> espaço vazio antes do primeiro e depois do último item é igual à </text:span></text:span><text:span text:style-name="Source_20_Text"><text:span text:style-name="T477">metade</text:span></text:span><text:span text:style-name="Source_20_Text"><text:span text:style-name="T304"> do espaço entre os itens centrais.</text:span></text:span></text:p>
        </text:list-item>
        <text:list-item>
          <text:p text:style-name="P678"><text:span text:style-name="Source_20_Text"><text:span text:style-name="T1203">Space-evenly</text:span></text:span><text:span text:style-name="Source_20_Text"><text:span text:style-name="T304">: o espaçamento entre todos os itens é </text:span></text:span><text:span text:style-name="Source_20_Text"><text:span text:style-name="T477">igual</text:span></text:span><text:span text:style-name="Source_20_Text"><text:span text:style-name="T304">, inclusive o espaço entre a borda e o primeiro/último item.</text:span></text:span></text:p>
        </text:list-item>
        <text:list-item>
          <text:p text:style-name="P678"><text:soft-page-break/><text:span text:style-name="Source_20_Text"><text:span text:style-name="T1203">start</text:span></text:span><text:span text:style-name="Source_20_Text"><text:span text:style-name="T304">: início da direção de </text:span></text:span><text:span text:style-name="Source_20_Text"><text:span text:style-name="T477">escrita</text:span></text:span><text:span text:style-name="Source_20_Text"><text:span text:style-name="T304"> (writing-mode LTR ou RTL)</text:span></text:span></text:p>
        </text:list-item>
        <text:list-item>
          <text:p text:style-name="P678"><text:span text:style-name="Source_20_Text"><text:span text:style-name="T1203">left</text:span></text:span><text:span text:style-name="Source_20_Text"><text:span text:style-name="T304">: alinha em direção à </text:span></text:span><text:span text:style-name="Source_20_Text"><text:span text:style-name="T477">borda</text:span></text:span><text:span text:style-name="Source_20_Text"><text:span text:style-name="T304"> esquerda do conteiner</text:span></text:span></text:p>
        </text:list-item>
        <text:list-item>
          <text:p text:style-name="P678"><text:span text:style-name="Source_20_Text"><text:span text:style-name="T1203">end</text:span></text:span><text:span text:style-name="Source_20_Text"><text:span text:style-name="T304">: final da direção de </text:span></text:span><text:span text:style-name="Source_20_Text"><text:span text:style-name="T477">escrita</text:span></text:span><text:span text:style-name="Source_20_Text"><text:span text:style-name="T304"> (writing-mode LTR ou TRL)</text:span></text:span></text:p>
        </text:list-item>
        <text:list-item>
          <text:p text:style-name="P678"><text:span text:style-name="Source_20_Text"><text:span text:style-name="T1203">right</text:span></text:span><text:span text:style-name="Source_20_Text"><text:span text:style-name="T304">: alinha em direção à </text:span></text:span><text:span text:style-name="Source_20_Text"><text:span text:style-name="T477">borda</text:span></text:span><text:span text:style-name="Source_20_Text"><text:span text:style-name="T304"> direita do conteiner</text:span></text:span></text:p>
        </text:list-item>
      </text:list>
      <text:p text:style-name="P509"/>
      <text:p text:style-name="P705"><text:span text:style-name="Source_20_Text"><text:span text:style-name="T1099">align-items</text:span></text:span><text:span text:style-name="T286">: </text:span><text:span text:style-name="T316">semelhante à</text:span><text:span text:style-name="T314"> propriedade </text:span><text:span text:style-name="T765">justify-content</text:span><text:span text:style-name="T314">, </text:span><text:span text:style-name="T316">porém</text:span><text:span text:style-name="T314"> </text:span><text:span text:style-name="T304">controla o </text:span><text:span text:style-name="T305">alinhamento e </text:span><text:span text:style-name="T304">espaçamento</text:span><text:span text:style-name="T286"> dos </text:span><text:span text:style-name="T343">itens</text:span><text:span text:style-name="T286"> flexíveis ao longo do </text:span><text:span text:style-name="T343">eixo cruzado</text:span><text:span text:style-name="T411"> </text:span><text:span text:style-name="T412">(</text:span><text:span text:style-name="T468">cross axis</text:span><text:span text:style-name="T412">). </text:span><text:span text:style-name="T420">Seus valores são:</text:span></text:p>
      <text:list xml:id="list144427319290286" text:continue-numbering="true" text:style-name="L35">
        <text:list-item>
          <text:p text:style-name="P680"><text:span text:style-name="Source_20_Text"><text:span text:style-name="T1197">stretch</text:span></text:span><text:span text:style-name="Source_20_Text"><text:span text:style-name="T412">: </text:span></text:span><text:span text:style-name="Source_20_Text"><text:span text:style-name="T423">(default) </text:span></text:span><text:span text:style-name="Source_20_Text"><text:span text:style-name="T469">estica</text:span></text:span><text:span text:style-name="Source_20_Text"><text:span text:style-name="T423"> para preencher o conteiner, respeitando as propriedades</text:span></text:span><text:span text:style-name="Source_20_Text"><text:span text:style-name="T4"> </text:span></text:span><text:span text:style-name="Source_20_Text"><text:span text:style-name="T1674">min-width </text:span></text:span><text:span text:style-name="Source_20_Text"><text:span text:style-name="T423">e </text:span></text:span><text:span text:style-name="Source_20_Text"><text:span text:style-name="T1674">max-width.</text:span></text:span></text:p>
        </text:list-item>
        <text:list-item>
          <text:p text:style-name="P680"><text:span text:style-name="Source_20_Text"><text:span text:style-name="T1199">b</text:span></text:span><text:span text:style-name="Source_20_Text"><text:span text:style-name="T1197">aseline</text:span></text:span><text:span text:style-name="Source_20_Text"><text:span text:style-name="T423">: a </text:span></text:span><text:span text:style-name="Source_20_Text"><text:span text:style-name="T469">linha base do texto</text:span></text:span><text:span text:style-name="Source_20_Text"><text:span text:style-name="T423"> torna-se a referência para o alinhamento dos itens</text:span></text:span></text:p>
        </text:list-item>
        <text:list-item>
          <text:p text:style-name="P680"><text:span text:style-name="Source_20_Text"><text:span text:style-name="T1203">flex-start</text:span></text:span><text:span text:style-name="Source_20_Text"><text:span text:style-name="T304">: início da direção do </text:span></text:span><text:span text:style-name="Source_20_Text"><text:span text:style-name="T315">cross</text:span></text:span><text:span text:style-name="Source_20_Text"><text:span text:style-name="T304"> axis</text:span></text:span></text:p>
        </text:list-item>
        <text:list-item>
          <text:p text:style-name="P680"><text:span text:style-name="Source_20_Text"><text:span text:style-name="T1203">center</text:span></text:span><text:span text:style-name="Source_20_Text"><text:span text:style-name="T304">: centraliza os itens flexíveis</text:span></text:span></text:p>
        </text:list-item>
        <text:list-item>
          <text:p text:style-name="P680"><text:span text:style-name="Source_20_Text"><text:span text:style-name="T1203">flex-end</text:span></text:span><text:span text:style-name="Source_20_Text"><text:span text:style-name="T304">: final do </text:span></text:span><text:span text:style-name="Source_20_Text"><text:span text:style-name="T315">cross</text:span></text:span><text:span text:style-name="Source_20_Text"><text:span text:style-name="T304"> axis</text:span></text:span></text:p>
        </text:list-item>
        <text:list-item>
          <text:p text:style-name="P680"><text:span text:style-name="Source_20_Text"><text:span text:style-name="T1203">space-between</text:span></text:span><text:span text:style-name="Source_20_Text"><text:span text:style-name="T304">: os itens são igualmente distribuídos ao longo do eixo principal. Cada par de itens tem o mesmo espaçamento, porém o primeiro e o último item são alinhados à </text:span></text:span><text:span text:style-name="Source_20_Text"><text:span text:style-name="T477">borda</text:span></text:span><text:span text:style-name="Source_20_Text"><text:span text:style-name="T304"> (</text:span></text:span><text:span text:style-name="Source_20_Text"><text:span text:style-name="T315">cross</text:span></text:span><text:span text:style-name="Source_20_Text"><text:span text:style-name="T304">-start e </text:span></text:span><text:span text:style-name="Source_20_Text"><text:span text:style-name="T315">cross</text:span></text:span><text:span text:style-name="Source_20_Text"><text:span text:style-name="T304">-end).</text:span></text:span></text:p>
        </text:list-item>
        <text:list-item>
          <text:p text:style-name="P680"><text:span text:style-name="Source_20_Text"><text:span text:style-name="T1203">Space-around</text:span></text:span><text:span text:style-name="Source_20_Text"><text:span text:style-name="T304">: semelhante a </text:span></text:span><text:span text:style-name="Source_20_Text"><text:span text:style-name="T764">space-between</text:span></text:span><text:span text:style-name="Source_20_Text"><text:span text:style-name="T304"> porém </text:span></text:span><text:span text:style-name="Source_20_Text"><text:span text:style-name="T312">o</text:span></text:span><text:span text:style-name="Source_20_Text"><text:span text:style-name="T304"> espaço vazio antes do primeiro e depois do último item é igual à </text:span></text:span><text:span text:style-name="Source_20_Text"><text:span text:style-name="T477">metade</text:span></text:span><text:span text:style-name="Source_20_Text"><text:span text:style-name="T304"> do espaço entre os itens centrais.</text:span></text:span></text:p>
        </text:list-item>
        <text:list-item>
          <text:p text:style-name="P680"><text:span text:style-name="Source_20_Text"><text:span text:style-name="T1203">Space-evenly</text:span></text:span><text:span text:style-name="Source_20_Text"><text:span text:style-name="T304">: o espaçamento entre todos os itens é </text:span></text:span><text:span text:style-name="Source_20_Text"><text:span text:style-name="T477">igual</text:span></text:span><text:span text:style-name="Source_20_Text"><text:span text:style-name="T304">, inclusive o espaço entre a borda e o primeiro/último item.</text:span></text:span></text:p>
        </text:list-item>
        <text:list-item>
          <text:p text:style-name="P680"><text:span text:style-name="Source_20_Text"><text:span text:style-name="T1203">start</text:span></text:span><text:span text:style-name="Source_20_Text"><text:span text:style-name="T304">: início da direção de </text:span></text:span><text:span text:style-name="Source_20_Text"><text:span text:style-name="T477">escrita</text:span></text:span><text:span text:style-name="Source_20_Text"><text:span text:style-name="T304"> (writing-mode LTR ou RTL)</text:span></text:span></text:p>
        </text:list-item>
        <text:list-item>
          <text:p text:style-name="P680"><text:span text:style-name="Source_20_Text"><text:span text:style-name="T1203">left</text:span></text:span><text:span text:style-name="Source_20_Text"><text:span text:style-name="T304">: alinha em direção à </text:span></text:span><text:span text:style-name="Source_20_Text"><text:span text:style-name="T477">borda</text:span></text:span><text:span text:style-name="Source_20_Text"><text:span text:style-name="T304"> esquerda do conteiner</text:span></text:span></text:p>
        </text:list-item>
        <text:list-item>
          <text:p text:style-name="P680"><text:span text:style-name="Source_20_Text"><text:span text:style-name="T1203">end</text:span></text:span><text:span text:style-name="Source_20_Text"><text:span text:style-name="T304">: final da direção de </text:span></text:span><text:span text:style-name="Source_20_Text"><text:span text:style-name="T477">escrita</text:span></text:span><text:span text:style-name="Source_20_Text"><text:span text:style-name="T304"> (writing-mode LTR ou TRL)</text:span></text:span></text:p>
        </text:list-item>
        <text:list-item>
          <text:p text:style-name="P680"><text:span text:style-name="Source_20_Text"><text:span text:style-name="T1196">right</text:span></text:span><text:span text:style-name="Source_20_Text"><text:span text:style-name="T412">: alinha em direção à </text:span></text:span><text:span text:style-name="Source_20_Text"><text:span text:style-name="T468">borda</text:span></text:span><text:span text:style-name="Source_20_Text"><text:span text:style-name="T412"> direita do conteiner</text:span></text:span></text:p>
        </text:list-item>
      </text:list>
      <text:p text:style-name="P705"/>
      <text:p text:style-name="P705"><text:span text:style-name="Source_20_Text"><text:span text:style-name="T1092">align-</text:span></text:span><text:span text:style-name="Source_20_Text"><text:span text:style-name="T1093">content</text:span></text:span><text:span text:style-name="T411">: </text:span><text:span text:style-name="T424">controla o alinhamento das linhas de itens (e não somente dos itens como em </text:span><text:span text:style-name="T766">align-ite</text:span><text:span text:style-name="T770">m</text:span><text:span text:style-name="T766">s</text:span><text:span text:style-name="T424">), mas é preciso que hajam </text:span><text:span text:style-name="T470">múltiplas linhas</text:span><text:span text:style-name="T424"> para que essa propriedade tenha efeito, portanto a propriedade </text:span><text:span text:style-name="T766">flex-wrap</text:span><text:span text:style-name="T424"> deve ter valor diferente de </text:span><text:span text:style-name="T766">nowrap</text:span><text:span text:style-name="T424">. S</text:span><text:span text:style-name="T425">eus</text:span><text:span text:style-name="T424"> valores são os mesmos da propriedade </text:span><text:span text:style-name="T767">align-itens</text:span><text:span text:style-name="T424">.</text:span></text:p>
      <text:p text:style-name="P707"><text:span text:style-name="Source_20_Text"><text:span text:style-name="T478">D</text:span></text:span><text:span text:style-name="Source_20_Text"><text:span text:style-name="T477">ata loss overflow</text:span></text:span><text:span text:style-name="Source_20_Text"><text:span text:style-name="T304"> é a perda de dados quando parte do conteúdo desaparece. Para evitar essa perda acidental de dados causada por alinhamentos, existe a palavras-chave </text:span></text:span><text:span text:style-name="Source_20_Text"><text:span text:style-name="T911">safe</text:span></text:span><text:span text:style-name="Source_20_Text"><text:span text:style-name="T304"> que podem ser usada junto com as propriedades de alinhamento. Assim, </text:span></text:span><text:span text:style-name="Source_20_Text"><text:span text:style-name="T313">s</text:span></text:span><text:span text:style-name="Source_20_Text"><text:span text:style-name="T304">e o item ultrapassar o alinhamento do contêiner, o item será alinhado como se o valor do alinhamento fosse </text:span></text:span><text:span text:style-name="Source_20_Text"><text:span text:style-name="T764">start</text:span></text:span><text:span text:style-name="Source_20_Text"><text:span text:style-name="T304">, não implementando o alinhamento definido após </text:span></text:span><text:span text:style-name="Source_20_Text"><text:span text:style-name="T313">essa</text:span></text:span><text:span text:style-name="Source_20_Text"><text:span text:style-name="T304"> keyword.<text:line-break/>Exemplo: </text:span></text:span><text:span text:style-name="Source_20_Text"><text:span text:style-name="T1171">align-items</text:span></text:span><text:span text:style-name="Source_20_Text"><text:span text:style-name="T1073">: safe </text:span></text:span><text:span text:style-name="Source_20_Text"><text:span text:style-name="T1047">center</text:span></text:span><text:span text:style-name="T1203"/></text:p>
      <text:p text:style-name="P706"><text:span text:style-name="Source_20_Text"><text:span text:style-name="T304">Caso desej</text:span></text:span><text:span text:style-name="Source_20_Text"><text:span text:style-name="T313">e</text:span></text:span><text:span text:style-name="Source_20_Text"><text:span text:style-name="T304"> o alinhamento (mesmo que isso cause overflow), use a keyword </text:span></text:span><text:span text:style-name="Source_20_Text"><text:span text:style-name="T911">unsafe</text:span></text:span><text:span text:style-name="Source_20_Text"><text:span text:style-name="T304">, indicando para o navegador que faça o alinhamento escolhido, não importa o que aconteça.</text:span></text:span><text:span text:style-name="T1203"/></text:p>
      <text:p text:style-name="P706"/>
      <text:p text:style-name="P705"><text:span text:style-name="Source_20_Text"><text:span text:style-name="T1097">g</text:span></text:span><text:span text:style-name="Source_20_Text"><text:span text:style-name="T1094">ap:</text:span></text:span><text:span text:style-name="T411"> </text:span><text:span text:style-name="T412">controla</text:span><text:span text:style-name="T411"> </text:span><text:span text:style-name="T426">espaçamento mínimo </text:span><text:span text:style-name="T471">entre</text:span><text:span text:style-name="T426"> os itens</text:span><text:span text:style-name="T412">. </text:span><text:span text:style-name="T426">É uma </text:span><text:span text:style-name="T471">shorthand</text:span><text:span text:style-name="T426"> para as propriedades </text:span><text:span text:style-name="Source_20_Text"><text:span text:style-name="T1094">row-gap</text:span></text:span><text:span text:style-name="Source_20_Text"><text:span text:style-name="T426"> e </text:span></text:span><text:span text:style-name="Source_20_Text"><text:span text:style-name="T1094">column-gap</text:span></text:span><text:span text:style-name="Source_20_Text"><text:span text:style-name="T426">. </text:span></text:span><text:span text:style-name="Source_20_Text"><text:span text:style-name="T427">Aceita valores em: </text:span></text:span><text:span text:style-name="Source_20_Text"><text:span text:style-name="T1203">px</text:span></text:span><text:span text:style-name="Source_20_Text"><text:span text:style-name="T427">, </text:span></text:span><text:span text:style-name="Source_20_Text"><text:span text:style-name="T1203">em</text:span></text:span><text:span text:style-name="Source_20_Text"><text:span text:style-name="T427">, </text:span></text:span><text:span text:style-name="Source_20_Text"><text:span text:style-name="T1224">%</text:span></text:span><text:span text:style-name="Source_20_Text"><text:span text:style-name="T427">, </text:span></text:span><text:span text:style-name="Source_20_Text"><text:span text:style-name="T1203">vmin</text:span></text:span><text:span text:style-name="Source_20_Text"><text:span text:style-name="T427">, </text:span></text:span><text:span text:style-name="Source_20_Text"><text:span text:style-name="T1203">cm</text:span></text:span><text:span text:style-name="Source_20_Text"><text:span text:style-name="T427">, </text:span></text:span><text:span text:style-name="Source_20_Text"><text:span text:style-name="T1203">calc()</text:span></text:span><text:span text:style-name="Source_20_Text"><text:span text:style-name="T427">, etc</text:span></text:span></text:p>
      <text:list text:style-name="L37">
        <text:list-item>
          <text:h text:style-name="P531" text:outline-level="2">Propriedades para os childrens (flex itens):</text:h>
        </text:list-item>
      </text:list>
      <text:p text:style-name="P511"/>
      <text:p text:style-name="P512"><text:span text:style-name="Source_20_Text"><text:span text:style-name="T1099">flex</text:span></text:span><text:span text:style-name="Source_20_Text"><text:span text:style-name="T403"> é uma </text:span></text:span><text:span text:style-name="Source_20_Text"><text:span text:style-name="T416">propriedade</text:span></text:span><text:span text:style-name="Source_20_Text"><text:span text:style-name="T403"> </text:span></text:span><text:span text:style-name="Source_20_Text"><text:span text:style-name="T462">shorthand</text:span></text:span><text:span text:style-name="Source_20_Text"><text:span text:style-name="T403"> para as </text:span></text:span><text:span text:style-name="Source_20_Text"><text:span text:style-name="T404">3 seguintes </text:span></text:span><text:span text:style-name="Source_20_Text"><text:span text:style-name="T403">propriedad</text:span></text:span><text:span text:style-name="Source_20_Text"><text:span text:style-name="T404">es:</text:span></text:span></text:p>
      <text:list xml:id="list144426917216031" text:continue-list="list144427333967594" text:style-name="L33">
        <text:list-item>
          <text:p text:style-name="P672"><text:span text:style-name="Source_20_Text"><text:span text:style-name="T1099">flex-grow</text:span></text:span><text:span text:style-name="Source_20_Text"><text:span text:style-name="T866">:</text:span></text:span><text:span text:style-name="Source_20_Text"><text:span text:style-name="T404"> recebe um valor </text:span></text:span><text:span text:style-name="Source_20_Text"><text:span text:style-name="T344">numérico</text:span></text:span><text:span text:style-name="Source_20_Text"><text:span text:style-name="T404"> que representa o fator de </text:span></text:span><text:span text:style-name="Source_20_Text"><text:span text:style-name="T462">crescimento</text:span></text:span><text:span text:style-name="Source_20_Text"><text:span text:style-name="T404"> do item. Quanto maior for o valor, mais espaço o item ocupará em relação aos outros itens dentro do contêiner. </text:span></text:span><text:span text:style-name="Source_20_Text"><text:span text:style-name="T434">Seu valor </text:span></text:span><text:span text:style-name="Source_20_Text"><text:span text:style-name="T433">default </text:span></text:span><text:span text:style-name="Source_20_Text"><text:span text:style-name="T434">é </text:span></text:span><text:span text:style-name="Source_20_Text"><text:span text:style-name="T433">0, </text:span></text:span><text:span text:style-name="Source_20_Text"><text:span text:style-name="T434">ou seja, não cresce automaticamente</text:span></text:span><text:span text:style-name="Source_20_Text"><text:span text:style-name="T404">.<text:line-break/></text:span></text:span><text:span text:style-name="Source_20_Text"><text:span text:style-name="T428">Exemplos de valores</text:span></text:span><text:span text:style-name="Source_20_Text"><text:span text:style-name="T420">: </text:span></text:span><text:span text:style-name="Source_20_Text"><text:span text:style-name="T1207">0.17</text:span></text:span><text:span text:style-name="Source_20_Text"><text:span text:style-name="T436">, </text:span></text:span><text:span text:style-name="Source_20_Text"><text:span text:style-name="T1207">0.</text:span></text:span><text:span text:style-name="Source_20_Text"><text:span text:style-name="T1209">6</text:span></text:span><text:span text:style-name="Source_20_Text"><text:span text:style-name="T397">, </text:span></text:span><text:span text:style-name="Source_20_Text"><text:span text:style-name="T1209">1</text:span></text:span><text:span text:style-name="Source_20_Text"><text:span text:style-name="T397">, </text:span></text:span><text:span text:style-name="Source_20_Text"><text:span text:style-name="T1207">2</text:span></text:span><text:span text:style-name="Source_20_Text"><text:span text:style-name="T397">, </text:span></text:span><text:span text:style-name="Source_20_Text"><text:span text:style-name="T1209">3</text:span></text:span><text:span text:style-name="Source_20_Text"><text:span text:style-name="T760">...</text:span></text:span></text:p>
        </text:list-item>
        <text:list-item>
          <text:p text:style-name="P671"><text:span text:style-name="Source_20_Text"><text:span text:style-name="T1099">flex-shrink</text:span></text:span><text:span text:style-name="Source_20_Text"><text:span text:style-name="T866">:</text:span></text:span><text:span text:style-name="Source_20_Text"><text:span text:style-name="T404"> ao contrário da </text:span></text:span><text:span text:style-name="Source_20_Text"><text:span text:style-name="T768">flex-</text:span></text:span><text:span text:style-name="Source_20_Text"><text:span text:style-name="T769">grow</text:span></text:span><text:span text:style-name="Source_20_Text"><text:span text:style-name="T404">, recebe um valor numérico que representa o fator de </text:span></text:span><text:span text:style-name="Source_20_Text"><text:span text:style-name="T462">encolhimento</text:span></text:span><text:span text:style-name="Source_20_Text"><text:span text:style-name="T404"> em relação aos outros itens </text:span></text:span><text:span text:style-name="Source_20_Text"><text:span text:style-name="T434">para </text:span></text:span><text:span text:style-name="Source_20_Text"><text:span text:style-name="T349">evitar o </text:span></text:span><text:span text:style-name="Source_20_Text"><text:span text:style-name="T350">vazamento (</text:span></text:span><text:span text:style-name="Source_20_Text"><text:span text:style-name="T349">overflow</text:span></text:span><text:span text:style-name="Source_20_Text"><text:span text:style-name="T350">)</text:span></text:span><text:span text:style-name="Source_20_Text"><text:span text:style-name="T404">. </text:span></text:span><text:span text:style-name="Source_20_Text"><text:span text:style-name="T434">Seu valor </text:span></text:span><text:span text:style-name="Source_20_Text"><text:span text:style-name="T433">default </text:span></text:span><text:span text:style-name="Source_20_Text"><text:span text:style-name="T434">é </text:span></text:span><text:span text:style-name="Source_20_Text"><text:span text:style-name="T433">1.<text:line-break/></text:span></text:span><text:span text:style-name="Source_20_Text"><text:span text:style-name="T428">Exemplos de valores</text:span></text:span><text:span text:style-name="Source_20_Text"><text:span text:style-name="T420">: </text:span></text:span><text:span text:style-name="Source_20_Text"><text:span text:style-name="T1207">0.17</text:span></text:span><text:span text:style-name="Source_20_Text"><text:span text:style-name="T436">, </text:span></text:span><text:span text:style-name="Source_20_Text"><text:span text:style-name="T1207">0.</text:span></text:span><text:span text:style-name="Source_20_Text"><text:span text:style-name="T1209">6</text:span></text:span><text:span text:style-name="Source_20_Text"><text:span text:style-name="T397">, </text:span></text:span><text:span text:style-name="Source_20_Text"><text:span text:style-name="T1209">1</text:span></text:span><text:span text:style-name="Source_20_Text"><text:span text:style-name="T397">, </text:span></text:span><text:span text:style-name="Source_20_Text"><text:span text:style-name="T1207">2</text:span></text:span><text:span text:style-name="Source_20_Text"><text:span text:style-name="T397">, </text:span></text:span><text:span text:style-name="Source_20_Text"><text:span text:style-name="T1209">3</text:span></text:span><text:span text:style-name="Source_20_Text"><text:span text:style-name="T760">...</text:span></text:span></text:p>
        </text:list-item>
        <text:list-item>
          <text:p text:style-name="P663"><text:span text:style-name="Source_20_Text"><text:span text:style-name="T1099">flex-basis</text:span></text:span><text:span text:style-name="Source_20_Text"><text:span text:style-name="T404">:</text:span></text:span><text:span text:style-name="Source_20_Text"><text:span text:style-name="T1202"> </text:span></text:span><text:span text:style-name="Source_20_Text"><text:span text:style-name="T404">define o </text:span></text:span><text:span text:style-name="Source_20_Text"><text:span text:style-name="T462">tamanho inicial</text:span></text:span><text:span text:style-name="Source_20_Text"><text:span text:style-name="T404"> dos itens flexíveis. </text:span></text:span><text:span text:style-name="Source_20_Text"><text:span text:style-name="T428">Exemplos de valores: </text:span></text:span><text:span text:style-name="Source_20_Text"><text:span text:style-name="T1200">10em, 3px, 50%, max-content, min-content, fit-content, content</text:span></text:span><text:span text:style-name="Source_20_Text"><text:span text:style-name="T404">., </text:span></text:span><text:span text:style-name="Source_20_Text"><text:span text:style-name="T1200">auto</text:span></text:span></text:p>
          <text:list>
            <text:list-item>
              <text:p text:style-name="P670"><text:span text:style-name="Source_20_Text"><text:span text:style-name="T1201">a</text:span></text:span><text:span text:style-name="Source_20_Text"><text:span text:style-name="T1200">uto</text:span></text:span><text:span text:style-name="Source_20_Text"><text:span text:style-name="T428">: a largura dos itens é dada através do tamanho </text:span></text:span><text:span text:style-name="Source_20_Text"><text:span text:style-name="T430">do</text:span></text:span><text:span text:style-name="Source_20_Text"><text:span text:style-name="T428"> seu conteúdo, por exemplo, o tamanho se ajusta com o </text:span></text:span><text:span text:style-name="Source_20_Text"><text:span text:style-name="T431">comprimento</text:span></text:span><text:span text:style-name="Source_20_Text"><text:span text:style-name="T428"> da </text:span></text:span><text:span text:style-name="Source_20_Text"><text:span text:style-name="T431">frase</text:span></text:span><text:span text:style-name="Source_20_Text"><text:span text:style-name="T428">.</text:span></text:span></text:p>
            </text:list-item>
          </text:list>
        </text:list-item>
      </text:list>
      <text:p text:style-name="P710"><text:span text:style-name="Source_20_Text"><text:span text:style-name="T404">A notação </text:span></text:span><text:span text:style-name="Source_20_Text"><text:span text:style-name="T912">flex</text:span></text:span><text:span text:style-name="Source_20_Text"><text:span text:style-name="T866">:</text:span></text:span><text:span text:style-name="Source_20_Text"><text:span text:style-name="T871"> </text:span></text:span><text:span text:style-name="Source_20_Text"><text:span text:style-name="T912">auto</text:span></text:span><text:span text:style-name="Source_20_Text"><text:span text:style-name="T404"> é </text:span></text:span><text:span text:style-name="Source_20_Text"><text:span text:style-name="T437">configuração </text:span></text:span><text:span text:style-name="Source_20_Text"><text:span text:style-name="T351">mais flexível</text:span></text:span><text:span text:style-name="Source_20_Text"><text:span text:style-name="T404"> </text:span></text:span><text:span text:style-name="Source_20_Text"><text:span text:style-name="T410">para impedir espaços em branco dentro do </text:span></text:span><text:span text:style-name="Source_20_Text"><text:span text:style-name="T437">conteiner com itens flexíveis</text:span></text:span><text:span text:style-name="Source_20_Text"><text:span text:style-name="T410"> pois define </text:span></text:span><text:span text:style-name="Source_20_Text"><text:span text:style-name="T404">os </text:span></text:span><text:span text:style-name="Source_20_Text"><text:span text:style-name="T405">seguintes </text:span></text:span><text:span text:style-name="Source_20_Text"><text:span text:style-name="T404">valores: <text:line-break/></text:span></text:span><text:span text:style-name="Source_20_Text"><text:span text:style-name="T1674">flex-grow: 1</text:span></text:span><text:span text:style-name="Source_20_Text"><text:span text:style-name="T404">, </text:span></text:span><text:span text:style-name="Source_20_Text"><text:span text:style-name="T1674">flex-shrink: 1</text:span></text:span><text:span text:style-name="Source_20_Text"><text:span text:style-name="T404">, </text:span></text:span><text:span text:style-name="Source_20_Text"><text:span text:style-name="T1674">flex-basis: auto</text:span></text:span><text:span text:style-name="Source_20_Text"><text:span text:style-name="T404">.<text:line-break/></text:span></text:span><text:span text:style-name="Source_20_Text"><text:span text:style-name="T432">É importante observar que essas propriedades só funcionarão devidamente se a propriedade </text:span></text:span><text:span text:style-name="Source_20_Text"><text:span text:style-name="T771">flex-wrap</text:span></text:span><text:span text:style-name="Source_20_Text"><text:span text:style-name="T432"> não receber o valor </text:span></text:span><text:span text:style-name="Source_20_Text"><text:span text:style-name="T771">wrap</text:span></text:span><text:span text:style-name="Source_20_Text"><text:span text:style-name="T432">, do contrário, os itens quebrarão para a próxima linha em vez de reajustarem seus tamanhos.</text:span></text:span></text:p>
      <text:p text:style-name="P681"><text:span text:style-name="Source_20_Text"/></text:p>
      <text:p text:style-name="P708"><text:span text:style-name="Source_20_Text"><text:span text:style-name="T1096">o</text:span></text:span><text:span text:style-name="Source_20_Text"><text:span text:style-name="T1095">rder</text:span></text:span><text:span text:style-name="Source_20_Text"><text:span text:style-name="T411"> controla a </text:span></text:span><text:span text:style-name="Source_20_Text"><text:span text:style-name="T472">ordem</text:span></text:span><text:span text:style-name="Source_20_Text"><text:span text:style-name="T411"> na qual cada item se apresenta dentro do contêiner.</text:span></text:span><text:span text:style-name="Source_20_Text"><text:span text:style-name="T412"> </text:span></text:span><text:span text:style-name="Source_20_Text"><text:span text:style-name="T428">Exemplos de valores</text:span></text:span><text:span text:style-name="Source_20_Text"><text:span text:style-name="T420">: </text:span></text:span><text:span text:style-name="Source_20_Text"><text:span text:style-name="T1207">-</text:span></text:span><text:span text:style-name="Source_20_Text"><text:span text:style-name="T1208">2</text:span></text:span><text:span text:style-name="Source_20_Text"><text:span text:style-name="T397">, </text:span></text:span><text:span text:style-name="Source_20_Text"><text:span text:style-name="T1208">-1</text:span></text:span><text:span text:style-name="Source_20_Text"><text:span text:style-name="T397">, </text:span></text:span><text:span text:style-name="Source_20_Text"><text:span text:style-name="T1210">1</text:span></text:span><text:span text:style-name="Source_20_Text"><text:span text:style-name="T397">, </text:span></text:span><text:span text:style-name="Source_20_Text"><text:span text:style-name="T1210">1</text:span></text:span><text:span text:style-name="Source_20_Text"><text:span text:style-name="T397">, </text:span></text:span><text:span text:style-name="Source_20_Text"><text:span text:style-name="T1207">1</text:span></text:span><text:span text:style-name="Source_20_Text"><text:span text:style-name="T397">, </text:span></text:span><text:span text:style-name="Source_20_Text"><text:span text:style-name="T1207">2</text:span></text:span><text:span text:style-name="Source_20_Text"><text:span text:style-name="T397">, </text:span></text:span><text:span text:style-name="Source_20_Text"><text:span text:style-name="T1210">3</text:span></text:span><text:span text:style-name="Source_20_Text"><text:span text:style-name="T397">, </text:span></text:span><text:span text:style-name="Source_20_Text"><text:span text:style-name="T1210">99</text:span></text:span><text:span text:style-name="Source_20_Text"><text:span text:style-name="T397">...</text:span></text:span></text:p>
      <text:p text:style-name="P681"><text:span text:style-name="Source_20_Text"/></text:p>
      <text:p text:style-name="P709"><text:span text:style-name="Source_20_Text"><text:span text:style-name="T1092">align-self</text:span></text:span><text:span text:style-name="Source_20_Text"><text:span text:style-name="T411">: </text:span></text:span><text:span text:style-name="Source_20_Text"><text:span text:style-name="T422">p</text:span></text:span><text:span text:style-name="Source_20_Text"><text:span text:style-name="T411">ermite ajustar o alinhamento de um item flexível </text:span></text:span><text:span text:style-name="Source_20_Text"><text:span text:style-name="T472">específico</text:span></text:span><text:span text:style-name="Source_20_Text"><text:span text:style-name="T411">.</text:span></text:span><text:span text:style-name="Source_20_Text"><text:span text:style-name="T412"> </text:span></text:span><text:span text:style-name="Source_20_Text"><text:span text:style-name="T424">S</text:span></text:span><text:span text:style-name="Source_20_Text"><text:span text:style-name="T425">eus</text:span></text:span><text:span text:style-name="Source_20_Text"><text:span text:style-name="T424"> valores são os mesmos da propriedade </text:span></text:span><text:span text:style-name="Source_20_Text"><text:span text:style-name="T767">align-ite</text:span></text:span><text:span text:style-name="Source_20_Text"><text:span text:style-name="T770">m</text:span></text:span><text:span text:style-name="Source_20_Text"><text:span text:style-name="T767">s</text:span></text:span><text:span text:style-name="Source_20_Text"><text:span text:style-name="T424">, </text:span></text:span><text:span text:style-name="Source_20_Text"><text:span text:style-name="T429">com adição do valor </text:span></text:span><text:span text:style-name="Source_20_Text"><text:span text:style-name="T1198">auto</text:span></text:span><text:span text:style-name="Source_20_Text"><text:span text:style-name="T429">, que </text:span></text:span><text:span text:style-name="Source_20_Text"><text:span text:style-name="T348">herda</text:span></text:span><text:span text:style-name="Source_20_Text"><text:span text:style-name="T429"> o valor do conteiner pai.</text:span></text:span></text:p>
      <text:p text:style-name="P711"><text:span text:style-name="Source_20_Text"><text:span text:style-name="T1769"/></text:span></text:p>
      <text:list text:style-name="L71">
        <text:list-item>
          <text:p text:style-name="P712"><text:a xlink:type="simple" xlink:href="https://yoksel.github.io/flex-cheatsheet/" text:style-name="Internet_20_link" text:visited-style-name="Visited_20_Internet_20_Link"><text:span text:style-name="T1769">CheatSheet FlexBox</text:span></text:a><text:span text:style-name="T1769"><text:tab/></text:span><text:a xlink:type="simple" xlink:href="https://www.digitalocean.com/community/cheatsheets/css-flexbox" text:style-name="Internet_20_link" text:visited-style-name="Visited_20_Internet_20_Link"><text:span text:style-name="Strong_20_Emphasis"><text:span text:style-name="T1769">another </text:span></text:span><text:span text:style-name="Strong_20_Emphasis"><text:span text:style-name="T1770">C</text:span></text:span><text:span text:style-name="Strong_20_Emphasis"><text:span text:style-name="T1769">heatSheet</text:span></text:span></text:a><text:span text:style-name="T1769"><text:tab/></text:span><text:a xlink:type="simple" xlink:href="https://flexboxfroggy.com/" text:style-name="Internet_20_link" text:visited-style-name="Visited_20_Internet_20_Link"><text:span text:style-name="Strong_20_Emphasis"><text:span text:style-name="T1771">flexbox froggy</text:span></text:span></text:a></text:p>
        </text:list-item>
      </text:list>
      <text:p text:style-name="P713"><text:span text:style-name="Strong_20_Emphasis"><text:span text:style-name="T1771"/></text:span></text:p>
      <text:h text:style-name="P529" text:outline-level="1"><text:span text:style-name="Strong_20_Emphasis"><text:span text:style-name="T4">Propriedades relacionadas ao </text:span></text:span><text:a xlink:type="simple" xlink:href="https://css-tricks.com/snippets/css/complete-guide-grid/" text:style-name="Internet_20_link" text:visited-style-name="Visited_20_Internet_20_Link"><text:span text:style-name="Strong_20_Emphasis"><text:span text:style-name="T1529">M</text:span></text:span><text:span text:style-name="Strong_20_Emphasis"><text:span text:style-name="T1528">ódulo Grid Layout</text:span></text:span></text:a><text:span text:style-name="Strong_20_Emphasis"><text:span text:style-name="T1528">:</text:span></text:span></text:h>
      <text:p text:style-name="P513"><text:span text:style-name="Source_20_Text"><text:span text:style-name="T1099">grid-template-rows</text:span></text:span><text:span text:style-name="Strong_20_Emphasis"><text:span text:style-name="T290">: define número e tamanho das linhas;</text:span></text:span></text:p>
      <text:p text:style-name="P513"><text:span text:style-name="Source_20_Text"><text:span text:style-name="T1099">grid-template-columns</text:span></text:span><text:span text:style-name="Strong_20_Emphasis"><text:span text:style-name="T290">: define número e tamanho das colunas;</text:span></text:span></text:p>
      <text:p text:style-name="P513"><text:span text:style-name="Source_20_Text"><text:span text:style-name="T1099">grid-row e grid-column</text:span></text:span><text:span text:style-name="Strong_20_Emphasis"><text:span text:style-name="T290">: </text:span></text:span><text:span text:style-name="T290">posicionam um item na grade;</text:span></text:p>
      <text:p text:style-name="P513"><text:span text:style-name="Source_20_Text"><text:span text:style-name="T1099">grid-gap</text:span></text:span><text:span text:style-name="Strong_20_Emphasis"><text:span text:style-name="T290">: define</text:span></text:span><text:span text:style-name="T290"> o espaço entre as células da grade.</text:span></text:p>
      <text:p text:style-name="P513"><text:span text:style-name="Strong_20_Emphasis"/></text:p>
      <text:p text:style-name="P513"><text:span text:style-name="Strong_20_Emphasis"/></text:p>
      <text:p text:style-name="P195"/>
      <text:p text:style-name="P194"/>
      <text:p text:style-name="P194"/>
      <text:h text:style-name="P524" text:outline-level="1"><text:span text:style-name="T1767">C</text:span>entralizar totalmente um elemento</text:h>
      <text:p text:style-name="P88"/>
      <text:p text:style-name="P88"><text:span text:style-name="T512">Uma das soluções </text:span><text:span text:style-name="T513">(tanto vertical quanto horizontal) </text:span><text:span text:style-name="T512">é configurando a posição do container como </text:span><text:span text:style-name="T733">relative</text:span><text:span text:style-name="T512"> e a posição do bloco interno(</text:span><text:span text:style-name="T515">content</text:span><text:span text:style-name="T512">) como </text:span><text:span text:style-name="T733">absolut</text:span><text:span text:style-name="T512">, assim permitindo alterar as propriedades </text:span><text:span text:style-name="T733">left</text:span><text:span text:style-name="T512"> e </text:span><text:span text:style-name="T733">top</text:span><text:span text:style-name="T512"> para os valores </text:span><text:span text:style-name="T733">50%</text:span><text:span text:style-name="T512"> da view port e, em seguida, utilizar a propriedade </text:span><text:span text:style-name="T1103">transform: translate(-50%,-50%)</text:span><text:span text:style-name="T512"> para deslocar o bloco interno, centralizando-o (já que seu ponto de referência fica no canto superior esquerdo e não no centro).<text:line-break/>Exemplo:</text:span></text:p>
      <text:p text:style-name="P472"><text:span text:style-name="T1591"><text:tab/></text:span><text:span text:style-name="T1604">.container</text:span><text:span text:style-name="T1591"> {<text:tab/><text:tab/><text:tab/><text:tab/><text:tab/><text:tab/></text:span></text:p>
      <text:p text:style-name="P416"><text:span text:style-name="T1493"><text:tab/><text:tab/>position</text:span><text:span text:style-name="T1563">: </text:span><text:span text:style-name="T1516">relative</text:span><text:span text:style-name="T1563">;<text:tab/><text:tab/><text:tab/><text:tab/></text:span></text:p>
      <text:p text:style-name="P404"><text:tab/>}<text:tab/><text:tab/><text:tab/><text:tab/><text:tab/><text:tab/><text:tab/><text:tab/></text:p>
      <text:p text:style-name="P416"><text:span text:style-name="T1603"><text:tab/>.content</text:span><text:span text:style-name="T1563"> {<text:tab/><text:tab/><text:tab/><text:tab/><text:tab/><text:tab/><text:tab/></text:span></text:p>
      <text:p text:style-name="P416"><text:span text:style-name="T1493"><text:tab/><text:tab/>position</text:span><text:span text:style-name="T1563">: </text:span><text:span text:style-name="T1516">absolute</text:span><text:span text:style-name="T1563">;<text:tab/><text:tab/><text:tab/><text:tab/></text:span></text:p>
      <text:p text:style-name="P416"><text:span text:style-name="T1493"><text:tab/><text:tab/>top</text:span><text:span text:style-name="T1563">: </text:span><text:span text:style-name="T1609">50%</text:span><text:span text:style-name="T1563">;<text:tab/><text:tab/><text:tab/><text:tab/><text:tab/><text:tab/></text:span></text:p>
      <text:p text:style-name="P416"><text:span text:style-name="T1493"><text:tab/><text:tab/>left</text:span><text:span text:style-name="T1563">: </text:span><text:span text:style-name="T1609">50%</text:span><text:span text:style-name="T1563">;<text:tab/><text:tab/><text:tab/><text:tab/><text:tab/><text:tab/></text:span></text:p>
      <text:p text:style-name="P416"><text:span text:style-name="T1493"><text:tab/><text:tab/>transform</text:span><text:span text:style-name="T1563">: </text:span><text:span text:style-name="T1708">translate</text:span><text:span text:style-name="T1563">(</text:span><text:span text:style-name="T1609">-50%</text:span><text:span text:style-name="T1563">, </text:span><text:span text:style-name="T1609">-50%</text:span><text:span text:style-name="T1563">);<text:tab/></text:span></text:p>
      <text:p text:style-name="P404"><text:tab/>}<text:tab/><text:tab/><text:tab/><text:tab/><text:tab/><text:tab/><text:tab/><text:tab/></text:p>
      <text:p text:style-name="P190"/>
      <text:p text:style-name="Text_20_body"><text:span text:style-name="Source_20_Text"><text:span text:style-name="T1099">text-overflow</text:span></text:span><text:span text:style-name="T279"> controla como o conteúdo de um elemento deve ser tratado quando ele é maior do que a largura do contêiner que o envolve. Essa propriedade é comumente usada em conjunto com </text:span><text:span text:style-name="Source_20_Text"><text:span text:style-name="T1099">white-space:</text:span></text:span><text:span text:style-name="Source_20_Text"><text:span text:style-name="T279"> </text:span></text:span><text:span text:style-name="Source_20_Text"><text:span text:style-name="T1202">nowrap</text:span></text:span><text:span text:style-name="T279"> e </text:span><text:span text:style-name="Source_20_Text"><text:span text:style-name="T1099">overflow: </text:span></text:span><text:span text:style-name="Source_20_Text"><text:span text:style-name="T1202">hidden</text:span></text:span><text:span text:style-name="T279"> para lidar com casos em que o texto ultrapassa os limites do c</text:span><text:span text:style-name="T274">ontêiner. </text:span><text:span text:style-name="T280">Os valores para atribuir </text:span><text:span text:style-name="T274"><text:s/>à propriedade </text:span><text:span text:style-name="Source_20_Text"><text:span text:style-name="T274">text-overflow </text:span></text:span><text:span text:style-name="Source_20_Text"><text:span text:style-name="T280">são</text:span></text:span><text:span text:style-name="T274">:</text:span></text:p>
      <text:list text:style-name="L38">
        <text:list-item>
          <text:p text:style-name="P683"><text:span text:style-name="Source_20_Text"><text:span text:style-name="T1202">clip</text:span></text:span><text:span text:style-name="T274">: O conteúdo é cortado e não exibido além dos limites do contêiner.</text:span></text:p>
        </text:list-item>
        <text:list-item>
          <text:p text:style-name="P683"><text:span text:style-name="Source_20_Text"><text:span text:style-name="T1202">ellipsis</text:span></text:span><text:span text:style-name="T274">: Exibe reticências (...) para indicar que o texto foi truncado.</text:span></text:p>
        </text:list-item>
        <text:list-item>
          <text:p text:style-name="P683"><text:span text:style-name="Source_20_Text"><text:span text:style-name="T1202">string</text:span></text:span><text:span text:style-name="T274">: </text:span><text:span text:style-name="T280">Define</text:span><text:span text:style-name="T274"> uma string personalizada para exibi</text:span><text:span text:style-name="T280">r</text:span><text:span text:style-name="T274"> quando o texto é truncado.</text:span></text:p>
        </text:list-item>
      </text:list>
      <text:p text:style-name="P191"/>
      <text:p text:style-name="P477"><text:span text:style-name="T1747">C</text:span>ores</text:p>
      <text:p text:style-name="P348"/>
      <text:list text:style-name="L39">
        <text:list-item>
          <text:p text:style-name="P612"><text:span text:style-name="T1537">HSB</text:span><text:span text:style-name="T1435"> (matiz, saturação e luminosidade). Podendo apresentar ou não o parâmetro de </text:span><text:span text:style-name="T1407">opacidade/transparência</text:span><text:span text:style-name="T1435">, sendo 1 = 100% e 0.5 = 50%. Por exemplo: </text:span><text:span text:style-name="T1638">color: hsla(</text:span><text:span text:style-name="T1540">202º, 82%, 76%, 0.6</text:span><text:span text:style-name="T1638">)</text:span><text:span text:style-name="T1540">;</text:span></text:p>
        </text:list-item>
        <text:list-item>
          <text:p text:style-name="P612"><text:span text:style-name="T1525">R</text:span><text:span text:style-name="T1679">G</text:span><text:span text:style-name="T1678">B</text:span><text:span text:style-name="T1435"> (</text:span><text:span text:style-name="T1527">red</text:span><text:span text:style-name="T1435">, </text:span><text:span text:style-name="T1750">green</text:span><text:span text:style-name="T1435">, </text:span><text:span text:style-name="T1540">blue</text:span><text:span text:style-name="T1435">) Podendo apresentar ou não o parâmetro de </text:span><text:span text:style-name="T1407">opacidade</text:span><text:span text:style-name="T1435">, por exemplo: </text:span><text:span text:style-name="T1638">color: rgb</text:span><text:span text:style-name="T1636">a</text:span><text:span text:style-name="T1638">(</text:span><text:span text:style-name="T1540">35, 137, 195, 0.3</text:span><text:span text:style-name="T1638">)</text:span><text:span text:style-name="T1540">;</text:span></text:p>
        </text:list-item>
        <text:list-item>
          <text:p text:style-name="P613"><text:span text:style-name="T1537">Hexadecimal</text:span><text:span text:style-name="T1435">. Por exemplo: </text:span><text:span text:style-name="T1541">#002233. </text:span><text:span text:style-name="T1435">Podendo apresentar ou não o parâmetro de </text:span><text:span text:style-name="T1407">opacidade</text:span><text:span text:style-name="T1435">, por exemplo: </text:span><text:span text:style-name="T1638">#</text:span><text:span text:style-name="T1541">1b4e21</text:span><text:span text:style-name="T1450">60</text:span><text:span text:style-name="T1540">;</text:span></text:p>
        </text:list-item>
      </text:list>
      <text:p text:style-name="P324"/>
      <text:p text:style-name="P98"><text:span text:style-name="T1112">opacity</text:span><text:span text:style-name="T528"> controla a transparência de um elemento, </text:span><text:span text:style-name="T541">A</text:span><text:span text:style-name="T528">ceita valores entre 0 e 1.</text:span></text:p>
      <text:p text:style-name="P324"/>
      <text:p text:style-name="P99"><text:span text:style-name="T503">3 sites/ferramentas para trabalhar com </text:span><text:span text:style-name="T542">web design de </text:span><text:span text:style-name="T503">cores e ajudar na escolha da </text:span><text:span text:style-name="T592">paleta</text:span><text:span text:style-name="T503"> de cores </text:span><text:span text:style-name="T543">que harmonize com o conteúdo de</text:span><text:span text:style-name="T503"> um site:</text:span></text:p>
      <text:p text:style-name="P463"><text:a xlink:type="simple" xlink:href="https://color.adobe.com/pt/create/color-wheel" text:style-name="Internet_20_link" text:visited-style-name="Visited_20_Internet_20_Link"><text:span text:style-name="T1658">Adobe Color Wheel</text:span></text:a><text:span text:style-name="T268"><text:tab/></text:span><text:a xlink:type="simple" xlink:href="https://coolors.co/" text:style-name="Internet_20_link" text:visited-style-name="Visited_20_Internet_20_Link"><text:span text:style-name="T1658">Coolors</text:span></text:a><text:span text:style-name="T268"><text:tab/></text:span><text:a xlink:type="simple" xlink:href="https://paletton.com/" text:style-name="Internet_20_link" text:visited-style-name="Visited_20_Internet_20_Link"><text:span text:style-name="T1658">Paletton</text:span></text:a><text:span text:style-name="T268"><text:tab/></text:span><text:a xlink:type="simple" xlink:href="https://colorhunt.co/" text:style-name="Internet_20_link" text:visited-style-name="Visited_20_Internet_20_Link"><text:span text:style-name="T1658">Color Hunt</text:span></text:a><text:span text:style-name="T268"><text:tab/><text:tab/></text:span><text:a xlink:type="simple" xlink:href="https://m3.material.io/styles/color/system/how-the-system-works" text:style-name="Internet_20_link" text:visited-style-name="Visited_20_Internet_20_Link"><text:span text:style-name="T1658">Color Tool</text:span></text:a></text:p>
      <text:p text:style-name="P176"/>
      <text:p text:style-name="P97"/>
      <text:p text:style-name="P482">Gradientes</text:p>
      <text:p text:style-name="P482"/>
      <text:p text:style-name="P475"><text:span text:style-name="Strong_20_Emphasis"><text:span text:style-name="T292">São transições</text:span></text:span><text:span text:style-name="Strong_20_Emphasis"><text:span text:style-name="T262"> suave</text:span></text:span><text:span text:style-name="Strong_20_Emphasis"><text:span text:style-name="T292">s</text:span></text:span><text:span text:style-name="Strong_20_Emphasis"><text:span text:style-name="T262"> entre duas ou mais cores.</text:span></text:span><text:span text:style-name="T262"> Considerado pelo navegador como se fosse uma imagem, por isso usamos a propriedade </text:span><text:span text:style-name="T1086">background-image</text:span><text:span text:style-name="T262"> na declaração CSS. A função </text:span><text:span text:style-name="T1086">linear-gradient</text:span><text:span text:style-name="T1089">()</text:span><text:span text:style-name="T262"> gera um </text:span><text:span text:style-name="T364">gradiente </text:span><text:span text:style-name="T455">linear</text:span><text:span text:style-name="T364"> angular</text:span><text:span text:style-name="T262">. O primeiro parâmetro da função indica </text:span><text:span text:style-name="T270">a direção ou</text:span><text:span text:style-name="T262"> o ângulo de inclinação e </text:span><text:span text:style-name="T269">o</text:span><text:span text:style-name="T262">s </text:span><text:span text:style-name="T270">parâmetros </text:span><text:span text:style-name="T262">seguintes indicam as cores do degradê a ser criado. </text:span><text:span text:style-name="T269">É possível</text:span><text:span text:style-name="T262"> indicar quantas cores quiser e o navegador vai saber se virar pra gerar </text:span><text:span text:style-name="T269">o</text:span><text:span text:style-name="T262"> degradê personalizado. Experimente </text:span><text:span text:style-name="T269">também </text:span><text:span text:style-name="T262">outros valores de ângulo, incluindo negativos (45deg, -90deg, 25deg,…) e note as diferenças. Também é possível gerar os chamados </text:span><text:span text:style-name="T364">gradientes </text:span><text:span text:style-name="T455">radiais</text:span><text:span text:style-name="T262">, </text:span><text:span text:style-name="T269">através da função CSS </text:span><text:span text:style-name="T1086">radial-gradient</text:span><text:span text:style-name="T1089">()</text:span><text:span text:style-name="T364">. </text:span><text:span text:style-name="T371">Exemplos:</text:span></text:p>
      <text:p text:style-name="P95"><text:span text:style-name="T1156">background-image</text:span><text:span text:style-name="T1057">: </text:span><text:span text:style-name="T1181">linear-gradient</text:span><text:span text:style-name="T1057">(</text:span><text:span text:style-name="T1189">-</text:span><text:span text:style-name="T1188">45</text:span><text:span text:style-name="T1189">deg</text:span><text:span text:style-name="T1057">, </text:span><text:span text:style-name="T1025">red </text:span><text:span text:style-name="T1026">20%</text:span><text:span text:style-name="T1057">, </text:span><text:span text:style-name="T1025">blue </text:span><text:span text:style-name="T1026">40%, purple</text:span><text:span text:style-name="T1057">);<text:tab/></text:span></text:p>
      <text:p text:style-name="P95"><text:span text:style-name="T1156">background-image</text:span><text:span text:style-name="T1057">: </text:span><text:span text:style-name="T1181">linear-gradient</text:span><text:span text:style-name="T1057">(</text:span><text:span text:style-name="T1188">to right</text:span><text:span text:style-name="T1057">, </text:span><text:span text:style-name="T1025">green</text:span><text:span text:style-name="T1057">, </text:span><text:span text:style-name="T1025">yellow</text:span><text:span text:style-name="T1057">);<text:tab/><text:tab/><text:tab/></text:span></text:p>
      <text:p text:style-name="P95"><text:span text:style-name="T1156">background-image</text:span><text:span text:style-name="T1057">: </text:span><text:span text:style-name="T1181">radial-gradient</text:span><text:span text:style-name="T1057">(</text:span><text:span text:style-name="T1188">circle</text:span><text:span text:style-name="T1057">, </text:span><text:span text:style-name="T1025">green</text:span><text:span text:style-name="T1057">, </text:span><text:span text:style-name="T1025">yellow</text:span><text:span text:style-name="T1057">);<text:tab/><text:tab/><text:tab/><text:tab/></text:span></text:p>
      <text:p text:style-name="P452"><text:span text:style-name="T1157">background</text:span><text:span text:style-name="T1007">: </text:span><text:span text:style-name="T1182">radial-gradient</text:span><text:span text:style-name="T1007">(</text:span><text:span text:style-name="T1027">circle</text:span><text:span text:style-name="T1007">, </text:span><text:span text:style-name="T1027">red</text:span><text:span text:style-name="T1007">, </text:span><text:span text:style-name="T1027">yellow</text:span><text:span text:style-name="T1007">);<text:tab/><text:tab/><text:tab/><text:tab/><text:tab/></text:span></text:p>
      <text:p text:style-name="P97"/>
      <text:p text:style-name="P483">Sombras</text:p>
      <text:p text:style-name="P204"/>
      <text:p text:style-name="P204"><text:span text:style-name="T1637">box-shadow</text:span><text:span text:style-name="T1617"> </text:span><text:span text:style-name="T1620">e </text:span><text:span text:style-name="T1639">text</text:span><text:span text:style-name="T1637">-shadow</text:span><text:span text:style-name="T1620"> </text:span><text:span text:style-name="T1619">tem 4</text:span><text:span text:style-name="T1617"> </text:span><text:span text:style-name="T1619">parâmetros, respectivamente na ordem</text:span><text:span text:style-name="T1617">:</text:span></text:p>
      <text:list text:style-name="L40">
        <text:list-item>
          <text:p text:style-name="P615">Deslocamento horizontal (offset-x): é o quanto a sombra vai deslocar para o lado direito (valores negativos causam deslocamento para à esquerda)</text:p>
        </text:list-item>
        <text:list-item>
          <text:p text:style-name="P615">Deslocamento vertical (offset-y): é o quanto a sombra vai andar para baixo (valores negativos causam deslocamento para cima)</text:p>
        </text:list-item>
        <text:list-item>
          <text:p text:style-name="P628"><text:span text:style-name="Source_20_Text"><text:span text:style-name="T363">Embaçamento </text:span></text:span><text:span text:style-name="Source_20_Text"><text:span text:style-name="T368">radial (</text:span></text:span><text:span text:style-name="Source_20_Text"><text:span text:style-name="T363">blur-radius</text:span></text:span><text:span text:style-name="Source_20_Text"><text:span text:style-name="T368">): </text:span></text:span></text:p>
        </text:list-item>
        <text:list-item>
          <text:p text:style-name="P585"><text:span text:style-name="T601">Embaçamento (</text:span><text:span text:style-name="T631">spread-radius</text:span><text:span text:style-name="T601">): é o espalhamento da sombra pelo fundo</text:span></text:p>
        </text:list-item>
        <text:list-item>
          <text:p text:style-name="P585"><text:span text:style-name="T601">Cor (color): cor da sombra. É possível usar transparência. <text:line-break/></text:span><text:span text:style-name="T631">Exemplo: </text:span><text:span text:style-name="T966">box-shadow</text:span><text:span text:style-name="T1058">: 2px 2px 2px 1px rgba(0, 0, 0, 0</text:span><text:span text:style-name="T1225">.2</text:span><text:span text:style-name="T1058">);</text:span></text:p>
        </text:list-item>
      </text:list>
      <text:p text:style-name="P222"/>
      <text:p text:style-name="P484">Raios</text:p>
      <text:p text:style-name="P222"/>
      <text:p text:style-name="P84"><text:span text:style-name="T1112">border-radius</text:span><text:span text:style-name="T631"> arredonda os vértices de um elemento. As figuras a seguir ilustram a ordem dos valores que alteram o </text:span><text:span text:style-name="T582">tamanho</text:span><text:span text:style-name="T631">:</text:span></text:p>
      <text:p text:style-name="P222"/>
      <text:p text:style-name="P223"><draw:frame draw:style-name="fr3" draw:name="Figura17" text:anchor-type="as-char" svg:width="12.594cm" svg:height="5.159cm" draw:z-index="23"><draw:image xlink:href="Pictures/10000000000001DC000000C327266D384BFB955F.jpg" xlink:type="simple" xlink:show="embed" xlink:actuate="onLoad" draw:mime-type="image/jpeg"/></draw:frame></text:p>
      <text:p text:style-name="P223"/>
      <text:p text:style-name="P223"><draw:frame draw:style-name="fr3" draw:name="Figura18" text:anchor-type="as-char" svg:width="12.726cm" svg:height="5.292cm" draw:z-index="26"><draw:image xlink:href="Pictures/10000000000001E1000000C813AD82CF88E5A8F0.jpg" xlink:type="simple" xlink:show="embed" xlink:actuate="onLoad" draw:mime-type="image/jpeg"/></draw:frame></text:p>
      <text:p text:style-name="P223"/>
      <text:p text:style-name="P377"><text:span text:style-name="T993">Também é possível criar </text:span><text:span text:style-name="T933">bolas</text:span><text:span text:style-name="T993">, para isso, crie uma </text:span><text:span text:style-name="T999">&lt;div&gt;</text:span><text:span text:style-name="T993"> quadrada e adicione a propriedade </text:span><text:span text:style-name="T1489">border-radius</text:span><text:span text:style-name="T1585">: </text:span><text:span text:style-name="T1608">50%</text:span><text:span text:style-name="T1585">;</text:span></text:p>
      <text:p text:style-name="P224"/>
      <text:p text:style-name="P340">Variáveis</text:p>
      <text:p text:style-name="P58"/>
      <text:p text:style-name="P440"><text:span text:style-name="T383">P</text:span><text:span text:style-name="T382">ermitem definir </text:span><text:span text:style-name="Strong_20_Emphasis"><text:span text:style-name="T382">valores </text:span></text:span><text:span text:style-name="T382">que podem ser </text:span><text:span text:style-name="Strong_20_Emphasis"><text:span text:style-name="T382">reutilizados em todo o arquivo CSS</text:span></text:span><text:span text:style-name="T382">, aumentando a </text:span><text:span text:style-name="Strong_20_Emphasis"><text:span text:style-name="T382">eficiência</text:span></text:span><text:span text:style-name="T382"> </text:span><text:span text:style-name="T383">e a </text:span><text:span text:style-name="Strong_20_Emphasis"><text:span text:style-name="T335">manutenibilidade</text:span></text:span><text:span text:style-name="Strong_20_Emphasis"><text:span text:style-name="T382"> </text:span></text:span><text:span text:style-name="T382">do código.<text:line-break/>Para criar variáveis CSS utilize duplo traços. Exemplo:</text:span></text:p>
      <text:p text:style-name="P58"/>
      <text:p text:style-name="P400"><text:span text:style-name="T1599">:root</text:span> { <text:span text:style-name="T1567">/*essa pseudo-classe aplica CSS a todo o documento<text:tab/><text:tab/><text:line-break/></text:span><text:span text:style-name="T1578">e armazena as variáveis CSS</text:span><text:span text:style-name="T1567">*/<text:tab/><text:tab/><text:tab/><text:tab/><text:tab/><text:tab/></text:span>    <text:tab/></text:p>
      <text:p text:style-name="P394"><text:span text:style-name="T1482"><text:tab/>--cor1</text:span><text:span text:style-name="T1559">: </text:span><text:span text:style-name="T1506">#85D085</text:span><text:span text:style-name="T1559">;                                        <text:tab/></text:span></text:p>
      <text:p text:style-name="P394"><text:span text:style-name="T1482"><text:tab/>--cor2</text:span><text:span text:style-name="T1559">: </text:span><text:span text:style-name="T1506">#5EA35E</text:span><text:span text:style-name="T1559">;                                        <text:tab/></text:span></text:p>
      <text:p text:style-name="P394"><text:span text:style-name="T1482"><text:tab/>--cor3</text:span><text:span text:style-name="T1559">: </text:span><text:span text:style-name="T1506">#2F882F</text:span><text:span text:style-name="T1559">;                                        <text:tab/></text:span></text:p>
      <text:p text:style-name="P394"><text:span text:style-name="T1482"><text:tab/>--cor4</text:span><text:span text:style-name="T1559">: </text:span><text:span text:style-name="T1506">#0B6D0B</text:span><text:span text:style-name="T1559">;                                        <text:tab/></text:span></text:p>
      <text:p text:style-name="P394"><text:span text:style-name="T1482"><text:tab/>--cor5</text:span><text:span text:style-name="T1559">: </text:span><text:span text:style-name="T1506">#005300</text:span><text:span text:style-name="T1559">;                                        <text:tab/></text:span></text:p>
      <text:p text:style-name="P400">}                                                           <text:tab/></text:p>
      <text:p text:style-name="P51"><text:span text:style-name="T1601">body</text:span><text:span text:style-name="T1583"> {<text:tab/><text:tab/><text:tab/><text:tab/><text:tab/><text:tab/><text:tab/><text:tab/><text:tab/><text:tab/><text:tab/></text:span></text:p>
      <text:p text:style-name="P394"><text:span text:style-name="T1482"><text:tab/>background-color</text:span><text:span text:style-name="T1559">: </text:span><text:span text:style-name="T1706">var</text:span><text:span text:style-name="T1559">(</text:span><text:span text:style-name="T1482">--cor1</text:span><text:span text:style-name="T1559">);</text:span><text:span text:style-name="T1569"> /**para referenciar a <text:tab/><text:tab/><text:line-break/>variável é necessário usar a função var()*/<text:tab/><text:tab/><text:tab/><text:tab/></text:span></text:p>
      <text:p text:style-name="P400">}<text:tab/><text:tab/><text:tab/><text:tab/><text:tab/><text:tab/><text:tab/><text:tab/><text:tab/><text:tab/><text:tab/><text:tab/></text:p>
      <text:p text:style-name="P400"/>
      <text:p text:style-name="P192"/>
      <text:p text:style-name="P339">Propriedades Background</text:p>
      <text:p text:style-name="P192"/>
      <text:p text:style-name="P79"><text:span text:style-name="T544">Existem 3 maneiras de adicionar uma </text:span><text:span text:style-name="T686">imagem de fundo</text:span><text:span text:style-name="T544">:</text:span></text:p>
      <text:list text:style-name="L41">
        <text:list-item>
          <text:p text:style-name="P608">Cor sólida: <text:s/><text:span text:style-name="T1490">background-color</text:span><text:span text:style-name="T1587">: </text:span><text:span text:style-name="T1512">skyblue</text:span><text:span text:style-name="T1587">;</text:span></text:p>
        </text:list-item>
        <text:list-item>
          <text:p text:style-name="P609">Degradê: <text:span text:style-name="T1490">background-image</text:span><text:span text:style-name="T1587">: </text:span><text:span text:style-name="T1707">linear-gradient</text:span><text:span text:style-name="T1587">(to </text:span><text:span text:style-name="T1512">bottom</text:span><text:span text:style-name="T1587">, </text:span><text:span text:style-name="T1512">yellow</text:span><text:span text:style-name="T1587">, </text:span><text:span text:style-name="T1512">red</text:span><text:span text:style-name="T1587">);</text:span></text:p>
        </text:list-item>
        <text:list-item>
          <text:p text:style-name="P629"><text:span text:style-name="T994">URL: </text:span><text:span text:style-name="T1167">background-image</text:span><text:span text:style-name="T1069">: </text:span><text:span text:style-name="T1186">url</text:span><text:span text:style-name="T1069">(</text:span><text:span text:style-name="T1167">imagens/pattern003.png</text:span><text:span text:style-name="T1069">);<text:line-break/></text:span><text:span text:style-name="T1490">background-repeat</text:span><text:span text:style-name="T1587">: </text:span><text:span text:style-name="T1512">repeat</text:span><text:span text:style-name="T1587"> </text:span><text:span text:style-name="T1588">ou</text:span><text:span text:style-name="T1587"> </text:span><text:span text:style-name="T1513">no-r</text:span><text:span text:style-name="T1512">epeat </text:span><text:span text:style-name="T1588">ou </text:span><text:span text:style-name="T1512">repeat-x </text:span><text:span text:style-name="T1588">ou </text:span><text:span text:style-name="T1512">repeat-</text:span><text:span text:style-name="T1513">y</text:span></text:p>
        </text:list-item>
      </text:list>
      <text:p text:style-name="P318"/>
      <text:p text:style-name="P79"><text:span text:style-name="T506">Quando o tamanho da </text:span><text:span text:style-name="T507">box</text:span><text:span text:style-name="T506"> é maior que o tamanho da imagem, por padrão, a imagem será repetida nos dois eixos (eixo x e eixo y) quantas vezes for necessário para cobrir a extensão da caixa contêiner. É possível alterar esse comportamento usando a propriedade </text:span><text:span text:style-name="T1103">background-repeat</text:span><text:span text:style-name="T506">, que aceita os seguintes valores:</text:span></text:p>
      <text:list text:style-name="L42">
        <text:list-item>
          <text:p text:style-name="P630"><text:span text:style-name="T1158">background-repeat</text:span><text:span text:style-name="T1010">: </text:span><text:span text:style-name="T1028">repeat</text:span><text:span text:style-name="T1010">;</text:span></text:p>
        </text:list-item>
        <text:list-item>
          <text:p text:style-name="P630"><text:span text:style-name="T1158">background-repeat</text:span><text:span text:style-name="T1010">: </text:span><text:span text:style-name="T1028">repeat-x</text:span><text:span text:style-name="T1010">;</text:span></text:p>
        </text:list-item>
        <text:list-item>
          <text:p text:style-name="P630"><text:span text:style-name="T1158">background-repeat</text:span><text:span text:style-name="T1010">: </text:span><text:span text:style-name="T1028">repeat-y</text:span><text:span text:style-name="T1010">;</text:span></text:p>
        </text:list-item>
        <text:list-item>
          <text:p text:style-name="P630"><text:span text:style-name="T1158">background-repeat</text:span><text:span text:style-name="T1010">: </text:span><text:span text:style-name="T1028">no-repeat</text:span><text:span text:style-name="T1010">;</text:span></text:p>
        </text:list-item>
      </text:list>
      <text:p text:style-name="P79"/>
      <text:p text:style-name="P79"/>
      <text:p text:style-name="P80"><text:span text:style-name="T508">Para alterar</text:span><text:span text:style-name="T506"> a posição de </text:span><text:span text:style-name="T509">referência (ancoragem) de uma</text:span><text:span text:style-name="T506"> </text:span><text:span text:style-name="T509">imagem, </text:span><text:span text:style-name="T508">use a propriedade </text:span><text:span text:style-name="T1103">background-position</text:span><text:span text:style-name="T506">, </text:span><text:span text:style-name="T509">aplicando </text:span><text:span text:style-name="T508">os parâmetros </text:span><text:span text:style-name="T509">abaixo</text:span><text:span text:style-name="T508">:</text:span></text:p>
      <text:p text:style-name="P79"/>
      <text:p text:style-name="P193"><draw:frame draw:style-name="fr3" draw:name="Figura19" text:anchor-type="as-char" svg:width="4.997cm" svg:height="4.941cm" draw:z-index="27"><draw:image xlink:href="Pictures/10000001000001680000016432CE6F68F534843E.png" xlink:type="simple" xlink:show="embed" xlink:actuate="onLoad" draw:mime-type="image/png"/></draw:frame></text:p>
      <text:p text:style-name="P91"><text:span text:style-name="T1159">background-position</text:span><text:span text:style-name="T1061">: </text:span><text:span text:style-name="T1029">right</text:span><text:span text:style-name="T1061"> </text:span><text:span text:style-name="T1029">bottom</text:span><text:span text:style-name="T1061">;</text:span></text:p>
      <text:p text:style-name="P130"/>
      <text:p text:style-name="P130"/>
      <text:p text:style-name="P79"><text:span text:style-name="T508">A </text:span><text:span text:style-name="T509">propriedade </text:span><text:span text:style-name="T1103">background-size</text:span><text:span text:style-name="T509"> redimensiona imagens e possui 4 diferentes parâmetros:</text:span></text:p>
      <text:list text:style-name="L43">
        <text:list-item>
          <text:p text:style-name="P586"><text:span text:style-name="T1159">background-size</text:span><text:span text:style-name="T1061">: </text:span><text:span text:style-name="T1030">auto</text:span><text:span text:style-name="T1061">;</text:span><text:span text:style-name="T509"> (padrão) a imagem de fundo será aplicada em seu tamanho original. </text:span></text:p>
        </text:list-item>
        <text:list-item>
          <text:p text:style-name="P586"><text:span text:style-name="T1159">Background-size</text:span><text:span text:style-name="T1061">: </text:span><text:span text:style-name="T1031">100% 100%</text:span><text:span text:style-name="T1061">; </text:span><text:span text:style-name="T509"><text:s/></text:span><text:span text:style-name="T510">Tamanho fixo: </text:span><text:span text:style-name="T509">Redimensiona a largura da imagem e faz a altura se adaptar automaticamente. Podemos também informar as duas dimensões</text:span><text:span text:style-name="T510">(px)</text:span><text:span text:style-name="T509"> na sequência ou também usar valores percentuais</text:span><text:span text:style-name="T510">(%)</text:span><text:span text:style-name="T509">. </text:span></text:p>
        </text:list-item>
        <text:list-item>
          <text:p text:style-name="P586"><text:span text:style-name="T1159">background-size</text:span><text:span text:style-name="T1061">: </text:span><text:span text:style-name="T1031">contain</text:span><text:span text:style-name="T1061">;</text:span><text:span text:style-name="T509"> </text:span><text:span text:style-name="T510">exibe 100% da imagem na tela mesmo que, para isso, apresente barras verticais ou horizontais ao lado da imagem.</text:span></text:p>
        </text:list-item>
        <text:list-item>
          <text:p text:style-name="P586"><text:span text:style-name="T1159">background-size</text:span><text:span text:style-name="T1061">: </text:span><text:span text:style-name="T1029">cover</text:span><text:span text:style-name="T1061">;</text:span><text:span text:style-name="T510"> </text:span><text:span text:style-name="T511">ajusta com zoom a imagem para cobrir</text:span><text:span text:style-name="T510"> todo o conteiner, adaptando-a de acordo com o tamanho da viewport(janela), ou seja, não exibe 100% da imagem mas ocupa 100% da viewport (responsividade)</text:span></text:p>
        </text:list-item>
      </text:list>
      <text:p text:style-name="P203"/>
      <text:p text:style-name="P203"/>
      <text:p text:style-name="P79"><text:span text:style-name="T550">A propriedade </text:span><text:span text:style-name="T1103">background-attachment</text:span><text:span text:style-name="T550"> configura o vínculo (attachment) da imagem de fundo com o resto do documento, principalmente se o conteúdo for maior do que a altura da página e seja necessário vazar uma rolagem vertical. </text:span><text:span text:style-name="T556">Possui 2 parâmetros:</text:span></text:p>
      <text:list text:style-name="L44">
        <text:list-item>
          <text:p text:style-name="P587"><text:span text:style-name="T1160">background-attachment</text:span><text:span text:style-name="T1062">: </text:span><text:span text:style-name="T1032">scroll</text:span><text:span text:style-name="T556"> (padrão) a imagem de fundo vai rolar junto com o conteúdo.</text:span></text:p>
        </text:list-item>
        <text:list-item>
          <text:p text:style-name="P587"><text:span text:style-name="T1160">background-attachment</text:span><text:span text:style-name="T1062">: </text:span><text:span text:style-name="T1033">fixed</text:span><text:span text:style-name="T1034"> </text:span><text:span text:style-name="T556">A </text:span><text:span text:style-name="T560">imagem </text:span><text:span text:style-name="T556">de fundo vai ficar </text:span><text:span text:style-name="T594">fixada</text:span><text:span text:style-name="T556"> enquanto o conteúdo vai sendo rolado. </text:span></text:p>
        </text:list-item>
      </text:list>
      <text:p text:style-name="P203"/>
      <text:p text:style-name="P80"><text:span text:style-name="T550">A propriedade abreviada</text:span><text:span text:style-name="T557">(</text:span><text:span text:style-name="T684">shortcut</text:span><text:span text:style-name="T557">)</text:span><text:span text:style-name="T550"> </text:span><text:span text:style-name="T1103">background</text:span><text:span text:style-name="T550"> pode ser declarada agrupando </text:span><text:span text:style-name="T558">os parâmetros na seguinte ordem</text:span><text:span text:style-name="T550">:</text:span></text:p>
      <text:list text:style-name="L45">
        <text:list-item>
          <text:p text:style-name="P611">background-color</text:p>
        </text:list-item>
        <text:list-item>
          <text:p text:style-name="P611">background-image</text:p>
        </text:list-item>
        <text:list-item>
          <text:p text:style-name="P611">background-position</text:p>
        </text:list-item>
        <text:list-item>
          <text:p text:style-name="P611">background-repeat</text:p>
        </text:list-item>
        <text:list-item>
          <text:p text:style-name="P611">background-attachment</text:p>
        </text:list-item>
      </text:list>
      <text:p text:style-name="P79"><text:span text:style-name="T550">E</text:span><text:span text:style-name="T557">xemplo: </text:span><text:span text:style-name="T1165">background</text:span><text:span text:style-name="T1067">: </text:span><text:span text:style-name="T1040">black</text:span><text:span text:style-name="T1067"> </text:span><text:span text:style-name="T1185">url</text:span><text:span text:style-name="T1067">(</text:span><text:span text:style-name="T1040">'imagens/wallpaper003.jpg'</text:span><text:span text:style-name="T1067">) </text:span><text:span text:style-name="T1041">center</text:span><text:span text:style-name="T1067"> </text:span><text:span text:style-name="T1041">top</text:span><text:span text:style-name="T1067"> </text:span><text:span text:style-name="T1040">no-repeat</text:span><text:span text:style-name="T1067"> </text:span><text:span text:style-name="T1040">fixed</text:span><text:span text:style-name="T1067">;</text:span></text:p>
      <text:p text:style-name="P109"/>
      <text:h text:style-name="P525" text:outline-level="1"><text:span text:style-name="T1241">Fo</text:span><text:span text:style-name="T1242">ntes</text:span></text:h>
      <text:h text:style-name="P526" text:outline-level="1"><text:span text:style-name="T687">F</text:span><text:span text:style-name="T688">ontes seguras</text:span></text:h>
      <text:list text:style-name="L46">
        <text:list-item>
          <text:p text:style-name="P658"><text:span text:style-name="T1690">Arial (sans-serif):</text:span> <text:span text:style-name="T1350">mais utilizada no mundo</text:span></text:p>
        </text:list-item>
        <text:list-item>
          <text:p text:style-name="P659"><text:span text:style-name="T1691">Verdana (sans-serif):</text:span> <text:span text:style-name="T1351">fácil leitura para fontes pequenas</text:span></text:p>
        </text:list-item>
        <text:list-item>
          <text:p text:style-name="P660"><text:span text:style-name="T1692">Tahoma (sans-serif):</text:span> <text:span text:style-name="T1352">economia, menor espaçamento entre os caracteres</text:span></text:p>
        </text:list-item>
        <text:list-item>
          <text:p text:style-name="P659"><text:span text:style-name="T1693">Trebuchet MS (sans-serif):</text:span><text:span text:style-name="T1349"> </text:span><text:span text:style-name="T1353">legado, desenhada pela Microsoft em 1996</text:span></text:p>
        </text:list-item>
        <text:list-item>
          <text:p text:style-name="P659"><text:span text:style-name="T1694">Times New Roman (serif):</text:span> <text:span text:style-name="T1354">mais profissional, muito utilizada em jornais, </text:span><text:span text:style-name="T1355">títulos.</text:span></text:p>
        </text:list-item>
        <text:list-item>
          <text:p text:style-name="P684"><text:span text:style-name="T929">Georgia (serif):</text:span><text:span text:style-name="T887"> </text:span><text:span text:style-name="T751">elegante, good candidate for mobile-responsive design </text:span><text:span text:style-name="T752">(porém os números ficam desalinhados, exemplo: </text:span><text:span text:style-name="Strong_20_Emphasis"><text:span text:style-name="T753">2308R00D590</text:span></text:span><text:span text:style-name="T752">) </text:span><text:span text:style-name="T751">.</text:span><text:span text:style-name="T1732"> </text:span></text:p>
        </text:list-item>
        <text:list-item>
          <text:p text:style-name="P659"><text:span text:style-name="T1695">Garamond (serif):</text:span> <text:span text:style-name="T1356">clássica, muito utilizada em livros impressos</text:span></text:p>
        </text:list-item>
        <text:list-item>
          <text:p text:style-name="P659"><text:span text:style-name="T1696">Courier New (monospace):</text:span> <text:span text:style-name="T1733">a </text:span><text:span text:style-name="T1357">mais popular em código-fonte e legendas</text:span></text:p>
        </text:list-item>
        <text:list-item>
          <text:p text:style-name="P661"><text:span text:style-name="T1697">Brush Script MT (cursive):</text:span> <text:span text:style-name="T1358">sofisticada, imita a caligrafia humana</text:span></text:p>
        </text:list-item>
      </text:list>
      <text:h text:style-name="P518" text:outline-level="1"><text:span text:style-name="T1271">Categoria</text:span><text:span text:style-name="T1281">s</text:span></text:h>
      <text:p text:style-name="P55"><text:span text:style-name="T622">As fontes </text:span><text:span text:style-name="T621">são baseadas principalmente na presença </text:span><text:span text:style-name="T622">(serif)</text:span><text:span text:style-name="T621"> ou ausência da serifa </text:span><text:span text:style-name="T622">(em francês, Sans-Serif) </text:span><text:span text:style-name="T623">e se dividem em 4</text:span><text:span text:style-name="T621"> categorias:</text:span></text:p>
      <text:list text:style-name="L47">
        <text:list-item>
          <text:p text:style-name="P646"><text:span text:style-name="T930">Serif</text:span><text:span text:style-name="T622">: </text:span><text:span text:style-name="T599">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622">Existem também sub-categorias para cada fonte serifada, como as </text:span><text:span text:style-name="T1217">old style</text:span><text:span text:style-name="T622">, </text:span><text:span text:style-name="T1217">transitional</text:span><text:span text:style-name="T622">, </text:span><text:span text:style-name="T1217">didone</text:span><text:span text:style-name="T622">, </text:span><text:span text:style-name="T1217">slab</text:span><text:span text:style-name="T622">, </text:span><text:span text:style-name="T1217">clarendon</text:span><text:span text:style-name="T622"> e </text:span><text:span text:style-name="T1217">glyphic</text:span><text:span text:style-name="T622">.</text:span></text:p>
        </text:list-item>
        <text:list-item>
          <text:p text:style-name="P647"><text:span text:style-name="T931">Sans-Serif</text:span><text:span text:style-name="T673">: uma </text:span><text:span text:style-name="T672">fonte não serifada muito popular </text:span><text:span text:style-name="T673">é a</text:span><text:span text:style-name="T672"> </text:span><text:span text:style-name="T673">Verdana.</text:span></text:p>
        </text:list-item>
        <text:list-item>
          <text:p text:style-name="P647"><text:span text:style-name="T901">Monospace</text:span><text:span text:style-name="T673">: </text:span><text:span text:style-name="T672">possuem a mesma largura para todas as letras.</text:span></text:p>
        </text:list-item>
        <text:list-item>
          <text:p text:style-name="P646"><text:span text:style-name="T932">Script</text:span><text:span text:style-name="T622">: </text:span><text:span text:style-name="T599">Também chamadas de fontes handwriting, </text:span><text:span text:style-name="T622">oferecem </text:span><text:span text:style-name="T581">delicadeza</text:span><text:span text:style-name="T622">, </text:span><text:span text:style-name="T599">são aquelas que tentam imitar a escrita humana </text:span><text:span text:style-name="T622">de forma cursiva</text:span><text:span text:style-name="T599">. Seu uso deve ser bem controlado e jamais será aplicado a textos muito longos, pois causam cansaço visual e tornam-se difíceis de ler.</text:span></text:p>
        </text:list-item>
      </text:list>
      <text:p text:style-name="P54"><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oft-page-break/><text:span text:style-name="T622">servem para </text:span><text:span text:style-name="T581">decorar</text:span><text:span text:style-name="T622">, possuem</text:span><text:span text:style-name="T599"> bastante efeitos visuais, enfeitadas e até mesmo curiosas. Também são chamadas de fontes comemorativas e algumas delas sequer representam letras, podendo ser desenhos de animais, objetos, pessoas, personagens de quadrinhos, etc. </text:span></text:p>
      <text:p text:style-name="P57"><text:span text:style-name="T1112">font-family </text:span><text:span text:style-name="T599">configura a família tipográfica que será aplicada.<text:line-break/><text:line-break/></text:span><text:span text:style-name="T1117">@font-face {}:</text:span><text:span text:style-name="T601"> use esse comando no topo do documento CSS para </text:span><text:span text:style-name="T586">importar</text:span><text:span text:style-name="T573"> </text:span><text:span text:style-name="T587">e declarar</text:span><text:span text:style-name="T634"> </text:span><text:span text:style-name="T601">uma fonte</text:span><text:span text:style-name="T633"> extern</text:span><text:span text:style-name="T634">a</text:span><text:span text:style-name="T601">. O </text:span><text:a xlink:type="simple" xlink:href="https://fonts.google.com/" text:style-name="Internet_20_link" text:visited-style-name="Visited_20_Internet_20_Link">Google <text:span text:style-name="T632">F</text:span>onts</text:a><text:span text:style-name="T601"> é um </text:span><text:span text:style-name="T632">ótimo </text:span><text:span text:style-name="T601">repositório.</text:span></text:p>
      <text:p text:style-name="P56"/>
      <text:p text:style-name="P106"><text:a xlink:type="simple" xlink:href="https://css-tricks.com/fun-viewport-units/" text:style-name="Internet_20_link" text:visited-style-name="Visited_20_Internet_20_Link"><text:span text:style-name="T689">Tamanh</text:span><text:span text:style-name="T690">os</text:span></text:a></text:p>
      <text:p text:style-name="P175"><text:span text:style-name="T1614">Existem várias medidas, </text:span><text:span text:style-name="T1624">que podem ser divididas em:</text:span></text:p>
      <text:list text:style-name="L48">
        <text:list-item>
          <text:p text:style-name="P648"><text:span text:style-name="T885">Absolutas</text:span><text:span text:style-name="T624">: </text:span><text:span text:style-name="T1112">px</text:span><text:span text:style-name="T621"> (pixels), </text:span><text:span text:style-name="T1112">pt</text:span><text:span text:style-name="T621"> (pontos </text:span><text:span text:style-name="T652">[</text:span><text:span text:style-name="T651">somente para impressões</text:span><text:span text:style-name="T652">]</text:span><text:span text:style-name="T621">), </text:span><text:span text:style-name="T1112">m</text:span><text:span text:style-name="T1113">m</text:span><text:span text:style-name="T621"> (</text:span><text:span text:style-name="T624">mil</text:span><text:span text:style-name="T621">ímetros),</text:span><text:span text:style-name="T625"> </text:span><text:span text:style-name="T1112">cm</text:span><text:span text:style-name="T621"> (centímetros),</text:span><text:span text:style-name="T625"> </text:span><text:span text:style-name="T1112">in</text:span><text:span text:style-name="T621"> (polegadas), </text:span><text:span text:style-name="T1112">pc</text:span><text:span text:style-name="T621"> (paicas).</text:span></text:p>
        </text:list-item>
        <text:list-item>
          <text:p text:style-name="P649"><text:span text:style-name="T885">Relativas</text:span><text:span text:style-name="T882">: </text:span></text:p>
          <text:list>
            <text:list-item>
              <text:p text:style-name="P649"><text:span text:style-name="T1112">em:</text:span><text:span text:style-name="T599"> relativa à altura do </text:span><text:span text:style-name="T884">M</text:span><text:span text:style-name="T599"> maiúsculo da fonte atual</text:span><text:span text:style-name="T626">, </text:span></text:p>
            </text:list-item>
            <text:list-item>
              <text:p text:style-name="P649"><text:span text:style-name="T1112">e</text:span><text:span text:style-name="T1111">x: </text:span><text:span text:style-name="T599">relativa à </text:span><text:span text:style-name="T570">altura do </text:span><text:span text:style-name="T876">x</text:span><text:span text:style-name="T599"> minúsculo da fonte atua</text:span><text:span text:style-name="T654">l</text:span><text:span text:style-name="T626">, </text:span></text:p>
            </text:list-item>
            <text:list-item>
              <text:p text:style-name="P649"><text:span text:style-name="T1112">rem: </text:span><text:span text:style-name="T599">root-</text:span><text:span text:style-name="T653">em</text:span><text:span text:style-name="T599">, ou seja, a fonte </text:span><text:span text:style-name="T623">declarada</text:span><text:span text:style-name="T599"> no </text:span><text:span text:style-name="T737">&lt;</text:span><text:span text:style-name="T743">html</text:span><text:span text:style-name="T737">&gt;</text:span><text:span text:style-name="T599"> </text:span><text:span text:style-name="T654">(default </text:span><text:span text:style-name="T653">16px</text:span><text:span text:style-name="T621">)</text:span><text:span text:style-name="T626">, </text:span></text:p>
            </text:list-item>
            <text:list-item>
              <text:p text:style-name="P649"><text:span text:style-name="T1112">vw: </text:span><text:span text:style-name="T599">porcentagem do </text:span><text:span text:style-name="T626">view width – </text:span><text:span text:style-name="T599">largura da tela</text:span><text:span text:style-name="T626">, </text:span></text:p>
            </text:list-item>
            <text:list-item>
              <text:p text:style-name="P685"><text:span text:style-name="T1086">vh: </text:span><text:span text:style-name="T390">porcenta</text:span><text:span text:style-name="T365">gem do view hight – altura da tela.</text:span></text:p>
            </text:list-item>
            <text:list-item>
              <text:p text:style-name="P686"><text:span text:style-name="T1086">vmin: </text:span><text:span text:style-name="T365">menor dimensão da viewport, seja a largura ou a altura</text:span></text:p>
            </text:list-item>
            <text:list-item>
              <text:p text:style-name="P686"><text:span text:style-name="T1086">vmax: </text:span><text:span text:style-name="T365">maior dimensão da viewport </text:span><text:span text:style-name="T389">(1 vmin = 1%)</text:span></text:p>
            </text:list-item>
            <text:list-item>
              <text:p text:style-name="P685"><text:span text:style-name="T1085">%</text:span><text:span text:style-name="T1086">: </text:span><text:span text:style-name="T386">relativa ao tamanho do conteiner (elemento pai), </text:span><text:span text:style-name="T388">contexto local</text:span></text:p>
            </text:list-item>
            <text:list-item>
              <text:p text:style-name="P687"><text:span text:style-name="T1086">ch: </text:span><text:span text:style-name="T386">relativa à largura do caractere </text:span><text:span text:style-name="T862">0 </text:span><text:span text:style-name="T863">(</text:span><text:span text:style-name="T386">zero), para fontes monospace</text:span></text:p>
            </text:list-item>
          </text:list>
        </text:list-item>
      </text:list>
      <text:p text:style-name="P103"/>
      <text:p text:style-name="P426"><text:span text:style-name="T874">Hardware pixel</text:span><text:span text:style-name="T481">: </text:span><text:span text:style-name="T262">se refere à </text:span><text:span text:style-name="T329">menor unidade física</text:span><text:span text:style-name="T262"> em uma tela</text:span></text:p>
      <text:p text:style-name="P426"><text:span text:style-name="T864">R</text:span><text:span text:style-name="T859">eference pixel</text:span><text:span text:style-name="T364">: é uma unidade </text:span><text:span text:style-name="T329">abstrata</text:span><text:span text:style-name="T364"> que </text:span><text:span text:style-name="T387">leva em consideração a </text:span><text:span text:style-name="T337">proximidade</text:span><text:span text:style-name="T387"> da tela.</text:span></text:p>
      <text:p text:style-name="P426"/>
      <text:p text:style-name="P489"><text:span text:style-name="T364">Para tamanhos de fonte a serem </text:span><text:span text:style-name="T329">exibidos na tela</text:span><text:span text:style-name="T364">, o W3C recomenda o uso do </text:span><text:span text:style-name="T712">px</text:span><text:span text:style-name="T364"> ou </text:span><text:span text:style-name="T712">em</text:span><text:span text:style-name="T364"> </text:span><text:span text:style-name="T365">por existirem dispositivos de exibição com diferentes tamanhos e resoluções</text:span><text:span text:style-name="T364">, </text:span><text:span text:style-name="T367">todavia o </text:span><text:span text:style-name="T713">em</text:span><text:span text:style-name="T365"> é a unidade mais recomendável devido à sua alta portabilidade, </text:span><text:span text:style-name="T367">já que é uma medida relacional</text:span><text:span text:style-name="T365">. </text:span><text:span text:style-name="T366">Já as</text:span><text:span text:style-name="T262"> medida</text:span><text:span text:style-name="T265">s</text:span><text:span text:style-name="T262"> </text:span><text:span text:style-name="Source_20_Text"><text:span text:style-name="T712">pt</text:span></text:span><text:span text:style-name="T872">, </text:span><text:span text:style-name="Source_20_Text"><text:span text:style-name="T712">cm</text:span></text:span><text:span text:style-name="T873"> </text:span><text:span text:style-name="T264">ou</text:span><text:span text:style-name="T873"> </text:span><text:span text:style-name="Source_20_Text"><text:span text:style-name="T712">in</text:span></text:span><text:span text:style-name="T873"> </text:span><text:span text:style-name="T264">são</text:span><text:span text:style-name="T262"> </text:span><text:span text:style-name="T264">mais </text:span><text:span text:style-name="T263">recomendada</text:span><text:span text:style-name="T264">s</text:span><text:span text:style-name="T262"> para referenciar</text:span><text:span text:style-name="T264">em</text:span><text:span text:style-name="T262"> conteúdos que serão </text:span><text:span text:style-name="T329">impressos</text:span><text:span text:style-name="T262">.</text:span></text:p>
      <text:p text:style-name="P489"><text:span text:style-name="T262">O </text:span><text:span text:style-name="Source_20_Text"><text:span text:style-name="T859">tamanho padrão</text:span></text:span><text:span text:style-name="T262"> de fonte </text:span><text:span text:style-name="T266">dos navegadores</text:span><text:span text:style-name="T262"> </text:span><text:span text:style-name="T296">é</text:span><text:span text:style-name="T266"> </text:span><text:span text:style-name="Source_20_Text"><text:span text:style-name="T717">16px</text:span></text:span><text:span text:style-name="T329">, equivale</text:span><text:span text:style-name="T338">nte </text:span><text:span text:style-name="T329">a </text:span><text:span text:style-name="Source_20_Text"><text:span text:style-name="T717">1em</text:span></text:span><text:span text:style-name="T262">. A partir daí, podemos configurar o tamanho de um título </text:span><text:span text:style-name="T702">&lt;</text:span><text:span text:style-name="T703">h1&gt;</text:span><text:span text:style-name="T262">, por exemplo, como sendo 2 vezes maior que a fonte padrão usando o valor </text:span><text:span text:style-name="T702">2em</text:span><text:span text:style-name="T262"> para a propriedade, </text:span><text:span text:style-name="T263">e o subtítulo </text:span><text:span text:style-name="T703">&lt;h2&gt;</text:span><text:span text:style-name="T263"> com valor </text:span><text:span text:style-name="T703">1.5em</text:span><text:span text:style-name="T262">.</text:span></text:p>
      <text:p text:style-name="P488"><text:soft-page-break/><text:span text:style-name="T296">O</text:span><text:span text:style-name="T262"> </text:span><text:span text:style-name="Source_20_Text"><text:span text:style-name="T714">em</text:span></text:span><text:span text:style-name="T262">, </text:span><text:span text:style-name="T296">é relativo ao tamanho da fonte do elemento pai imediato</text:span><text:span text:style-name="T262">, </text:span><text:span text:style-name="T296">já </text:span><text:span text:style-name="T262">o </text:span><text:span text:style-name="Source_20_Text"><text:span text:style-name="T712">rem</text:span></text:span><text:span text:style-name="Source_20_Text"><text:span text:style-name="T262"> </text:span></text:span><text:span text:style-name="T262">é constante em todo o documento </text:span><text:span text:style-name="T296">pois é relativo somente com o elemento raiz </text:span><text:span text:style-name="T706">&lt;html&gt;</text:span><text:span text:style-name="T296">. Esses tamanhos são muitos utilizados em componentização.</text:span></text:p>
      <text:p text:style-name="P487"><text:span text:style-name="T262">Outras </text:span><text:span text:style-name="T267">medidas </text:span><text:span text:style-name="T262">permitem especificar tamanhos relativos à janela do leitor: </text:span><text:span text:style-name="T264">a</text:span><text:span text:style-name="T262"> </text:span><text:span text:style-name="Source_20_Text"><text:span text:style-name="T712">vw</text:span></text:span><text:span text:style-name="Source_20_Text"><text:span text:style-name="T262"> </text:span></text:span><text:span text:style-name="T262">é </text:span><text:span text:style-name="T265">a porcentagem, ou seja, </text:span><text:span text:style-name="T262">1/100 da largura da janela. </text:span><text:span text:style-name="T265">Já</text:span><text:span text:style-name="T262"> </text:span><text:span text:style-name="T264">a</text:span><text:span text:style-name="T262"> </text:span><text:span text:style-name="Source_20_Text"><text:span text:style-name="T712">vh</text:span></text:span><text:span text:style-name="Source_20_Text"><text:span text:style-name="T262"> </text:span></text:span><text:span text:style-name="T262">é 1/100 da </text:span><text:span text:style-name="T364">altura</text:span><text:span text:style-name="T262"> da janela.</text:span></text:p>
      <text:p text:style-name="P110"><text:span text:style-name="T503">I</text:span><text:span text:style-name="T483">mportante lembrar que não pode haver espaço entre o valor a e s</text:span><text:span text:style-name="T514">ua</text:span><text:span text:style-name="T483"> medida!<text:line-break/>Exemplo: </text:span><text:span text:style-name="T780">1 em</text:span><text:span text:style-name="T730"> → 1em</text:span></text:p>
      <text:p text:style-name="P374"><text:span text:style-name="T991">Para configurar </text:span><text:span text:style-name="T992">o tamanho da fonte</text:span><text:span text:style-name="T991"> que será aplicad</text:span><text:span text:style-name="T992">o</text:span><text:span text:style-name="T991"> a um determinado texto, usamos a propriedade </text:span><text:span text:style-name="T1118">font-</text:span><text:span text:style-name="T1119">size</text:span><text:span text:style-name="T991"> das CSS.</text:span></text:p>
      <text:p text:style-name="P104"><text:span text:style-name="T627">Para </text:span><text:span text:style-name="T628">adaptar o tamanho da fonte ao tamanho da tela </text:span><text:span text:style-name="T627">aplique </text:span><text:span text:style-name="T1192">vh(view-width)</text:span><text:span text:style-name="T627"> na unidade de medida</text:span><text:span text:style-name="T628">. </text:span><text:span text:style-name="T629">Exemplo: </text:span><text:span text:style-name="T1496">font-size</text:span><text:span text:style-name="T1594">: </text:span><text:span text:style-name="T1610">10vw</text:span><text:span text:style-name="T1594">; </text:span><text:span text:style-name="T1573">/*ajusta o tamanho da fonte </text:span><text:span text:style-name="T1574">dinamicamente </text:span><text:span text:style-name="T1573">em 10% em relação à largura da viewport*/</text:span></text:p>
      <text:p text:style-name="P105"/>
      <text:p text:style-name="P425"><text:span text:style-name="T481">Formatações<text:line-break/></text:span><text:span text:style-name="T1086">font-weight:</text:span><text:span text:style-name="T262"> para aplicar o negrito.<text:line-break/></text:span><text:span text:style-name="T1086">font-style:</text:span><text:span text:style-name="T262"> para aplicar o itálico.<text:line-break/></text:span><text:span text:style-name="T1090">text</text:span><text:span text:style-name="T1086">-</text:span><text:span text:style-name="T1090">decoration</text:span><text:span text:style-name="T1086">:</text:span><text:span text:style-name="T262"> para aplicar o </text:span><text:span text:style-name="T295">sublinhado</text:span><text:span text:style-name="T262">.</text:span></text:p>
      <text:p text:style-name="P174"><text:s/></text:p>
      <text:p text:style-name="P173">Existe uma <text:span text:style-name="T1425">shorthand </text:span><text:span text:style-name="T1699">(mãozinha)</text:span> para fontes que é a propriedade <text:span text:style-name="T1641">font</text:span>: <text:span text:style-name="T1698">em vez</text:span> de fazer várias configurações em múltiplas linhas, podemos simplificar tudo de maneira muito simples. <text:span text:style-name="T1698">Exemplo:</text:span></text:p>
      <text:p text:style-name="P376"><text:span text:style-name="T1500">font</text:span><text:span text:style-name="T1597">: </text:span><text:span text:style-name="T1522">italic</text:span><text:span text:style-name="T1597"> </text:span><text:span text:style-name="T1522">bold</text:span><text:span text:style-name="T1597"> </text:span><text:span text:style-name="T1612">1em</text:span><text:span text:style-name="T1597"> </text:span><text:span text:style-name="T1522">georgia</text:span><text:span text:style-name="T1597">, </text:span><text:span text:style-name="T1522">helvetica</text:span><text:span text:style-name="T1597">, </text:span><text:span text:style-name="T1522">sans-serif</text:span><text:span text:style-name="T1597">;</text:span></text:p>
      <text:p text:style-name="P178">A ordem dos atributos de uma <text:span text:style-name="T1425">shorthand</text:span> em CSS é importante!<text:line-break/>(<text:span text:style-name="T1671">style</text:span><text:span text:style-name="T1699">→ </text:span><text:span text:style-name="T1671">weight</text:span><text:span text:style-name="T1699"> → </text:span><text:span text:style-name="T1671">size</text:span><text:span text:style-name="T1699"> → </text:span><text:span text:style-name="T1671">family</text:span>)</text:p>
      <text:p text:style-name="P177"/>
      <text:p text:style-name="P100"><text:span text:style-name="T691">A</text:span><text:span text:style-name="T689">linhamento</text:span><text:span text:style-name="T691">s</text:span></text:p>
      <text:p text:style-name="P101"><text:span text:style-name="T1112">text-align: </text:span><text:span text:style-name="T1193">left</text:span><text:span text:style-name="T1112">;</text:span><text:span text:style-name="T1194">right</text:span><text:span text:style-name="T1112">;</text:span><text:span text:style-name="T1194">center</text:span><text:span text:style-name="T1112">;</text:span><text:span text:style-name="T1194">justify</text:span><text:span text:style-name="T1112">;</text:span></text:p>
      <text:p text:style-name="P238"/>
      <text:p text:style-name="P237">Legibilidade</text:p>
      <text:p text:style-name="P102"><text:span text:style-name="T1112">text-</text:span><text:span text:style-name="T1116">indent</text:span><text:span text:style-name="T545"> </text:span><text:span text:style-name="T546">recua</text:span><text:span text:style-name="T545"> </text:span><text:span text:style-name="T546">a primeira linha do parágrafo, </text:span><text:span text:style-name="T547">melhor identificando-os em textos longos</text:span><text:span text:style-name="T546">.</text:span></text:p>
      <text:p text:style-name="P476"><text:span text:style-name="Strong_20_Emphasis"><text:span text:style-name="Source_20_Text"><text:span text:style-name="T1087">line-height</text:span></text:span></text:span><text:span text:style-name="T281"> controla a altura da linha dentro de um elemento </text:span><text:span text:style-name="T282">e, consequentemente, </text:span><text:span text:style-name="T281">o espaçamento entre as linhas.</text:span></text:p>
      <text:p text:style-name="P476"><text:span text:style-name="Source_20_Text"><text:span text:style-name="T1087">letter-spacing</text:span></text:span><text:span text:style-name="T281"> controla o espaçamento entre os </text:span><text:span text:style-name="T333">caracteres</text:span></text:p>
      <text:p text:style-name="P498"><text:span text:style-name="Source_20_Text"><text:span text:style-name="T1088">w</text:span></text:span><text:span text:style-name="Source_20_Text"><text:span text:style-name="T1087">ord-spacing</text:span></text:span><text:span text:style-name="T281"> controla o espaçamento entre as </text:span><text:span text:style-name="T333">palavras</text:span><text:span text:style-name="T281">.</text:span></text:p>
      <text:p text:style-name="P342">Seletores</text:p>
      <text:p text:style-name="P219"/>
      <text:p text:style-name="P220"><text:span text:style-name="T1751">D</text:span>efinem quais elementos um conjunto de regras CSS se aplica. <text:span text:style-name="T1751">Baseados</text:span> em:</text:p>
      <text:list xml:id="list3437220737" text:style-name="L49">
        <text:list-item>
          <text:p text:style-name="P657">Tags</text:p>
        </text:list-item>
        <text:list-item>
          <text:p text:style-name="P654"><text:span text:style-name="T1271">Universais</text:span> <text:span text:style-name="T1752">*</text:span></text:p>
        </text:list-item>
        <text:list-item>
          <text:p text:style-name="P694"><text:span text:style-name="T456">ID</text:span><text:span text:style-name="T384"> </text:span><text:span text:style-name="T1265"># </text:span><text:span text:style-name="T391">e </text:span><text:span text:style-name="T456">Classes</text:span><text:span text:style-name="T384"> </text:span><text:span text:style-name="T1265">.</text:span></text:p>
        </text:list-item>
        <text:list-item>
          <text:p text:style-name="P694"><text:span text:style-name="T456">Atributos </text:span><text:span text:style-name="T1264">[ ]</text:span><text:span text:style-name="T384">: pode se basear no próprio atributo ou usando operadores para especificar atributos de valor:</text:span></text:p>
          <text:list>
            <text:list-item>
              <text:p text:style-name="P694"><text:span text:style-name="Strong_20_Emphasis"><text:span text:style-name="T861">exato</text:span></text:span><text:span text:style-name="Strong_20_Emphasis"><text:span text:style-name="T384"> </text:span></text:span><text:span text:style-name="Strong_20_Emphasis"><text:span text:style-name="T750">[atributo</text:span></text:span><text:span text:style-name="Strong_20_Emphasis"><text:span text:style-name="T1263">=</text:span></text:span><text:span text:style-name="Strong_20_Emphasis"><text:span text:style-name="T750">"valor"]<text:tab/></text:span></text:span><text:span text:style-name="Strong_20_Emphasis"><text:span text:style-name="T384"><text:line-break/>Exemplo prático: </text:span></text:span><text:span text:style-name="Strong_20_Emphasis"><text:span text:style-name="T750">a[href</text:span></text:span><text:span text:style-name="Strong_20_Emphasis"><text:span text:style-name="T1263">=</text:span></text:span><text:span text:style-name="Strong_20_Emphasis"><text:span text:style-name="T750">"https://www.exemplo.com"]</text:span></text:span><text:span text:style-name="Strong_20_Emphasis"><text:span text:style-name="T384"> </text:span></text:span></text:p>
            </text:list-item>
            <text:list-item>
              <text:p text:style-name="P694"><text:span text:style-name="Strong_20_Emphasis"><text:span text:style-name="T861">contendo palavra</text:span></text:span><text:span text:style-name="Strong_20_Emphasis"><text:span text:style-name="T384"> </text:span></text:span><text:span text:style-name="Strong_20_Emphasis"><text:span text:style-name="T750">[atributo</text:span></text:span><text:span text:style-name="Strong_20_Emphasis"><text:span text:style-name="T1263">~=</text:span></text:span><text:span text:style-name="Strong_20_Emphasis"><text:span text:style-name="T750">"valor"]</text:span></text:span><text:span text:style-name="Strong_20_Emphasis"><text:span text:style-name="T384"><text:tab/></text:span></text:span><text:span text:style-name="Strong_20_Emphasis"><text:span text:style-name="T750">[class</text:span></text:span><text:span text:style-name="Strong_20_Emphasis"><text:span text:style-name="T1263">~</text:span></text:span><text:span text:style-name="Strong_20_Emphasis"><text:span text:style-name="T750">="destaque"] </text:span></text:span></text:p>
            </text:list-item>
            <text:list-item>
              <text:p text:style-name="P694"><text:span text:style-name="Strong_20_Emphasis"><text:span text:style-name="T861">contendo substring</text:span></text:span><text:span text:style-name="Strong_20_Emphasis"><text:span text:style-name="T384"> </text:span></text:span><text:span text:style-name="Strong_20_Emphasis"><text:span text:style-name="T750">[atributo</text:span></text:span><text:span text:style-name="Strong_20_Emphasis"><text:span text:style-name="T1263">*=</text:span></text:span><text:span text:style-name="Strong_20_Emphasis"><text:span text:style-name="T750">"valor"]</text:span></text:span><text:span text:style-name="Strong_20_Emphasis"><text:span text:style-name="T384"> <text:tab/></text:span></text:span><text:span text:style-name="Strong_20_Emphasis"><text:span text:style-name="T750">[title</text:span></text:span><text:span text:style-name="Strong_20_Emphasis"><text:span text:style-name="T1263">*</text:span></text:span><text:span text:style-name="Strong_20_Emphasis"><text:span text:style-name="T750">="tutorial"]</text:span></text:span></text:p>
            </text:list-item>
            <text:list-item>
              <text:p text:style-name="P694"><text:span text:style-name="Strong_20_Emphasis"><text:span text:style-name="T861">iniciando com</text:span></text:span><text:span text:style-name="Strong_20_Emphasis"><text:span text:style-name="T384"> </text:span></text:span><text:span text:style-name="Strong_20_Emphasis"><text:span text:style-name="T750">[atributo</text:span></text:span><text:span text:style-name="Strong_20_Emphasis"><text:span text:style-name="T1263">^=</text:span></text:span><text:span text:style-name="Strong_20_Emphasis"><text:span text:style-name="T750">"valor"]</text:span></text:span><text:span text:style-name="Strong_20_Emphasis"><text:span text:style-name="T384"><text:tab/><text:tab/></text:span></text:span><text:span text:style-name="Strong_20_Emphasis"><text:span text:style-name="T750">[src</text:span></text:span><text:span text:style-name="Strong_20_Emphasis"><text:span text:style-name="T1263">^</text:span></text:span><text:span text:style-name="Strong_20_Emphasis"><text:span text:style-name="T750">="imagens/"]</text:span></text:span><text:span text:style-name="Strong_20_Emphasis"><text:span text:style-name="T384"> </text:span></text:span></text:p>
            </text:list-item>
            <text:list-item>
              <text:p text:style-name="P694"><text:span text:style-name="Strong_20_Emphasis"><text:span text:style-name="T861">terminando com</text:span></text:span><text:span text:style-name="Strong_20_Emphasis"><text:span text:style-name="T384"> </text:span></text:span><text:span text:style-name="Strong_20_Emphasis"><text:span text:style-name="T750">[atributo</text:span></text:span><text:span text:style-name="Strong_20_Emphasis"><text:span text:style-name="T1263">$=</text:span></text:span><text:span text:style-name="Strong_20_Emphasis"><text:span text:style-name="T750">"valor"]</text:span></text:span><text:span text:style-name="Strong_20_Emphasis"><text:span text:style-name="T384"><text:tab/></text:span></text:span><text:span text:style-name="Strong_20_Emphasis"><text:span text:style-name="T750">[href</text:span></text:span><text:span text:style-name="Strong_20_Emphasis"><text:span text:style-name="T1263">$</text:span></text:span><text:span text:style-name="Strong_20_Emphasis"><text:span text:style-name="T750">=".pdf"]</text:span></text:span></text:p>
            </text:list-item>
          </text:list>
        </text:list-item>
        <text:list-item>
          <text:p text:style-name="P695"><text:span text:style-name="Strong_20_Emphasis"><text:span text:style-name="T456">Aninhamentos</text:span></text:span><text:span text:style-name="Strong_20_Emphasis"><text:span text:style-name="T1250"> </text:span></text:span><text:span text:style-name="Strong_20_Emphasis"><text:span text:style-name="T1264">&amp;</text:span></text:span><text:span text:style-name="Strong_20_Emphasis"><text:span text:style-name="T384">: declara as regras de aninhamento entre pai e filho</text:span></text:span></text:p>
        </text:list-item>
      </text:list>
      <text:p text:style-name="P486"/>
      <text:p text:style-name="P486"><text:span text:style-name="T1244">C</text:span><text:span text:style-name="T1245">ombinadores</text:span></text:p>
      <text:list xml:id="list144427795455424" text:continue-numbering="true" text:style-name="L49">
        <text:list-item>
          <text:list>
            <text:list-item>
              <text:p text:style-name="P655"><text:span text:style-name="Strong_20_Emphasis"><text:span text:style-name="T1554">E D</text:span></text:span><text:span text:style-name="Strong_20_Emphasis"><text:span text:style-name="T1646"> </text:span></text:span><text:span text:style-name="Strong_20_Emphasis"><text:span text:style-name="T1650">(tecla espaço)</text:span></text:span> todos os <text:span text:style-name="T1271">descendentes</text:span>, independente do nível de aninhamento, que tenham algum <text:span text:style-name="T1753">elemento </text:span>pai em comum.</text:p>
            </text:list-item>
            <text:list-item>
              <text:p text:style-name="P655"><text:span text:style-name="Strong_20_Emphasis"><text:span text:style-name="T1554">E </text:span></text:span><text:span text:style-name="Strong_20_Emphasis"><text:span text:style-name="T1720">&gt;</text:span></text:span><text:span text:style-name="Strong_20_Emphasis"><text:span text:style-name="T1554"> </text:span></text:span>F <text:span text:style-name="T1271">filho</text:span> <text:span text:style-name="T1406">direto</text:span></text:p>
            </text:list-item>
            <text:list-item>
              <text:p text:style-name="P696"><text:span text:style-name="Strong_20_Emphasis"><text:span text:style-name="T868">E </text:span></text:span><text:span text:style-name="Strong_20_Emphasis"><text:span text:style-name="T1249">+</text:span></text:span><text:span text:style-name="Strong_20_Emphasis"><text:span text:style-name="T868"> </text:span></text:span><text:span text:style-name="Strong_20_Emphasis"><text:span text:style-name="T869">I</text:span></text:span><text:span text:style-name="T360"> </text:span><text:span text:style-name="T458">i</text:span><text:span text:style-name="T452">rmão</text:span><text:span text:style-name="T458"> </text:span><text:span text:style-name="T359">adjacente</text:span><text:span text:style-name="T385">, </text:span><text:span text:style-name="T392">é o elemento que vem imediatamente depois</text:span></text:p>
            </text:list-item>
            <text:list-item>
              <text:p text:style-name="P655"><text:span text:style-name="Strong_20_Emphasis"><text:span text:style-name="T1554">E </text:span></text:span><text:span text:style-name="Strong_20_Emphasis"><text:span text:style-name="T1720">~</text:span></text:span><text:span text:style-name="Strong_20_Emphasis"><text:span text:style-name="T1554"> <text:s/></text:span></text:span><text:span text:style-name="Strong_20_Emphasis"><text:span text:style-name="T1555">I</text:span></text:span> <text:span text:style-name="T1282">irmão </text:span><text:span text:style-name="T1412">geral</text:span><text:span text:style-name="T1760">, são </text:span>todos os <text:span text:style-name="T1753">irmãos</text:span> <text:span text:style-name="T1420">seguintes</text:span><text:span text:style-name="T1753"> que dividem o </text:span><text:span text:style-name="T1420">mesmo</text:span><text:span text:style-name="T1753"> elemento pai</text:span></text:p>
            </text:list-item>
            <text:list-item>
              <text:p text:style-name="P656"><text:span text:style-name="Strong_20_Emphasis"><text:span text:style-name="T1554">E</text:span></text:span><text:span text:style-name="Strong_20_Emphasis"><text:span text:style-name="T1720">, </text:span></text:span><text:span text:style-name="Strong_20_Emphasis"><text:span text:style-name="T1554">F</text:span></text:span><text:span text:style-name="Strong_20_Emphasis"><text:span text:style-name="T1720">, </text:span></text:span><text:span text:style-name="Strong_20_Emphasis"><text:span text:style-name="T1554">G</text:span></text:span><text:span text:style-name="Strong_20_Emphasis"><text:span text:style-name="T1720">, </text:span></text:span><text:span text:style-name="Strong_20_Emphasis"><text:span text:style-name="T1554">H</text:span></text:span> <text:span text:style-name="T1271">lista</text:span> <text:span text:style-name="T1753">para agrupar os seletores e compartilhar o mesmo estilo</text:span></text:p>
            </text:list-item>
          </text:list>
        </text:list-item>
      </text:list>
      <text:p text:style-name="P325"/>
      <text:p text:style-name="P236"/>
      <text:p text:style-name="P341"/>
      <text:p text:style-name="P338">Pseudo-classes</text:p>
      <text:p text:style-name="P171"/>
      <text:p text:style-name="P107"><text:span text:style-name="T1112">pseudo-classe</text:span><text:span text:style-name="T1114">s</text:span><text:span text:style-name="T485"> </text:span><text:span text:style-name="T635">são</text:span><text:span text:style-name="T601"> </text:span><text:span text:style-name="T636">seletores especiais</text:span><text:span text:style-name="T601"> </text:span><text:span text:style-name="T636">usados em conjunto com os</text:span><text:span text:style-name="T601"> seletor</text:span><text:span text:style-name="T635">es</text:span><text:span text:style-name="T601"> após</text:span><text:span text:style-name="T485"> um sinal de </text:span><text:span text:style-name="T573">dois pontos</text:span><text:span text:style-name="T485"> </text:span><text:span text:style-name="T504">(</text:span><text:span text:style-name="T1112">:</text:span><text:span text:style-name="T504">)</text:span><text:span text:style-name="T485"> e </text:span><text:span text:style-name="T530">permitem estilizar </text:span><text:span text:style-name="T548">ou localizar </text:span><text:span text:style-name="T530">elementos com base em seu </text:span><text:span text:style-name="T682">estado</text:span><text:span text:style-name="T530"> ou </text:span><text:span text:style-name="T682">posição</text:span><text:span text:style-name="T530"> no DOM. Frequentemente usados</text:span><text:span text:style-name="T505"> na personalização de links</text:span><text:span text:style-name="T485">. </text:span><text:span text:style-name="T529">As principais são</text:span><text:span text:style-name="T485">:</text:span></text:p>
      <text:list xml:id="list1938780153" text:style-name="L50">
        <text:list-item>
          <text:p text:style-name="P632"><text:span text:style-name="T865">estado</text:span><text:span text:style-name="T832"> </text:span><text:span text:style-name="T828">:</text:span><text:span text:style-name="T829">root</text:span><text:span text:style-name="T261">, </text:span><text:span text:style-name="T828">:link</text:span><text:span text:style-name="T294">, </text:span><text:span text:style-name="T829">:</text:span><text:span text:style-name="T828">hover</text:span><text:span text:style-name="T261">, </text:span><text:span text:style-name="T828">:visited</text:span><text:span text:style-name="T261">, </text:span><text:span text:style-name="T828">:active</text:span><text:span text:style-name="T261">, </text:span><text:span text:style-name="T828">:checked</text:span><text:span text:style-name="T261">, </text:span><text:span text:style-name="T828">:empty, :</text:span><text:span text:style-name="T833">modal, :popover-open</text:span></text:p>
        </text:list-item>
        <text:list-item>
          <text:p text:style-name="P631"><text:span text:style-name="T865">posição</text:span><text:span text:style-name="T832"> </text:span><text:span text:style-name="T828">:</text:span><text:span text:style-name="T830">firs</text:span><text:span text:style-name="T831">t</text:span><text:span text:style-name="T830">-child</text:span><text:span text:style-name="T261">, </text:span><text:span text:style-name="T830">:last-child</text:span><text:span text:style-name="T297">, </text:span><text:span text:style-name="T829">:</text:span><text:span text:style-name="T830">nth-child()</text:span><text:span text:style-name="T261">, </text:span><text:span text:style-name="T830">nth-of-type()</text:span></text:p>
        </text:list-item>
      </text:list>
      <text:p text:style-name="P1"/>
      <text:p text:style-name="P225"><text:span text:style-name="T1761">P</text:span><text:span text:style-name="T1754">rincipais </text:span>funções de pseudo-classes <text:span text:style-name="T1754">para selecionar elementos:</text:span></text:p>
      <text:list xml:id="list144427167310926" text:continue-numbering="true" text:style-name="L50">
        <text:list-item>
          <text:p text:style-name="P633"><text:span text:style-name="T457">:</text:span><text:span text:style-name="T860">not()</text:span></text:p>
        </text:list-item>
        <text:list-item>
          <text:p text:style-name="P617">:has()</text:p>
        </text:list-item>
        <text:list-item>
          <text:p text:style-name="P618">:is()</text:p>
        </text:list-item>
        <text:list-item>
          <text:p text:style-name="P618">:where()</text:p>
        </text:list-item>
      </text:list>
      <text:p text:style-name="P341"/>
      <text:p text:style-name="P341">Pseudo-elementos</text:p>
      <text:p text:style-name="P172"/>
      <text:p text:style-name="P2"><text:span text:style-name="T1112">pseudo-elemento</text:span><text:span text:style-name="T1114">s</text:span><text:span text:style-name="T674"> </text:span><text:span text:style-name="T676">são</text:span><text:span text:style-name="T674"> </text:span><text:span text:style-name="T677">seletores especiais</text:span><text:span text:style-name="T674"> </text:span><text:span text:style-name="T677">usados em conjunto com os</text:span><text:span text:style-name="T674"> seletor</text:span><text:span text:style-name="T676">es</text:span><text:span text:style-name="T674"> após </text:span><text:span text:style-name="T597">duplos</text:span><text:span text:style-name="T598"> sinais de dois pontos</text:span><text:span text:style-name="T674"> </text:span><text:span text:style-name="T675">(</text:span><text:span text:style-name="T1112">::</text:span><text:span text:style-name="T675">)</text:span><text:span text:style-name="T674"> e </text:span><text:span text:style-name="T676">formatam</text:span><text:span text:style-name="T674"> um pedaço </text:span><text:span text:style-name="T678">de </text:span><text:span text:style-name="T682">conteúdo</text:span><text:span text:style-name="T678"> </text:span><text:span text:style-name="T674">específico do elemento referenciado, </text:span><text:span text:style-name="T677">sem precisar criar novos elementos no DOM</text:span><text:span text:style-name="T674">. </text:span><text:span text:style-name="T677">Alguns exemplos </text:span><text:span text:style-name="T678">entre</text:span><text:span text:style-name="T674"> principais </text:span><text:span text:style-name="T678">est</text:span><text:span text:style-name="T674">ão:</text:span></text:p>
      <text:list text:style-name="L51">
        <text:list-item>
          <text:p text:style-name="P597"><text:span text:style-name="T925">::before</text:span><text:span text:style-name="T845"> </text:span><text:span text:style-name="T601">e</text:span><text:span text:style-name="T846"> </text:span><text:span text:style-name="T925">::after</text:span><text:span text:style-name="T601">: adiciona</text:span><text:span text:style-name="T636">m</text:span><text:span text:style-name="T601"> conteúdo antes ou depois do conteúdo real do elemento.</text:span></text:p>
        </text:list-item>
        <text:list-item>
          <text:p text:style-name="P597"><text:span text:style-name="T925">::first-line</text:span><text:span text:style-name="T601">: seleciona a primeira linha de texto dentro de um elemento </text:span><text:span text:style-name="T636">como, por exemplo, um parágrafo.</text:span></text:p>
        </text:list-item>
        <text:list-item>
          <text:p text:style-name="P597"><text:span text:style-name="T925">::first-letter</text:span><text:span text:style-name="T601">: seleciona a primeira </text:span><text:span text:style-name="T636">letra</text:span><text:span text:style-name="T601"> de</text:span><text:span text:style-name="T636">ntro de um elemento</text:span></text:p>
        </text:list-item>
        <text:list-item>
          <text:p text:style-name="P597"><text:span text:style-name="T925">::selection</text:span><text:span text:style-name="T636">: seleciona o texto destacado pelo usuário.</text:span></text:p>
        </text:list-item>
        <text:list-item>
          <text:p text:style-name="P597"><text:span text:style-name="T925">::placeholder</text:span><text:span text:style-name="T636">: seleciona o texto do espaço reservado (placeholder) em campos de formulário. </text:span></text:p>
        </text:list-item>
      </text:list>
      <text:p text:style-name="P221"/>
      <text:p text:style-name="P401"><text:span text:style-name="T1599">.exemplo::before</text:span> {<text:tab/><text:tab/><text:tab/></text:p>
      <text:p text:style-name="P395"><text:span text:style-name="T1482"><text:tab/>content</text:span><text:span text:style-name="T1559">: </text:span><text:span text:style-name="T1506">'&gt;&gt;'</text:span><text:span text:style-name="T1559">;<text:tab/><text:tab/><text:tab/></text:span></text:p>
      <text:p text:style-name="P395"><text:span text:style-name="T1482"><text:tab/>font-weight</text:span><text:span text:style-name="T1559">: </text:span><text:span text:style-name="T1506">lighter</text:span><text:span text:style-name="T1559">;<text:tab/><text:tab/></text:span></text:p>
      <text:p text:style-name="P405">}<text:tab/><text:tab/><text:tab/><text:tab/><text:tab/><text:tab/></text:p>
      <text:p text:style-name="P401"><text:span text:style-name="T1599">.exemplo::after</text:span> {<text:tab/><text:tab/><text:tab/></text:p>
      <text:p text:style-name="P395"><text:span text:style-name="T1482"><text:tab/>content</text:span><text:span text:style-name="T1559">: </text:span><text:span text:style-name="T1506">'&lt;&lt;'</text:span><text:span text:style-name="T1559">;<text:tab/><text:tab/><text:tab/></text:span></text:p>
      <text:p text:style-name="P395"><text:span text:style-name="T1482"><text:tab/>font-weight</text:span><text:span text:style-name="T1559">: </text:span><text:span text:style-name="T1506">lighter</text:span><text:span text:style-name="T1559">;<text:tab/><text:tab/></text:span></text:p>
      <text:p text:style-name="P401">}<text:tab/><text:tab/><text:tab/><text:tab/><text:tab/><text:tab/></text:p>
      <text:p text:style-name="P343">At-rules</text:p>
      <text:p text:style-name="Text_20_body"><text:span text:style-name="T394">R</text:span><text:span text:style-name="T393">egras</text:span><text:span text:style-name="T460"> </text:span><text:span text:style-name="T459">at</text:span><text:span text:style-name="T393"> são instruções </text:span><text:span text:style-name="T395">CSS </text:span><text:span text:style-name="T393">que começam com o símbolo </text:span><text:span text:style-name="Source_20_Text"><text:span text:style-name="T1251">@</text:span></text:span><text:span text:style-name="T393"> para definir configurações especiais ou diferentes comportamentos. </text:span><text:span text:style-name="T394">Cada regra at tem</text:span><text:span text:style-name="T393"> uma sintaxe diferente e </text:span><text:span text:style-name="T396">as</text:span><text:span text:style-name="T393"> principais são:</text:span></text:p>
      <text:list text:style-name="L52">
        <text:list-item>
          <text:p text:style-name="P688"><text:span text:style-name="Source_20_Text"><text:span text:style-name="Strong_20_Emphasis"><text:span text:style-name="T865">@charset</text:span></text:span></text:span><text:span text:style-name="Source_20_Text"><text:span text:style-name="Strong_20_Emphasis"><text:span text:style-name="T393">: d</text:span></text:span></text:span><text:span text:style-name="T393">efine a </text:span><text:span text:style-name="T339">codificação</text:span><text:span text:style-name="T393"> de caracteres do arquivo CSS.</text:span></text:p>
        </text:list-item>
        <text:list-item>
          <text:p text:style-name="P688"><text:span text:style-name="Strong_20_Emphasis"><text:span text:style-name="T870">@media</text:span></text:span><text:span text:style-name="Source_20_Text"><text:span text:style-name="T395">: usado em media queries, d</text:span></text:span><text:span text:style-name="Source_20_Text"><text:span text:style-name="T393">efine regras de estilo condicionais com base </text:span></text:span><text:span text:style-name="Source_20_Text"><text:span text:style-name="T395">em</text:span></text:span><text:span text:style-name="Source_20_Text"><text:span text:style-name="T393"> características como </text:span></text:span><text:span text:style-name="Source_20_Text"><text:span text:style-name="T339">largura</text:span></text:span><text:span text:style-name="Source_20_Text"><text:span text:style-name="T393"> de tela, </text:span></text:span><text:span text:style-name="Source_20_Text"><text:span text:style-name="T339">orientação</text:span></text:span><text:span text:style-name="Source_20_Text"><text:span text:style-name="T393">, etc. </text:span></text:span></text:p>
        </text:list-item>
        <text:list-item>
          <text:p text:style-name="P688"><text:span text:style-name="Strong_20_Emphasis"><text:span text:style-name="T870">@font-face</text:span></text:span><text:span text:style-name="Source_20_Text"><text:span text:style-name="Strong_20_Emphasis"><text:span text:style-name="T393">: i</text:span></text:span></text:span><text:span text:style-name="T393">ncorpora </text:span><text:span text:style-name="T339">fontes</text:span><text:span text:style-name="T393"> personalizadas</text:span></text:p>
        </text:list-item>
        <text:list-item>
          <text:p text:style-name="P688"><text:span text:style-name="Strong_20_Emphasis"><text:span text:style-name="T870">@keyframes</text:span></text:span><text:span text:style-name="Source_20_Text"><text:span text:style-name="Strong_20_Emphasis"><text:span text:style-name="T393">: d</text:span></text:span></text:span><text:span text:style-name="T393">efine </text:span><text:span text:style-name="T339">animações</text:span><text:span text:style-name="T393"> </text:span></text:p>
        </text:list-item>
        <text:list-item>
          <text:p text:style-name="P688"><text:span text:style-name="Strong_20_Emphasis"><text:span text:style-name="T870">@import</text:span></text:span><text:span text:style-name="Source_20_Text"><text:span text:style-name="Strong_20_Emphasis"><text:span text:style-name="T460">:</text:span></text:span></text:span><text:span text:style-name="Source_20_Text"><text:span text:style-name="Strong_20_Emphasis"><text:span text:style-name="T393"> i</text:span></text:span></text:span><text:span text:style-name="T393">mporta </text:span><text:span text:style-name="T339">estilos de outros arquivos</text:span><text:span text:style-name="T393"> CSS.</text:span></text:p>
        </text:list-item>
        <text:list-item>
          <text:p text:style-name="P688"><text:span text:style-name="Strong_20_Emphasis"><text:span text:style-name="T870">@supports</text:span></text:span><text:span text:style-name="Source_20_Text"><text:span text:style-name="Strong_20_Emphasis"><text:span text:style-name="T393">: v</text:span></text:span></text:span><text:span text:style-name="T393">erifica se o </text:span><text:span text:style-name="T339">navegador suporta</text:span><text:span text:style-name="T393"> uma determinada funcionalidade antes de aplicar as regras de estilo.</text:span></text:p>
        </text:list-item>
        <text:list-item>
          <text:p text:style-name="P688"><text:span text:style-name="Strong_20_Emphasis"><text:span text:style-name="T870">@page</text:span></text:span><text:span text:style-name="Source_20_Text"><text:span text:style-name="Strong_20_Emphasis"><text:span text:style-name="T393">: d</text:span></text:span></text:span><text:span text:style-name="T393">efine estilos específicos para a página ao ser </text:span><text:span text:style-name="T339">impressa</text:span><text:span text:style-name="T393">.</text:span></text:p>
        </text:list-item>
        <text:list-item>
          <text:p text:style-name="P688"><text:span text:style-name="Strong_20_Emphasis"><text:span text:style-name="T870">@namespace</text:span></text:span><text:span text:style-name="Source_20_Text"><text:span text:style-name="Strong_20_Emphasis"><text:span text:style-name="T393">: </text:span></text:span></text:span><text:span text:style-name="Source_20_Text"><text:span text:style-name="Strong_20_Emphasis"><text:span text:style-name="T395">d</text:span></text:span></text:span><text:span text:style-name="T393">efine o namespace para seletores XML.<text:line-break/>Exemplo: @namespace </text:span><text:span text:style-name="T339">svg</text:span><text:span text:style-name="T393"> url(http://www.w3.org/2000/svg); </text:span></text:p>
        </text:list-item>
        <text:list-item>
          <text:p text:style-name="P533"><text:span text:style-name="Strong_20_Emphasis"><text:span text:style-name="T870">@layer</text:span></text:span><text:span text:style-name="T393">: permit</text:span><text:span text:style-name="T395">e</text:span><text:span text:style-name="T393"> controlar a or</text:span><text:span text:style-name="T447">dem de carregamento dos estilos, para fornecer maior controle sobre a renderização da página e </text:span><text:span text:style-name="T358">otimizar o desempenho</text:span><text:span text:style-name="T447">. </text:span><text:span text:style-name="T448">P</text:span><text:span text:style-name="T447">or exemplo, os estilos </text:span><text:span text:style-name="T448">podem ser</text:span><text:span text:style-name="T447"> divididos em d</text:span><text:span text:style-name="T448">ua</text:span><text:span text:style-name="T447">s layers: </text:span><text:span text:style-name="Source_20_Text"><text:span text:style-name="T447">base</text:span></text:span><text:span text:style-name="T447"> e </text:span><text:span text:style-name="Source_20_Text"><text:span text:style-name="T447">component:</text:span></text:span><text:span text:style-name="T447"> </text:span><text:span text:style-name="T448">a </text:span><text:span text:style-name="T447">intenção é indicar que os estilos dentro do layer </text:span><text:span text:style-name="Source_20_Text"><text:span text:style-name="T447">base</text:span></text:span><text:span text:style-name="T447"> são fundamentais para a estrutura básica da página, enquanto </text:span><text:span text:style-name="T448">que</text:span><text:span text:style-name="T447"> os estilos dentro do layer </text:span><text:span text:style-name="Source_20_Text"><text:span text:style-name="T447">component</text:span></text:span><text:span text:style-name="T447"> estão relacionados a componentes específicos.</text:span></text:p>
        </text:list-item>
      </text:list>
      <text:p text:style-name="P500"/>
      <text:p text:style-name="P344">Funções</text:p>
      <text:p text:style-name="P501"/>
      <text:list text:style-name="L53">
        <text:list-item>
          <text:p text:style-name="P534"><text:span text:style-name="T474">cor</text:span><text:span text:style-name="T449">: </text:span><text:span text:style-name="T909">rgb()</text:span><text:span text:style-name="T449">, </text:span><text:span text:style-name="T909">rgba()</text:span><text:span text:style-name="T449">,</text:span><text:span text:style-name="T909"> hsl()</text:span><text:span text:style-name="T449"> e </text:span><text:span text:style-name="T909">hsla()</text:span><text:span text:style-name="T449"><text:tab/><text:line-break/></text:span><text:span text:style-name="T1162">co</text:span><text:span text:style-name="T1161">lor</text:span><text:span text:style-name="T1063">: </text:span><text:span text:style-name="T1183">rgb</text:span><text:span text:style-name="T1063">(</text:span><text:span text:style-name="T1190">128</text:span><text:span text:style-name="T1063">,</text:span><text:span text:style-name="T1190">128</text:span><text:span text:style-name="T1063">,</text:span><text:span text:style-name="T1190">128</text:span><text:span text:style-name="T1063">); </text:span><text:span text:style-name="T1161">color</text:span><text:span text:style-name="T1063">: </text:span><text:span text:style-name="T1183">hsla</text:span><text:span text:style-name="T1063">(</text:span><text:span text:style-name="T1190">120</text:span><text:span text:style-name="T1063">,</text:span><text:span text:style-name="T1190">60%</text:span><text:span text:style-name="T1063">,</text:span><text:span text:style-name="T1190">70%</text:span><text:span text:style-name="T1063">, </text:span><text:span text:style-name="T1190">0.7</text:span><text:span text:style-name="T1063">);</text:span></text:p>
        </text:list-item>
        <text:list-item>
          <text:p text:style-name="P534"><text:span text:style-name="T474">recurso</text:span><text:span text:style-name="T449">: </text:span><text:span text:style-name="T909">url()</text:span><text:span text:style-name="T449"><text:tab/></text:span><text:span text:style-name="T1162">background-image</text:span><text:span text:style-name="T1064">: </text:span><text:span text:style-name="T1184">url</text:span><text:span text:style-name="T1064">(</text:span><text:span text:style-name="T1162">https://www.ranoya.com/Assets/Logotipos/UFPESmall.png</text:span><text:span text:style-name="T1064">);</text:span></text:p>
        </text:list-item>
        <text:list-item>
          <text:p text:style-name="P534"><text:span text:style-name="T474">calcular</text:span><text:span text:style-name="T449">: </text:span><text:span text:style-name="T909">cal()</text:span><text:span text:style-name="T449"><text:tab/></text:span><text:span text:style-name="T1162">width</text:span><text:span text:style-name="T1064">: </text:span><text:span text:style-name="T1184">calc</text:span><text:span text:style-name="T1064">(</text:span><text:span text:style-name="T1191">100%</text:span><text:span text:style-name="T1064"> - </text:span><text:span text:style-name="T1191">60px</text:span><text:span text:style-name="T1064">); </text:span></text:p>
        </text:list-item>
        <text:list-item>
          <text:p text:style-name="P534"><text:span text:style-name="T474">variáveis</text:span><text:span text:style-name="T449">: </text:span><text:span text:style-name="T909">var()<text:tab/></text:span><text:span text:style-name="T449"><text:tab/></text:span><text:span text:style-name="T1162">background-color</text:span><text:span text:style-name="T1064">: </text:span><text:span text:style-name="T1184">var</text:span><text:span text:style-name="T1064">(</text:span><text:span text:style-name="T1162">--main-bg-color</text:span><text:span text:style-name="T1064">);</text:span></text:p>
        </text:list-item>
        <text:list-item>
          <text:p text:style-name="P534"><text:span text:style-name="T474">atributos</text:span><text:span text:style-name="T449">: </text:span><text:span text:style-name="T909">attr()</text:span><text:span text:style-name="T449"><text:tab/></text:span><text:span text:style-name="T1161">content</text:span><text:span text:style-name="T1063">: </text:span><text:span text:style-name="T1035">" ["</text:span><text:span text:style-name="T1063"> </text:span><text:span text:style-name="T1183">attr</text:span><text:span text:style-name="T1063">(</text:span><text:span text:style-name="T1161">href</text:span><text:span text:style-name="T1063">) </text:span><text:span text:style-name="T1035">"]"</text:span><text:span text:style-name="T1063">;</text:span></text:p>
        </text:list-item>
        <text:list-item>
          <text:p text:style-name="P534"><text:span text:style-name="T474">gradientes</text:span><text:span text:style-name="T449">: </text:span><text:span text:style-name="T909">linear-gradient()</text:span><text:span text:style-name="T449"> e </text:span><text:span text:style-name="T909">radial-gradient()</text:span><text:span text:style-name="T449"><text:line-break/></text:span><text:span text:style-name="T1161">background-color</text:span><text:span text:style-name="T1063">: (to </text:span><text:span text:style-name="T1035">top</text:span><text:span text:style-name="T1063"> </text:span><text:span text:style-name="T1035">right</text:span><text:span text:style-name="T1063">, </text:span><text:span text:style-name="T1035">red</text:span><text:span text:style-name="T1063">,</text:span><text:span text:style-name="T1035">orange</text:span><text:span text:style-name="T1063">,</text:span><text:span text:style-name="T1035">yellow</text:span><text:span text:style-name="T1063">,</text:span><text:span text:style-name="T1035">green</text:span><text:span text:style-name="T1063">,</text:span><text:span text:style-name="T1035">#000000</text:span><text:span text:style-name="T1063">);</text:span></text:p>
        </text:list-item>
        <text:list-item>
          <text:p text:style-name="P535"><text:span text:style-name="T473">animações</text:span><text:span text:style-name="T446">: </text:span><text:span text:style-name="T908">translate(</text:span><text:span text:style-name="T910">20px,30px</text:span><text:span text:style-name="T908">)</text:span><text:span text:style-name="T446">, </text:span><text:span text:style-name="T908">rotate()</text:span><text:span text:style-name="T446">, </text:span><text:span text:style-name="T908">scale()</text:span><text:span text:style-name="T446"> e </text:span><text:span text:style-name="T908">skew()</text:span></text:p>
        </text:list-item>
        <text:list-item>
          <text:p text:style-name="P535"><text:span text:style-name="T473">filtros</text:span><text:span text:style-name="T446">: </text:span><text:span text:style-name="T908">blur(</text:span><text:span text:style-name="T910">5px</text:span><text:span text:style-name="T908">)</text:span><text:span text:style-name="T446">, </text:span><text:span text:style-name="T908">opacity()</text:span><text:span text:style-name="T446"> e </text:span><text:span text:style-name="T908">brightness(</text:span><text:span text:style-name="T910">80%</text:span><text:span text:style-name="T908">)</text:span></text:p>
        </text:list-item>
      </text:list>
      <text:p text:style-name="P499"><text:soft-page-break/><text:span text:style-name="T1243">Animações</text:span></text:p>
      <text:p text:style-name="P239"><text:span text:style-name="Source_20_Text"><text:span text:style-name="T1642">cursor</text:span></text:span><text:span text:style-name="T1648"> define o tipo de cursor que será exibido quando o ponteiro do mouse estiver sobre um determinado elemento. </text:span><text:span text:style-name="T1649">Os valores mais comuns são: </text:span><text:span text:style-name="T1749">auto</text:span><text:span text:style-name="T1649">, </text:span><text:span text:style-name="T1749">default</text:span><text:span text:style-name="T1649">, </text:span><text:span text:style-name="T1749">pointer</text:span><text:span text:style-name="T1649">, </text:span><text:span text:style-name="T1749">move</text:span><text:span text:style-name="T1649">, </text:span><text:span text:style-name="T1749">text</text:span><text:span text:style-name="T1649">, </text:span><text:span text:style-name="T1749">alias</text:span><text:span text:style-name="T1649">, </text:span><text:span text:style-name="T1749">help</text:span></text:p>
      <text:p text:style-name="P495"><text:span text:style-name="Source_20_Text"><text:span text:style-name="T1087">transition</text:span></text:span><text:span text:style-name="T281"> </text:span><text:span text:style-name="T300">é uma shorthand para as propriedades de animação baseadas em interação, identificadas por pseudoclasses. </text:span><text:span text:style-name="T281">Sintaxe:</text:span><text:span text:style-name="T694"> </text:span><text:span text:style-name="T1173">transition</text:span><text:span text:style-name="T1235">: [</text:span><text:span text:style-name="T1270">propriedade]</text:span><text:span text:style-name="T1235"> [</text:span><text:span text:style-name="T1270">duração]</text:span><text:span text:style-name="T1235"> [</text:span><text:span text:style-name="T1270">função-de-tempo</text:span><text:span text:style-name="T1235">] [</text:span><text:span text:style-name="T1270">atraso</text:span><text:span text:style-name="T1235">] [</text:span><text:span text:style-name="T1270">comportamento</text:span><text:span text:style-name="T1235">];</text:span></text:p>
      <text:list text:style-name="L54">
        <text:list-item>
          <text:p text:style-name="P689"><text:span text:style-name="Source_20_Text"><text:span text:style-name="T927">transition-property: </text:span></text:span><text:span text:style-name="Source_20_Text"><text:span text:style-name="T1207">none</text:span></text:span><text:span text:style-name="Source_20_Text"><text:span text:style-name="T300">, </text:span></text:span><text:span text:style-name="Source_20_Text"><text:span text:style-name="T1207">all</text:span></text:span><text:span text:style-name="Source_20_Text"><text:span text:style-name="T300">, </text:span></text:span><text:span text:style-name="Source_20_Text"><text:span text:style-name="T1207">background-color</text:span></text:span><text:span text:style-name="Source_20_Text"><text:span text:style-name="T300">, </text:span></text:span><text:span text:style-name="Source_20_Text"><text:span text:style-name="T1207">font-size</text:span></text:span><text:span text:style-name="Source_20_Text"><text:span text:style-name="T300">, etc</text:span></text:span></text:p>
        </text:list-item>
        <text:list-item>
          <text:p text:style-name="P690"><text:span text:style-name="Source_20_Text"><text:span text:style-name="T927">transition-duration:</text:span></text:span><text:span text:style-name="Source_20_Text"><text:span text:style-name="T300"> </text:span></text:span><text:span text:style-name="Source_20_Text"><text:span text:style-name="T1207">0s</text:span></text:span><text:span text:style-name="Source_20_Text"><text:span text:style-name="T300">, </text:span></text:span><text:span text:style-name="Source_20_Text"><text:span text:style-name="T1207">500ms</text:span></text:span><text:span text:style-name="Source_20_Text"><text:span text:style-name="T300">, </text:span></text:span><text:span text:style-name="Source_20_Text"><text:span text:style-name="T1207">1s</text:span></text:span><text:span text:style-name="Source_20_Text"><text:span text:style-name="T300">, </text:span></text:span><text:span text:style-name="Source_20_Text"><text:span text:style-name="T1207">2s</text:span></text:span><text:span text:style-name="Source_20_Text"><text:span text:style-name="T760">...</text:span></text:span></text:p>
        </text:list-item>
        <text:list-item>
          <text:p text:style-name="P689"><text:span text:style-name="Source_20_Text"><text:span text:style-name="T927">transition-timing-function:</text:span></text:span><text:span text:style-name="Source_20_Text"><text:span text:style-name="T1207"> linear</text:span></text:span><text:span text:style-name="Source_20_Text"><text:span text:style-name="T300">, </text:span></text:span><text:span text:style-name="Source_20_Text"><text:span text:style-name="T1207">ease</text:span></text:span><text:span text:style-name="Source_20_Text"><text:span text:style-name="T300">, </text:span></text:span><text:span text:style-name="Source_20_Text"><text:span text:style-name="T1207">ease-in</text:span></text:span><text:span text:style-name="Source_20_Text"><text:span text:style-name="T300">, </text:span></text:span><text:span text:style-name="Source_20_Text"><text:span text:style-name="T1207">ease-out</text:span></text:span><text:span text:style-name="Source_20_Text"><text:span text:style-name="T300">, </text:span></text:span><text:span text:style-name="Source_20_Text"><text:span text:style-name="T1207">ease-in-out</text:span></text:span><text:span text:style-name="Source_20_Text"><text:span text:style-name="T300">, </text:span></text:span><text:span text:style-name="Source_20_Text"><text:span text:style-name="T1207">step-start</text:span></text:span><text:span text:style-name="Source_20_Text"><text:span text:style-name="T300">, </text:span></text:span><text:span text:style-name="Source_20_Text"><text:span text:style-name="T1207">step-end</text:span></text:span><text:span text:style-name="Source_20_Text"><text:span text:style-name="T300">, </text:span></text:span><text:span text:style-name="Source_20_Text"><text:span text:style-name="T1207">steps()</text:span></text:span><text:span text:style-name="Source_20_Text"><text:span text:style-name="T300">, </text:span></text:span><text:span text:style-name="Source_20_Text"><text:span text:style-name="T1207">cubic-bezier()</text:span></text:span></text:p>
        </text:list-item>
        <text:list-item>
          <text:p text:style-name="P690"><text:span text:style-name="Source_20_Text"><text:span text:style-name="T927">transition-delay:</text:span></text:span><text:span text:style-name="Source_20_Text"><text:span text:style-name="T397"> </text:span></text:span><text:span text:style-name="Source_20_Text"><text:span text:style-name="T1207">0s</text:span></text:span><text:span text:style-name="Source_20_Text"><text:span text:style-name="T397">, </text:span></text:span><text:span text:style-name="Source_20_Text"><text:span text:style-name="T1207">500ms</text:span></text:span><text:span text:style-name="Source_20_Text"><text:span text:style-name="T397">, </text:span></text:span><text:span text:style-name="Source_20_Text"><text:span text:style-name="T1207">1s</text:span></text:span><text:span text:style-name="Source_20_Text"><text:span text:style-name="T397">, </text:span></text:span><text:span text:style-name="Source_20_Text"><text:span text:style-name="T1207">2s</text:span></text:span><text:span text:style-name="Source_20_Text"><text:span text:style-name="T760">...</text:span></text:span></text:p>
        </text:list-item>
        <text:list-item>
          <text:p text:style-name="P689"><text:span text:style-name="Source_20_Text"><text:span text:style-name="T927">transition-behavior:</text:span></text:span><text:span text:style-name="Source_20_Text"><text:span text:style-name="T1207">normal</text:span></text:span><text:span text:style-name="Source_20_Text"><text:span text:style-name="T300">, </text:span></text:span><text:span text:style-name="Source_20_Text"><text:span text:style-name="T1207">allow-discrete</text:span></text:span></text:p>
        </text:list-item>
      </text:list>
      <text:p text:style-name="P495"><text:span text:style-name="Source_20_Text"/></text:p>
      <text:p text:style-name="P496"><text:span text:style-name="Source_20_Text"><text:span text:style-name="T1087">trans</text:span></text:span><text:span text:style-name="Source_20_Text"><text:span text:style-name="T1091">form</text:span></text:span><text:span text:style-name="Source_20_Text"><text:span text:style-name="T398"> </text:span></text:span><text:span text:style-name="Source_20_Text"><text:span text:style-name="T397">é uma shorthand que permite </text:span></text:span><text:span text:style-name="Source_20_Text"><text:span text:style-name="T399">transformar animações 2D e 3D com translação, </text:span></text:span><text:span text:style-name="Source_20_Text"><text:span text:style-name="T397">girar, dimensionar</text:span></text:span><text:span text:style-name="Source_20_Text"><text:span text:style-name="T399">(scale)</text:span></text:span><text:span text:style-name="Source_20_Text"><text:span text:style-name="T397"> </text:span></text:span><text:span text:style-name="Source_20_Text"><text:span text:style-name="T399">ou </text:span></text:span><text:span text:style-name="Source_20_Text"><text:span text:style-name="T397">inclinar</text:span></text:span><text:span text:style-name="Source_20_Text"><text:span text:style-name="T399">(skew)</text:span></text:span><text:span text:style-name="Source_20_Text"><text:span text:style-name="T397"> elemento</text:span></text:span><text:span text:style-name="Source_20_Text"><text:span text:style-name="T399">s</text:span></text:span><text:span text:style-name="Source_20_Text"><text:span text:style-name="T397">. </text:span></text:span><text:span text:style-name="Source_20_Text"><text:span text:style-name="T400">Suas funções são: </text:span></text:span><text:span text:style-name="Source_20_Text"><text:span text:style-name="T928">matrix()</text:span></text:span><text:span text:style-name="Source_20_Text"><text:span text:style-name="T400">, </text:span></text:span><text:span text:style-name="Source_20_Text"><text:span text:style-name="T928">translate()</text:span></text:span><text:span text:style-name="Source_20_Text"><text:span text:style-name="T400">, </text:span></text:span><text:span text:style-name="Source_20_Text"><text:span text:style-name="T928">scale()</text:span></text:span><text:span text:style-name="Source_20_Text"><text:span text:style-name="T400">, </text:span></text:span><text:span text:style-name="Source_20_Text"><text:span text:style-name="T928">rotate()</text:span></text:span><text:span text:style-name="Source_20_Text"><text:span text:style-name="T400">, </text:span></text:span><text:span text:style-name="Source_20_Text"><text:span text:style-name="T928">skew()</text:span></text:span><text:span text:style-name="Source_20_Text"><text:span text:style-name="T400"> e </text:span></text:span><text:span text:style-name="Source_20_Text"><text:span text:style-name="T928">scale()</text:span></text:span></text:p>
      <text:p text:style-name="P497"><text:span text:style-name="Source_20_Text"/></text:p>
      <text:p text:style-name="P494"><text:span text:style-name="Source_20_Text"><text:span text:style-name="T1091">animation</text:span></text:span><text:span text:style-name="Source_20_Text"><text:span text:style-name="T399"> é uma shorthand para aplicar animações </text:span></text:span><text:span text:style-name="Source_20_Text"><text:span text:style-name="T401">em</text:span></text:span><text:span text:style-name="Source_20_Text"><text:span text:style-name="T399"> elementos.</text:span></text:span></text:p>
      <text:list text:style-name="L55">
        <text:list-item>
          <text:p text:style-name="P691"><text:span text:style-name="Source_20_Text"><text:span text:style-name="T1550">a</text:span></text:span><text:span text:style-name="Source_20_Text"><text:span text:style-name="T1549">nimation-name</text:span></text:span><text:span text:style-name="Source_20_Text">: </text:span><text:span text:style-name="Source_20_Text"><text:span text:style-name="T1207">none</text:span></text:span><text:span text:style-name="Source_20_Text"><text:span text:style-name="T1763">, </text:span></text:span><text:span text:style-name="Source_20_Text"><text:span text:style-name="T1207">slide</text:span></text:span><text:span text:style-name="Source_20_Text"><text:span text:style-name="T1763">, </text:span></text:span><text:span text:style-name="Source_20_Text"><text:span text:style-name="T1207">bounce</text:span></text:span></text:p>
        </text:list-item>
        <text:list-item>
          <text:p text:style-name="P692"><text:span text:style-name="Source_20_Text"><text:span text:style-name="T1549">animation-duration</text:span></text:span><text:span text:style-name="Source_20_Text">: </text:span><text:span text:style-name="Source_20_Text"><text:span text:style-name="T1207">0s</text:span></text:span><text:span text:style-name="Source_20_Text"><text:span text:style-name="T397">, </text:span></text:span><text:span text:style-name="Source_20_Text"><text:span text:style-name="T1207">500ms</text:span></text:span><text:span text:style-name="Source_20_Text"><text:span text:style-name="T397">, </text:span></text:span><text:span text:style-name="Source_20_Text"><text:span text:style-name="T1207">1s</text:span></text:span><text:span text:style-name="Source_20_Text"><text:span text:style-name="T397">, </text:span></text:span><text:span text:style-name="Source_20_Text"><text:span text:style-name="T1207">2s </text:span></text:span></text:p>
        </text:list-item>
        <text:list-item>
          <text:p text:style-name="P693"><text:span text:style-name="Source_20_Text"><text:span text:style-name="T1549">animation-timing-function</text:span></text:span><text:span text:style-name="Source_20_Text">: </text:span><text:span text:style-name="Source_20_Text"><text:span text:style-name="T1207">linear</text:span></text:span><text:span text:style-name="Source_20_Text"><text:span text:style-name="T300">, </text:span></text:span><text:span text:style-name="Source_20_Text"><text:span text:style-name="T1207">ease</text:span></text:span><text:span text:style-name="Source_20_Text"><text:span text:style-name="T300">, </text:span></text:span><text:span text:style-name="Source_20_Text"><text:span text:style-name="T1207">ease-in</text:span></text:span><text:span text:style-name="Source_20_Text"><text:span text:style-name="T300">, </text:span></text:span><text:span text:style-name="Source_20_Text"><text:span text:style-name="T1207">ease-out</text:span></text:span><text:span text:style-name="Source_20_Text"><text:span text:style-name="T300">, </text:span></text:span><text:span text:style-name="Source_20_Text"><text:span text:style-name="T1207">ease-in-out</text:span></text:span><text:span text:style-name="Source_20_Text"><text:span text:style-name="T300">, </text:span></text:span><text:span text:style-name="Source_20_Text"><text:span text:style-name="T1207">step-start</text:span></text:span><text:span text:style-name="Source_20_Text"><text:span text:style-name="T300">, </text:span></text:span><text:span text:style-name="Source_20_Text"><text:span text:style-name="T1207">step-end</text:span></text:span><text:span text:style-name="Source_20_Text"><text:span text:style-name="T300">, </text:span></text:span><text:span text:style-name="Source_20_Text"><text:span text:style-name="T1207">steps()</text:span></text:span><text:span text:style-name="Source_20_Text"><text:span text:style-name="T300">, </text:span></text:span><text:span text:style-name="Source_20_Text"><text:span text:style-name="T1207">cubic-bezier()</text:span></text:span></text:p>
        </text:list-item>
        <text:list-item>
          <text:p text:style-name="P693"><text:span text:style-name="Source_20_Text"><text:span text:style-name="T1549">animation-delay</text:span></text:span><text:span text:style-name="Source_20_Text">:</text:span><text:span text:style-name="Source_20_Text"><text:span text:style-name="T1207">-</text:span></text:span><text:span text:style-name="Source_20_Text"><text:span text:style-name="T1208">2s</text:span></text:span><text:span text:style-name="Source_20_Text"><text:span text:style-name="T397">, </text:span></text:span><text:span text:style-name="Source_20_Text"><text:span text:style-name="T1208">-1s</text:span></text:span><text:span text:style-name="Source_20_Text"><text:span text:style-name="T397">, </text:span></text:span><text:span text:style-name="Source_20_Text"><text:span text:style-name="T1207">0s</text:span></text:span><text:span text:style-name="Source_20_Text"><text:span text:style-name="T300">, </text:span></text:span><text:span text:style-name="Source_20_Text"><text:span text:style-name="T1207">500ms</text:span></text:span><text:span text:style-name="Source_20_Text"><text:span text:style-name="T300">, </text:span></text:span><text:span text:style-name="Source_20_Text"><text:span text:style-name="T1207">1s</text:span></text:span><text:span text:style-name="Source_20_Text"><text:span text:style-name="T300">, </text:span></text:span><text:span text:style-name="Source_20_Text"><text:span text:style-name="T1207">2s</text:span></text:span><text:span text:style-name="Source_20_Text"><text:span text:style-name="T300">...</text:span></text:span></text:p>
        </text:list-item>
        <text:list-item>
          <text:p text:style-name="P691"><text:span text:style-name="Source_20_Text"><text:span text:style-name="T1549">animation-iteration-count</text:span></text:span><text:span text:style-name="Source_20_Text">: </text:span><text:span text:style-name="Source_20_Text"><text:span text:style-name="T1207">infinite</text:span></text:span><text:span text:style-name="Source_20_Text"><text:span text:style-name="T1764">, </text:span></text:span><text:span text:style-name="Source_20_Text"><text:span text:style-name="T1207">0</text:span></text:span><text:span text:style-name="Source_20_Text"><text:span text:style-name="T1764">, </text:span></text:span><text:span text:style-name="Source_20_Text"><text:span text:style-name="T1207">2</text:span></text:span><text:span text:style-name="Source_20_Text"><text:span text:style-name="T1764">, </text:span></text:span><text:span text:style-name="Source_20_Text"><text:span text:style-name="T1207">1.5</text:span></text:span><text:span text:style-name="Source_20_Text"><text:span text:style-name="T1764"> ...</text:span></text:span></text:p>
        </text:list-item>
        <text:list-item>
          <text:p text:style-name="P691"><text:span text:style-name="Source_20_Text"><text:span text:style-name="T1549">animation-direction</text:span></text:span><text:span text:style-name="Source_20_Text">: </text:span><text:span text:style-name="Source_20_Text"><text:span text:style-name="T1207">normal</text:span></text:span><text:span text:style-name="Source_20_Text"><text:span text:style-name="T1765">, </text:span></text:span><text:span text:style-name="Source_20_Text"><text:span text:style-name="T1207">reverse</text:span></text:span><text:span text:style-name="Source_20_Text"><text:span text:style-name="T1765">, </text:span></text:span><text:span text:style-name="Source_20_Text"><text:span text:style-name="T1207">alternate</text:span></text:span><text:span text:style-name="Source_20_Text"><text:span text:style-name="T1765">, </text:span></text:span><text:span text:style-name="Source_20_Text"><text:span text:style-name="T1207">alternate-reverse</text:span></text:span></text:p>
        </text:list-item>
        <text:list-item>
          <text:p text:style-name="P691"><text:span text:style-name="Source_20_Text"><text:span text:style-name="T1549">animation-fill-mode</text:span></text:span><text:span text:style-name="Source_20_Text">: </text:span><text:span text:style-name="Source_20_Text"><text:span text:style-name="T1207">none</text:span></text:span><text:span text:style-name="Source_20_Text"><text:span text:style-name="T1766">, </text:span></text:span><text:span text:style-name="Source_20_Text"><text:span text:style-name="T1207">forwards</text:span></text:span><text:span text:style-name="Source_20_Text"><text:span text:style-name="T1766">, </text:span></text:span><text:span text:style-name="Source_20_Text"><text:span text:style-name="T1207">backwards</text:span></text:span><text:span text:style-name="Source_20_Text"><text:span text:style-name="T1766">, </text:span></text:span><text:span text:style-name="Source_20_Text"><text:span text:style-name="T1207">both</text:span></text:span></text:p>
        </text:list-item>
        <text:list-item>
          <text:p text:style-name="P691"><text:span text:style-name="Source_20_Text"><text:span text:style-name="T1549">animation-play-state</text:span></text:span><text:span text:style-name="Source_20_Text">: </text:span><text:span text:style-name="Source_20_Text"><text:span text:style-name="T1207">paused</text:span></text:span><text:span text:style-name="Source_20_Text"><text:span text:style-name="T1766">, </text:span></text:span><text:span text:style-name="Source_20_Text"><text:span text:style-name="T1207">running</text:span></text:span></text:p>
        </text:list-item>
      </text:list>
      <text:p text:style-name="P507"><text:span text:style-name="Source_20_Text"/></text:p>
      <text:p text:style-name="P493"><text:span text:style-name="Source_20_Text"><text:span text:style-name="T397">É possível obter maior controle sobre as animações monitorando quando uma <text:s/>transition ou animation termina através dos </text:span></text:span><text:span text:style-name="Source_20_Text"><text:span text:style-name="T461">eventos</text:span></text:span><text:span text:style-name="Source_20_Text"><text:span text:style-name="T397"> </text:span></text:span><text:span text:style-name="Source_20_Text"><text:span text:style-name="T1549">animationend</text:span></text:span><text:span text:style-name="Source_20_Text"><text:span text:style-name="T397"> e </text:span></text:span><text:span text:style-name="Source_20_Text"><text:span text:style-name="T1549">transitionend</text:span></text:span><text:span text:style-name="Source_20_Text"><text:span text:style-name="T397">. Exemplo:</text:span></text:span></text:p>
      <text:p text:style-name="P492"><text:span text:style-name="Source_20_Text"><text:span text:style-name="T1170">elemento</text:span></text:span><text:span text:style-name="Source_20_Text"><text:span text:style-name="T1072">.</text:span></text:span><text:span text:style-name="Source_20_Text"><text:span text:style-name="T1187">addEventListener</text:span></text:span><text:span text:style-name="Source_20_Text"><text:span text:style-name="T1072">(</text:span></text:span><text:span text:style-name="Source_20_Text"><text:span text:style-name="T1046">"animationend"</text:span></text:span><text:span text:style-name="Source_20_Text"><text:span text:style-name="T1072">, (</text:span></text:span><text:span text:style-name="Source_20_Text"><text:span text:style-name="T1170">event</text:span></text:span><text:span text:style-name="Source_20_Text"><text:span text:style-name="T1072">) </text:span></text:span><text:span text:style-name="Source_20_Text"><text:span text:style-name="T975">=&gt;</text:span></text:span><text:span text:style-name="Source_20_Text"><text:span text:style-name="T1072"> {});</text:span></text:span></text:p>
      <text:p text:style-name="P492"><text:span text:style-name="Source_20_Text"/></text:p>
      <text:p text:style-name="Standard"><text:a xlink:type="simple" xlink:href="https://gsap.com/pricing/" text:style-name="Internet_20_link" text:visited-style-name="Visited_20_Internet_20_Link"><text:span text:style-name="Source_20_Text"><text:span text:style-name="T1257">GSAP - GreenSock Animation Platform</text:span></text:span></text:a><text:span text:style-name="Source_20_Text"><text:span text:style-name="T397"> é uma biblioteca JavaScript extremamente poderosa e flexível para criar animações na web.</text:span></text:span></text:p>
      <text:p text:style-name="Standard"><text:span text:style-name="Source_20_Text"/></text:p>
      <text:p text:style-name="P504"><text:a xlink:type="simple" xlink:href="https://airbnb.design/introducing-lottie/" text:style-name="Internet_20_link" text:visited-style-name="Visited_20_Internet_20_Link"><text:span text:style-name="Source_20_Text"><text:span text:style-name="T1256">Lottie</text:span></text:span></text:a><text:span text:style-name="Source_20_Text"><text:span text:style-name="T400"> é uma biblioteca open-source criada pela Airbnb.</text:span></text:span></text:p>
      <text:p text:style-name="P505"><text:span text:style-name="Source_20_Text"><text:span text:style-name="T402">Sua</text:span></text:span><text:span text:style-name="Source_20_Text"><text:span text:style-name="T400"> principal vantagem é a capacidade de criar animações complexas no Adobe After Effects, exportá-las como arquivos </text:span></text:span><text:span text:style-name="Source_20_Text"><text:span text:style-name="T342">JSON</text:span></text:span><text:span text:style-name="Source_20_Text"><text:span text:style-name="T400">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506"><text:span text:style-name="Source_20_Text"><text:span text:style-name="T400">Como as animações são vetoriais e renderizadas em tempo de execução, elas podem ser dimensionadas para diferentes tamanhos de tela sem perder qualidade, o que melhora a </text:span></text:span><text:span text:style-name="Source_20_Text"><text:span text:style-name="T342">performance</text:span></text:span><text:span text:style-name="Source_20_Text"><text:span text:style-name="T400"> em comparação com animações de vídeo ou imagens bitmap.</text:span></text:span></text:p>
      <text:p text:style-name="P506"><text:span text:style-name="Source_20_Text"/></text:p>
      <text:p text:style-name="P506"><text:span text:style-name="Source_20_Text"><text:span text:style-name="T1086">@keyframes</text:span></text:span><text:span text:style-name="T283">, seguid</text:span><text:span text:style-name="T302">as</text:span><text:span text:style-name="T283"> por um </text:span><text:span text:style-name="T705">nome exclusivo</text:span><text:span text:style-name="T283">, </text:span><text:span text:style-name="T302">são</text:span><text:span text:style-name="T301"> bloco</text:span><text:span text:style-name="T302">s</text:span><text:span text:style-name="T283"> </text:span><text:span text:style-name="T302">que</text:span><text:span text:style-name="T283"> defin</text:span><text:span text:style-name="T302">em</text:span><text:span text:style-name="T283"> as etapas intermediárias de uma animação. </text:span><text:span text:style-name="T301">Essa</text:span><text:span text:style-name="T302">s</text:span><text:span text:style-name="T301"> </text:span><text:span text:style-name="T284">regra</text:span><text:span text:style-name="T302">s</text:span><text:span text:style-name="T284"> </text:span><text:span text:style-name="T301">at-rule</text:span><text:span text:style-name="T283"> permite</text:span><text:span text:style-name="T302">m</text:span><text:span text:style-name="T283"> especificar como uma animação progride ao longo do tempo, dividindo-a em vários </text:span><text:span text:style-name="T341">estágios</text:span><text:span text:style-name="T283">, </text:span><text:span text:style-name="T301">através de</text:span><text:span text:style-name="T283"> porcentagens </text:span><text:span text:style-name="T1216">%</text:span><text:span text:style-name="T283"> ou os valores </text:span><text:span text:style-name="Source_20_Text"><text:span text:style-name="T1206">from</text:span></text:span><text:span text:style-name="T283"> e </text:span><text:span text:style-name="Source_20_Text"><text:span text:style-name="T1206">to</text:span></text:span><text:span text:style-name="T283">.</text:span></text:p>
      <text:p text:style-name="P445"/>
      <text:p text:style-name="P458"><text:span text:style-name="T1715">@keyframes</text:span><text:span text:style-name="T1590"> </text:span><text:span text:style-name="T1493">nome-da-animacao</text:span><text:span text:style-name="T1590"> {<text:tab/><text:tab/><text:tab/></text:span></text:p>
      <text:p text:style-name="P407"><text:tab/>from {<text:tab/><text:tab/><text:tab/><text:tab/><text:tab/><text:tab/><text:tab/></text:p>
      <text:p text:style-name="P458"><text:span text:style-name="T1590"><text:tab/><text:tab/></text:span><text:span text:style-name="T1575">/* Estilo inicial */<text:tab/><text:tab/><text:tab/></text:span></text:p>
      <text:p text:style-name="P407"><text:tab/>}<text:tab/><text:tab/><text:tab/><text:tab/><text:tab/><text:tab/><text:tab/><text:tab/></text:p>
      <text:p text:style-name="P407"><text:tab/>to {<text:tab/><text:tab/><text:tab/><text:tab/><text:tab/><text:tab/><text:tab/><text:tab/></text:p>
      <text:p text:style-name="P462"><text:tab/><text:tab/>/* Estilo final */<text:tab/><text:tab/><text:tab/><text:tab/></text:p>
      <text:p text:style-name="P407"><text:tab/>}<text:tab/><text:tab/><text:tab/><text:tab/><text:tab/><text:tab/><text:tab/><text:tab/></text:p>
      <text:p text:style-name="P407"><text:tab/><text:tab/><text:tab/><text:tab/><text:tab/><text:tab/><text:tab/><text:tab/><text:tab/></text:p>
      <text:p text:style-name="P462">/* Ou, especificando percentuais */<text:tab/><text:tab/></text:p>
      <text:p text:style-name="P462"><text:tab/><text:tab/><text:tab/><text:tab/><text:tab/><text:tab/><text:tab/><text:tab/><text:tab/></text:p>
      <text:p text:style-name="P407"><text:tab/>0% {<text:tab/><text:tab/><text:tab/><text:tab/><text:tab/><text:tab/><text:tab/><text:tab/></text:p>
      <text:p text:style-name="P462"><text:tab/><text:tab/>/* Estilo inicial */<text:tab/><text:tab/><text:tab/></text:p>
      <text:p text:style-name="P407"><text:tab/>}<text:tab/><text:tab/><text:tab/><text:tab/><text:tab/><text:tab/><text:tab/><text:tab/></text:p>
      <text:p text:style-name="P407"><text:tab/>50% {<text:tab/><text:tab/><text:tab/><text:tab/><text:tab/><text:tab/><text:tab/></text:p>
      <text:p text:style-name="P462"><text:tab/><text:tab/>/* Estilo intermediário */<text:tab/><text:tab/></text:p>
      <text:p text:style-name="P407"><text:tab/>}<text:tab/><text:tab/><text:tab/><text:tab/><text:tab/><text:tab/><text:tab/><text:tab/></text:p>
      <text:p text:style-name="P407"><text:tab/>100% {<text:tab/><text:tab/><text:tab/><text:tab/><text:tab/><text:tab/><text:tab/></text:p>
      <text:p text:style-name="P462"><text:tab/><text:tab/>/* Estilo final */<text:tab/><text:tab/><text:tab/><text:tab/></text:p>
      <text:p text:style-name="P417"><text:span text:style-name="T1575"><text:tab/></text:span><text:span text:style-name="T1563">}<text:tab/><text:tab/><text:tab/><text:tab/><text:tab/><text:tab/><text:tab/><text:tab/></text:span></text:p>
      <text:p text:style-name="P408">}<text:tab/><text:tab/><text:tab/><text:tab/><text:tab/><text:tab/><text:tab/><text:tab/><text:tab/></text:p>
      <text:p text:style-name="P332">Media Queries</text:p>
      <text:p text:style-name="P331"/>
      <text:p text:style-name="P429"><text:span text:style-name="T439">Os </text:span><text:span text:style-name="T906">media types</text:span><text:span text:style-name="T439">(ou content-Type) definem em qual tipo de mídia o documento será apresentado. Quando um servidor responde uma requisição HTTP, ele devolve o recurso e o seu tipo, chamado de </text:span><text:span text:style-name="Strong_20_Emphasis"><text:span text:style-name="T440">Content-Type.</text:span></text:span></text:p>
      <text:p text:style-name="P428"><text:span text:style-name="Strong_20_Emphasis"><text:span text:style-name="T440">O </text:span></text:span><text:span text:style-name="Strong_20_Emphasis"><text:span text:style-name="Source_20_Text"><text:span text:style-name="T440">content-type tem</text:span></text:span></text:span><text:span text:style-name="Strong_20_Emphasis"><text:span text:style-name="T440"> duas partes: tipo e subtipo. Por exemplo: um servidor pode devolver uma imagem no formato png. O content-type da resposta viria como </text:span></text:span><text:span text:style-name="Strong_20_Emphasis"><text:span text:style-name="Source_20_Text"><text:span text:style-name="T440">image/png</text:span></text:span></text:span><text:span text:style-name="Strong_20_Emphasis"><text:span text:style-name="T440">. Se fosse um jpg, o content-type seria </text:span></text:span><text:span text:style-name="Strong_20_Emphasis"><text:span text:style-name="Source_20_Text"><text:span text:style-name="T440">image/jpg</text:span></text:span></text:span><text:span text:style-name="Strong_20_Emphasis"><text:span text:style-name="T440">. E se fosse um arquivo html? </text:span></text:span><text:span text:style-name="Strong_20_Emphasis"><text:span text:style-name="Source_20_Text"><text:span text:style-name="T440">text/html</text:span></text:span></text:span><text:span text:style-name="Strong_20_Emphasis"><text:span text:style-name="T440">. E um </text:span></text:span><text:span text:style-name="Strong_20_Emphasis"><text:span text:style-name="T442">JSON</text:span></text:span><text:span text:style-name="Strong_20_Emphasis"><text:span text:style-name="T440">? </text:span></text:span><text:span text:style-name="Strong_20_Emphasis"><text:span text:style-name="Source_20_Text"><text:span text:style-name="T440">text/json</text:span></text:span></text:span><text:span text:style-name="Strong_20_Emphasis"><text:span text:style-name="T440">. O navegador olha o Media Type pa</text:span></text:span><text:span text:style-name="Strong_20_Emphasis"><text:span text:style-name="T441">ra saber como renderizar o arquivo.</text:span></text:span></text:p>
      <text:p text:style-name="P428"><text:span text:style-name="Strong_20_Emphasis"><text:span text:style-name="T441">Como o servidor vai saber em que formato deverá enviar o recurso? É aí que entra o mecanismo de Content Negotiation especificado pelo protocolo HTTP:</text:span></text:span></text:p>
      <text:list text:style-name="L56">
        <text:list-item>
          <text:p text:style-name="P697"><text:span text:style-name="Strong_20_Emphasis"><text:span text:style-name="T1215">Screen</text:span></text:span><text:span text:style-name="T439">: Para monitores ou outros dispositivos com telas coloridas e com resolução adequada.</text:span></text:p>
        </text:list-item>
        <text:list-item>
          <text:p text:style-name="P697"><text:span text:style-name="Strong_20_Emphasis"><text:span text:style-name="T1215">Print</text:span></text:span><text:span text:style-name="T439">: Para impressão em papel.</text:span></text:p>
        </text:list-item>
        <text:list-item>
          <text:p text:style-name="P697"><text:span text:style-name="Strong_20_Emphasis"><text:span text:style-name="T1215">TV</text:span></text:span><text:span text:style-name="T439">: Para dispositivos como televisores, ou seja, com baixa resolução, quantidade de cores e scroll limitado.</text:span></text:p>
        </text:list-item>
        <text:list-item>
          <text:p text:style-name="P697"><text:span text:style-name="Strong_20_Emphasis"><text:span text:style-name="T1215">All</text:span></text:span><text:span text:style-name="T439">: Para todos os dispositivos.</text:span></text:p>
        </text:list-item>
      </text:list>
      <text:p text:style-name="P228"><draw:frame draw:style-name="fr3" draw:name="Figura21" text:anchor-type="as-char" svg:width="8.784cm" svg:height="6.262cm" draw:z-index="7"><draw:image xlink:href="Pictures/10000001000001F2000001632EE9FA598794D680.png" xlink:type="simple" xlink:show="embed" xlink:actuate="onLoad" draw:mime-type="image/png"/></draw:frame></text:p>
      <text:p text:style-name="P226"/>
      <text:p text:style-name="P37"><text:span text:style-name="T665"><text:tab/>Como existem uma diversidade enorme de dispositivos com tamanhos de tela(screem) diferentes, surgiram as</text:span><text:span text:style-name="T666"> </text:span><text:span text:style-name="T1081">Media Queries</text:span><text:span text:style-name="T666"> </text:span><text:span text:style-name="T665">para trazer melhor </text:span><text:span text:style-name="T595">responsividade</text:span><text:span text:style-name="T666">, permitindo configurar a página para se ajustar a diferentes tamanhos de tela.</text:span></text:p>
      <text:p text:style-name="P37"><text:span text:style-name="T666"><text:tab/>Para declará-las, em primeiro lugar indicamos o </text:span><text:span text:style-name="T886">media type</text:span><text:span text:style-name="T666"> e depois as </text:span><text:span text:style-name="T886">media features </text:span><text:span text:style-name="T666">delimitadas por parênteses. Isso é obrigatório. Usamos também os operadores </text:span><text:span text:style-name="T747">and</text:span><text:span text:style-name="T666">, </text:span><text:span text:style-name="T747">or</text:span><text:span text:style-name="T666">, </text:span><text:span text:style-name="T747">not</text:span><text:span text:style-name="T666"> ou </text:span><text:span text:style-name="T747">only</text:span><text:span text:style-name="T666"> para manter o relacionamento entre as especificações.</text:span></text:p>
      <text:p text:style-name="P229"/>
      <text:p text:style-name="P231">Existem 2 maneiras de declarar media queries:</text:p>
      <text:p text:style-name="P231"><text:soft-page-break/></text:p>
      <text:list text:style-name="L57">
        <text:list-item>
          <text:p text:style-name="P591"><text:span text:style-name="T666">Através do atributo </text:span><text:span text:style-name="T918">media</text:span><text:span text:style-name="T666"> em </text:span><text:span text:style-name="T668">vários </text:span><text:span text:style-name="T666">arquivos </text:span><text:span text:style-name="T801">HTML</text:span><text:span text:style-name="T802"> </text:span><text:span text:style-name="T668">diferentes</text:span></text:p>
        </text:list-item>
      </text:list>
      <text:p text:style-name="P446"><text:span text:style-name="T1137">&lt;!</text:span><text:span text:style-name="T969">DOCTYPE</text:span><text:span text:style-name="T1011"> </text:span><text:span text:style-name="T1166">html</text:span><text:span text:style-name="T1137">&gt;<text:tab/><text:tab/><text:tab/><text:tab/><text:tab/><text:tab/><text:tab/><text:tab/><text:tab/><text:tab/><text:tab/><text:tab/><text:tab/><text:tab/></text:span></text:p>
      <text:p text:style-name="P447"><text:span text:style-name="T1451">&lt;</text:span><text:span text:style-name="T1465">html</text:span> <text:span text:style-name="T1480">lang</text:span>=<text:span text:style-name="T1504">"pt-br"</text:span><text:span text:style-name="T1451">&gt;<text:tab/><text:tab/><text:tab/><text:tab/><text:tab/><text:tab/><text:tab/><text:tab/><text:tab/><text:tab/><text:tab/><text:tab/><text:tab/></text:span></text:p>
      <text:p text:style-name="P447"><text:span text:style-name="T1451">&lt;</text:span><text:span text:style-name="T1465">head</text:span><text:span text:style-name="T1451">&gt;<text:tab/><text:tab/><text:tab/><text:tab/><text:tab/><text:tab/><text:tab/><text:tab/><text:tab/><text:tab/><text:tab/><text:tab/><text:tab/><text:tab/><text:tab/></text:span></text:p>
      <text:p text:style-name="P447"><text:span text:style-name="T1451"><text:s text:c="4"/>&lt;</text:span><text:span text:style-name="T1465">meta</text:span> <text:span text:style-name="T1480">charset</text:span>=<text:span text:style-name="T1504">"UTF-8"</text:span><text:span text:style-name="T1451">&gt;<text:tab/><text:tab/><text:tab/><text:tab/><text:tab/><text:tab/><text:tab/><text:tab/><text:tab/><text:tab/><text:tab/><text:tab/></text:span></text:p>
      <text:p text:style-name="P447"><text:span text:style-name="T1451"><text:s text:c="4"/>&lt;</text:span><text:span text:style-name="T1465">meta</text:span> <text:span text:style-name="T1480">name</text:span>=<text:span text:style-name="T1504">"viewport"</text:span> <text:span text:style-name="T1480">content</text:span>=<text:span text:style-name="T1504">"width=device-width, initial-scale=1.0"</text:span><text:span text:style-name="T1451">&gt;<text:tab/><text:tab/><text:tab/><text:tab/><text:tab/><text:tab/></text:span></text:p>
      <text:p text:style-name="P447"><text:span text:style-name="T1451"><text:s text:c="4"/>&lt;</text:span><text:span text:style-name="T1465">title</text:span><text:span text:style-name="T1451">&gt;</text:span>Media Query<text:span text:style-name="T1451">&lt;/</text:span><text:span text:style-name="T1465">title</text:span><text:span text:style-name="T1451">&gt;<text:tab/><text:tab/><text:tab/><text:tab/><text:tab/><text:tab/><text:tab/><text:tab/><text:tab/><text:tab/><text:tab/><text:tab/></text:span></text:p>
      <text:p text:style-name="P447"><text:span text:style-name="T1451"><text:s text:c="4"/>&lt;</text:span><text:span text:style-name="T1465">link</text:span> <text:span text:style-name="T1480">rel</text:span>=<text:span text:style-name="T1504">"stylesheet"</text:span> <text:span text:style-name="T1480">href</text:span>=<text:span text:style-name="T1504">"estilos/geral.css"</text:span> <text:span text:style-name="T1502">media</text:span>=<text:span text:style-name="T1504">"all"</text:span><text:span text:style-name="T1451">&gt;<text:tab/><text:tab/><text:tab/><text:tab/><text:tab/><text:tab/><text:tab/><text:tab/></text:span></text:p>
      <text:p text:style-name="P459"><text:s text:c="4"/>&lt;!-- Extra small devices (phones, 600px and down) --&gt;<text:tab/><text:tab/><text:tab/><text:tab/><text:tab/><text:tab/><text:tab/><text:tab/></text:p>
      <text:p text:style-name="P447"><text:span text:style-name="T1451"><text:s text:c="4"/>&lt;</text:span><text:span text:style-name="T1465">link</text:span> <text:span text:style-name="T1480">rel</text:span>=<text:span text:style-name="T1504">"stylesheet"</text:span> <text:span text:style-name="T1480">href</text:span>=<text:span text:style-name="T1504">"estilos/small-screen.css"</text:span> <text:span text:style-name="T1502">media</text:span>=<text:span text:style-name="T1504">"screen and (max-width: 600px)"</text:span><text:span text:style-name="T1451">&gt;<text:tab/><text:tab/><text:tab/></text:span></text:p>
      <text:p text:style-name="P459"><text:s text:c="4"/>&lt;!-- Small devices (portrait tablets and large phones, 600px and up) →<text:tab/><text:tab/><text:tab/><text:tab/><text:tab/><text:tab/></text:p>
      <text:p text:style-name="P447"><text:span text:style-name="T1451"><text:s text:c="4"/>&lt;</text:span><text:span text:style-name="T1465">link</text:span> <text:span text:style-name="T1480">rel</text:span>=<text:span text:style-name="T1504">"stylesheet"</text:span> <text:span text:style-name="T1480">href</text:span>=<text:span text:style-name="T1504">"estilos/phone.css"</text:span> <text:span text:style-name="T1502">media</text:span>=<text:span text:style-name="T1504">"screen and (min-width: 600px) and (max-width: 768px)"</text:span><text:span text:style-name="T1451">&gt;<text:tab/></text:span></text:p>
      <text:p text:style-name="P459"><text:s text:c="4"/>&lt;!-- Medium devices (landscape tablets, 768px and up) --&gt;<text:tab/><text:tab/><text:tab/><text:tab/><text:tab/><text:tab/><text:tab/><text:tab/></text:p>
      <text:p text:style-name="P447"><text:span text:style-name="T1451"><text:s text:c="4"/>&lt;</text:span><text:span text:style-name="T1465">link</text:span> <text:span text:style-name="T1480">rel</text:span>=<text:span text:style-name="T1504">"stylesheet"</text:span> <text:span text:style-name="T1480">href</text:span>=<text:span text:style-name="T1504">"estilos/phone.css"</text:span> <text:span text:style-name="T1502">media</text:span>=<text:span text:style-name="T1504">"screen and (min-width: 768px) and (max-width: 992px)"</text:span><text:span text:style-name="T1451">&gt;<text:tab/></text:span></text:p>
      <text:p text:style-name="P459"><text:s text:c="4"/>&lt;!-- Large devices (laptops/desktops, 992px and up) --&gt;<text:tab/><text:tab/><text:tab/><text:tab/><text:tab/><text:tab/><text:tab/><text:tab/></text:p>
      <text:p text:style-name="P448"><text:span text:style-name="T1451"><text:s text:c="4"/>&lt;</text:span><text:span text:style-name="T1465">link</text:span> <text:span text:style-name="T1480">rel</text:span>=<text:span text:style-name="T1504">"stylesheet"</text:span> <text:span text:style-name="T1480">href</text:span>=<text:span text:style-name="T1504">"estilos/phone.css"</text:span> <text:span text:style-name="T1502">media</text:span>=<text:span text:style-name="T1504">"screen and (min-width: 992px) and (max-width: 1200px)"</text:span><text:span text:style-name="T1451">&gt;<text:tab/></text:span></text:p>
      <text:p text:style-name="P459"><text:s text:c="4"/>&lt;!-- Extra large devices (large laptops and desktops, 1200px and up) --&gt;<text:tab/><text:tab/><text:tab/><text:tab/><text:tab/><text:tab/></text:p>
      <text:p text:style-name="P447"><text:span text:style-name="T1451"><text:s text:c="4"/>&lt;</text:span><text:span text:style-name="T1465">link</text:span> <text:span text:style-name="T1480">rel</text:span>=<text:span text:style-name="T1504">"stylesheet"</text:span> <text:span text:style-name="T1480">href</text:span>=<text:span text:style-name="T1504">"estilos/phone.css"</text:span> <text:span text:style-name="T1502">media</text:span>=<text:span text:style-name="T1504">"screen and (min-width: 1200px)"</text:span><text:span text:style-name="T1451">&gt;<text:tab/><text:tab/><text:tab/><text:tab/></text:span></text:p>
      <text:p text:style-name="P459"><text:s text:c="4"/>&lt;!-- Imprimir em modo retrato --&gt;<text:tab/><text:tab/><text:tab/><text:tab/><text:tab/><text:tab/><text:tab/><text:tab/><text:tab/><text:tab/><text:tab/></text:p>
      <text:p text:style-name="P447"><text:span text:style-name="T1451"><text:s text:c="4"/>&lt;</text:span><text:span text:style-name="T1465">link</text:span> <text:span text:style-name="T1480">rel</text:span>=<text:span text:style-name="T1504">"stylesheet"</text:span> <text:span text:style-name="T1480">href</text:span>=<text:span text:style-name="T1504">"estilos/retrato.css"</text:span> <text:span text:style-name="T1502">media</text:span>=<text:span text:style-name="T1504">"print and (orientation: portrait)"</text:span><text:span text:style-name="T1451">&gt;<text:tab/><text:tab/><text:tab/><text:tab/></text:span></text:p>
      <text:p text:style-name="P459"><text:s text:c="4"/>&lt;!-- Imprimir em modo paisagen --&gt;<text:tab/><text:tab/><text:tab/><text:tab/><text:tab/><text:tab/><text:tab/><text:tab/><text:tab/><text:tab/><text:tab/></text:p>
      <text:p text:style-name="P447"><text:span text:style-name="T1451"><text:s text:c="4"/>&lt;</text:span><text:span text:style-name="T1465">link</text:span> <text:span text:style-name="T1480">rel</text:span>=<text:span text:style-name="T1504">"stylesheet"</text:span> <text:span text:style-name="T1480">href</text:span>=<text:span text:style-name="T1504">"estilos/paisagem.css"</text:span> <text:span text:style-name="T1502">media</text:span>=<text:span text:style-name="T1504">"print and (orientation: landscape)"</text:span><text:span text:style-name="T1451">&gt;<text:tab/><text:tab/><text:tab/></text:span></text:p>
      <text:p text:style-name="P447"><text:span text:style-name="T1451">&lt;/</text:span><text:span text:style-name="T1465">head</text:span><text:span text:style-name="T1451">&gt;<text:tab/><text:tab/><text:tab/><text:tab/><text:tab/><text:tab/><text:tab/><text:tab/><text:tab/><text:tab/><text:tab/><text:tab/><text:tab/><text:tab/><text:tab/></text:span></text:p>
      <text:p text:style-name="P447"><text:span text:style-name="T1451">&lt;</text:span><text:span text:style-name="T1465">body</text:span><text:span text:style-name="T1451">&gt;<text:tab/><text:tab/><text:tab/><text:tab/><text:tab/><text:tab/><text:tab/><text:tab/><text:tab/><text:tab/><text:tab/><text:tab/><text:tab/><text:tab/><text:tab/></text:span></text:p>
      <text:p text:style-name="P447"><text:span text:style-name="T1451"><text:s text:c="4"/>&lt;</text:span><text:span text:style-name="T1465">h1</text:span><text:span text:style-name="T1451">&gt;</text:span>Typical Device Breakpoints<text:span text:style-name="T1451">&lt;/</text:span><text:span text:style-name="T1465">h1</text:span><text:span text:style-name="T1451">&gt;<text:tab/><text:tab/><text:tab/><text:tab/><text:tab/><text:tab/><text:tab/><text:tab/><text:tab/><text:tab/><text:tab/></text:span></text:p>
      <text:p text:style-name="P447"><text:span text:style-name="T1451">&lt;/</text:span><text:span text:style-name="T1465">body</text:span><text:span text:style-name="T1451">&gt;<text:tab/><text:tab/><text:tab/><text:tab/><text:tab/><text:tab/><text:tab/><text:tab/><text:tab/><text:tab/><text:tab/><text:tab/><text:tab/><text:tab/><text:tab/></text:span></text:p>
      <text:p text:style-name="P447"><text:span text:style-name="T1451">&lt;/</text:span><text:span text:style-name="T1465">html</text:span><text:span text:style-name="T1451">&gt;<text:tab/><text:tab/><text:tab/><text:tab/><text:tab/><text:tab/><text:tab/><text:tab/><text:tab/><text:tab/><text:tab/><text:tab/><text:tab/><text:tab/><text:tab/></text:span></text:p>
      <text:p text:style-name="P430"><text:span text:style-name="T450">Nota</text:span><text:span text:style-name="T438">: As medidas de tela utilizadas foram recomendadas pela W3Schools (</text:span><text:a xlink:type="simple" xlink:href="https://www.w3schools.com/howto/howto_css_media_query_breakpoints.asp" text:style-name="Internet_20_link" text:visited-style-name="Visited_20_Internet_20_Link"><text:span text:style-name="T482">Typical Device Breakpoints</text:span></text:a><text:span text:style-name="T438">)</text:span></text:p>
      <text:p text:style-name="P231"/>
      <text:list text:style-name="L58">
        <text:list-item>
          <text:p text:style-name="P592"><text:span text:style-name="T666">Usando a regra </text:span><text:span text:style-name="T883">@media</text:span><text:span text:style-name="T666"> em arquivos </text:span><text:span text:style-name="T802">CSS</text:span><text:span text:style-name="T666">.</text:span></text:p>
        </text:list-item>
      </text:list>
      <text:p text:style-name="P230"/>
      <text:p text:style-name="P93"><text:span text:style-name="T1054">@charset</text:span><text:span text:style-name="T1233"> </text:span><text:span text:style-name="T1048">"UTF-8"</text:span><text:span text:style-name="T1233">;<text:tab/><text:tab/><text:tab/><text:tab/><text:tab/><text:tab/><text:tab/><text:tab/><text:tab/></text:span></text:p>
      <text:p text:style-name="P328"><text:tab/><text:tab/><text:tab/><text:tab/><text:tab/><text:tab/><text:tab/><text:tab/><text:tab/><text:tab/><text:tab/></text:p>
      <text:p text:style-name="P460">/* declarações gerais */<text:tab/><text:tab/><text:tab/><text:tab/><text:tab/><text:tab/><text:tab/><text:tab/></text:p>
      <text:p text:style-name="P449"><text:span text:style-name="T1714">@media</text:span> <text:span text:style-name="T1504">all</text:span> {<text:tab/><text:tab/><text:tab/><text:tab/><text:tab/><text:tab/><text:tab/><text:tab/><text:tab/><text:tab/></text:p>
      <text:p text:style-name="P456"><text:span text:style-name="T1477"><text:s text:c="2"/>*</text:span><text:span text:style-name="T1565"> {<text:tab/><text:tab/><text:tab/><text:tab/><text:tab/><text:tab/><text:tab/><text:tab/><text:tab/><text:tab/><text:tab/></text:span></text:p>
      <text:p text:style-name="P456"><text:span text:style-name="T1499"><text:tab/>margin</text:span><text:span text:style-name="T1565">: </text:span><text:span text:style-name="T1611">0px</text:span><text:span text:style-name="T1565">;<text:tab/><text:tab/><text:tab/><text:tab/><text:tab/><text:tab/><text:tab/><text:tab/><text:tab/></text:span></text:p>
      <text:p text:style-name="P456"><text:span text:style-name="T1499"><text:tab/>padding</text:span><text:span text:style-name="T1565">: </text:span><text:span text:style-name="T1611">0px</text:span><text:span text:style-name="T1565">;<text:tab/><text:tab/><text:tab/><text:tab/><text:tab/><text:tab/><text:tab/><text:tab/></text:span></text:p>
      <text:p text:style-name="P456"><text:span text:style-name="T1499"><text:tab/>font-family</text:span><text:span text:style-name="T1565">: </text:span><text:span text:style-name="T1521">Arial</text:span><text:span text:style-name="T1565">, </text:span><text:span text:style-name="T1521">Helvetica</text:span><text:span text:style-name="T1565">, </text:span><text:span text:style-name="T1521">sans-serif</text:span><text:span text:style-name="T1565">;<text:tab/><text:tab/><text:tab/><text:tab/></text:span></text:p>
      <text:p text:style-name="P449"><text:tab/>}<text:tab/><text:tab/><text:tab/><text:tab/><text:tab/><text:tab/><text:tab/><text:tab/><text:tab/><text:tab/></text:p>
      <text:p text:style-name="P456"><text:span text:style-name="T1605"><text:tab/>html</text:span><text:span text:style-name="T1565">, </text:span><text:span text:style-name="T1605">body</text:span><text:span text:style-name="T1565"> {<text:tab/><text:tab/><text:tab/></text:span><text:span text:style-name="T1566"><text:tab/><text:tab/><text:tab/><text:tab/><text:tab/><text:tab/></text:span></text:p>
      <text:p text:style-name="P456"><text:span text:style-name="T1499"><text:tab/>width</text:span><text:span text:style-name="T1565">: </text:span><text:span text:style-name="T1611">100vw</text:span><text:span text:style-name="T1565">;<text:tab/><text:tab/><text:tab/><text:tab/><text:tab/><text:tab/><text:tab/><text:tab/></text:span></text:p>
      <text:p text:style-name="P456"><text:span text:style-name="T1499"><text:tab/>height</text:span><text:span text:style-name="T1565">: </text:span><text:span text:style-name="T1611">100vh</text:span><text:span text:style-name="T1565">;<text:tab/><text:tab/><text:tab/><text:tab/><text:tab/><text:tab/><text:tab/><text:tab/></text:span></text:p>
      <text:p text:style-name="P456"><text:span text:style-name="T1499"><text:tab/>background-color</text:span><text:span text:style-name="T1565">: </text:span><text:span text:style-name="T1521">#233eff</text:span><text:span text:style-name="T1565">;<text:tab/><text:tab/><text:tab/></text:span><text:span text:style-name="T1566"><text:tab/><text:tab/><text:tab/></text:span></text:p>
      <text:p text:style-name="P456"><text:span text:style-name="T1499"><text:tab/>background-size</text:span><text:span text:style-name="T1565">: </text:span><text:span text:style-name="T1521">contain</text:span><text:span text:style-name="T1565">;<text:tab/><text:tab/><text:tab/><text:tab/><text:tab/><text:tab/></text:span></text:p>
      <text:p text:style-name="P456"><text:span text:style-name="T1499"><text:tab/>background-repeat</text:span><text:span text:style-name="T1565">: </text:span><text:span text:style-name="T1521">no-repeat</text:span><text:span text:style-name="T1565">;<text:tab/><text:tab/><text:tab/><text:tab/><text:tab/><text:tab/></text:span></text:p>
      <text:p text:style-name="P449"><text:s text:c="2"/>}<text:tab/><text:tab/><text:tab/><text:tab/><text:tab/><text:tab/><text:tab/><text:tab/><text:tab/><text:tab/><text:tab/></text:p>
      <text:p text:style-name="P451">}<text:tab/><text:tab/><text:tab/><text:tab/><text:tab/><text:tab/><text:tab/><text:tab/><text:tab/><text:tab/><text:tab/></text:p>
      <text:p text:style-name="P456"><text:span text:style-name="T1605">h1</text:span><text:span text:style-name="T1565"> {<text:tab/><text:tab/><text:tab/><text:tab/><text:tab/><text:tab/><text:tab/><text:tab/><text:tab/><text:tab/><text:tab/></text:span></text:p>
      <text:p text:style-name="P456"><text:span text:style-name="T1499"><text:tab/>color</text:span><text:span text:style-name="T1565">: </text:span><text:span text:style-name="T1521">white</text:span><text:span text:style-name="T1565">;<text:tab/><text:tab/><text:tab/><text:tab/><text:tab/><text:tab/><text:tab/><text:tab/></text:span></text:p>
      <text:p text:style-name="P456"><text:span text:style-name="T1499"><text:tab/>text-shadow</text:span><text:span text:style-name="T1565">: </text:span><text:span text:style-name="T1611">2px</text:span><text:span text:style-name="T1565"> </text:span><text:span text:style-name="T1611">2px</text:span><text:span text:style-name="T1565"> </text:span><text:span text:style-name="T1611">0px</text:span><text:span text:style-name="T1565"> </text:span><text:span text:style-name="T1521">#1526a7</text:span><text:span text:style-name="T1565">;<text:tab/><text:tab/><text:tab/><text:tab/><text:tab/></text:span></text:p>
      <text:p text:style-name="P456"><text:span text:style-name="T1499"><text:tab/>padding</text:span><text:span text:style-name="T1565">: </text:span><text:span text:style-name="T1611">10px</text:span><text:span text:style-name="T1565">;<text:tab/><text:tab/><text:tab/><text:tab/><text:tab/><text:tab/><text:tab/><text:tab/></text:span></text:p>
      <text:p text:style-name="P449"><text:s text:c="3"/>}<text:tab/><text:tab/><text:tab/><text:tab/><text:tab/><text:tab/><text:tab/><text:tab/><text:tab/><text:tab/><text:tab/></text:p>
      <text:p text:style-name="P449">}<text:tab/><text:tab/><text:tab/><text:tab/><text:tab/><text:tab/><text:tab/><text:tab/><text:tab/><text:tab/><text:tab/></text:p>
      <text:p text:style-name="P450"/>
      <text:p text:style-name="P460">/* declarações retrato */<text:tab/><text:tab/><text:tab/><text:tab/><text:tab/><text:tab/><text:tab/></text:p>
      <text:p text:style-name="P449"><text:span text:style-name="T1714">@media</text:span> <text:span text:style-name="T1504">screen</text:span> <text:span text:style-name="T1582">and</text:span> (<text:span text:style-name="T1480">orientation</text:span>: <text:span text:style-name="T1504">portrait</text:span>) {<text:tab/><text:tab/><text:tab/><text:tab/></text:p>
      <text:p text:style-name="P456"><text:soft-page-break/><text:span text:style-name="T1605">body</text:span><text:span text:style-name="T1565"> {<text:tab/><text:tab/><text:tab/><text:tab/><text:tab/><text:tab/><text:tab/><text:tab/><text:tab/><text:tab/><text:tab/></text:span></text:p>
      <text:p text:style-name="P456"><text:span text:style-name="T1499">background-image</text:span><text:span text:style-name="T1565">: </text:span><text:span text:style-name="T1709">url</text:span><text:span text:style-name="T1565">(</text:span><text:span text:style-name="T1499">../imagens/cev-portrait.jpg</text:span><text:span text:style-name="T1565">);<text:tab/><text:tab/><text:tab/></text:span></text:p>
      <text:p text:style-name="P456"><text:span text:style-name="T1499">background-position</text:span><text:span text:style-name="T1565">: </text:span><text:span text:style-name="T1521">center</text:span><text:span text:style-name="T1565"> </text:span><text:span text:style-name="T1521">bottom</text:span><text:span text:style-name="T1565">;<text:tab/><text:tab/><text:tab/><text:tab/><text:tab/><text:tab/></text:span></text:p>
      <text:p text:style-name="P449">}<text:tab/><text:tab/><text:tab/><text:tab/><text:tab/><text:tab/><text:tab/><text:tab/><text:tab/><text:tab/><text:tab/></text:p>
      <text:p text:style-name="P449"><text:tab/><text:tab/><text:tab/><text:tab/><text:tab/><text:tab/><text:tab/><text:tab/><text:tab/><text:tab/><text:tab/></text:p>
      <text:p text:style-name="P460">/* declarações paisagem */<text:tab/><text:tab/><text:tab/><text:tab/><text:tab/><text:tab/><text:tab/></text:p>
      <text:p text:style-name="P449"><text:span text:style-name="T1714">@media</text:span> <text:span text:style-name="T1504">screen</text:span> <text:span text:style-name="T1582">and</text:span> (<text:span text:style-name="T1480">orientation</text:span>: <text:span text:style-name="T1504">landscape</text:span>) {<text:tab/><text:tab/><text:tab/><text:tab/></text:p>
      <text:p text:style-name="P456"><text:span text:style-name="T1605"><text:tab/>body</text:span><text:span text:style-name="T1565"> {<text:tab/><text:tab/><text:tab/><text:tab/><text:tab/><text:tab/><text:tab/><text:tab/><text:tab/><text:tab/></text:span></text:p>
      <text:p text:style-name="P456"><text:span text:style-name="T1499"><text:tab/>background-image</text:span><text:span text:style-name="T1565">: </text:span><text:span text:style-name="T1709">url</text:span><text:span text:style-name="T1565">(</text:span><text:span text:style-name="T1499">../imagens/cev-landscape.jpg</text:span><text:span text:style-name="T1565">);<text:tab/><text:tab/></text:span></text:p>
      <text:p text:style-name="P456"><text:span text:style-name="T1499"><text:tab/>background-position</text:span><text:span text:style-name="T1565">: </text:span><text:span text:style-name="T1521">left</text:span><text:span text:style-name="T1565"> </text:span><text:span text:style-name="T1521">bottom</text:span><text:span text:style-name="T1565">;<text:tab/><text:tab/><text:tab/><text:tab/><text:tab/></text:span></text:p>
      <text:p text:style-name="P449"><text:tab/>}<text:tab/><text:tab/><text:tab/><text:tab/><text:tab/><text:tab/><text:tab/><text:tab/><text:tab/><text:tab/></text:p>
      <text:p text:style-name="P449">}<text:tab/><text:tab/><text:tab/><text:tab/><text:tab/><text:tab/><text:tab/><text:tab/><text:tab/><text:tab/><text:tab/></text:p>
      <text:p text:style-name="P38"><text:span text:style-name="T679">N</text:span><text:span text:style-name="T680">ota</text:span><text:span text:style-name="T669">: </text:span><text:span text:style-name="T655">Se </text:span><text:span text:style-name="T669">uma configuração</text:span><text:span text:style-name="T655"> não </text:span><text:span text:style-name="T669">for</text:span><text:span text:style-name="T655"> definida na media query personalizada, o que vai valer é o que foi definido nas configurações gerais </text:span><text:span text:style-name="T669">do estilo.</text:span></text:p>
      <text:p text:style-name="P234"/>
      <text:p text:style-name="P478"/>
      <text:p text:style-name="P480">Arquiteturas</text:p>
      <text:p text:style-name="P478"/>
      <text:p text:style-name="P162">São <text:span text:style-name="T1406">metodologias</text:span> para organizar e estruturar CSS de uma forma que facilite a manutenção, reuso e crescimento de projetos complexos. Existem várias metodologias que orientam a arquitetura do CSS, incluindo:</text:p>
      <text:list text:style-name="L59">
        <text:list-item>
          <text:p text:style-name="P635"><text:a xlink:type="simple" xlink:href="https://en.bem.info/" text:style-name="Internet_20_link" text:visited-style-name="Visited_20_Internet_20_Link"><text:span text:style-name="T10">BEM</text:span></text:a><text:span text:style-name="T38"> – Block Element Modifier: recomenda uma maneira específica </text:span><text:span text:style-name="T41">e mais </text:span><text:span text:style-name="T66">compreensível</text:span><text:span text:style-name="T41"> </text:span><text:span text:style-name="T42">para</text:span><text:span text:style-name="T38"> </text:span><text:span text:style-name="T51">nomear classes</text:span><text:span text:style-name="T38">, </text:span><text:span text:style-name="T45">com o intuito de criar componentes reutilizáveis e</text:span><text:span text:style-name="T38"> </text:span><text:span text:style-name="T67">de fácil</text:span><text:span text:style-name="T65"> </text:span><text:span text:style-name="T67">compreensão sobre seu propósito pois estabelece uma relação entre o elemento pai como um bloco, o filho como um elemento e o modificador como uma variação ou estado diferente</text:span><text:span text:style-name="T65">:</text:span><text:span text:style-name="T38"><text:line-break/></text:span><text:span text:style-name="T817">.nome-do-bloco__nome-do-elemento--modificador </text:span></text:p>
          <text:list>
            <text:list-item>
              <text:p text:style-name="P635"><text:span text:style-name="Strong_20_Emphasis"><text:span text:style-name="T942">Block</text:span></text:span><text:span text:style-name="Strong_20_Emphasis"><text:span text:style-name="T10"> –</text:span></text:span><text:span text:style-name="T38"> é qualquer componente que possa ser reutilizado em várias páginas. Escrito em letras minúsculas e separado por </text:span><text:span text:style-name="T51">hífens</text:span><text:span text:style-name="T38"> </text:span></text:p>
            </text:list-item>
            <text:list-item>
              <text:p text:style-name="P636"><text:span text:style-name="Strong_20_Emphasis"><text:span text:style-name="T943">Element</text:span></text:span><text:span text:style-name="T38"> – </text:span><text:span text:style-name="T40">é </text:span><text:span text:style-name="T38">a parte de um bloco que não pode ser usada isoladamente. O nome do elemento é separado do bloco por </text:span><text:span text:style-name="T51">dois underscores</text:span><text:span text:style-name="T38">. </text:span></text:p>
            </text:list-item>
            <text:list-item>
              <text:p text:style-name="P636"><text:span text:style-name="Strong_20_Emphasis"><text:span text:style-name="T943">Modifier</text:span></text:span><text:span text:style-name="T38"> - Representa uma variação ou estado diferente de um bloco ou elemento. O nome do modificador é separado do bloco ou elemento por </text:span><text:span text:style-name="T51">dois hífens</text:span><text:span text:style-name="T38">. </text:span></text:p>
            </text:list-item>
          </text:list>
        </text:list-item>
        <text:list-item>
          <text:p text:style-name="P598"><text:a xlink:type="simple" xlink:href="http://oocss.org/" text:style-name="Internet_20_link" text:visited-style-name="Visited_20_Internet_20_Link"><text:span text:style-name="T161">OOCSS</text:span></text:a><text:span text:style-name="T102"> – Object Oriented CSS: incentiva a separação entre </text:span><text:span text:style-name="T120">estrutura</text:span><text:span text:style-name="T102"> e </text:span><text:span text:style-name="T120">aparência</text:span><text:span text:style-name="T102">, promovendo reusabilidade</text:span></text:p>
        </text:list-item>
        <text:list-item>
          <text:p text:style-name="P637"><text:a xlink:type="simple" xlink:href="https://smacss.com/" text:style-name="Internet_20_link" text:visited-style-name="Visited_20_Internet_20_Link"><text:span text:style-name="Strong_20_Emphasis"><text:span text:style-name="T10">SMACSS</text:span></text:span></text:a><text:span text:style-name="Strong_20_Emphasis"><text:span text:style-name="T38"> - Scalable and Modular Architecture for CSS:</text:span></text:span><text:span text:style-name="T38"> </text:span><text:span text:style-name="T39">é um guia de boas práticas que divide e </text:span><text:span text:style-name="T38">organiza </text:span><text:span text:style-name="T39">o CSS</text:span><text:span text:style-name="T38"> em 5 módulos </text:span><text:span text:style-name="T51">independentes</text:span><text:span text:style-name="T38"> e escaláveis:</text:span></text:p>
          <text:list>
            <text:list-item>
              <text:p text:style-name="P604"><text:span text:style-name="T1536">Base</text:span>: é o estilo base de todas as páginas (reset, container, etc )</text:p>
            </text:list-item>
            <text:list-item>
              <text:p text:style-name="P604"><text:span text:style-name="T1536">Layout</text:span>: é o estilo específico de cada página (courses.css, carreiras.css, etc )</text:p>
            </text:list-item>
            <text:list-item>
              <text:p text:style-name="P604"><text:soft-page-break/><text:span text:style-name="T1536">Module</text:span>: é o estilo de componentes que se repetem em várias páginas ( box.css )</text:p>
            </text:list-item>
            <text:list-item>
              <text:p text:style-name="P604"><text:span text:style-name="T1536">State</text:span>: crie uma classe para seu estado, coloque ou tire ela do elemento conforme você precisar modificar o estado.</text:p>
            </text:list-item>
            <text:list-item>
              <text:p text:style-name="P604"><text:span text:style-name="T1536">Theme</text:span>: organiza CSS quando lidamos com projetos que podem ter toda a sua interface visual modificada rapidamente por outra. (tema claro ou escuro)</text:p>
            </text:list-item>
          </text:list>
        </text:list-item>
        <text:list-item>
          <text:p text:style-name="P599"><text:span text:style-name="T161">ITCSS</text:span><text:span text:style-name="T102"> – Inverted Triangle CSS: organiza estilos em </text:span><text:span text:style-name="T120">camadas</text:span><text:span text:style-name="T102">, começando com estilos globais e ficando mais específico à medida que você avança. As camadas incluem Settings, Tools, Generic, Base, Objects, Components, e Trumps.</text:span></text:p>
        </text:list-item>
        <text:list-item>
          <text:p text:style-name="P600"><text:span text:style-name="T161">Atomic CSS</text:span><text:span text:style-name="T102">: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34"><text:span text:style-name="T10">ACSS – </text:span><text:span text:style-name="T11">Attribute Component CSS</text:span><text:span text:style-name="T46">: os</text:span><text:span text:style-name="T38"> estilos são aplicados diretamente a elementos com base em seus </text:span><text:span text:style-name="T51">atributos</text:span><text:span text:style-name="T38">. Essa arquitetura é mais usada em conjunto com bibliotecas ou frameworks específicos.</text:span></text:p>
        </text:list-item>
      </text:list>
      <text:p text:style-name="P164"/>
      <text:p text:style-name="P503"><text:span text:style-name="T38">Princípios Alura </text:span><text:span text:style-name="T47">para </text:span><text:span text:style-name="T12">nomear classes</text:span><text:span text:style-name="T47">:</text:span></text:p>
      <text:list text:style-name="L60">
        <text:list-item>
          <text:p text:style-name="P605">Evitar nome genérico demais, como title;</text:p>
        </text:list-item>
        <text:list-item>
          <text:p text:style-name="P605">Evitar nome preso a tag, como inputText;</text:p>
        </text:list-item>
        <text:list-item>
          <text:p text:style-name="P605">Não dar nome com associação a uma propriedade CSS, como floatLeft;</text:p>
        </text:list-item>
        <text:list-item>
          <text:p text:style-name="P605">Não dar nome que descreva o valor de um propriedade CSS, como colorBlue;</text:p>
        </text:list-item>
        <text:list-item>
          <text:p text:style-name="P605">Utilizar o hífen para identificar o filho lendo apenas o nome da class, como pai-filho. <text:span text:style-name="T1762">O</text:span> underline para adicionar um modificador, como pai-filho_modificador;</text:p>
        </text:list-item>
        <text:list-item>
          <text:p text:style-name="P605">O nome de uma class tem que começar com uma analogia com o mundo real e a segunda parte quando necessário, representar o conteúdo do elemento, por exemplo: cardCourse.</text:p>
        </text:list-item>
      </text:list>
      <text:p text:style-name="P165"/>
      <text:p text:style-name="P166">Princípios Alura para <text:span text:style-name="T1271">organizar o CSS</text:span> evitando altos valores de especificidades:</text:p>
      <text:list text:style-name="L61">
        <text:list-item>
          <text:p text:style-name="P606">A ordem dos seletores no arquivo CSS devem respeitar a ordem do HTML;</text:p>
        </text:list-item>
        <text:list-item>
          <text:p text:style-name="P606">Evitar seletores com id e tag;</text:p>
        </text:list-item>
        <text:list-item>
          <text:p text:style-name="P606">Evitar o uso de seletores avançados e pseudo-class.</text:p>
        </text:list-item>
      </text:list>
      <text:p text:style-name="P481">Pré-processadores</text:p>
      <text:p text:style-name="P188"/>
      <text:p text:style-name="P189">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62">
        <text:list-item>
          <text:p text:style-name="P638"><text:span text:style-name="Strong_20_Emphasis"><text:span text:style-name="T475">Sass</text:span></text:span><text:span text:style-name="Strong_20_Emphasis"><text:span text:style-name="T278"> - Syntactically Awesome Stylesheets: amplamente utilizado, </text:span></text:span><text:span text:style-name="Strong_20_Emphasis"><text:span text:style-name="T293">e</text:span></text:span><text:span text:style-name="Strong_20_Emphasis"><text:span text:style-name="T278">le oferece funcionalidades avançadas como variáveis, aninhamento, </text:span></text:span><text:span text:style-name="Strong_20_Emphasis"><text:span text:style-name="T336">mixins</text:span></text:span><text:span text:style-name="Strong_20_Emphasis"><text:span text:style-name="T278">, herança, operadores matemáticos, entre outros. </text:span></text:span><text:span text:style-name="Strong_20_Emphasis"><text:span text:style-name="T293">Seu</text:span></text:span><text:span text:style-name="Strong_20_Emphasis"><text:span text:style-name="T278"> código é </text:span></text:span><text:span text:style-name="Strong_20_Emphasis"><text:span text:style-name="T336">compilado</text:span></text:span><text:span text:style-name="Strong_20_Emphasis"><text:span text:style-name="T278"> para CSS. Existem duas sintaxes principais:</text:span></text:span></text:p>
          <text:list>
            <text:list-item>
              <text:p text:style-name="P638"><text:span text:style-name="Strong_20_Emphasis"><text:span text:style-name="T475">Sass</text:span></text:span><text:span text:style-name="Strong_20_Emphasis"><text:span text:style-name="T278"> (indentação)</text:span></text:span></text:p>
            </text:list-item>
            <text:list-item>
              <text:p text:style-name="P638"><text:span text:style-name="Strong_20_Emphasis"><text:span text:style-name="T475">SCSS</text:span></text:span><text:span text:style-name="Strong_20_Emphasis"><text:span text:style-name="T278"> (mais próxima do CSS com chaves e ponto e vírgula). </text:span></text:span></text:p>
            </text:list-item>
          </text:list>
        </text:list-item>
        <text:list-item>
          <text:p text:style-name="P640"><text:span text:style-name="T1271">Less</text:span> oferece funcionalidades avançadas, como variáveis, aninhamento, mixins e operadores. A sintaxe do Less é semelhante à do CSS.</text:p>
        </text:list-item>
        <text:list-item>
          <text:p text:style-name="P639"><text:span text:style-name="T1659">Stylus</text:span><text:span text:style-name="T1658"> </text:span><text:span text:style-name="T38">é conhecido por sua sintaxe bastante concisa, mínima e flexível. Ele suporta variáveis, aninhamento, mixins e operadores matemáticos.</text:span></text:p>
        </text:list-item>
      </text:list>
      <text:p text:style-name="P163"/>
      <text:p text:style-name="P434"/>
      <text:p text:style-name="P433"><text:span text:style-name="T1240">@mixin</text:span><text:span text:style-name="T43"> é uma diretiva em pré-processadores de CSS, como Sass, que permite criar blocos reutilizáveis de estilos, </text:span><text:span text:style-name="T52">agrupando um conjunto de declarações</text:span><text:span text:style-name="T43"> CSS para serem usadas em diferentes partes do código, facilitando a manutenção e trazendo maior modularização ao CSS. Exemplo:</text:span></text:p>
      <text:p text:style-name="P434"/>
      <text:p text:style-name="P438"><text:span text:style-name="T43"><draw:frame draw:style-name="fr3" draw:name="Figura16" text:anchor-type="as-char" svg:width="11.76cm" svg:height="10.141cm" draw:z-index="24"><draw:image xlink:href="Pictures/100000010000017300000140116ADA2936EB91AE.png" xlink:type="simple" xlink:show="embed" xlink:actuate="onLoad" draw:mime-type="image/png"/></draw:frame></text:span><text:span text:style-name="T43"><draw:frame draw:style-name="fr3" draw:name="Figura26" text:anchor-type="as-char" svg:width="13.404cm" svg:height="7.652cm" draw:z-index="25"><draw:image xlink:href="Pictures/100000010000018A000000E10375112F7268F110.png" xlink:type="simple" xlink:show="embed" xlink:actuate="onLoad" draw:mime-type="image/png"/></draw:frame></text:span></text:p>
      <text:p text:style-name="P438"/>
      <text:p text:style-name="P439"><text:a xlink:type="simple" xlink:href="https://engageinteractive.co.uk/blog/top-10-scss-mixins" text:style-name="Internet_20_link" text:visited-style-name="Visited_20_Internet_20_Link"><text:span text:style-name="T43">A</text:span><text:span text:style-name="T44">rtigo: 1</text:span><text:span text:style-name="T13">0 mixins em Sass que você deveria usar em seus projetos</text:span></text:a></text:p>
      <text:p text:style-name="P502"/>
      <text:p text:style-name="P479">Miscelâneas</text:p>
      <text:p text:style-name="P234"/>
      <text:p text:style-name="P81"><text:span text:style-name="T1100">Webkit </text:span><text:span text:style-name="T528">é um </text:span><text:span text:style-name="T585">motor de renderização</text:span><text:span text:style-name="T528">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40"/>
      <text:p text:style-name="P490"><text:span text:style-name="T324">O</text:span><text:span text:style-name="T319"> site </text:span><text:a xlink:type="simple" xlink:href="https://expressprefixr.herokuapp.com/" text:style-name="Internet_20_link" text:visited-style-name="Visited_20_Internet_20_Link"><text:span text:style-name="T4">prefixr</text:span></text:a><text:span text:style-name="T319"> reduz consideravelmente o código CSS e ajuda </text:span><text:span text:style-name="T324">também</text:span><text:span text:style-name="T319"> na </text:span><text:span text:style-name="T479">retrocompatibilidade</text:span><text:span text:style-name="T319"> de navegadores.</text:span></text:p>
      <text:p text:style-name="P205"/>
      <text:p text:style-name="P491"><text:span text:style-name="T479">R</text:span><text:span text:style-name="T480">eset CSS</text:span><text:span text:style-name="T325"> é uma técnica que sobrepõe </text:span><text:span text:style-name="T319">a formatação original do browsers com uma folha de estilo. O </text:span><text:a xlink:type="simple" xlink:href="https://meyerweb.com/eric/tools/css/reset/reset.css" text:style-name="Internet_20_link" text:visited-style-name="Visited_20_Internet_20_Link"><text:span text:style-name="T1266">arquivo</text:span><text:span text:style-name="T1267"> </text:span><text:span text:style-name="T1268">r</text:span><text:span text:style-name="T1269">eset.CSS</text:span></text:a><text:span text:style-name="T1267"> </text:span><text:span text:style-name="T325">possui</text:span><text:span text:style-name="T319"> um conjunto de estilos</text:span><text:span text:style-name="T325"> </text:span><text:span text:style-name="T319">projetados para normalizar os elementos em todos os navegadores da web. </text:span><text:span text:style-name="T325">Seu</text:span><text:span text:style-name="T319"> objetivo é criar uma base consistente e </text:span><text:span text:style-name="T352">previsível</text:span><text:span text:style-name="T319">, independentemente das variações de estilo padrão entre diferentes navegadores.</text:span></text:p>
      <text:p text:style-name="P206"><text:span text:style-name="T1755">Já o </text:span><text:a xlink:type="simple" xlink:href="https://necolas.github.io/normalize.css/" text:style-name="Internet_20_link" text:visited-style-name="Visited_20_Internet_20_Link"><text:span text:style-name="T1757">arquivo</text:span><text:span text:style-name="T1756"> </text:span><text:span text:style-name="T1758">normalize.css</text:span></text:a><text:span text:style-name="T1664"> </text:span>atua preservando alguns estilos padrão considerados úteis e consistentes, enquanto ajusta outros <text:span text:style-name="T1421">bugs</text:span><text:span text:style-name="T1759"> </text:span>para garantir uma experiência mais uniforme. Ele não redefine todos os estilos para zero, como um "reset CSS" faria, mas normaliza os estilos para criar uma base mais previsível.</text:p>
      <text:p text:style-name="P333">Emmet</text:p>
      <text:p text:style-name="P436"><text:span text:style-name="T18">O </text:span><text:a xlink:type="simple" xlink:href="https://docs.emmet.io/abbreviations/syntax/" text:style-name="Internet_20_link" text:visited-style-name="Visited_20_Internet_20_Link"><text:span text:style-name="T940">Emmet</text:span></text:a><text:span text:style-name="T18"> é uma extensão, </text:span><text:span text:style-name="T21">também disponível no </text:span><text:span text:style-name="T18">VSCode, </text:span><text:span text:style-name="T21">para abreviação ou expansão de código</text:span><text:span text:style-name="T18"> </text:span><text:span text:style-name="T21">que traz produtividade na escrita de estruturas aninhadas </text:span><text:span text:style-name="T18">de código HTML e CSS, economizando tempo e evitando erros comuns. </text:span><text:span text:style-name="T21">Ele também p</text:span><text:span text:style-name="T18">ermite realizar operações em grupos de elementos, como aumentar </text:span><text:span text:style-name="Source_20_Text"><text:span text:style-name="T18">ou diminuir números, reorganizar, entre outros. Seus operadores são:</text:span></text:span></text:p>
      <text:list text:style-name="L63">
        <text:list-item>
          <text:p text:style-name="P698"><text:span text:style-name="Source_20_Text"><text:span text:style-name="T941">Exclamação </text:span></text:span><text:span text:style-name="Source_20_Text"><text:span text:style-name="T1082">!</text:span></text:span><text:span text:style-name="Source_20_Text"><text:span text:style-name="T940"> </text:span></text:span><text:span text:style-name="Source_20_Text"><text:span text:style-name="T18">Gera a estrutura básica de um documento HTML.</text:span></text:span></text:p>
        </text:list-item>
        <text:list-item>
          <text:h text:style-name="P532" text:outline-level="3"><text:span text:style-name="Source_20_Text"><text:span text:style-name="T940">Filho </text:span></text:span><text:span text:style-name="Source_20_Text"><text:span text:style-name="T1082">&gt;</text:span></text:span><text:span text:style-name="Source_20_Text"><text:span text:style-name="T18"> </text:span></text:span><text:span text:style-name="Source_20_Text"><text:span text:style-name="T779">div&gt;ul&gt;li</text:span></text:span></text:h>
        </text:list-item>
        <text:list-item>
          <text:p text:style-name="P698"><text:span text:style-name="Source_20_Text"><text:span text:style-name="T940">Irmão </text:span></text:span><text:span text:style-name="Source_20_Text"><text:span text:style-name="T1082">+</text:span></text:span><text:span text:style-name="Source_20_Text"><text:span text:style-name="T18"> </text:span></text:span><text:span text:style-name="Source_20_Text"><text:span text:style-name="T779">div+p+bq</text:span></text:span></text:p>
        </text:list-item>
        <text:list-item>
          <text:p text:style-name="P698"><text:span text:style-name="Source_20_Text"><text:span text:style-name="T940">Tio </text:span></text:span><text:span text:style-name="Source_20_Text"><text:span text:style-name="T1082">^</text:span></text:span><text:span text:style-name="Source_20_Text"><text:span text:style-name="T18"> </text:span></text:span><text:span text:style-name="Source_20_Text"><text:span text:style-name="T779">div+div&gt;p&gt;span+em^bq</text:span></text:span></text:p>
        </text:list-item>
        <text:list-item>
          <text:p text:style-name="P698"><text:span text:style-name="Source_20_Text"><text:span text:style-name="T940">Multiplicação </text:span></text:span><text:span text:style-name="Source_20_Text"><text:span text:style-name="T1082">*</text:span></text:span><text:span text:style-name="Source_20_Text"><text:span text:style-name="T18"> </text:span></text:span><text:span text:style-name="Source_20_Text"><text:span text:style-name="T779">lorem*5</text:span></text:span><text:span text:style-name="Source_20_Text"><text:span text:style-name="T18">: gera automaticamente 5 parágrafos de Lorem Ipsum, que é um texto usado como modelo para simular conteúdo.</text:span></text:span></text:p>
        </text:list-item>
        <text:list-item>
          <text:p text:style-name="P698"><text:span text:style-name="Source_20_Text"><text:span text:style-name="T940">Agrupamento </text:span></text:span><text:span text:style-name="Source_20_Text"><text:span text:style-name="T1082">( )</text:span></text:span><text:span text:style-name="Source_20_Text"><text:span text:style-name="T18"><text:tab/></text:span></text:span><text:span text:style-name="Source_20_Text"><text:span text:style-name="T779">(div&gt;dl&gt;(dt+dd)*3)+footer&gt;p</text:span></text:span></text:p>
        </text:list-item>
        <text:list-item>
          <text:p text:style-name="P698"><text:span text:style-name="Source_20_Text"><text:span text:style-name="T1082">#</text:span></text:span><text:span text:style-name="Source_20_Text"><text:span text:style-name="T940">id </text:span></text:span><text:span text:style-name="Source_20_Text"><text:span text:style-name="T18">e </text:span></text:span><text:span text:style-name="Source_20_Text"><text:span text:style-name="T1082">.</text:span></text:span><text:span text:style-name="Source_20_Text"><text:span text:style-name="T940">class</text:span></text:span></text:p>
          <text:p text:style-name="P698"><text:span text:style-name="Source_20_Text"><text:span text:style-name="T779">div#header+div.page+div#footer.class1.class2.class3</text:span></text:span></text:p>
        </text:list-item>
        <text:list-item>
          <text:p text:style-name="P698"><text:span text:style-name="Source_20_Text"><text:span text:style-name="T940">Atributos personalizados </text:span></text:span><text:span text:style-name="Source_20_Text"><text:span text:style-name="T1082">[ ]</text:span></text:span><text:span text:style-name="Source_20_Text"><text:span text:style-name="T18"><text:line-break/></text:span></text:span><text:span text:style-name="Source_20_Text"><text:span text:style-name="T779">&lt;li&gt;essa lista é span.louca[atributo=doido]{maluca}&lt;/li&gt;</text:span></text:span></text:p>
          <text:p text:style-name="P698"><text:span text:style-name="Source_20_Text"><text:span text:style-name="T18">&lt;li&gt;essa lista é &lt;span class="louca" atributo="doido"&gt;maluca&lt;/span&gt;&lt;/li&gt;</text:span></text:span></text:p>
        </text:list-item>
        <text:list-item>
          <text:p text:style-name="P698"><text:span text:style-name="Source_20_Text"><text:span text:style-name="T940">numeração de itens </text:span></text:span><text:span text:style-name="Source_20_Text"><text:span text:style-name="T1082">$</text:span></text:span><text:span text:style-name="Source_20_Text"><text:span text:style-name="T18"> </text:span></text:span><text:span text:style-name="Source_20_Text"><text:span text:style-name="T779">ul&gt;li.item$*5</text:span></text:span><text:span text:style-name="Source_20_Text"><text:span text:style-name="T18"> ou </text:span></text:span><text:span text:style-name="Source_20_Text"><text:span text:style-name="T779">ul&gt;li.item$$$*5</text:span></text:span></text:p>
        </text:list-item>
        <text:list-item>
          <text:p text:style-name="P698"><text:span text:style-name="Source_20_Text"><text:span text:style-name="T940">valor base descendente da numeração </text:span></text:span><text:span text:style-name="Source_20_Text"><text:span text:style-name="T1082">@-</text:span></text:span><text:span text:style-name="Source_20_Text"><text:span text:style-name="T18"> </text:span></text:span><text:span text:style-name="Source_20_Text"><text:span text:style-name="T779">ul&gt;li.item$@-*5</text:span></text:span></text:p>
        </text:list-item>
        <text:list-item>
          <text:p text:style-name="P698"><text:span text:style-name="Source_20_Text"><text:span text:style-name="T940">troca valor base da numeração </text:span></text:span><text:span text:style-name="Source_20_Text"><text:span text:style-name="T1083">@nº</text:span></text:span><text:span text:style-name="Source_20_Text"><text:span text:style-name="T18"> </text:span></text:span><text:span text:style-name="Source_20_Text"><text:span text:style-name="T779">ul&gt;li.item$@3*5</text:span></text:span></text:p>
        </text:list-item>
        <text:list-item>
          <text:p text:style-name="P698"><text:span text:style-name="Source_20_Text"><text:span text:style-name="T940">adicionar texto ao elemento </text:span></text:span><text:span text:style-name="Source_20_Text"><text:span text:style-name="T1082">{ }</text:span></text:span><text:span text:style-name="Source_20_Text"><text:span text:style-name="T18"> </text:span></text:span><text:span text:style-name="Source_20_Text"><text:span text:style-name="T779">a{Click here}</text:span></text:span></text:p>
        </text:list-item>
      </text:list>
      <text:p text:style-name="P435"><text:span text:style-name="Source_20_Text"/></text:p>
      <text:p text:style-name="P435"><text:span text:style-name="Source_20_Text"><text:span text:style-name="T18">Nota: É o </text:span></text:span><text:span text:style-name="Source_20_Text"><text:span text:style-name="T779">&lt;kbd&gt;espaço&lt;/kbd&gt;</text:span></text:span><text:span text:style-name="Source_20_Text"><text:span text:style-name="T18"> que indica ao Emmet quando ele deve parar de analisar (stop parsing).</text:span></text:span></text:p>
      <text:p text:style-name="P435"><text:span text:style-name="Source_20_Text"/></text:p>
      <text:p text:style-name="P435"><text:span text:style-name="Source_20_Text"><text:span text:style-name="T31">Link da documentação oficial </text:span></text:span><text:span text:style-name="Source_20_Text"><text:span text:style-name="T32">contendo diversos atalhos</text:span></text:span><text:span text:style-name="Source_20_Text"><text:span text:style-name="T31">: </text:span></text:span><text:a xlink:type="simple" xlink:href="https://docs.emmet.io/" text:style-name="Internet_20_link" text:visited-style-name="Visited_20_Internet_20_Link"><text:span text:style-name="Source_20_Text"><text:span text:style-name="T1254">https://docs.emmet.io/</text:span></text:span></text:a></text:p>
      <text:p text:style-name="P435"><text:span text:style-name="Source_20_Text"/></text:p>
      <text:p text:style-name="P435"><text:a xlink:type="simple" xlink:href="https://docs.emmet.io/cheat-sheet/" text:style-name="Internet_20_link" text:visited-style-name="Visited_20_Internet_20_Link"><text:span text:style-name="Source_20_Text"><text:span text:style-name="T1255">CheatSheet com todos os atalhos</text:span></text:span></text:a></text:p>
      <text:p text:style-name="P435"><text:span text:style-name="Source_20_Text"/></text:p>
      <text:p text:style-name="P158">Atalhos VSCode:</text:p>
      <text:list text:style-name="L64">
        <text:list-item>
          <text:p text:style-name="P593"><text:span text:style-name="T934">Wrap with abbreviat</text:span><text:span text:style-name="T935">ion</text:span><text:span text:style-name="T94"> </text:span><text:span text:style-name="T103">(abra a paleta de comandos usando o atalho </text:span><text:span text:style-name="T94">Control + Shift + P</text:span><text:span text:style-name="T103">)</text:span><text:span text:style-name="T94">: com ele, você </text:span><text:span text:style-name="T121">coloca</text:span><text:span text:style-name="T122"> um trecho selecionado </text:span><text:span text:style-name="T121">dentro de</text:span><text:span text:style-name="T123"> uma tag escolhida</text:span><text:span text:style-name="T101">.</text:span></text:p>
        </text:list-item>
        <text:list-item>
          <text:p text:style-name="P593"><text:span text:style-name="T938">Shift</text:span><text:span text:style-name="T70"> + </text:span><text:span text:style-name="T938">Tab</text:span><text:span text:style-name="T70"> para </text:span><text:span text:style-name="T81">indentar</text:span><text:span text:style-name="T128"> para a esquerda</text:span><text:span text:style-name="T70">, ou </text:span><text:span text:style-name="T938">Tab</text:span><text:span text:style-name="T70"> para a direita.</text:span></text:p>
        </text:list-item>
        <text:list-item>
          <text:p text:style-name="P593"><text:span text:style-name="T81">Tecla </text:span><text:span text:style-name="T938">ALT </text:span><text:span text:style-name="T81">para criar vários cursores e fazer</text:span><text:span text:style-name="T69"> edições simultâneas</text:span></text:p>
        </text:list-item>
        <text:list-item>
          <text:p text:style-name="P593"><text:span text:style-name="T934">Control</text:span><text:span text:style-name="T94"> + </text:span><text:span text:style-name="T936">L</text:span><text:span text:style-name="T69"> para selecionar todos os caracteres iguais</text:span></text:p>
        </text:list-item>
      </text:list>
      <text:h text:style-name="P521" text:outline-level="1">DOM – Document Object Model</text:h>
      <text:p text:style-name="P149">O DOM é uma API <text:span text:style-name="T1737">(interface de programação </text:span><text:span text:style-name="T1424">que traduz</text:span><text:span text:style-name="T1737">). </text:span><text:span text:style-name="T1738">Ele</text:span> representa a estrutura do documento web na memória do dispositivo assim que o navegador conclui o carregamento da página. <text:span text:style-name="T1738">Sua principal função é converter elementos para objetos e, através de métodos presentes nesses objetos, é possível acessar e alterar o conteúdo da página web durante sua exibição.</text:span></text:p>
      <text:p text:style-name="P44"><text:span text:style-name="T104">Sua</text:span><text:span text:style-name="T69"> representação </text:span><text:span text:style-name="T104">é uma estrutura</text:span><text:span text:style-name="T69"> </text:span><text:span text:style-name="T124">hierárquica</text:span><text:span text:style-name="T69"> </text:span><text:span text:style-name="T104">de</text:span><text:span text:style-name="T69"> documentos HTML, XML ou XHTML, </text:span><text:span text:style-name="T104">para permitir</text:span><text:span text:style-name="T69"> que scripts manipulem </text:span><text:span text:style-name="T105">a </text:span><text:span text:style-name="T104">su</text:span><text:span text:style-name="T69">a </text:span><text:span text:style-name="T104">organização</text:span><text:span text:style-name="T69">, </text:span><text:span text:style-name="T105">seu </text:span><text:span text:style-name="T69">estilo e conteúdo.</text:span></text:p>
      <text:p text:style-name="P150">O DOM <text:span text:style-name="T1737">é organizado</text:span> como uma <text:span text:style-name="T1406">árvore</text:span>, onde cada elemento, atributo e pedaço de texto são representados como nós na árvore.</text:p>
      <text:p text:style-name="P44"><text:span text:style-name="T69">Cada elemento no documento é representado como um </text:span><text:span text:style-name="T124">objeto</text:span><text:span text:style-name="T69"> </text:span><text:span text:style-name="T106">que</text:span><text:span text:style-name="T69"> pode ser </text:span><text:span text:style-name="T124">manipulado</text:span><text:span text:style-name="T69"> através do JavaScript, </text:span><text:span text:style-name="T106">isso permite a </text:span><text:span text:style-name="T125">interação dinâmica</text:span><text:span text:style-name="T106"> para validação de formulários, animações e atualização </text:span><text:span text:style-name="T125">assíncrona</text:span><text:span text:style-name="T106"> do conteúdo em tempo real, ou seja, sem a necessidade de recarregar a página.</text:span></text:p>
      <text:p text:style-name="P355"><draw:frame draw:style-name="fr2" draw:name="Figura25" text:anchor-type="as-char" svg:width="13.13cm" svg:height="13.589cm" draw:z-index="17"><draw:image xlink:href="Pictures/10000001000002E600000300552F1FA29052AA72.png" xlink:type="simple" xlink:show="embed" xlink:actuate="onLoad" draw:mime-type="image/png"/></draw:frame></text:p>
      <text:p text:style-name="P356">Enti<text:span text:style-name="T1741">dades de caracteres</text:span></text:p>
      <text:p text:style-name="P371"/>
      <text:p text:style-name="P11"><text:span text:style-name="T72"><text:tab/></text:span><text:span text:style-name="T162">Entities</text:span><text:span text:style-name="T107"> é um</text:span><text:span text:style-name="T72"> mecanismo que permite representar caracteres </text:span><text:span text:style-name="T69">especiais que podem causar conflitos com a sintaxe do código HTML. </text:span><text:span text:style-name="T107">Elas são</text:span><text:span text:style-name="T72"> representada</text:span><text:span text:style-name="T92">s</text:span><text:span text:style-name="T72"> p</text:span><text:span text:style-name="T108">elo símbolo</text:span><text:span text:style-name="T72"> </text:span><text:span text:style-name="T109">ampersands (&amp;)</text:span><text:span text:style-name="T72"> e finalizad</text:span><text:span text:style-name="T108">as</text:span><text:span text:style-name="T72"> com um ponto-e</text:span><text:span text:style-name="T109">-</text:span><text:span text:style-name="T72">vírgula. </text:span><text:span text:style-name="T108">Exemplos:</text:span></text:p>
      <text:p text:style-name="P120"><text:span text:style-name="T772">&lt;<text:tab/></text:span><text:span text:style-name="T68">less than:</text:span><text:span text:style-name="T773"> </text:span><text:span text:style-name="T68">menor que<text:tab/><text:tab/></text:span><text:span text:style-name="T772">&amp;lt; </text:span></text:p>
      <text:p text:style-name="P120"><text:span text:style-name="T772">&gt;<text:tab/></text:span><text:span text:style-name="T68">greater than:</text:span><text:span text:style-name="T773"> </text:span><text:span text:style-name="T68"><text:s/>maior que<text:tab/></text:span><text:span text:style-name="T772">&amp;gt;</text:span><text:span text:style-name="T773"> </text:span></text:p>
      <text:p text:style-name="P156"><draw:frame draw:style-name="fr1" draw:name="Figura8" text:anchor-type="paragraph" svg:width="9.633cm" svg:height="11.407cm" draw:z-index="6"><draw:image xlink:href="Pictures/10000000000001A2000001EF1AB3C64E41FD09A2.jpg" xlink:type="simple" xlink:show="embed" xlink:actuate="onLoad" draw:mime-type="image/jpeg"/></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0"><text:span text:style-name="T71">E</text:span><text:span text:style-name="T72">ste</text:span><text:span text:style-name="T73">s</text:span><text:span text:style-name="T72"> site</text:span><text:span text:style-name="T73">s</text:span><text:span text:style-name="T72"> apresenta</text:span><text:span text:style-name="T73">m</text:span><text:span text:style-name="T72"> vários exemplos:</text:span></text:p>
      <text:p text:style-name="P139"><text:a xlink:type="simple" xlink:href="https://www.toptal.com/designers/htmlarrows/" text:style-name="Internet_20_link" text:visited-style-name="Visited_20_Internet_20_Link"><text:span text:style-name="T953">https://www.toptal.com/designers/htmlarrows/</text:span></text:a></text:p>
      <text:p text:style-name="P139"><text:a xlink:type="simple" xlink:href="https://www.w3schools.com/charsets/ref_utf_symbols.asp" text:style-name="Internet_20_link" text:visited-style-name="Visited_20_Internet_20_Link"><text:span text:style-name="T953">https://www.w3schools.com/charsets/ref_utf_symbols.asp</text:span></text:a></text:p>
      <text:p text:style-name="P157"/>
      <text:p text:style-name="P140"><text:span text:style-name="T16">Além d</text:span><text:span text:style-name="T30">as Entities</text:span><text:span text:style-name="T16">, </text:span><text:span text:style-name="T30">também existem os </text:span><text:span text:style-name="Strong_20_Emphasis"><text:span text:style-name="T9">códigos numéricos para caracteres especiais</text:span></text:span><text:span text:style-name="T16">. </text:span><text:span text:style-name="T30">C</text:span><text:span text:style-name="T16">omeçam com </text:span><text:span text:style-name="T29">ampersands-</text:span><text:span text:style-name="T30">hash</text:span><text:span text:style-name="T29"> (</text:span><text:span text:style-name="Source_20_Text"><text:span text:style-name="T16">&amp;#</text:span></text:span><text:span text:style-name="Source_20_Text"><text:span text:style-name="T30">)</text:span></text:span><text:span text:style-name="Source_20_Text"><text:span text:style-name="T16"> </text:span></text:span><text:span text:style-name="T16">e terminam com </text:span><text:span text:style-name="T28">um ponto-e</text:span><text:span text:style-name="T29">-</text:span><text:span text:style-name="T28">vírgula</text:span><text:span text:style-name="Source_20_Text"><text:span text:style-name="T16">.</text:span></text:span><text:span text:style-name="T16">Por exemplo:</text:span></text:p>
      <text:list text:style-name="L65">
        <text:list-item>
          <text:p text:style-name="P702"><text:span text:style-name="Source_20_Text"><text:span text:style-name="T16">&amp;#169; </text:span></text:span><text:span text:style-name="T16">exibe o símbolo de direitos autorais </text:span><text:span text:style-name="Source_20_Text"><text:span text:style-name="T16">©</text:span></text:span><text:span text:style-name="T16">;</text:span></text:p>
        </text:list-item>
        <text:list-item>
          <text:p text:style-name="P702"><text:span text:style-name="Source_20_Text"><text:span text:style-name="T16">&amp;#174; </text:span></text:span><text:span text:style-name="T16">exibe o símbolo de marca registrada </text:span><text:span text:style-name="Source_20_Text"><text:span text:style-name="T16">®</text:span></text:span><text:span text:style-name="T16">;</text:span></text:p>
        </text:list-item>
        <text:list-item>
          <text:p text:style-name="P703"><text:span text:style-name="Source_20_Text"><text:span text:style-name="T16">&amp;#8482; </text:span></text:span><text:span text:style-name="T16">exibe o símbolo de marca comercial </text:span><text:span text:style-name="Source_20_Text"><text:span text:style-name="T16">™</text:span></text:span><text:span text:style-name="T16">.</text:span></text:p>
        </text:list-item>
      </text:list>
      <text:p text:style-name="P139"><text:span text:style-name="T792">Site para</text:span><text:span text:style-name="T793"> </text:span><text:span text:style-name="T796">emojis</text:span><text:span text:style-name="T793">: </text:span><text:a xlink:type="simple" xlink:href="http://emojipedia.org/" text:style-name="Internet_20_link" text:visited-style-name="Visited_20_Internet_20_Link"><text:span text:style-name="T954">emojipedia.org</text:span></text:a><text:span text:style-name="T792"><text:tab/>(digite</text:span><text:span text:style-name="T778"> </text:span><text:span text:style-name="T854">&amp;#x</text:span><text:span text:style-name="T792"> + código. </text:span><text:span text:style-name="T794">E</text:span><text:span text:style-name="T792">xemplo: </text:span><text:span text:style-name="T855">&amp;#x</text:span><text:span text:style-name="T816">1F913</text:span><text:span text:style-name="T855">;</text:span><text:span text:style-name="T795">)</text:span></text:p>
      <text:h text:style-name="P522" text:outline-level="1">Design responsivo x Mobile First</text:h>
      <text:p text:style-name="P235"/>
      <text:p text:style-name="P39"><text:span text:style-name="T667">O </text:span><text:span text:style-name="T681">Design responsivo</text:span><text:span text:style-name="T667"> é um conceito mais tradicional, no qual o projeto é implementado primeiro em um desktop e depois adaptado para telas menores. Já a abordagem do </text:span><text:span text:style-name="T681">Mobile First</text:span><text:span text:style-name="T667"> é diferente pois trilha o caminho contrário: pensa inicialmente </text:span><text:span text:style-name="T666">no layout e funcionalidades da versão móvel e depois adapta tudo a telas maiores, </text:span><text:span text:style-name="T667">em razão de que a grande maioria dos acessos são via smartphones.</text:span></text:p>
      <text:p text:style-name="P132"/>
      <text:h text:style-name="P523" text:outline-level="1">UX x UI</text:h>
      <text:p text:style-name="P232"/>
      <text:p text:style-name="P233">São termos relacionados, mas referem-se a aspectos diferentes no design de produtos digitais.</text:p>
      <text:list xml:id="list3822517933" text:style-name="L66">
        <text:list-item>
          <text:p text:style-name="P699"><text:span text:style-name="Strong_20_Emphasis"><text:span text:style-name="T438">User Experience (UX):</text:span></text:span></text:p>
        </text:list-item>
      </text:list>
      <text:list text:style-name="L67">
        <text:list-item>
          <text:list>
            <text:list-item>
              <text:p text:style-name="P700"><text:span text:style-name="Strong_20_Emphasis"><text:span text:style-name="T438">Definição:</text:span></text:span><text:span text:style-name="T438"> Refere-se à experiência geral que um usuário tem ao interagir com um produto ou serviço.</text:span></text:p>
            </text:list-item>
            <text:list-item>
              <text:p text:style-name="P700"><text:span text:style-name="Strong_20_Emphasis"><text:span text:style-name="T438">Foco:</text:span></text:span><text:span text:style-name="T438"> Concentra-se em aspectos emocionais, práticos e afetivos da interação do usuário.</text:span></text:p>
            </text:list-item>
            <text:list-item>
              <text:p text:style-name="P700"><text:span text:style-name="Strong_20_Emphasis"><text:span text:style-name="T438">Inclui:</text:span></text:span><text:span text:style-name="T438"> Pesquisas de usuário, arquitetura de informação, design de interação e usabilidade.</text:span></text:p>
            </text:list-item>
            <text:list-item>
              <text:p text:style-name="P700"><text:span text:style-name="Strong_20_Emphasis"><text:span text:style-name="T438">Objetivo: Garantir que o usuário tenha uma experiência positiva, eficiente e significativa ao usar o produto.</text:span></text:span></text:p>
            </text:list-item>
          </text:list>
        </text:list-item>
      </text:list>
      <text:list xml:id="list144428105801045" text:continue-list="list3822517933" text:style-name="L66">
        <text:list-item>
          <text:p text:style-name="P699"><text:span text:style-name="Strong_20_Emphasis"><text:span text:style-name="T438">User Interface (UI):</text:span></text:span></text:p>
        </text:list-item>
      </text:list>
      <text:list text:style-name="L68">
        <text:list-item>
          <text:list>
            <text:list-item>
              <text:p text:style-name="P701"><text:span text:style-name="Strong_20_Emphasis"><text:span text:style-name="T438">Definição:</text:span></text:span><text:span text:style-name="T438"> Diz respeito aos elementos visuais e interativos do produto com os quais os usuários interagem.</text:span></text:p>
            </text:list-item>
            <text:list-item>
              <text:p text:style-name="P701"><text:span text:style-name="Strong_20_Emphasis"><text:span text:style-name="T438">Foco:</text:span></text:span><text:span text:style-name="T438"> Envolve o design de botões, ícones, cores, tipografia e todos os componentes visíveis na interface do usuário.</text:span></text:p>
            </text:list-item>
            <text:list-item>
              <text:p text:style-name="P701"><text:span text:style-name="Strong_20_Emphasis"><text:span text:style-name="T438">Inclui:</text:span></text:span><text:span text:style-name="T438"> Layouts, design gráfico, animações e microinterações.</text:span></text:p>
            </text:list-item>
            <text:list-item>
              <text:p text:style-name="P701"><text:span text:style-name="Strong_20_Emphasis"><text:span text:style-name="T438">Objetivo:</text:span></text:span><text:span text:style-name="T438"> Criar uma interface visualmente atraente e funcional que seja intuitiva e facilmente compreendida pelo usuário.</text:span></text:p>
            </text:list-item>
          </text:list>
        </text:list-item>
      </text:list>
      <text:p text:style-name="P233">Em resumo, UX está mais relacionado à experiência global e satisfação do usuário, enquanto UI está focada nos aspectos visuais e interativos que compõem a interface do usuário.</text:p>
      <text:p text:style-name="P232"/>
      <text:h text:style-name="P520" text:outline-level="1"><text:span text:style-name="T1261">A</text:span><text:span text:style-name="T1262">cessibilidade</text:span></text:h>
      <text:p text:style-name="P33"/>
      <text:p text:style-name="P33"><text:span text:style-name="T95">Para aprimorar a questão de </text:span><text:span text:style-name="T163">acessibilidade</text:span><text:span text:style-name="T95"> do seu site é possível usar o </text:span><text:span text:style-name="T944">WAI-ARIA</text:span><text:span text:style-name="T95">, um conjunto de atributos e propriedades que fornece recursos adicionais para descrever a função, o estado e o comportamento dos elementos, como menus, formulários, carrosséis e outros, tornando-os mais compreensíveis para leitores de tela.</text:span></text:p>
      <text:h text:style-name="P389" text:outline-level="2"><text:span text:style-name="T1742">P</text:span>ráticas e diretrizes de acessibilidade <text:span text:style-name="T1742">para a</text:span> web:</text:h>
      <text:p text:style-name="P160"/>
      <text:list text:style-name="L69">
        <text:list-item>
          <text:p text:style-name="P704"><text:span text:style-name="Strong_20_Emphasis"><text:span text:style-name="T1285">Texto Alternativo Equivalente:</text:span></text:span><text:span text:style-name="T1285"> Forneça texto alternativo descritivo para conteúdo não textual, auxiliando usuários que dependem de leitores de tela, garantindo acessibilidade.</text:span></text:p>
        </text:list-item>
        <text:list-item>
          <text:p text:style-name="P704"><text:span text:style-name="Strong_20_Emphasis"><text:span text:style-name="T1285">Estrutura Lógica do Documento:</text:span></text:span><text:span text:style-name="T1285"> Utilize cabeçalhos, listas e elementos estruturais para criar uma estrutura de documento significativa e bem organizada, aprimorando a navegação para usuários de teclado.</text:span></text:p>
        </text:list-item>
        <text:list-item>
          <text:p text:style-name="P704"><text:span text:style-name="Strong_20_Emphasis"><text:span text:style-name="T1285">Cabeçalhos para Tabelas de Dados:</text:span></text:span><text:span text:style-name="T1285"> Use cabeçalhos de linha e coluna em tabelas de dados para associá-los programaticamente às células de dados, facilitando a navegação e compreensão para usuários de leitores de tela.</text:span></text:p>
        </text:list-item>
        <text:list-item>
          <text:p text:style-name="P704"><text:span text:style-name="Strong_20_Emphasis"><text:span text:style-name="T1285">Completar e Enviar Formulários:</text:span></text:span><text:span text:style-name="T1285"> Garanta que todos os elementos do formulário tenham rótulos associados programaticamente, permitindo que os usuários completem e enviem formulários com facilidade, incluindo a recuperação de erros.</text:span></text:p>
        </text:list-item>
        <text:list-item>
          <text:p text:style-name="P704"><text:span text:style-name="Strong_20_Emphasis"><text:span text:style-name="T1285">Links Significativos:</text:span></text:span><text:span text:style-name="T1285"> Escreva links que sejam contextualmente significativos por si só, evitando frases vagas como "clique aqui" para aprimorar a experiência de usuários de leitores de tela.</text:span></text:p>
        </text:list-item>
        <text:list-item>
          <text:p text:style-name="P704"><text:span text:style-name="Strong_20_Emphasis"><text:span text:style-name="T1285">Legenda e Transcrições para Mídia:</text:span></text:span><text:span text:style-name="T1285"> Forneça legendas e transcrições para vídeos e áudios ao vivo, garantindo acessibilidade para usuários com diversas necessidades.</text:span></text:p>
        </text:list-item>
        <text:list-item>
          <text:p text:style-name="P704"><text:span text:style-name="Strong_20_Emphasis"><text:span text:style-name="T1285">Conteúdo Não-HTML Acessível:</text:span></text:span><text:span text:style-name="T1285"> Torne os PDFs e outros conteúdos não-HTML o mais acessíveis possível ou forneça alternativas acessíveis, promovendo a inclusão.</text:span></text:p>
        </text:list-item>
        <text:list-item>
          <text:p text:style-name="P704"><text:soft-page-break/><text:span text:style-name="Strong_20_Emphasis"><text:span text:style-name="T1285">Pular Elementos Repetitivos:</text:span></text:span><text:span text:style-name="T1285"> Inclua um link "Pular para o Conteúdo Principal" para permitir que os usuários ignorem elementos repetitivos, como navegação, melhorando a eficiência para usuários de leitores de tela.</text:span></text:p>
        </text:list-item>
        <text:list-item>
          <text:p text:style-name="P704"><text:span text:style-name="Strong_20_Emphasis"><text:span text:style-name="T1285">Evitar Dependência Apenas de Cor:</text:span></text:span><text:span text:style-name="T1285"> Não transmita informações cruciais apenas por meio de cor, pois isso pode excluir usuários com daltonismo e aqueles que usam leitores de tela.</text:span></text:p>
        </text:list-item>
        <text:list-item>
          <text:p text:style-name="P704"><text:span text:style-name="Strong_20_Emphasis"><text:span text:style-name="T1285">Conteúdo Claro e Legível:</text:span></text:span><text:span text:style-name="T1285"> Escreva o conteúdo de forma clara, use fontes legíveis e estruture as informações logicamente com cabeçalhos e listas para uma legibilidade aprimorada.</text:span></text:p>
        </text:list-item>
        <text:list-item>
          <text:p text:style-name="P704"><text:span text:style-name="Strong_20_Emphasis"><text:span text:style-name="T1285">JavaScript Acessível:</text:span></text:span><text:span text:style-name="T1285"> Garanta que os manipuladores de eventos JavaScript sejam independentes de dispositivos, acomodando vários métodos de entrada e promovendo a acessibilidade.</text:span></text:p>
        </text:list-item>
        <text:list-item>
          <text:p text:style-name="P704"><text:span text:style-name="Strong_20_Emphasis"><text:span text:style-name="T1285">Design Conforme Padrões:</text:span></text:span><text:span text:style-name="T1285">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lanco" svg:font-family="Blanco, system-ui, apple-system, BlinkMacSystemFont, 'Segoe UI', Roboto, Helvetica, Arial, sans-serif, 'Apple Color Emoji', 'Segoe UI Emoji', 'Segoe UI Symbol'"/>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3-10T14:44:25.476000000</dc:date>
    <meta:editing-duration>P19DT19H4M9S</meta:editing-duration>
    <meta:editing-cycles>565</meta:editing-cycles>
    <meta:document-statistic meta:table-count="0" meta:image-count="28" meta:object-count="0" meta:page-count="71" meta:paragraph-count="1073" meta:word-count="15118" meta:character-count="100761" meta:non-whitespace-character-count="84601"/>
  </office:meta>
</office:document-meta>
</file>